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6"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7"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1"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2"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00ff00" draw:textarea-horizontal-align="justify" draw:textarea-vertical-align="middle" draw:auto-grow-height="false" fo:min-height="0cm" fo:min-width="0cm"/>
    </style:style>
    <style:style style:name="gr24"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25"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30"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fill="solid" draw:fill-color="#ffffff" draw:textarea-vertical-align="middle" draw:auto-grow-height="false" fo:min-height="0.749cm" fo:min-width="0.499cm"/>
    </style:style>
    <style:style style:name="gr33" style:family="graphic" style:parent-style-name="standard">
      <style:graphic-properties draw:stroke="solid" draw:stroke-dash="Ultrafine_20_Dashed" svg:stroke-width="0cm" svg:stroke-color="#000000" draw:fill="solid" draw:fill-color="#808080" draw:textarea-horizontal-align="justify" draw:textarea-vertical-align="middle" draw:auto-grow-height="false" fo:min-height="0cm" fo:min-width="0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7" style:family="graphic" style:parent-style-name="standard">
      <style:graphic-properties draw:stroke="solid" draw:stroke-dash="Ultrafine_20_Dashed" svg:stroke-width="0cm" svg:stroke-color="#ffffff" draw:marker-end="Arrow" draw:marker-end-width="0.3cm" draw:fill="solid" draw:fill-color="#ff9966" draw:textarea-horizontal-align="center" draw:textarea-vertical-align="middle"/>
    </style:style>
    <style:style style:name="gr38"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41"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2"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4"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5"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6"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7"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8"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9"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50"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51"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2"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3" style:family="graphic" style:parent-style-name="standard">
      <style:graphic-properties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6"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7"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8"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9" style:family="graphic" style:parent-style-name="standard">
      <style:graphic-properties draw:stroke="dash" draw:stroke-dash="Ultrafine_20_Dashed" draw:textarea-horizontal-align="center" draw:textarea-vertical-align="middle"/>
    </style:style>
    <style:style style:name="gr60"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61" style:family="graphic" style:parent-style-name="standard">
      <style:graphic-properties draw:fill="none" draw:textarea-vertical-align="middle" draw:auto-grow-height="false" fo:min-height="0.749cm" fo:min-width="0.499cm"/>
    </style:style>
    <style:style style:name="gr62"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3"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4"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5"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7" style:family="graphic" style:parent-style-name="standard">
      <style:graphic-properties svg:stroke-color="#800000" draw:fill="none" draw:textarea-vertical-align="middle" draw:auto-grow-height="false" fo:min-height="0.749cm" fo:min-width="0.499cm"/>
    </style:style>
    <style:style style:name="gr68"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9"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70"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71"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5"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8"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graphic-properties draw:ole-draw-aspect="1"/>
    </style:style>
    <style:style style:name="gr87" style:family="graphic" style:parent-style-name="standard">
      <style:graphic-properties draw:stroke="none" draw:fill="solid" draw:fill-color="#ffffff" draw:textarea-horizontal-align="center" draw:textarea-vertical-align="middle"/>
    </style:style>
    <style:style style:name="gr88" style:family="graphic" style:parent-style-name="standard">
      <style:graphic-properties draw:stroke="solid" svg:stroke-color="#b3b3b3" draw:textarea-horizontal-align="center" draw:textarea-vertical-align="middle"/>
    </style:style>
    <style:style style:name="gr89" style:family="graphic" style:parent-style-name="standard">
      <style:graphic-properties draw:stroke="none" draw:fill="none" draw:fill-color="#ffffff" draw:textarea-horizontal-align="left" draw:auto-grow-width="true" fo:min-height="0.061cm" fo:min-width="0.202cm"/>
    </style:style>
    <style:style style:name="gr90" style:family="graphic" style:parent-style-name="standard">
      <style:graphic-properties draw:stroke="none" draw:fill="none" draw:fill-color="#ffffff" draw:textarea-horizontal-align="left" draw:auto-grow-width="true" fo:min-height="0.061cm" fo:min-width="0.046cm"/>
    </style:style>
    <style:style style:name="gr91" style:family="graphic" style:parent-style-name="standard">
      <style:graphic-properties draw:stroke="none" draw:fill="none" draw:fill-color="#ffffff" draw:textarea-horizontal-align="left" draw:auto-grow-width="true" fo:min-height="0.061cm" fo:min-width="0cm"/>
    </style:style>
    <style:style style:name="gr92" style:family="graphic" style:parent-style-name="standard">
      <style:graphic-properties draw:stroke="none" svg:stroke-color="#b3b3b3" draw:fill="solid" draw:fill-color="#004586" draw:textarea-horizontal-align="center" draw:textarea-vertical-align="middle"/>
    </style:style>
    <style:style style:name="gr93" style:family="graphic" style:parent-style-name="standard">
      <style:graphic-properties draw:stroke="solid" svg:stroke-color="#000000" draw:textarea-horizontal-align="center" draw:textarea-vertical-align="middle"/>
    </style:style>
    <style:style style:name="gr94" style:family="graphic" style:parent-style-name="standard">
      <style:graphic-properties draw:stroke="none" svg:stroke-color="#000000" draw:fill="solid" draw:fill-color="#004586" draw:textarea-horizontal-align="center" draw:textarea-vertical-align="middle"/>
    </style:style>
    <style:style style:name="gr95" style:family="graphic" style:parent-style-name="standard">
      <style:graphic-properties draw:stroke="none" svg:stroke-color="#000000" draw:fill="solid" draw:fill-color="#ff420e" draw:textarea-horizontal-align="center" draw:textarea-vertical-align="middle"/>
    </style:style>
    <style:style style:name="gr96" style:family="graphic" style:parent-style-name="standard">
      <style:graphic-properties draw:stroke="none" draw:fill="none" draw:fill-color="#ffffff" draw:textarea-horizontal-align="left" draw:auto-grow-width="true" fo:min-height="0.061cm" fo:min-width="1cm"/>
    </style:style>
    <style:style style:name="gr97" style:family="graphic" style:parent-style-name="standard">
      <style:graphic-properties draw:stroke="none" draw:fill="none" draw:fill-color="#ffffff" draw:textarea-horizontal-align="left" draw:auto-grow-width="true" fo:min-height="0.061cm" fo:min-width="1.156cm"/>
    </style:style>
    <style:style style:name="gr98" style:family="graphic" style:parent-style-name="standard">
      <style:graphic-properties draw:stroke="none" draw:fill="none" draw:fill-color="#ffffff" draw:textarea-horizontal-align="left" draw:auto-grow-width="true" fo:min-height="0.103cm" fo:min-width="0.682cm"/>
    </style:style>
    <style:style style:name="gr99" style:family="graphic" style:parent-style-name="standard">
      <style:graphic-properties draw:stroke="none" draw:fill="none" draw:fill-color="#ffffff" draw:textarea-horizontal-align="left" draw:auto-grow-width="true" fo:min-height="0.113cm" fo:min-width="0.595cm"/>
    </style:style>
    <style:style style:name="gr100" style:family="graphic" style:parent-style-name="standard">
      <style:graphic-properties draw:stroke="none" draw:fill="none" draw:fill-color="#ffffff" draw:textarea-horizontal-align="left" draw:auto-grow-width="true" fo:min-height="0.062cm" fo:min-width="0.046cm"/>
    </style:style>
    <style:style style:name="gr101" style:family="graphic" style:parent-style-name="standard">
      <style:graphic-properties draw:stroke="none" draw:fill="none" draw:fill-color="#ffffff" draw:textarea-horizontal-align="left" draw:auto-grow-width="true" fo:min-height="0.062cm" fo:min-width="0cm"/>
    </style:style>
    <style:style style:name="gr102" style:family="graphic" style:parent-style-name="standard">
      <style:graphic-properties draw:stroke="none" draw:fill="none" draw:fill-color="#ffffff" draw:textarea-horizontal-align="left" draw:auto-grow-width="true" fo:min-height="0.062cm" fo:min-width="0.999cm"/>
    </style:style>
    <style:style style:name="gr103" style:family="graphic" style:parent-style-name="standard">
      <style:graphic-properties draw:stroke="none" draw:fill="none" draw:fill-color="#ffffff" draw:textarea-horizontal-align="left" draw:auto-grow-width="true" fo:min-height="0.062cm" fo:min-width="1.155cm"/>
    </style:style>
    <style:style style:name="gr104" style:family="graphic" style:parent-style-name="standard">
      <style:graphic-properties draw:stroke="none" draw:fill="none" draw:fill-color="#ffffff" draw:textarea-horizontal-align="left" draw:auto-grow-width="true" fo:min-height="0.102cm" fo:min-width="1.593cm"/>
    </style:style>
    <style:style style:name="gr105" style:family="graphic" style:parent-style-name="standard">
      <style:graphic-properties draw:stroke="none" draw:fill="none" draw:fill-color="#ffffff" draw:textarea-horizontal-align="left" draw:auto-grow-width="true" fo:min-height="0.113cm" fo:min-width="0.591cm"/>
    </style:style>
    <style:style style:name="gr106" style:family="graphic" style:parent-style-name="standard">
      <style:graphic-properties draw:stroke="none" svg:stroke-color="#000000" draw:fill="solid" draw:fill-color="#ffd320" draw:textarea-horizontal-align="center" draw:textarea-vertical-align="middle"/>
    </style:style>
    <style:style style:name="gr107" style:family="graphic" style:parent-style-name="standard">
      <style:graphic-properties draw:stroke="none" draw:fill="none" draw:fill-color="#ffffff" draw:textarea-horizontal-align="left" draw:auto-grow-width="true" fo:min-height="0.061cm" fo:min-width="0.734cm"/>
    </style:style>
    <style:style style:name="gr108" style:family="graphic" style:parent-style-name="standard">
      <style:graphic-properties draw:stroke="none" draw:fill="none" draw:fill-color="#ffffff" draw:textarea-horizontal-align="left" draw:auto-grow-width="true" fo:min-height="0.061cm" fo:min-width="0.985cm"/>
    </style:style>
    <style:style style:name="gr109" style:family="graphic" style:parent-style-name="standard">
      <style:graphic-properties draw:stroke="none" draw:fill="none" draw:fill-color="#ffffff" draw:textarea-horizontal-align="left" draw:auto-grow-width="true" fo:min-height="0.061cm" fo:min-width="1.282cm"/>
    </style:style>
    <style:style style:name="gr110" style:family="graphic" style:parent-style-name="standard">
      <style:graphic-properties draw:stroke="none" draw:fill="none" draw:fill-color="#ffffff" draw:textarea-horizontal-align="left" draw:auto-grow-width="true" fo:min-height="0.061cm" fo:min-width="0.938cm"/>
    </style:style>
    <style:style style:name="gr111" style:family="graphic" style:parent-style-name="standard">
      <style:graphic-properties draw:stroke="none" draw:fill="none" draw:fill-color="#ffffff" draw:textarea-horizontal-align="left" draw:auto-grow-width="true" fo:min-height="0.061cm" fo:min-width="0.594cm"/>
    </style:style>
    <style:style style:name="gr112" style:family="graphic" style:parent-style-name="standard">
      <style:graphic-properties draw:stroke="none" draw:fill="none" draw:fill-color="#ffffff" draw:textarea-horizontal-align="left" draw:auto-grow-width="true" fo:min-height="0.103cm" fo:min-width="0.683cm"/>
    </style:style>
    <style:style style:name="gr113" style:family="graphic" style:parent-style-name="standard">
      <style:graphic-properties draw:stroke="none" draw:fill="none" draw:fill-color="#ffffff" draw:textarea-horizontal-align="left" draw:auto-grow-width="true" fo:min-height="0.113cm" fo:min-width="3.108cm"/>
    </style:style>
    <style:style style:name="gr114" style:family="graphic" style:parent-style-name="standard">
      <style:graphic-properties svg:stroke-color="#00ff00" draw:textarea-horizontal-align="center" draw:textarea-vertical-align="middle"/>
    </style:style>
    <style:style style:name="gr115"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7"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8"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9"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20"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21"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2" style:family="graphic" style:parent-style-name="standard">
      <style:graphic-properties draw:stroke="none" draw:fill="none" draw:fill-color="#ffffff" draw:textarea-horizontal-align="left" draw:auto-grow-width="true" fo:min-height="0.062cm" fo:min-width="0.125cm"/>
    </style:style>
    <style:style style:name="gr123" style:family="graphic" style:parent-style-name="standard">
      <style:graphic-properties draw:stroke="none" draw:fill="none" draw:fill-color="#ffffff" draw:textarea-horizontal-align="left" draw:auto-grow-width="true" fo:min-height="0.102cm" fo:min-width="1.455cm"/>
    </style:style>
    <style:style style:name="gr124" style:family="graphic" style:parent-style-name="standard">
      <style:graphic-properties draw:stroke="none" draw:fill="none" draw:fill-color="#ffffff" draw:textarea-horizontal-align="left" draw:auto-grow-width="true" fo:min-height="0.113cm" fo:min-width="1.878cm"/>
    </style:style>
    <style:style style:name="gr125" style:family="graphic" style:parent-style-name="standard">
      <style:graphic-properties draw:stroke="none" svg:stroke-color="#000000" draw:fill="solid" draw:fill-color="#579d1c" draw:textarea-horizontal-align="center" draw:textarea-vertical-align="middle"/>
    </style:style>
    <style:style style:name="gr126" style:family="graphic" style:parent-style-name="standard">
      <style:graphic-properties draw:stroke="none" svg:stroke-color="#000000" draw:fill="solid" draw:fill-color="#7e0021" draw:textarea-horizontal-align="center" draw:textarea-vertical-align="middle"/>
    </style:style>
    <style:style style:name="gr127" style:family="graphic" style:parent-style-name="standard">
      <style:graphic-properties draw:stroke="none" svg:stroke-color="#000000" draw:fill="solid" draw:fill-color="#83caff"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1.079cm"/>
    </style:style>
    <style:style style:name="gr129" style:family="graphic" style:parent-style-name="standard">
      <style:graphic-properties draw:stroke="none" draw:fill="none" draw:fill-color="#ffffff" draw:textarea-horizontal-align="left" draw:auto-grow-width="true" fo:min-height="0.061cm" fo:min-width="0.812cm"/>
    </style:style>
    <style:style style:name="gr130" style:family="graphic" style:parent-style-name="standard">
      <style:graphic-properties draw:stroke="none" draw:fill="none" draw:fill-color="#ffffff" draw:textarea-horizontal-align="left" draw:auto-grow-width="true" fo:min-height="0.103cm" fo:min-width="3.264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text-align="center"/>
    </style:style>
    <style:style style:name="P9"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g>
          <draw:rect draw:style-name="gr15" draw:text-style-name="P8" draw:layer="layout" svg:width="0.635cm" svg:height="0.635cm" svg:x="12.066cm" svg:y="12.065cm">
            <text:p/>
          </draw:rect>
        </draw:g>
        <draw:g>
          <draw:rect draw:style-name="gr15" draw:text-style-name="P8" draw:layer="layout" svg:width="0.634cm" svg:height="0.635cm" svg:x="12.701cm" svg:y="12.065cm">
            <text:p/>
          </draw:rect>
        </draw:g>
        <draw:g>
          <draw:rect draw:style-name="gr16" draw:text-style-name="P8" draw:layer="layout" svg:width="0.635cm" svg:height="0.635cm" svg:x="13.335cm" svg:y="12.065cm">
            <text:p/>
          </draw:rect>
        </draw:g>
        <draw:g>
          <draw:rect draw:style-name="gr17" draw:text-style-name="P8" draw:layer="layout" svg:width="0.634cm" svg:height="0.635cm" svg:x="12.701cm" svg:y="12.7cm">
            <text:p/>
          </draw:rect>
        </draw:g>
        <draw:g>
          <draw:rect draw:style-name="gr18" draw:text-style-name="P8" draw:layer="layout" svg:width="0.635cm" svg:height="0.635cm" svg:x="12.066cm" svg:y="13.335cm">
            <text:p/>
          </draw:rect>
        </draw:g>
        <draw:g>
          <draw:rect draw:style-name="gr19" draw:text-style-name="P8" draw:layer="layout" svg:width="0.634cm" svg:height="0.635cm" svg:x="12.701cm" svg:y="13.3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cm" svg:viewBox="0 0 635 635" svg:d="m317 0c180 0 318 138 318 318s-138 317-318 317-317-137-317-317 137-318 317-318z">
            <text:p/>
          </draw:path>
          <draw:path draw:style-name="gr21" draw:text-style-name="P8" draw:layer="layout" svg:width="0.067cm" svg:height="0.067cm" svg:x="12.881cm" svg:y="12.887cm" svg:viewBox="0 0 68 68" svg:d="m34 0c19 0 34 15 34 34s-15 34-34 34-34-15-34-34 15-34 34-34z">
            <text:p/>
          </draw:path>
          <draw:path draw:style-name="gr21" draw:text-style-name="P8" draw:layer="layout" svg:width="0.067cm" svg:height="0.067cm" svg:x="13.086cm" svg:y="12.887cm" svg:viewBox="0 0 68 68" svg:d="m34 0c19 0 34 15 34 34s-15 34-34 34-34-15-34-34 15-34 34-34z">
            <text:p/>
          </draw:path>
          <draw:path draw:style-name="gr22" draw:text-style-name="P8" draw:layer="layout" svg:width="0.348cm" svg:height="0.043cm" svg:x="12.844cm" svg:y="13.156cm" svg:viewBox="0 0 349 44" svg:d="m0 0c112 59 237 59 349 0">
            <text:p/>
          </draw:path>
        </draw:g>
        <draw:g>
          <draw:rect draw:style-name="gr15" draw:text-style-name="P8" draw:layer="layout" svg:width="0.635cm" svg:height="0.635cm" svg:x="11.431cm" svg:y="11.43cm">
            <text:p/>
          </draw:rect>
        </draw:g>
        <draw:g>
          <draw:rect draw:style-name="gr15" draw:text-style-name="P8" draw:layer="layout" svg:width="0.635cm" svg:height="0.635cm" svg:x="12.066cm" svg:y="11.43cm">
            <text:p/>
          </draw:rect>
        </draw:g>
        <draw:g>
          <draw:rect draw:style-name="gr15" draw:text-style-name="P8" draw:layer="layout" svg:width="0.634cm" svg:height="0.635cm" svg:x="12.701cm" svg:y="11.43cm">
            <text:p/>
          </draw:rect>
        </draw:g>
        <draw:g>
          <draw:rect draw:style-name="gr15" draw:text-style-name="P8" draw:layer="layout" svg:width="0.635cm" svg:height="0.635cm" svg:x="13.335cm" svg:y="11.43cm">
            <text:p/>
          </draw:rect>
        </draw:g>
        <draw:g>
          <draw:rect draw:style-name="gr17" draw:text-style-name="P8" draw:layer="layout" svg:width="0.635cm" svg:height="0.635cm" svg:x="10.796cm" svg:y="10.795cm">
            <text:p/>
          </draw:rect>
        </draw:g>
        <draw:g>
          <draw:rect draw:style-name="gr17" draw:text-style-name="P8" draw:layer="layout" svg:width="0.635cm" svg:height="0.635cm" svg:x="11.431cm" svg:y="10.795cm">
            <text:p/>
          </draw:rect>
        </draw:g>
        <draw:g>
          <draw:rect draw:style-name="gr15" draw:text-style-name="P8" draw:layer="layout" svg:width="0.634cm" svg:height="0.635cm" svg:x="12.701cm" svg:y="10.795cm">
            <text:p/>
          </draw:rect>
        </draw:g>
        <draw:g>
          <draw:rect draw:style-name="gr17" draw:text-style-name="P8" draw:layer="layout" svg:width="0.635cm" svg:height="0.635cm" svg:x="13.97cm" svg:y="10.795cm">
            <text:p/>
          </draw:rect>
        </draw:g>
        <draw:g>
          <draw:rect draw:style-name="gr16" draw:text-style-name="P8" draw:layer="layout" svg:width="0.635cm" svg:height="0.635cm" svg:x="13.335cm" svg:y="12.7cm">
            <text:p/>
          </draw:rect>
        </draw:g>
        <draw:g>
          <draw:rect draw:style-name="gr23" draw:text-style-name="P8" draw:layer="layout" svg:width="0.635cm" svg:height="0.635cm" svg:x="13.97cm" svg:y="11.43cm">
            <text:p/>
          </draw:rect>
        </draw:g>
        <draw:g>
          <draw:rect draw:style-name="gr16" draw:text-style-name="P8" draw:layer="layout" svg:width="0.635cm" svg:height="0.635cm" svg:x="13.97cm" svg:y="12.065cm">
            <text:p/>
          </draw:rect>
        </draw:g>
        <draw:g>
          <draw:rect draw:style-name="gr16" draw:text-style-name="P8" draw:layer="layout" svg:width="0.635cm" svg:height="0.635cm" svg:x="13.97cm" svg:y="12.7cm">
            <text:p/>
          </draw:rect>
        </draw:g>
        <draw:g>
          <draw:rect draw:style-name="gr16" draw:text-style-name="P8" draw:layer="layout" svg:width="0.635cm" svg:height="0.635cm" svg:x="13.97cm" svg:y="13.335cm">
            <text:p/>
          </draw:rect>
        </draw:g>
        <draw:g>
          <draw:rect draw:style-name="gr17" draw:text-style-name="P8" draw:layer="layout" svg:width="0.635cm" svg:height="0.635cm" svg:x="14.605cm" svg:y="10.795cm">
            <text:p/>
          </draw:rect>
        </draw:g>
        <draw:g>
          <draw:rect draw:style-name="gr17" draw:text-style-name="P8" draw:layer="layout" svg:width="0.635cm" svg:height="0.635cm" svg:x="14.605cm" svg:y="11.43cm">
            <text:p/>
          </draw:rect>
        </draw:g>
        <draw:g>
          <draw:rect draw:style-name="gr16" draw:text-style-name="P8" draw:layer="layout" svg:width="0.635cm" svg:height="0.635cm" svg:x="14.605cm" svg:y="12.7cm">
            <text:p/>
          </draw:rect>
        </draw:g>
        <draw:g>
          <draw:rect draw:style-name="gr17" draw:text-style-name="P8" draw:layer="layout" svg:width="0.635cm" svg:height="0.635cm" svg:x="14.605cm" svg:y="13.97cm">
            <text:p/>
          </draw:rect>
        </draw:g>
        <draw:g>
          <draw:rect draw:style-name="gr19" draw:text-style-name="P8" draw:layer="layout" svg:width="0.635cm" svg:height="0.635cm" svg:x="13.335cm" svg:y="13.335cm">
            <text:p/>
          </draw:rect>
        </draw:g>
        <draw:g>
          <draw:rect draw:style-name="gr19" draw:text-style-name="P8" draw:layer="layout" svg:width="0.635cm" svg:height="0.635cm" svg:x="12.066cm" svg:y="13.97cm">
            <text:p/>
          </draw:rect>
        </draw:g>
        <draw:g>
          <draw:rect draw:style-name="gr19" draw:text-style-name="P8" draw:layer="layout" svg:width="0.634cm" svg:height="0.635cm" svg:x="12.701cm" svg:y="13.97cm">
            <text:p/>
          </draw:rect>
        </draw:g>
        <draw:g>
          <draw:rect draw:style-name="gr19" draw:text-style-name="P8" draw:layer="layout" svg:width="0.635cm" svg:height="0.635cm" svg:x="13.335cm" svg:y="13.97cm">
            <text:p/>
          </draw:rect>
        </draw:g>
        <draw:g>
          <draw:rect draw:style-name="gr19" draw:text-style-name="P8" draw:layer="layout" svg:width="0.635cm" svg:height="0.635cm" svg:x="13.97cm" svg:y="13.97cm">
            <text:p/>
          </draw:rect>
        </draw:g>
        <draw:g>
          <draw:rect draw:style-name="gr17" draw:text-style-name="P8" draw:layer="layout" svg:width="0.635cm" svg:height="0.635cm" svg:x="11.431cm" svg:y="14.605cm">
            <text:p/>
          </draw:rect>
        </draw:g>
        <draw:g>
          <draw:rect draw:style-name="gr19" draw:text-style-name="P8" draw:layer="layout" svg:width="0.634cm" svg:height="0.635cm" svg:x="12.701cm" svg:y="14.605cm">
            <text:p/>
          </draw:rect>
        </draw:g>
        <draw:g>
          <draw:rect draw:style-name="gr17" draw:text-style-name="P8" draw:layer="layout" svg:width="0.635cm" svg:height="0.635cm" svg:x="13.97cm" svg:y="14.605cm">
            <text:p/>
          </draw:rect>
        </draw:g>
        <draw:g>
          <draw:rect draw:style-name="gr17" draw:text-style-name="P8" draw:layer="layout" svg:width="0.635cm" svg:height="0.635cm" svg:x="14.605cm" svg:y="14.605cm">
            <text:p/>
          </draw:rect>
        </draw:g>
        <draw:g>
          <draw:rect draw:style-name="gr18" draw:text-style-name="P8" draw:layer="layout" svg:width="0.635cm" svg:height="0.635cm" svg:x="12.066cm" svg:y="12.7cm">
            <text:p/>
          </draw:rect>
        </draw:g>
        <draw:g>
          <draw:rect draw:style-name="gr17" draw:text-style-name="P8" draw:layer="layout" svg:width="0.635cm" svg:height="0.635cm" svg:x="10.796cm" svg:y="11.43cm">
            <text:p/>
          </draw:rect>
        </draw:g>
        <draw:g>
          <draw:rect draw:style-name="gr18" draw:text-style-name="P8" draw:layer="layout" svg:width="0.635cm" svg:height="0.635cm" svg:x="10.796cm" svg:y="12.7cm">
            <text:p/>
          </draw:rect>
        </draw:g>
        <draw:g>
          <draw:rect draw:style-name="gr18" draw:text-style-name="P8" draw:layer="layout" svg:width="0.635cm" svg:height="0.635cm" svg:x="11.431cm" svg:y="12.7cm">
            <text:p/>
          </draw:rect>
        </draw:g>
        <draw:g>
          <draw:rect draw:style-name="gr18" draw:text-style-name="P8" draw:layer="layout" svg:width="0.635cm" svg:height="0.635cm" svg:x="11.431cm" svg:y="12.065cm">
            <text:p/>
          </draw:rect>
        </draw:g>
        <draw:g>
          <draw:rect draw:style-name="gr18" draw:text-style-name="P8" draw:layer="layout" svg:width="0.635cm" svg:height="0.635cm" svg:x="11.431cm" svg:y="13.97cm">
            <text:p/>
          </draw:rect>
        </draw:g>
        <draw:g>
          <draw:rect draw:style-name="gr18" draw:text-style-name="P8" draw:layer="layout" svg:width="0.635cm" svg:height="0.635cm" svg:x="11.431cm" svg:y="13.335cm">
            <text:p/>
          </draw:rect>
        </draw:g>
        <draw:g>
          <draw:rect draw:style-name="gr17" draw:text-style-name="P8" draw:layer="layout" svg:width="0.635cm" svg:height="0.635cm" svg:x="10.796cm" svg:y="14.605cm">
            <text:p/>
          </draw:rect>
        </draw:g>
        <draw:g>
          <draw:rect draw:style-name="gr17" draw:text-style-name="P8" draw:layer="layout" svg:width="0.635cm" svg:height="0.635cm" svg:x="10.796cm" svg:y="13.97cm">
            <text:p/>
          </draw:rect>
        </draw:g>
        <draw:frame draw:style-name="gr24" draw:text-style-name="P9" draw:layer="layout" svg:width="1.903cm" svg:height="0.818cm" svg:x="16.512cm" svg:y="12.517cm">
          <draw:text-box>
            <text:p text:style-name="P1"><text:span text:style-name="T6">Osten</text:span></text:p>
          </draw:text-box>
        </draw:frame>
        <draw:frame draw:style-name="gr24" draw:text-style-name="P9" draw:layer="layout" svg:width="2.25cm" svg:height="0.818cm" svg:x="7.275cm" svg:y="12.517cm">
          <draw:text-box>
            <text:p text:style-name="P1"><text:span text:style-name="T6">Westen</text:span></text:p>
          </draw:text-box>
        </draw:frame>
        <draw:frame draw:style-name="gr24" draw:text-style-name="P9" draw:layer="layout" svg:width="2.009cm" svg:height="0.818cm" svg:x="11.961cm" svg:y="16.51cm">
          <draw:text-box>
            <text:p text:style-name="P1"><text:span text:style-name="T6">Süden</text:span></text:p>
          </draw:text-box>
        </draw:frame>
        <draw:frame draw:style-name="gr24" draw:text-style-name="P9" draw:layer="layout" svg:width="2.229cm" svg:height="0.818cm" svg:x="11.741cm" svg:y="8.707cm">
          <draw:text-box>
            <text:p text:style-name="P1"><text:span text:style-name="T6">Norden</text:span></text:p>
          </draw:text-box>
        </draw:frame>
        <draw:line draw:style-name="gr25" draw:text-style-name="P10" draw:layer="layout" svg:x1="12.701cm" svg:y1="13.018cm" svg:x2="12.066cm" svg:y2="13.018cm">
          <text:p/>
        </draw:line>
        <draw:line draw:style-name="gr25" draw:text-style-name="P10" draw:layer="layout" svg:x1="13.018cm" svg:y1="12.7cm" svg:x2="13.018cm" svg:y2="12.065cm">
          <text:p/>
        </draw:line>
        <draw:line draw:style-name="gr25" draw:text-style-name="P10" draw:layer="layout" svg:x1="13.335cm" svg:y1="13.018cm" svg:x2="13.97cm" svg:y2="13.018cm">
          <text:p/>
        </draw:line>
        <draw:line draw:style-name="gr25" draw:text-style-name="P10" draw:layer="layout" svg:x1="13.018cm" svg:y1="13.335cm" svg:x2="13.018cm" svg:y2="13.97cm">
          <text:p/>
        </draw:line>
        <draw:frame draw:style-name="gr26" draw:text-style-name="P1" draw:layer="layout" svg:width="10.16cm" svg:height="1.204cm" svg:x="7.62cm" svg:y="8.255cm">
          <draw:text-box>
            <text:p/>
          </draw:text-box>
        </draw:frame>
        <draw:g>
          <draw:rect draw:style-name="gr17" draw:text-style-name="P8" draw:layer="layout" svg:width="0.635cm" svg:height="0.635cm" svg:x="14.605cm" svg:y="13.335cm">
            <text:p/>
          </draw:rect>
        </draw:g>
        <draw:g>
          <draw:rect draw:style-name="gr17" draw:text-style-name="P8" draw:layer="layout" svg:width="0.635cm" svg:height="0.635cm" svg:x="13.335cm" svg:y="14.605cm">
            <text:p/>
          </draw:rect>
        </draw:g>
        <draw:g>
          <draw:rect draw:style-name="gr17" draw:text-style-name="P8" draw:layer="layout" svg:width="0.635cm" svg:height="0.635cm" svg:x="12.065cm" svg:y="14.605cm">
            <text:p/>
          </draw:rect>
        </draw:g>
        <draw:g>
          <draw:rect draw:style-name="gr17" draw:text-style-name="P8" draw:layer="layout" svg:width="0.635cm" svg:height="0.635cm" svg:x="10.795cm" svg:y="13.335cm">
            <text:p/>
          </draw:rect>
        </draw:g>
        <draw:g>
          <draw:rect draw:style-name="gr17" draw:text-style-name="P8" draw:layer="layout" svg:width="0.635cm" svg:height="0.635cm" svg:x="10.795cm" svg:y="12.065cm">
            <text:p/>
          </draw:rect>
        </draw:g>
        <draw:g>
          <draw:rect draw:style-name="gr17" draw:text-style-name="P8" draw:layer="layout" svg:width="0.635cm" svg:height="0.635cm" svg:x="12.065cm" svg:y="10.795cm">
            <text:p/>
          </draw:rect>
        </draw:g>
        <draw:g>
          <draw:rect draw:style-name="gr17" draw:text-style-name="P8" draw:layer="layout" svg:width="0.635cm" svg:height="0.635cm" svg:x="14.605cm" svg:y="12.065cm">
            <text:p/>
          </draw:rect>
        </draw:g>
        <draw:g>
          <draw:rect draw:style-name="gr17" draw:text-style-name="P8" draw:layer="layout" svg:width="0.635cm" svg:height="0.635cm" svg:x="13.335cm" svg:y="10.795cm">
            <text:p/>
          </draw:rect>
        </draw:g>
        <draw:g>
          <draw:rect draw:style-name="gr17" draw:text-style-name="P8" draw:layer="layout" svg:width="0.635cm" svg:height="0.635cm" svg:x="11.43cm" svg:y="15.24cm">
            <text:p/>
          </draw:rect>
        </draw:g>
        <draw:g>
          <draw:rect draw:style-name="gr27" draw:text-style-name="P8" draw:layer="layout" svg:width="0.634cm" svg:height="0.635cm" svg:x="12.7cm" svg:y="15.24cm">
            <text:p/>
          </draw:rect>
        </draw:g>
        <draw:g>
          <draw:rect draw:style-name="gr17" draw:text-style-name="P8" draw:layer="layout" svg:width="0.635cm" svg:height="0.635cm" svg:x="13.969cm" svg:y="15.24cm">
            <text:p/>
          </draw:rect>
        </draw:g>
        <draw:g>
          <draw:rect draw:style-name="gr17" draw:text-style-name="P8" draw:layer="layout" svg:width="0.635cm" svg:height="0.635cm" svg:x="14.604cm" svg:y="15.24cm">
            <text:p/>
          </draw:rect>
        </draw:g>
        <draw:g>
          <draw:rect draw:style-name="gr17" draw:text-style-name="P8" draw:layer="layout" svg:width="0.635cm" svg:height="0.635cm" svg:x="10.795cm" svg:y="15.24cm">
            <text:p/>
          </draw:rect>
        </draw:g>
        <draw:g>
          <draw:rect draw:style-name="gr17" draw:text-style-name="P8" draw:layer="layout" svg:width="0.635cm" svg:height="0.635cm" svg:x="13.334cm" svg:y="15.24cm">
            <text:p/>
          </draw:rect>
        </draw:g>
        <draw:g>
          <draw:rect draw:style-name="gr17" draw:text-style-name="P8" draw:layer="layout" svg:width="0.635cm" svg:height="0.635cm" svg:x="12.064cm" svg:y="15.24cm">
            <text:p/>
          </draw:rect>
        </draw:g>
        <draw:g>
          <draw:rect draw:style-name="gr17" draw:text-style-name="P8" draw:layer="layout" svg:width="0.635cm" svg:height="0.635cm" svg:x="15.876cm" svg:y="10.795cm">
            <text:p/>
          </draw:rect>
        </draw:g>
        <draw:g>
          <draw:rect draw:style-name="gr17" draw:text-style-name="P8" draw:layer="layout" svg:width="0.635cm" svg:height="0.635cm" svg:x="15.876cm" svg:y="11.43cm">
            <text:p/>
          </draw:rect>
        </draw:g>
        <draw:g>
          <draw:rect draw:style-name="gr28" draw:text-style-name="P8" draw:layer="layout" svg:width="0.635cm" svg:height="0.635cm" svg:x="15.876cm" svg:y="12.7cm">
            <text:p/>
          </draw:rect>
        </draw:g>
        <draw:g>
          <draw:rect draw:style-name="gr17" draw:text-style-name="P8" draw:layer="layout" svg:width="0.635cm" svg:height="0.635cm" svg:x="15.876cm" svg:y="13.97cm">
            <text:p/>
          </draw:rect>
        </draw:g>
        <draw:g>
          <draw:rect draw:style-name="gr17" draw:text-style-name="P8" draw:layer="layout" svg:width="0.635cm" svg:height="0.635cm" svg:x="15.876cm" svg:y="14.605cm">
            <text:p/>
          </draw:rect>
        </draw:g>
        <draw:g>
          <draw:rect draw:style-name="gr17" draw:text-style-name="P8" draw:layer="layout" svg:width="0.635cm" svg:height="0.635cm" svg:x="15.876cm" svg:y="13.335cm">
            <text:p/>
          </draw:rect>
        </draw:g>
        <draw:g>
          <draw:rect draw:style-name="gr17" draw:text-style-name="P8" draw:layer="layout" svg:width="0.635cm" svg:height="0.635cm" svg:x="15.876cm" svg:y="12.065cm">
            <text:p/>
          </draw:rect>
        </draw:g>
        <draw:g>
          <draw:rect draw:style-name="gr17" draw:text-style-name="P8" draw:layer="layout" svg:width="0.635cm" svg:height="0.635cm" svg:x="15.875cm" svg:y="15.24cm">
            <text:p/>
          </draw:rect>
        </draw:g>
        <draw:g>
          <draw:rect draw:style-name="gr17" draw:text-style-name="P8" draw:layer="layout" svg:width="0.635cm" svg:height="0.635cm" svg:x="10.795cm" svg:y="10.16cm">
            <text:p/>
          </draw:rect>
        </draw:g>
        <draw:g>
          <draw:rect draw:style-name="gr17" draw:text-style-name="P8" draw:layer="layout" svg:width="0.635cm" svg:height="0.635cm" svg:x="11.43cm" svg:y="10.16cm">
            <text:p/>
          </draw:rect>
        </draw:g>
        <draw:g>
          <draw:rect draw:style-name="gr29" draw:text-style-name="P8" draw:layer="layout" svg:width="0.634cm" svg:height="0.635cm" svg:x="12.7cm" svg:y="10.16cm">
            <text:p/>
          </draw:rect>
        </draw:g>
        <draw:g>
          <draw:rect draw:style-name="gr17" draw:text-style-name="P8" draw:layer="layout" svg:width="0.635cm" svg:height="0.635cm" svg:x="13.969cm" svg:y="10.16cm">
            <text:p/>
          </draw:rect>
        </draw:g>
        <draw:g>
          <draw:rect draw:style-name="gr17" draw:text-style-name="P8" draw:layer="layout" svg:width="0.635cm" svg:height="0.635cm" svg:x="14.604cm" svg:y="10.16cm">
            <text:p/>
          </draw:rect>
        </draw:g>
        <draw:g>
          <draw:rect draw:style-name="gr17" draw:text-style-name="P8" draw:layer="layout" svg:width="0.635cm" svg:height="0.635cm" svg:x="12.064cm" svg:y="10.16cm">
            <text:p/>
          </draw:rect>
        </draw:g>
        <draw:g>
          <draw:rect draw:style-name="gr17" draw:text-style-name="P8" draw:layer="layout" svg:width="0.635cm" svg:height="0.635cm" svg:x="13.334cm" svg:y="10.16cm">
            <text:p/>
          </draw:rect>
        </draw:g>
        <draw:g>
          <draw:rect draw:style-name="gr17" draw:text-style-name="P8" draw:layer="layout" svg:width="0.635cm" svg:height="0.635cm" svg:x="15.875cm" svg:y="10.16cm">
            <text:p/>
          </draw:rect>
        </draw:g>
        <draw:g>
          <draw:rect draw:style-name="gr17" draw:text-style-name="P8" draw:layer="layout" svg:width="0.635cm" svg:height="0.635cm" svg:x="10.16cm" svg:y="10.795cm">
            <text:p/>
          </draw:rect>
        </draw:g>
        <draw:g>
          <draw:rect draw:style-name="gr17" draw:text-style-name="P8" draw:layer="layout" svg:width="0.635cm" svg:height="0.635cm" svg:x="10.16cm" svg:y="11.43cm">
            <text:p/>
          </draw:rect>
        </draw:g>
        <draw:g>
          <draw:rect draw:style-name="gr30" draw:text-style-name="P8" draw:layer="layout" svg:width="0.635cm" svg:height="0.635cm" svg:x="10.16cm" svg:y="12.7cm">
            <text:p/>
          </draw:rect>
        </draw:g>
        <draw:g>
          <draw:rect draw:style-name="gr17" draw:text-style-name="P8" draw:layer="layout" svg:width="0.635cm" svg:height="0.635cm" svg:x="10.16cm" svg:y="14.605cm">
            <text:p/>
          </draw:rect>
        </draw:g>
        <draw:g>
          <draw:rect draw:style-name="gr17" draw:text-style-name="P8" draw:layer="layout" svg:width="0.635cm" svg:height="0.635cm" svg:x="10.16cm" svg:y="13.97cm">
            <text:p/>
          </draw:rect>
        </draw:g>
        <draw:g>
          <draw:rect draw:style-name="gr17" draw:text-style-name="P8" draw:layer="layout" svg:width="0.635cm" svg:height="0.635cm" svg:x="10.159cm" svg:y="13.335cm">
            <text:p/>
          </draw:rect>
        </draw:g>
        <draw:g>
          <draw:rect draw:style-name="gr17" draw:text-style-name="P8" draw:layer="layout" svg:width="0.635cm" svg:height="0.635cm" svg:x="10.159cm" svg:y="12.065cm">
            <text:p/>
          </draw:rect>
        </draw:g>
        <draw:g>
          <draw:rect draw:style-name="gr17" draw:text-style-name="P8" draw:layer="layout" svg:width="0.635cm" svg:height="0.635cm" svg:x="10.159cm" svg:y="15.24cm">
            <text:p/>
          </draw:rect>
        </draw:g>
        <draw:g>
          <draw:rect draw:style-name="gr17" draw:text-style-name="P8" draw:layer="layout" svg:width="0.635cm" svg:height="0.635cm" svg:x="10.159cm" svg:y="10.16cm">
            <text:p/>
          </draw:rect>
        </draw:g>
        <draw:g>
          <draw:rect draw:style-name="gr17" draw:text-style-name="P8" draw:layer="layout" svg:width="0.635cm" svg:height="0.635cm" svg:x="15.24cm" svg:y="10.795cm">
            <text:p/>
          </draw:rect>
        </draw:g>
        <draw:g>
          <draw:rect draw:style-name="gr17" draw:text-style-name="P8" draw:layer="layout" svg:width="0.635cm" svg:height="0.635cm" svg:x="15.24cm" svg:y="11.43cm">
            <text:p/>
          </draw:rect>
        </draw:g>
        <draw:g>
          <draw:rect draw:style-name="gr28" draw:text-style-name="P8" draw:layer="layout" svg:width="0.635cm" svg:height="0.635cm" svg:x="15.24cm" svg:y="12.7cm">
            <text:p/>
          </draw:rect>
        </draw:g>
        <draw:g>
          <draw:rect draw:style-name="gr17" draw:text-style-name="P8" draw:layer="layout" svg:width="0.635cm" svg:height="0.635cm" svg:x="15.24cm" svg:y="13.97cm">
            <text:p/>
          </draw:rect>
        </draw:g>
        <draw:g>
          <draw:rect draw:style-name="gr17" draw:text-style-name="P8" draw:layer="layout" svg:width="0.635cm" svg:height="0.635cm" svg:x="15.24cm" svg:y="14.605cm">
            <text:p/>
          </draw:rect>
        </draw:g>
        <draw:g>
          <draw:rect draw:style-name="gr17" draw:text-style-name="P8" draw:layer="layout" svg:width="0.635cm" svg:height="0.635cm" svg:x="15.24cm" svg:y="13.335cm">
            <text:p/>
          </draw:rect>
        </draw:g>
        <draw:g>
          <draw:rect draw:style-name="gr17" draw:text-style-name="P8" draw:layer="layout" svg:width="0.635cm" svg:height="0.635cm" svg:x="15.24cm" svg:y="12.065cm">
            <text:p/>
          </draw:rect>
        </draw:g>
        <draw:g>
          <draw:rect draw:style-name="gr17" draw:text-style-name="P8" draw:layer="layout" svg:width="0.635cm" svg:height="0.635cm" svg:x="15.239cm" svg:y="15.24cm">
            <text:p/>
          </draw:rect>
        </draw:g>
        <draw:g>
          <draw:rect draw:style-name="gr17" draw:text-style-name="P8" draw:layer="layout" svg:width="0.635cm" svg:height="0.635cm" svg:x="15.239cm" svg:y="10.16cm">
            <text:p/>
          </draw:rect>
        </draw:g>
        <draw:g>
          <draw:rect draw:style-name="gr17" draw:text-style-name="P8" draw:layer="layout" svg:width="0.635cm" svg:height="0.635cm" svg:x="10.795cm" svg:y="9.525cm">
            <text:p/>
          </draw:rect>
        </draw:g>
        <draw:g>
          <draw:rect draw:style-name="gr17" draw:text-style-name="P8" draw:layer="layout" svg:width="0.635cm" svg:height="0.635cm" svg:x="11.43cm" svg:y="9.525cm">
            <text:p/>
          </draw:rect>
        </draw:g>
        <draw:g>
          <draw:rect draw:style-name="gr29" draw:text-style-name="P8" draw:layer="layout" svg:width="0.634cm" svg:height="0.635cm" svg:x="12.7cm" svg:y="9.525cm">
            <text:p/>
          </draw:rect>
        </draw:g>
        <draw:g>
          <draw:rect draw:style-name="gr17" draw:text-style-name="P8" draw:layer="layout" svg:width="0.635cm" svg:height="0.635cm" svg:x="13.969cm" svg:y="9.525cm">
            <text:p/>
          </draw:rect>
        </draw:g>
        <draw:g>
          <draw:rect draw:style-name="gr17" draw:text-style-name="P8" draw:layer="layout" svg:width="0.635cm" svg:height="0.635cm" svg:x="14.604cm" svg:y="9.525cm">
            <text:p/>
          </draw:rect>
        </draw:g>
        <draw:g>
          <draw:rect draw:style-name="gr17" draw:text-style-name="P8" draw:layer="layout" svg:width="0.635cm" svg:height="0.635cm" svg:x="12.064cm" svg:y="9.525cm">
            <text:p/>
          </draw:rect>
        </draw:g>
        <draw:g>
          <draw:rect draw:style-name="gr17" draw:text-style-name="P8" draw:layer="layout" svg:width="0.635cm" svg:height="0.635cm" svg:x="13.334cm" svg:y="9.525cm">
            <text:p/>
          </draw:rect>
        </draw:g>
        <draw:g>
          <draw:rect draw:style-name="gr17" draw:text-style-name="P8" draw:layer="layout" svg:width="0.635cm" svg:height="0.635cm" svg:x="15.875cm" svg:y="9.525cm">
            <text:p/>
          </draw:rect>
        </draw:g>
        <draw:g>
          <draw:rect draw:style-name="gr17" draw:text-style-name="P8" draw:layer="layout" svg:width="0.635cm" svg:height="0.635cm" svg:x="10.159cm" svg:y="9.525cm">
            <text:p/>
          </draw:rect>
        </draw:g>
        <draw:g>
          <draw:rect draw:style-name="gr17" draw:text-style-name="P8" draw:layer="layout" svg:width="0.635cm" svg:height="0.635cm" svg:x="15.239cm" svg:y="9.525cm">
            <text:p/>
          </draw:rect>
        </draw:g>
        <draw:g>
          <draw:rect draw:style-name="gr17" draw:text-style-name="P8" draw:layer="layout" svg:width="0.635cm" svg:height="0.635cm" svg:x="9.525cm" svg:y="10.795cm">
            <text:p/>
          </draw:rect>
        </draw:g>
        <draw:g>
          <draw:rect draw:style-name="gr17" draw:text-style-name="P8" draw:layer="layout" svg:width="0.635cm" svg:height="0.635cm" svg:x="9.525cm" svg:y="11.43cm">
            <text:p/>
          </draw:rect>
        </draw:g>
        <draw:g>
          <draw:rect draw:style-name="gr30" draw:text-style-name="P8" draw:layer="layout" svg:width="0.635cm" svg:height="0.635cm" svg:x="9.525cm" svg:y="12.7cm">
            <text:p/>
          </draw:rect>
        </draw:g>
        <draw:g>
          <draw:rect draw:style-name="gr17" draw:text-style-name="P8" draw:layer="layout" svg:width="0.635cm" svg:height="0.635cm" svg:x="9.525cm" svg:y="14.605cm">
            <text:p/>
          </draw:rect>
        </draw:g>
        <draw:g>
          <draw:rect draw:style-name="gr17" draw:text-style-name="P8" draw:layer="layout" svg:width="0.635cm" svg:height="0.635cm" svg:x="9.525cm" svg:y="13.97cm">
            <text:p/>
          </draw:rect>
        </draw:g>
        <draw:g>
          <draw:rect draw:style-name="gr17" draw:text-style-name="P8" draw:layer="layout" svg:width="0.635cm" svg:height="0.635cm" svg:x="9.524cm" svg:y="13.335cm">
            <text:p/>
          </draw:rect>
        </draw:g>
        <draw:g>
          <draw:rect draw:style-name="gr17" draw:text-style-name="P8" draw:layer="layout" svg:width="0.635cm" svg:height="0.635cm" svg:x="9.524cm" svg:y="12.065cm">
            <text:p/>
          </draw:rect>
        </draw:g>
        <draw:g>
          <draw:rect draw:style-name="gr17" draw:text-style-name="P8" draw:layer="layout" svg:width="0.635cm" svg:height="0.635cm" svg:x="9.524cm" svg:y="15.24cm">
            <text:p/>
          </draw:rect>
        </draw:g>
        <draw:g>
          <draw:rect draw:style-name="gr17" draw:text-style-name="P8" draw:layer="layout" svg:width="0.635cm" svg:height="0.635cm" svg:x="9.524cm" svg:y="10.16cm">
            <text:p/>
          </draw:rect>
        </draw:g>
        <draw:g>
          <draw:rect draw:style-name="gr17" draw:text-style-name="P8" draw:layer="layout" svg:width="0.635cm" svg:height="0.635cm" svg:x="9.524cm" svg:y="9.525cm">
            <text:p/>
          </draw:rect>
        </draw:g>
        <draw:g>
          <draw:rect draw:style-name="gr17" draw:text-style-name="P8" draw:layer="layout" svg:width="0.635cm" svg:height="0.635cm" svg:x="11.43cm" svg:y="15.875cm">
            <text:p/>
          </draw:rect>
        </draw:g>
        <draw:g>
          <draw:rect draw:style-name="gr27" draw:text-style-name="P8" draw:layer="layout" svg:width="0.634cm" svg:height="0.635cm" svg:x="12.7cm" svg:y="15.875cm">
            <text:p/>
          </draw:rect>
        </draw:g>
        <draw:g>
          <draw:rect draw:style-name="gr17" draw:text-style-name="P8" draw:layer="layout" svg:width="0.635cm" svg:height="0.635cm" svg:x="13.969cm" svg:y="15.875cm">
            <text:p/>
          </draw:rect>
        </draw:g>
        <draw:g>
          <draw:rect draw:style-name="gr17" draw:text-style-name="P8" draw:layer="layout" svg:width="0.635cm" svg:height="0.635cm" svg:x="14.604cm" svg:y="15.875cm">
            <text:p/>
          </draw:rect>
        </draw:g>
        <draw:g>
          <draw:rect draw:style-name="gr17" draw:text-style-name="P8" draw:layer="layout" svg:width="0.635cm" svg:height="0.635cm" svg:x="10.795cm" svg:y="15.875cm">
            <text:p/>
          </draw:rect>
        </draw:g>
        <draw:g>
          <draw:rect draw:style-name="gr17" draw:text-style-name="P8" draw:layer="layout" svg:width="0.635cm" svg:height="0.635cm" svg:x="13.334cm" svg:y="15.875cm">
            <text:p/>
          </draw:rect>
        </draw:g>
        <draw:g>
          <draw:rect draw:style-name="gr17" draw:text-style-name="P8" draw:layer="layout" svg:width="0.635cm" svg:height="0.635cm" svg:x="12.064cm" svg:y="15.875cm">
            <text:p/>
          </draw:rect>
        </draw:g>
        <draw:g>
          <draw:rect draw:style-name="gr17" draw:text-style-name="P8" draw:layer="layout" svg:width="0.635cm" svg:height="0.635cm" svg:x="15.875cm" svg:y="15.875cm">
            <text:p/>
          </draw:rect>
        </draw:g>
        <draw:g>
          <draw:rect draw:style-name="gr17" draw:text-style-name="P8" draw:layer="layout" svg:width="0.635cm" svg:height="0.635cm" svg:x="10.159cm" svg:y="15.875cm">
            <text:p/>
          </draw:rect>
        </draw:g>
        <draw:g>
          <draw:rect draw:style-name="gr17" draw:text-style-name="P8" draw:layer="layout" svg:width="0.635cm" svg:height="0.635cm" svg:x="15.239cm" svg:y="15.875cm">
            <text:p/>
          </draw:rect>
        </draw:g>
        <draw:g>
          <draw:rect draw:style-name="gr17" draw:text-style-name="P8" draw:layer="layout" svg:width="0.635cm" svg:height="0.635cm" svg:x="9.524cm" svg:y="15.875cm">
            <text:p/>
          </draw:rect>
        </draw:g>
        <draw:g>
          <draw:rect draw:style-name="gr18" draw:text-style-name="P8" draw:layer="layout" svg:width="0.635cm" svg:height="0.635cm" svg:x="11.432cm" svg:y="13.971cm">
            <text:p/>
          </draw:rect>
        </draw:g>
        <draw:g>
          <draw:rect draw:style-name="gr30" draw:text-style-name="P8" draw:layer="layout" svg:width="0.635cm" svg:height="0.635cm" svg:x="10.16cm" svg:y="12.065cm">
            <text:p/>
          </draw:rect>
        </draw:g>
        <draw:g>
          <draw:rect draw:style-name="gr30" draw:text-style-name="P8" draw:layer="layout" svg:width="0.635cm" svg:height="0.635cm" svg:x="10.16cm" svg:y="13.335cm">
            <text:p/>
          </draw:rect>
        </draw:g>
        <draw:g>
          <draw:rect draw:style-name="gr30" draw:text-style-name="P8" draw:layer="layout" svg:width="0.635cm" svg:height="0.635cm" svg:x="10.795cm" svg:y="12.065cm">
            <text:p/>
          </draw:rect>
        </draw:g>
        <draw:g>
          <draw:rect draw:style-name="gr30" draw:text-style-name="P8" draw:layer="layout" svg:width="0.635cm" svg:height="0.635cm" svg:x="10.795cm" svg:y="13.335cm">
            <text:p/>
          </draw:rect>
        </draw:g>
        <draw:g>
          <draw:rect draw:style-name="gr30" draw:text-style-name="P8" draw:layer="layout" svg:width="0.635cm" svg:height="0.635cm" svg:x="10.795cm" svg:y="13.97cm">
            <text:p/>
          </draw:rect>
        </draw:g>
        <draw:g>
          <draw:rect draw:style-name="gr30" draw:text-style-name="P8" draw:layer="layout" svg:width="0.635cm" svg:height="0.635cm" svg:x="10.795cm" svg:y="11.43cm">
            <text:p/>
          </draw:rect>
        </draw:g>
        <draw:g>
          <draw:rect draw:style-name="gr30" draw:text-style-name="P8" draw:layer="layout" svg:width="0.635cm" svg:height="0.635cm" svg:x="10.16cm" svg:y="11.43cm">
            <text:p/>
          </draw:rect>
        </draw:g>
        <draw:g>
          <draw:rect draw:style-name="gr30" draw:text-style-name="P8" draw:layer="layout" svg:width="0.635cm" svg:height="0.635cm" svg:x="10.16cm" svg:y="13.97cm">
            <text:p/>
          </draw:rect>
        </draw:g>
        <draw:g>
          <draw:rect draw:style-name="gr27" draw:text-style-name="P8" draw:layer="layout" svg:width="0.634cm" svg:height="0.635cm" svg:x="12.065cm" svg:y="15.24cm">
            <text:p/>
          </draw:rect>
        </draw:g>
        <draw:g>
          <draw:rect draw:style-name="gr27" draw:text-style-name="P8" draw:layer="layout" svg:width="0.634cm" svg:height="0.635cm" svg:x="13.335cm" svg:y="15.24cm">
            <text:p/>
          </draw:rect>
        </draw:g>
        <draw:g>
          <draw:rect draw:style-name="gr27" draw:text-style-name="P8" draw:layer="layout" svg:width="0.634cm" svg:height="0.635cm" svg:x="11.43cm" svg:y="15.24cm">
            <text:p/>
          </draw:rect>
        </draw:g>
        <draw:g>
          <draw:rect draw:style-name="gr27" draw:text-style-name="P8" draw:layer="layout" svg:width="0.634cm" svg:height="0.635cm" svg:x="13.971cm" svg:y="15.24cm">
            <text:p/>
          </draw:rect>
        </draw:g>
        <draw:g>
          <draw:rect draw:style-name="gr27" draw:text-style-name="P8" draw:layer="layout" svg:width="0.634cm" svg:height="0.635cm" svg:x="12.066cm" svg:y="14.605cm">
            <text:p/>
          </draw:rect>
        </draw:g>
        <draw:g>
          <draw:rect draw:style-name="gr27" draw:text-style-name="P8" draw:layer="layout" svg:width="0.634cm" svg:height="0.635cm" svg:x="13.335cm" svg:y="14.605cm">
            <text:p/>
          </draw:rect>
        </draw:g>
        <draw:g>
          <draw:rect draw:style-name="gr27" draw:text-style-name="P8" draw:layer="layout" svg:width="0.634cm" svg:height="0.635cm" svg:x="11.431cm" svg:y="14.605cm">
            <text:p/>
          </draw:rect>
        </draw:g>
        <draw:g>
          <draw:rect draw:style-name="gr27" draw:text-style-name="P8" draw:layer="layout" svg:width="0.634cm" svg:height="0.635cm" svg:x="13.971cm" svg:y="14.605cm">
            <text:p/>
          </draw:rect>
        </draw:g>
        <draw:g>
          <draw:rect draw:style-name="gr30" draw:text-style-name="P8" draw:layer="layout" svg:width="0.635cm" svg:height="0.635cm" svg:x="10.795cm" svg:y="14.605cm">
            <text:p/>
          </draw:rect>
        </draw:g>
        <draw:g>
          <draw:rect draw:style-name="gr27" draw:text-style-name="P8" draw:layer="layout" svg:width="0.634cm" svg:height="0.635cm" svg:x="14.606cm" svg:y="14.605cm">
            <text:p/>
          </draw:rect>
        </draw:g>
        <draw:g>
          <draw:rect draw:style-name="gr28" draw:text-style-name="P8" draw:layer="layout" svg:width="0.635cm" svg:height="0.635cm" svg:x="15.24cm" svg:y="13.335cm">
            <text:p/>
          </draw:rect>
        </draw:g>
        <draw:g>
          <draw:rect draw:style-name="gr28" draw:text-style-name="P8" draw:layer="layout" svg:width="0.635cm" svg:height="0.635cm" svg:x="15.24cm" svg:y="12.065cm">
            <text:p/>
          </draw:rect>
        </draw:g>
        <draw:g>
          <draw:rect draw:style-name="gr28" draw:text-style-name="P8" draw:layer="layout" svg:width="0.635cm" svg:height="0.635cm" svg:x="15.24cm" svg:y="13.97cm">
            <text:p/>
          </draw:rect>
        </draw:g>
        <draw:g>
          <draw:rect draw:style-name="gr28" draw:text-style-name="P8" draw:layer="layout" svg:width="0.635cm" svg:height="0.635cm" svg:x="15.24cm" svg:y="11.43cm">
            <text:p/>
          </draw:rect>
        </draw:g>
        <draw:g>
          <draw:rect draw:style-name="gr28" draw:text-style-name="P8" draw:layer="layout" svg:width="0.635cm" svg:height="0.635cm" svg:x="14.605cm" svg:y="13.335cm">
            <text:p/>
          </draw:rect>
        </draw:g>
        <draw:g>
          <draw:rect draw:style-name="gr28" draw:text-style-name="P8" draw:layer="layout" svg:width="0.635cm" svg:height="0.635cm" svg:x="14.605cm" svg:y="13.97cm">
            <text:p/>
          </draw:rect>
        </draw:g>
        <draw:g>
          <draw:rect draw:style-name="gr28" draw:text-style-name="P8" draw:layer="layout" svg:width="0.635cm" svg:height="0.635cm" svg:x="14.605cm" svg:y="12.065cm">
            <text:p/>
          </draw:rect>
        </draw:g>
        <draw:g>
          <draw:rect draw:style-name="gr28" draw:text-style-name="P8" draw:layer="layout" svg:width="0.635cm" svg:height="0.635cm" svg:x="14.605cm" svg:y="11.43cm">
            <text:p/>
          </draw:rect>
        </draw:g>
        <draw:g>
          <draw:rect draw:style-name="gr28" draw:text-style-name="P8" draw:layer="layout" svg:width="0.635cm" svg:height="0.635cm" svg:x="14.605cm" svg:y="10.795cm">
            <text:p/>
          </draw:rect>
        </draw:g>
        <draw:g>
          <draw:rect draw:style-name="gr29" draw:text-style-name="P8" draw:layer="layout" svg:width="0.634cm" svg:height="0.635cm" svg:x="12.065cm" svg:y="10.16cm">
            <text:p/>
          </draw:rect>
        </draw:g>
        <draw:g>
          <draw:rect draw:style-name="gr29" draw:text-style-name="P8" draw:layer="layout" svg:width="0.634cm" svg:height="0.635cm" svg:x="13.336cm" svg:y="10.16cm">
            <text:p/>
          </draw:rect>
        </draw:g>
        <draw:g>
          <draw:rect draw:style-name="gr29" draw:text-style-name="P8" draw:layer="layout" svg:width="0.634cm" svg:height="0.635cm" svg:x="12.066cm" svg:y="10.795cm">
            <text:p/>
          </draw:rect>
        </draw:g>
        <draw:g>
          <draw:rect draw:style-name="gr29" draw:text-style-name="P8" draw:layer="layout" svg:width="0.634cm" svg:height="0.635cm" svg:x="13.336cm" svg:y="10.795cm">
            <text:p/>
          </draw:rect>
        </draw:g>
        <draw:g>
          <draw:rect draw:style-name="gr29" draw:text-style-name="P8" draw:layer="layout" svg:width="0.634cm" svg:height="0.635cm" svg:x="13.971cm" svg:y="10.795cm">
            <text:p/>
          </draw:rect>
        </draw:g>
        <draw:g>
          <draw:rect draw:style-name="gr29" draw:text-style-name="P8" draw:layer="layout" svg:width="0.634cm" svg:height="0.635cm" svg:x="11.431cm" svg:y="10.795cm">
            <text:p/>
          </draw:rect>
        </draw:g>
        <draw:g>
          <draw:rect draw:style-name="gr29" draw:text-style-name="P8" draw:layer="layout" svg:width="0.634cm" svg:height="0.635cm" svg:x="11.431cm" svg:y="10.16cm">
            <text:p/>
          </draw:rect>
        </draw:g>
        <draw:g>
          <draw:rect draw:style-name="gr29" draw:text-style-name="P8" draw:layer="layout" svg:width="0.634cm" svg:height="0.635cm" svg:x="13.971cm" svg:y="10.16cm">
            <text:p/>
          </draw:rect>
        </draw:g>
        <draw:g>
          <draw:rect draw:style-name="gr29" draw:text-style-name="P8" draw:layer="layout" svg:width="0.634cm" svg:height="0.635cm" svg:x="10.796cm" svg:y="10.795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g>
          <draw:rect draw:style-name="gr15" draw:text-style-name="P8" draw:layer="layout" svg:width="0.635cm" svg:height="0.635cm" svg:x="12.066cm" svg:y="12.066cm">
            <text:p/>
          </draw:rect>
        </draw:g>
        <draw:g>
          <draw:rect draw:style-name="gr15" draw:text-style-name="P8" draw:layer="layout" svg:width="0.634cm" svg:height="0.635cm" svg:x="12.701cm" svg:y="12.066cm">
            <text:p/>
          </draw:rect>
        </draw:g>
        <draw:g>
          <draw:rect draw:style-name="gr16" draw:text-style-name="P8" draw:layer="layout" svg:width="0.635cm" svg:height="0.635cm" svg:x="13.335cm" svg:y="12.066cm">
            <text:p/>
          </draw:rect>
        </draw:g>
        <draw:g>
          <draw:rect draw:style-name="gr17" draw:text-style-name="P8" draw:layer="layout" svg:width="0.634cm" svg:height="0.635cm" svg:x="12.701cm" svg:y="12.701cm">
            <text:p/>
          </draw:rect>
        </draw:g>
        <draw:g>
          <draw:rect draw:style-name="gr18" draw:text-style-name="P8" draw:layer="layout" svg:width="0.635cm" svg:height="0.635cm" svg:x="12.066cm" svg:y="13.336cm">
            <text:p/>
          </draw:rect>
        </draw:g>
        <draw:g>
          <draw:rect draw:style-name="gr19" draw:text-style-name="P8" draw:layer="layout" svg:width="0.634cm" svg:height="0.635cm" svg:x="12.701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01cm" svg:viewBox="0 0 635 635" svg:d="m317 0c180 0 318 138 318 318s-138 317-318 317-317-137-317-317 137-318 317-318z">
            <text:p/>
          </draw:path>
          <draw:path draw:style-name="gr21" draw:text-style-name="P8" draw:layer="layout" svg:width="0.067cm" svg:height="0.067cm" svg:x="12.881cm" svg:y="12.888cm" svg:viewBox="0 0 68 68" svg:d="m34 0c19 0 34 15 34 34s-15 34-34 34-34-15-34-34 15-34 34-34z">
            <text:p/>
          </draw:path>
          <draw:path draw:style-name="gr21" draw:text-style-name="P8" draw:layer="layout" svg:width="0.067cm" svg:height="0.067cm" svg:x="13.086cm" svg:y="12.888cm" svg:viewBox="0 0 68 68" svg:d="m34 0c19 0 34 15 34 34s-15 34-34 34-34-15-34-34 15-34 34-34z">
            <text:p/>
          </draw:path>
          <draw:path draw:style-name="gr22" draw:text-style-name="P8" draw:layer="layout" svg:width="0.348cm" svg:height="0.043cm" svg:x="12.844cm" svg:y="13.157cm" svg:viewBox="0 0 349 44" svg:d="m0 0c112 59 237 59 349 0">
            <text:p/>
          </draw:path>
        </draw:g>
        <draw:g>
          <draw:rect draw:style-name="gr15" draw:text-style-name="P8" draw:layer="layout" svg:width="0.635cm" svg:height="0.635cm" svg:x="11.431cm" svg:y="11.431cm">
            <text:p/>
          </draw:rect>
        </draw:g>
        <draw:g>
          <draw:rect draw:style-name="gr15" draw:text-style-name="P8" draw:layer="layout" svg:width="0.635cm" svg:height="0.635cm" svg:x="12.066cm" svg:y="11.431cm">
            <text:p/>
          </draw:rect>
        </draw:g>
        <draw:g>
          <draw:rect draw:style-name="gr15" draw:text-style-name="P8" draw:layer="layout" svg:width="0.634cm" svg:height="0.635cm" svg:x="12.701cm" svg:y="11.431cm">
            <text:p/>
          </draw:rect>
        </draw:g>
        <draw:g>
          <draw:rect draw:style-name="gr15" draw:text-style-name="P8" draw:layer="layout" svg:width="0.635cm" svg:height="0.635cm" svg:x="13.335cm" svg:y="11.431cm">
            <text:p/>
          </draw:rect>
        </draw:g>
        <draw:g>
          <draw:rect draw:style-name="gr17" draw:text-style-name="P8" draw:layer="layout" svg:width="0.635cm" svg:height="0.635cm" svg:x="10.796cm" svg:y="10.796cm">
            <text:p/>
          </draw:rect>
        </draw:g>
        <draw:g>
          <draw:rect draw:style-name="gr17" draw:text-style-name="P8" draw:layer="layout" svg:width="0.635cm" svg:height="0.635cm" svg:x="11.431cm" svg:y="10.796cm">
            <text:p/>
          </draw:rect>
        </draw:g>
        <draw:g>
          <draw:rect draw:style-name="gr15" draw:text-style-name="P8" draw:layer="layout" svg:width="0.634cm" svg:height="0.635cm" svg:x="12.701cm" svg:y="10.796cm">
            <text:p/>
          </draw:rect>
        </draw:g>
        <draw:g>
          <draw:rect draw:style-name="gr17" draw:text-style-name="P8" draw:layer="layout" svg:width="0.635cm" svg:height="0.635cm" svg:x="13.97cm" svg:y="10.796cm">
            <text:p/>
          </draw:rect>
        </draw:g>
        <draw:g>
          <draw:rect draw:style-name="gr16" draw:text-style-name="P8" draw:layer="layout" svg:width="0.635cm" svg:height="0.635cm" svg:x="13.335cm" svg:y="12.701cm">
            <text:p/>
          </draw:rect>
        </draw:g>
        <draw:g>
          <draw:rect draw:style-name="gr23" draw:text-style-name="P8" draw:layer="layout" svg:width="0.635cm" svg:height="0.635cm" svg:x="13.97cm" svg:y="11.431cm">
            <text:p/>
          </draw:rect>
        </draw:g>
        <draw:g>
          <draw:rect draw:style-name="gr16" draw:text-style-name="P8" draw:layer="layout" svg:width="0.635cm" svg:height="0.635cm" svg:x="13.97cm" svg:y="12.066cm">
            <text:p/>
          </draw:rect>
        </draw:g>
        <draw:g>
          <draw:rect draw:style-name="gr16" draw:text-style-name="P8" draw:layer="layout" svg:width="0.635cm" svg:height="0.635cm" svg:x="13.97cm" svg:y="12.701cm">
            <text:p/>
          </draw:rect>
        </draw:g>
        <draw:g>
          <draw:rect draw:style-name="gr16" draw:text-style-name="P8" draw:layer="layout" svg:width="0.635cm" svg:height="0.635cm" svg:x="13.97cm" svg:y="13.336cm">
            <text:p/>
          </draw:rect>
        </draw:g>
        <draw:g>
          <draw:rect draw:style-name="gr17" draw:text-style-name="P8" draw:layer="layout" svg:width="0.635cm" svg:height="0.635cm" svg:x="14.605cm" svg:y="10.796cm">
            <text:p/>
          </draw:rect>
        </draw:g>
        <draw:g>
          <draw:rect draw:style-name="gr17" draw:text-style-name="P8" draw:layer="layout" svg:width="0.635cm" svg:height="0.635cm" svg:x="14.605cm" svg:y="11.431cm">
            <text:p/>
          </draw:rect>
        </draw:g>
        <draw:g>
          <draw:rect draw:style-name="gr16" draw:text-style-name="P8" draw:layer="layout" svg:width="0.635cm" svg:height="0.635cm" svg:x="14.605cm" svg:y="12.701cm">
            <text:p/>
          </draw:rect>
        </draw:g>
        <draw:g>
          <draw:rect draw:style-name="gr17" draw:text-style-name="P8" draw:layer="layout" svg:width="0.635cm" svg:height="0.635cm" svg:x="14.605cm" svg:y="13.971cm">
            <text:p/>
          </draw:rect>
        </draw:g>
        <draw:g>
          <draw:rect draw:style-name="gr19" draw:text-style-name="P8" draw:layer="layout" svg:width="0.635cm" svg:height="0.635cm" svg:x="13.335cm" svg:y="13.336cm">
            <text:p/>
          </draw:rect>
        </draw:g>
        <draw:g>
          <draw:rect draw:style-name="gr19" draw:text-style-name="P8" draw:layer="layout" svg:width="0.635cm" svg:height="0.635cm" svg:x="12.066cm" svg:y="13.971cm">
            <text:p/>
          </draw:rect>
        </draw:g>
        <draw:g>
          <draw:rect draw:style-name="gr19" draw:text-style-name="P8" draw:layer="layout" svg:width="0.634cm" svg:height="0.635cm" svg:x="12.701cm" svg:y="13.971cm">
            <text:p/>
          </draw:rect>
        </draw:g>
        <draw:g>
          <draw:rect draw:style-name="gr19" draw:text-style-name="P8" draw:layer="layout" svg:width="0.635cm" svg:height="0.635cm" svg:x="13.335cm" svg:y="13.971cm">
            <text:p/>
          </draw:rect>
        </draw:g>
        <draw:g>
          <draw:rect draw:style-name="gr19" draw:text-style-name="P8" draw:layer="layout" svg:width="0.635cm" svg:height="0.635cm" svg:x="13.97cm" svg:y="13.971cm">
            <text:p/>
          </draw:rect>
        </draw:g>
        <draw:g>
          <draw:rect draw:style-name="gr17" draw:text-style-name="P8" draw:layer="layout" svg:width="0.635cm" svg:height="0.635cm" svg:x="11.431cm" svg:y="14.606cm">
            <text:p/>
          </draw:rect>
        </draw:g>
        <draw:g>
          <draw:rect draw:style-name="gr19" draw:text-style-name="P8" draw:layer="layout" svg:width="0.634cm" svg:height="0.635cm" svg:x="12.701cm" svg:y="14.606cm">
            <text:p/>
          </draw:rect>
        </draw:g>
        <draw:g>
          <draw:rect draw:style-name="gr17" draw:text-style-name="P8" draw:layer="layout" svg:width="0.635cm" svg:height="0.635cm" svg:x="13.97cm" svg:y="14.606cm">
            <text:p/>
          </draw:rect>
        </draw:g>
        <draw:g>
          <draw:rect draw:style-name="gr17" draw:text-style-name="P8" draw:layer="layout" svg:width="0.635cm" svg:height="0.635cm" svg:x="14.605cm" svg:y="14.606cm">
            <text:p/>
          </draw:rect>
        </draw:g>
        <draw:g>
          <draw:rect draw:style-name="gr18" draw:text-style-name="P8" draw:layer="layout" svg:width="0.635cm" svg:height="0.635cm" svg:x="12.066cm" svg:y="12.701cm">
            <text:p/>
          </draw:rect>
        </draw:g>
        <draw:g>
          <draw:rect draw:style-name="gr17" draw:text-style-name="P8" draw:layer="layout" svg:width="0.635cm" svg:height="0.635cm" svg:x="10.796cm" svg:y="11.431cm">
            <text:p/>
          </draw:rect>
        </draw:g>
        <draw:g>
          <draw:rect draw:style-name="gr18" draw:text-style-name="P8" draw:layer="layout" svg:width="0.635cm" svg:height="0.635cm" svg:x="10.796cm" svg:y="12.701cm">
            <text:p/>
          </draw:rect>
        </draw:g>
        <draw:g>
          <draw:rect draw:style-name="gr18" draw:text-style-name="P8" draw:layer="layout" svg:width="0.635cm" svg:height="0.635cm" svg:x="11.431cm" svg:y="12.701cm">
            <text:p/>
          </draw:rect>
        </draw:g>
        <draw:g>
          <draw:rect draw:style-name="gr18" draw:text-style-name="P8" draw:layer="layout" svg:width="0.635cm" svg:height="0.635cm" svg:x="11.431cm" svg:y="12.066cm">
            <text:p/>
          </draw:rect>
        </draw:g>
        <draw:g>
          <draw:rect draw:style-name="gr18" draw:text-style-name="P8" draw:layer="layout" svg:width="0.635cm" svg:height="0.635cm" svg:x="11.431cm" svg:y="13.971cm">
            <text:p/>
          </draw:rect>
        </draw:g>
        <draw:g>
          <draw:rect draw:style-name="gr18" draw:text-style-name="P8" draw:layer="layout" svg:width="0.635cm" svg:height="0.635cm" svg:x="11.431cm" svg:y="13.336cm">
            <text:p/>
          </draw:rect>
        </draw:g>
        <draw:g>
          <draw:rect draw:style-name="gr17" draw:text-style-name="P8" draw:layer="layout" svg:width="0.635cm" svg:height="0.635cm" svg:x="10.796cm" svg:y="14.606cm">
            <text:p/>
          </draw:rect>
        </draw:g>
        <draw:g>
          <draw:rect draw:style-name="gr17" draw:text-style-name="P8" draw:layer="layout" svg:width="0.635cm" svg:height="0.635cm" svg:x="10.796cm" svg:y="13.971cm">
            <text:p/>
          </draw:rect>
        </draw:g>
        <draw:line draw:style-name="gr25" draw:text-style-name="P10" draw:layer="layout" svg:x1="12.701cm" svg:y1="13.019cm" svg:x2="12.066cm" svg:y2="13.019cm">
          <text:p/>
        </draw:line>
        <draw:line draw:style-name="gr25" draw:text-style-name="P10" draw:layer="layout" svg:x1="13.018cm" svg:y1="12.701cm" svg:x2="13.018cm" svg:y2="12.066cm">
          <text:p/>
        </draw:line>
        <draw:line draw:style-name="gr25" draw:text-style-name="P10" draw:layer="layout" svg:x1="13.335cm" svg:y1="13.019cm" svg:x2="13.97cm" svg:y2="13.019cm">
          <text:p/>
        </draw:line>
        <draw:line draw:style-name="gr25" draw:text-style-name="P10" draw:layer="layout" svg:x1="13.018cm" svg:y1="13.336cm" svg:x2="13.018cm" svg:y2="13.971cm">
          <text:p/>
        </draw:line>
        <draw:frame draw:style-name="gr26" draw:text-style-name="P1" draw:layer="layout" svg:width="10.16cm" svg:height="1.204cm" svg:x="7.62cm" svg:y="8.256cm">
          <draw:text-box>
            <text:p/>
          </draw:text-box>
        </draw:frame>
        <draw:g>
          <draw:rect draw:style-name="gr17" draw:text-style-name="P8" draw:layer="layout" svg:width="0.635cm" svg:height="0.635cm" svg:x="14.605cm" svg:y="13.336cm">
            <text:p/>
          </draw:rect>
        </draw:g>
        <draw:g>
          <draw:rect draw:style-name="gr17" draw:text-style-name="P8" draw:layer="layout" svg:width="0.635cm" svg:height="0.635cm" svg:x="13.335cm" svg:y="14.606cm">
            <text:p/>
          </draw:rect>
        </draw:g>
        <draw:g>
          <draw:rect draw:style-name="gr17" draw:text-style-name="P8" draw:layer="layout" svg:width="0.635cm" svg:height="0.635cm" svg:x="12.065cm" svg:y="14.606cm">
            <text:p/>
          </draw:rect>
        </draw:g>
        <draw:g>
          <draw:rect draw:style-name="gr17" draw:text-style-name="P8" draw:layer="layout" svg:width="0.635cm" svg:height="0.635cm" svg:x="10.795cm" svg:y="13.336cm">
            <text:p/>
          </draw:rect>
        </draw:g>
        <draw:g>
          <draw:rect draw:style-name="gr17" draw:text-style-name="P8" draw:layer="layout" svg:width="0.635cm" svg:height="0.635cm" svg:x="10.795cm" svg:y="12.066cm">
            <text:p/>
          </draw:rect>
        </draw:g>
        <draw:g>
          <draw:rect draw:style-name="gr17" draw:text-style-name="P8" draw:layer="layout" svg:width="0.635cm" svg:height="0.635cm" svg:x="12.065cm" svg:y="10.796cm">
            <text:p/>
          </draw:rect>
        </draw:g>
        <draw:g>
          <draw:rect draw:style-name="gr17" draw:text-style-name="P8" draw:layer="layout" svg:width="0.635cm" svg:height="0.635cm" svg:x="14.605cm" svg:y="12.066cm">
            <text:p/>
          </draw:rect>
        </draw:g>
        <draw:g>
          <draw:rect draw:style-name="gr17" draw:text-style-name="P8" draw:layer="layout" svg:width="0.635cm" svg:height="0.635cm" svg:x="13.335cm" svg:y="10.796cm">
            <text:p/>
          </draw:rect>
        </draw:g>
        <draw:g>
          <draw:rect draw:style-name="gr17" draw:text-style-name="P8" draw:layer="layout" svg:width="0.635cm" svg:height="0.635cm" svg:x="11.43cm" svg:y="15.241cm">
            <text:p/>
          </draw:rect>
        </draw:g>
        <draw:g>
          <draw:rect draw:style-name="gr27" draw:text-style-name="P8" draw:layer="layout" svg:width="0.634cm" svg:height="0.635cm" svg:x="12.7cm" svg:y="15.241cm">
            <text:p/>
          </draw:rect>
        </draw:g>
        <draw:g>
          <draw:rect draw:style-name="gr17" draw:text-style-name="P8" draw:layer="layout" svg:width="0.635cm" svg:height="0.635cm" svg:x="13.969cm" svg:y="15.241cm">
            <text:p/>
          </draw:rect>
        </draw:g>
        <draw:g>
          <draw:rect draw:style-name="gr17" draw:text-style-name="P8" draw:layer="layout" svg:width="0.635cm" svg:height="0.635cm" svg:x="14.604cm" svg:y="15.241cm">
            <text:p/>
          </draw:rect>
        </draw:g>
        <draw:g>
          <draw:rect draw:style-name="gr17" draw:text-style-name="P8" draw:layer="layout" svg:width="0.635cm" svg:height="0.635cm" svg:x="10.795cm" svg:y="15.241cm">
            <text:p/>
          </draw:rect>
        </draw:g>
        <draw:g>
          <draw:rect draw:style-name="gr17" draw:text-style-name="P8" draw:layer="layout" svg:width="0.635cm" svg:height="0.635cm" svg:x="13.334cm" svg:y="15.241cm">
            <text:p/>
          </draw:rect>
        </draw:g>
        <draw:g>
          <draw:rect draw:style-name="gr17" draw:text-style-name="P8" draw:layer="layout" svg:width="0.635cm" svg:height="0.635cm" svg:x="12.064cm" svg:y="15.241cm">
            <text:p/>
          </draw:rect>
        </draw:g>
        <draw:g>
          <draw:rect draw:style-name="gr17" draw:text-style-name="P8" draw:layer="layout" svg:width="0.635cm" svg:height="0.635cm" svg:x="15.876cm" svg:y="10.796cm">
            <text:p/>
          </draw:rect>
        </draw:g>
        <draw:g>
          <draw:rect draw:style-name="gr17" draw:text-style-name="P8" draw:layer="layout" svg:width="0.635cm" svg:height="0.635cm" svg:x="15.876cm" svg:y="11.431cm">
            <text:p/>
          </draw:rect>
        </draw:g>
        <draw:g>
          <draw:rect draw:style-name="gr28" draw:text-style-name="P8" draw:layer="layout" svg:width="0.635cm" svg:height="0.635cm" svg:x="15.876cm" svg:y="12.701cm">
            <text:p/>
          </draw:rect>
        </draw:g>
        <draw:g>
          <draw:rect draw:style-name="gr17" draw:text-style-name="P8" draw:layer="layout" svg:width="0.635cm" svg:height="0.635cm" svg:x="15.876cm" svg:y="13.971cm">
            <text:p/>
          </draw:rect>
        </draw:g>
        <draw:g>
          <draw:rect draw:style-name="gr17" draw:text-style-name="P8" draw:layer="layout" svg:width="0.635cm" svg:height="0.635cm" svg:x="15.876cm" svg:y="14.606cm">
            <text:p/>
          </draw:rect>
        </draw:g>
        <draw:g>
          <draw:rect draw:style-name="gr17" draw:text-style-name="P8" draw:layer="layout" svg:width="0.635cm" svg:height="0.635cm" svg:x="15.876cm" svg:y="13.336cm">
            <text:p/>
          </draw:rect>
        </draw:g>
        <draw:g>
          <draw:rect draw:style-name="gr17" draw:text-style-name="P8" draw:layer="layout" svg:width="0.635cm" svg:height="0.635cm" svg:x="15.876cm" svg:y="12.066cm">
            <text:p/>
          </draw:rect>
        </draw:g>
        <draw:g>
          <draw:rect draw:style-name="gr17" draw:text-style-name="P8" draw:layer="layout" svg:width="0.635cm" svg:height="0.635cm" svg:x="15.875cm" svg:y="15.241cm">
            <text:p/>
          </draw:rect>
        </draw:g>
        <draw:g>
          <draw:rect draw:style-name="gr17" draw:text-style-name="P8" draw:layer="layout" svg:width="0.635cm" svg:height="0.635cm" svg:x="10.795cm" svg:y="10.161cm">
            <text:p/>
          </draw:rect>
        </draw:g>
        <draw:g>
          <draw:rect draw:style-name="gr17" draw:text-style-name="P8" draw:layer="layout" svg:width="0.635cm" svg:height="0.635cm" svg:x="11.43cm" svg:y="10.161cm">
            <text:p/>
          </draw:rect>
        </draw:g>
        <draw:g>
          <draw:rect draw:style-name="gr29" draw:text-style-name="P8" draw:layer="layout" svg:width="0.634cm" svg:height="0.635cm" svg:x="12.7cm" svg:y="10.161cm">
            <text:p/>
          </draw:rect>
        </draw:g>
        <draw:g>
          <draw:rect draw:style-name="gr17" draw:text-style-name="P8" draw:layer="layout" svg:width="0.635cm" svg:height="0.635cm" svg:x="13.969cm" svg:y="10.161cm">
            <text:p/>
          </draw:rect>
        </draw:g>
        <draw:g>
          <draw:rect draw:style-name="gr17" draw:text-style-name="P8" draw:layer="layout" svg:width="0.635cm" svg:height="0.635cm" svg:x="14.604cm" svg:y="10.161cm">
            <text:p/>
          </draw:rect>
        </draw:g>
        <draw:g>
          <draw:rect draw:style-name="gr17" draw:text-style-name="P8" draw:layer="layout" svg:width="0.635cm" svg:height="0.635cm" svg:x="12.064cm" svg:y="10.161cm">
            <text:p/>
          </draw:rect>
        </draw:g>
        <draw:g>
          <draw:rect draw:style-name="gr17" draw:text-style-name="P8" draw:layer="layout" svg:width="0.635cm" svg:height="0.635cm" svg:x="13.334cm" svg:y="10.161cm">
            <text:p/>
          </draw:rect>
        </draw:g>
        <draw:g>
          <draw:rect draw:style-name="gr17" draw:text-style-name="P8" draw:layer="layout" svg:width="0.635cm" svg:height="0.635cm" svg:x="15.875cm" svg:y="10.161cm">
            <text:p/>
          </draw:rect>
        </draw:g>
        <draw:g>
          <draw:rect draw:style-name="gr17" draw:text-style-name="P8" draw:layer="layout" svg:width="0.635cm" svg:height="0.635cm" svg:x="10.16cm" svg:y="10.796cm">
            <text:p/>
          </draw:rect>
        </draw:g>
        <draw:g>
          <draw:rect draw:style-name="gr17" draw:text-style-name="P8" draw:layer="layout" svg:width="0.635cm" svg:height="0.635cm" svg:x="10.16cm" svg:y="11.431cm">
            <text:p/>
          </draw:rect>
        </draw:g>
        <draw:g>
          <draw:rect draw:style-name="gr30" draw:text-style-name="P8" draw:layer="layout" svg:width="0.635cm" svg:height="0.635cm" svg:x="10.16cm" svg:y="12.701cm">
            <text:p/>
          </draw:rect>
        </draw:g>
        <draw:g>
          <draw:rect draw:style-name="gr17" draw:text-style-name="P8" draw:layer="layout" svg:width="0.635cm" svg:height="0.635cm" svg:x="10.16cm" svg:y="14.606cm">
            <text:p/>
          </draw:rect>
        </draw:g>
        <draw:g>
          <draw:rect draw:style-name="gr17" draw:text-style-name="P8" draw:layer="layout" svg:width="0.635cm" svg:height="0.635cm" svg:x="10.16cm" svg:y="13.971cm">
            <text:p/>
          </draw:rect>
        </draw:g>
        <draw:g>
          <draw:rect draw:style-name="gr17" draw:text-style-name="P8" draw:layer="layout" svg:width="0.635cm" svg:height="0.635cm" svg:x="10.159cm" svg:y="13.336cm">
            <text:p/>
          </draw:rect>
        </draw:g>
        <draw:g>
          <draw:rect draw:style-name="gr17" draw:text-style-name="P8" draw:layer="layout" svg:width="0.635cm" svg:height="0.635cm" svg:x="10.159cm" svg:y="12.066cm">
            <text:p/>
          </draw:rect>
        </draw:g>
        <draw:g>
          <draw:rect draw:style-name="gr17" draw:text-style-name="P8" draw:layer="layout" svg:width="0.635cm" svg:height="0.635cm" svg:x="10.159cm" svg:y="15.241cm">
            <text:p/>
          </draw:rect>
        </draw:g>
        <draw:g>
          <draw:rect draw:style-name="gr17" draw:text-style-name="P8" draw:layer="layout" svg:width="0.635cm" svg:height="0.635cm" svg:x="10.159cm" svg:y="10.161cm">
            <text:p/>
          </draw:rect>
        </draw:g>
        <draw:g>
          <draw:rect draw:style-name="gr17" draw:text-style-name="P8" draw:layer="layout" svg:width="0.635cm" svg:height="0.635cm" svg:x="15.24cm" svg:y="10.796cm">
            <text:p/>
          </draw:rect>
        </draw:g>
        <draw:g>
          <draw:rect draw:style-name="gr17" draw:text-style-name="P8" draw:layer="layout" svg:width="0.635cm" svg:height="0.635cm" svg:x="15.24cm" svg:y="11.431cm">
            <text:p/>
          </draw:rect>
        </draw:g>
        <draw:g>
          <draw:rect draw:style-name="gr28" draw:text-style-name="P8" draw:layer="layout" svg:width="0.635cm" svg:height="0.635cm" svg:x="15.24cm" svg:y="12.701cm">
            <text:p/>
          </draw:rect>
        </draw:g>
        <draw:g>
          <draw:rect draw:style-name="gr17" draw:text-style-name="P8" draw:layer="layout" svg:width="0.635cm" svg:height="0.635cm" svg:x="15.24cm" svg:y="13.971cm">
            <text:p/>
          </draw:rect>
        </draw:g>
        <draw:g>
          <draw:rect draw:style-name="gr17" draw:text-style-name="P8" draw:layer="layout" svg:width="0.635cm" svg:height="0.635cm" svg:x="15.24cm" svg:y="14.606cm">
            <text:p/>
          </draw:rect>
        </draw:g>
        <draw:g>
          <draw:rect draw:style-name="gr17" draw:text-style-name="P8" draw:layer="layout" svg:width="0.635cm" svg:height="0.635cm" svg:x="15.24cm" svg:y="13.336cm">
            <text:p/>
          </draw:rect>
        </draw:g>
        <draw:g>
          <draw:rect draw:style-name="gr17" draw:text-style-name="P8" draw:layer="layout" svg:width="0.635cm" svg:height="0.635cm" svg:x="15.24cm" svg:y="12.066cm">
            <text:p/>
          </draw:rect>
        </draw:g>
        <draw:g>
          <draw:rect draw:style-name="gr17" draw:text-style-name="P8" draw:layer="layout" svg:width="0.635cm" svg:height="0.635cm" svg:x="15.239cm" svg:y="15.241cm">
            <text:p/>
          </draw:rect>
        </draw:g>
        <draw:g>
          <draw:rect draw:style-name="gr17" draw:text-style-name="P8" draw:layer="layout" svg:width="0.635cm" svg:height="0.635cm" svg:x="15.239cm" svg:y="10.161cm">
            <text:p/>
          </draw:rect>
        </draw:g>
        <draw:g>
          <draw:rect draw:style-name="gr17" draw:text-style-name="P8" draw:layer="layout" svg:width="0.635cm" svg:height="0.635cm" svg:x="10.795cm" svg:y="9.526cm">
            <text:p/>
          </draw:rect>
        </draw:g>
        <draw:g>
          <draw:rect draw:style-name="gr17" draw:text-style-name="P8" draw:layer="layout" svg:width="0.635cm" svg:height="0.635cm" svg:x="11.43cm" svg:y="9.526cm">
            <text:p/>
          </draw:rect>
        </draw:g>
        <draw:g>
          <draw:rect draw:style-name="gr29" draw:text-style-name="P8" draw:layer="layout" svg:width="0.634cm" svg:height="0.635cm" svg:x="12.7cm" svg:y="9.526cm">
            <text:p/>
          </draw:rect>
        </draw:g>
        <draw:g>
          <draw:rect draw:style-name="gr17" draw:text-style-name="P8" draw:layer="layout" svg:width="0.635cm" svg:height="0.635cm" svg:x="13.969cm" svg:y="9.526cm">
            <text:p/>
          </draw:rect>
        </draw:g>
        <draw:g>
          <draw:rect draw:style-name="gr17" draw:text-style-name="P8" draw:layer="layout" svg:width="0.635cm" svg:height="0.635cm" svg:x="14.604cm" svg:y="9.526cm">
            <text:p/>
          </draw:rect>
        </draw:g>
        <draw:g>
          <draw:rect draw:style-name="gr17" draw:text-style-name="P8" draw:layer="layout" svg:width="0.635cm" svg:height="0.635cm" svg:x="12.064cm" svg:y="9.526cm">
            <text:p/>
          </draw:rect>
        </draw:g>
        <draw:g>
          <draw:rect draw:style-name="gr17" draw:text-style-name="P8" draw:layer="layout" svg:width="0.635cm" svg:height="0.635cm" svg:x="13.334cm" svg:y="9.526cm">
            <text:p/>
          </draw:rect>
        </draw:g>
        <draw:g>
          <draw:rect draw:style-name="gr17" draw:text-style-name="P8" draw:layer="layout" svg:width="0.635cm" svg:height="0.635cm" svg:x="15.875cm" svg:y="9.526cm">
            <text:p/>
          </draw:rect>
        </draw:g>
        <draw:g>
          <draw:rect draw:style-name="gr17" draw:text-style-name="P8" draw:layer="layout" svg:width="0.635cm" svg:height="0.635cm" svg:x="10.159cm" svg:y="9.526cm">
            <text:p/>
          </draw:rect>
        </draw:g>
        <draw:g>
          <draw:rect draw:style-name="gr17" draw:text-style-name="P8" draw:layer="layout" svg:width="0.635cm" svg:height="0.635cm" svg:x="15.239cm" svg:y="9.526cm">
            <text:p/>
          </draw:rect>
        </draw:g>
        <draw:g>
          <draw:rect draw:style-name="gr17" draw:text-style-name="P8" draw:layer="layout" svg:width="0.635cm" svg:height="0.635cm" svg:x="9.525cm" svg:y="10.796cm">
            <text:p/>
          </draw:rect>
        </draw:g>
        <draw:g>
          <draw:rect draw:style-name="gr17" draw:text-style-name="P8" draw:layer="layout" svg:width="0.635cm" svg:height="0.635cm" svg:x="9.525cm" svg:y="11.431cm">
            <text:p/>
          </draw:rect>
        </draw:g>
        <draw:g>
          <draw:rect draw:style-name="gr30" draw:text-style-name="P8" draw:layer="layout" svg:width="0.635cm" svg:height="0.635cm" svg:x="9.525cm" svg:y="12.701cm">
            <text:p/>
          </draw:rect>
        </draw:g>
        <draw:g>
          <draw:rect draw:style-name="gr17" draw:text-style-name="P8" draw:layer="layout" svg:width="0.635cm" svg:height="0.635cm" svg:x="9.525cm" svg:y="14.606cm">
            <text:p/>
          </draw:rect>
        </draw:g>
        <draw:g>
          <draw:rect draw:style-name="gr17" draw:text-style-name="P8" draw:layer="layout" svg:width="0.635cm" svg:height="0.635cm" svg:x="9.525cm" svg:y="13.971cm">
            <text:p/>
          </draw:rect>
        </draw:g>
        <draw:g>
          <draw:rect draw:style-name="gr17" draw:text-style-name="P8" draw:layer="layout" svg:width="0.635cm" svg:height="0.635cm" svg:x="9.524cm" svg:y="13.336cm">
            <text:p/>
          </draw:rect>
        </draw:g>
        <draw:g>
          <draw:rect draw:style-name="gr17" draw:text-style-name="P8" draw:layer="layout" svg:width="0.635cm" svg:height="0.635cm" svg:x="9.524cm" svg:y="12.066cm">
            <text:p/>
          </draw:rect>
        </draw:g>
        <draw:g>
          <draw:rect draw:style-name="gr17" draw:text-style-name="P8" draw:layer="layout" svg:width="0.635cm" svg:height="0.635cm" svg:x="9.524cm" svg:y="15.241cm">
            <text:p/>
          </draw:rect>
        </draw:g>
        <draw:g>
          <draw:rect draw:style-name="gr17" draw:text-style-name="P8" draw:layer="layout" svg:width="0.635cm" svg:height="0.635cm" svg:x="9.524cm" svg:y="10.161cm">
            <text:p/>
          </draw:rect>
        </draw:g>
        <draw:g>
          <draw:rect draw:style-name="gr17" draw:text-style-name="P8" draw:layer="layout" svg:width="0.635cm" svg:height="0.635cm" svg:x="9.524cm" svg:y="9.526cm">
            <text:p/>
          </draw:rect>
        </draw:g>
        <draw:g>
          <draw:rect draw:style-name="gr17" draw:text-style-name="P8" draw:layer="layout" svg:width="0.635cm" svg:height="0.635cm" svg:x="11.43cm" svg:y="15.876cm">
            <text:p/>
          </draw:rect>
        </draw:g>
        <draw:g>
          <draw:rect draw:style-name="gr27" draw:text-style-name="P8" draw:layer="layout" svg:width="0.634cm" svg:height="0.635cm" svg:x="12.7cm" svg:y="15.876cm">
            <text:p/>
          </draw:rect>
        </draw:g>
        <draw:g>
          <draw:rect draw:style-name="gr17" draw:text-style-name="P8" draw:layer="layout" svg:width="0.635cm" svg:height="0.635cm" svg:x="13.969cm" svg:y="15.876cm">
            <text:p/>
          </draw:rect>
        </draw:g>
        <draw:g>
          <draw:rect draw:style-name="gr17" draw:text-style-name="P8" draw:layer="layout" svg:width="0.635cm" svg:height="0.635cm" svg:x="14.604cm" svg:y="15.876cm">
            <text:p/>
          </draw:rect>
        </draw:g>
        <draw:g>
          <draw:rect draw:style-name="gr17" draw:text-style-name="P8" draw:layer="layout" svg:width="0.635cm" svg:height="0.635cm" svg:x="10.795cm" svg:y="15.876cm">
            <text:p/>
          </draw:rect>
        </draw:g>
        <draw:g>
          <draw:rect draw:style-name="gr17" draw:text-style-name="P8" draw:layer="layout" svg:width="0.635cm" svg:height="0.635cm" svg:x="13.334cm" svg:y="15.876cm">
            <text:p/>
          </draw:rect>
        </draw:g>
        <draw:g>
          <draw:rect draw:style-name="gr17" draw:text-style-name="P8" draw:layer="layout" svg:width="0.635cm" svg:height="0.635cm" svg:x="12.064cm" svg:y="15.876cm">
            <text:p/>
          </draw:rect>
        </draw:g>
        <draw:g>
          <draw:rect draw:style-name="gr17" draw:text-style-name="P8" draw:layer="layout" svg:width="0.635cm" svg:height="0.635cm" svg:x="15.875cm" svg:y="15.876cm">
            <text:p/>
          </draw:rect>
        </draw:g>
        <draw:g>
          <draw:rect draw:style-name="gr17" draw:text-style-name="P8" draw:layer="layout" svg:width="0.635cm" svg:height="0.635cm" svg:x="10.159cm" svg:y="15.876cm">
            <text:p/>
          </draw:rect>
        </draw:g>
        <draw:g>
          <draw:rect draw:style-name="gr17" draw:text-style-name="P8" draw:layer="layout" svg:width="0.635cm" svg:height="0.635cm" svg:x="15.239cm" svg:y="15.876cm">
            <text:p/>
          </draw:rect>
        </draw:g>
        <draw:g>
          <draw:rect draw:style-name="gr17" draw:text-style-name="P8" draw:layer="layout" svg:width="0.635cm" svg:height="0.635cm" svg:x="9.524cm" svg:y="15.876cm">
            <text:p/>
          </draw:rect>
        </draw:g>
        <draw:g>
          <draw:rect draw:style-name="gr18" draw:text-style-name="P8" draw:layer="layout" svg:width="0.635cm" svg:height="0.635cm" svg:x="11.432cm" svg:y="13.972cm">
            <text:p/>
          </draw:rect>
        </draw:g>
        <draw:g>
          <draw:rect draw:style-name="gr30" draw:text-style-name="P8" draw:layer="layout" svg:width="0.635cm" svg:height="0.635cm" svg:x="10.16cm" svg:y="12.066cm">
            <text:p/>
          </draw:rect>
        </draw:g>
        <draw:g>
          <draw:rect draw:style-name="gr30" draw:text-style-name="P8" draw:layer="layout" svg:width="0.635cm" svg:height="0.635cm" svg:x="10.16cm" svg:y="13.336cm">
            <text:p/>
          </draw:rect>
        </draw:g>
        <draw:g>
          <draw:rect draw:style-name="gr30" draw:text-style-name="P8" draw:layer="layout" svg:width="0.635cm" svg:height="0.635cm" svg:x="10.795cm" svg:y="12.066cm">
            <text:p/>
          </draw:rect>
        </draw:g>
        <draw:g>
          <draw:rect draw:style-name="gr30" draw:text-style-name="P8" draw:layer="layout" svg:width="0.635cm" svg:height="0.635cm" svg:x="10.795cm" svg:y="13.336cm">
            <text:p/>
          </draw:rect>
        </draw:g>
        <draw:g>
          <draw:rect draw:style-name="gr30" draw:text-style-name="P8" draw:layer="layout" svg:width="0.635cm" svg:height="0.635cm" svg:x="10.795cm" svg:y="13.971cm">
            <text:p/>
          </draw:rect>
        </draw:g>
        <draw:g>
          <draw:rect draw:style-name="gr30" draw:text-style-name="P8" draw:layer="layout" svg:width="0.635cm" svg:height="0.635cm" svg:x="10.795cm" svg:y="11.431cm">
            <text:p/>
          </draw:rect>
        </draw:g>
        <draw:g>
          <draw:rect draw:style-name="gr30" draw:text-style-name="P8" draw:layer="layout" svg:width="0.635cm" svg:height="0.635cm" svg:x="10.16cm" svg:y="11.431cm">
            <text:p/>
          </draw:rect>
        </draw:g>
        <draw:g>
          <draw:rect draw:style-name="gr30" draw:text-style-name="P8" draw:layer="layout" svg:width="0.635cm" svg:height="0.635cm" svg:x="10.16cm" svg:y="13.971cm">
            <text:p/>
          </draw:rect>
        </draw:g>
        <draw:g>
          <draw:rect draw:style-name="gr27" draw:text-style-name="P8" draw:layer="layout" svg:width="0.634cm" svg:height="0.635cm" svg:x="12.065cm" svg:y="15.241cm">
            <text:p/>
          </draw:rect>
        </draw:g>
        <draw:g>
          <draw:rect draw:style-name="gr27" draw:text-style-name="P8" draw:layer="layout" svg:width="0.634cm" svg:height="0.635cm" svg:x="13.335cm" svg:y="15.241cm">
            <text:p/>
          </draw:rect>
        </draw:g>
        <draw:g>
          <draw:rect draw:style-name="gr27" draw:text-style-name="P8" draw:layer="layout" svg:width="0.634cm" svg:height="0.635cm" svg:x="11.43cm" svg:y="15.241cm">
            <text:p/>
          </draw:rect>
        </draw:g>
        <draw:g>
          <draw:rect draw:style-name="gr27" draw:text-style-name="P8" draw:layer="layout" svg:width="0.634cm" svg:height="0.635cm" svg:x="13.971cm" svg:y="15.241cm">
            <text:p/>
          </draw:rect>
        </draw:g>
        <draw:g>
          <draw:rect draw:style-name="gr27" draw:text-style-name="P8" draw:layer="layout" svg:width="0.634cm" svg:height="0.635cm" svg:x="12.066cm" svg:y="14.606cm">
            <text:p/>
          </draw:rect>
        </draw:g>
        <draw:g>
          <draw:rect draw:style-name="gr27" draw:text-style-name="P8" draw:layer="layout" svg:width="0.634cm" svg:height="0.635cm" svg:x="13.335cm" svg:y="14.606cm">
            <text:p/>
          </draw:rect>
        </draw:g>
        <draw:g>
          <draw:rect draw:style-name="gr27" draw:text-style-name="P8" draw:layer="layout" svg:width="0.634cm" svg:height="0.635cm" svg:x="11.431cm" svg:y="14.606cm">
            <text:p/>
          </draw:rect>
        </draw:g>
        <draw:g>
          <draw:rect draw:style-name="gr27" draw:text-style-name="P8" draw:layer="layout" svg:width="0.634cm" svg:height="0.635cm" svg:x="13.971cm" svg:y="14.606cm">
            <text:p/>
          </draw:rect>
        </draw:g>
        <draw:g>
          <draw:rect draw:style-name="gr30" draw:text-style-name="P8" draw:layer="layout" svg:width="0.635cm" svg:height="0.635cm" svg:x="10.795cm" svg:y="14.606cm">
            <text:p/>
          </draw:rect>
        </draw:g>
        <draw:g>
          <draw:rect draw:style-name="gr27" draw:text-style-name="P8" draw:layer="layout" svg:width="0.634cm" svg:height="0.635cm" svg:x="14.606cm" svg:y="14.606cm">
            <text:p/>
          </draw:rect>
        </draw:g>
        <draw:g>
          <draw:rect draw:style-name="gr28" draw:text-style-name="P8" draw:layer="layout" svg:width="0.635cm" svg:height="0.635cm" svg:x="15.24cm" svg:y="13.336cm">
            <text:p/>
          </draw:rect>
        </draw:g>
        <draw:g>
          <draw:rect draw:style-name="gr28" draw:text-style-name="P8" draw:layer="layout" svg:width="0.635cm" svg:height="0.635cm" svg:x="15.24cm" svg:y="12.066cm">
            <text:p/>
          </draw:rect>
        </draw:g>
        <draw:g>
          <draw:rect draw:style-name="gr28" draw:text-style-name="P8" draw:layer="layout" svg:width="0.635cm" svg:height="0.635cm" svg:x="15.24cm" svg:y="13.971cm">
            <text:p/>
          </draw:rect>
        </draw:g>
        <draw:g>
          <draw:rect draw:style-name="gr28" draw:text-style-name="P8" draw:layer="layout" svg:width="0.635cm" svg:height="0.635cm" svg:x="15.24cm" svg:y="11.431cm">
            <text:p/>
          </draw:rect>
        </draw:g>
        <draw:g>
          <draw:rect draw:style-name="gr28" draw:text-style-name="P8" draw:layer="layout" svg:width="0.635cm" svg:height="0.635cm" svg:x="14.605cm" svg:y="13.336cm">
            <text:p/>
          </draw:rect>
        </draw:g>
        <draw:g>
          <draw:rect draw:style-name="gr28" draw:text-style-name="P8" draw:layer="layout" svg:width="0.635cm" svg:height="0.635cm" svg:x="14.605cm" svg:y="13.971cm">
            <text:p/>
          </draw:rect>
        </draw:g>
        <draw:g>
          <draw:rect draw:style-name="gr28" draw:text-style-name="P8" draw:layer="layout" svg:width="0.635cm" svg:height="0.635cm" svg:x="14.605cm" svg:y="12.066cm">
            <text:p/>
          </draw:rect>
        </draw:g>
        <draw:g>
          <draw:rect draw:style-name="gr28" draw:text-style-name="P8" draw:layer="layout" svg:width="0.635cm" svg:height="0.635cm" svg:x="14.605cm" svg:y="11.431cm">
            <text:p/>
          </draw:rect>
        </draw:g>
        <draw:g>
          <draw:rect draw:style-name="gr28" draw:text-style-name="P8" draw:layer="layout" svg:width="0.635cm" svg:height="0.635cm" svg:x="14.605cm" svg:y="10.796cm">
            <text:p/>
          </draw:rect>
        </draw:g>
        <draw:g>
          <draw:rect draw:style-name="gr29" draw:text-style-name="P8" draw:layer="layout" svg:width="0.634cm" svg:height="0.635cm" svg:x="12.065cm" svg:y="10.161cm">
            <text:p/>
          </draw:rect>
        </draw:g>
        <draw:g>
          <draw:rect draw:style-name="gr29" draw:text-style-name="P8" draw:layer="layout" svg:width="0.634cm" svg:height="0.635cm" svg:x="13.336cm" svg:y="10.161cm">
            <text:p/>
          </draw:rect>
        </draw:g>
        <draw:g>
          <draw:rect draw:style-name="gr29" draw:text-style-name="P8" draw:layer="layout" svg:width="0.634cm" svg:height="0.635cm" svg:x="12.066cm" svg:y="10.796cm">
            <text:p/>
          </draw:rect>
        </draw:g>
        <draw:g>
          <draw:rect draw:style-name="gr29" draw:text-style-name="P8" draw:layer="layout" svg:width="0.634cm" svg:height="0.635cm" svg:x="13.336cm" svg:y="10.796cm">
            <text:p/>
          </draw:rect>
        </draw:g>
        <draw:g>
          <draw:rect draw:style-name="gr29" draw:text-style-name="P8" draw:layer="layout" svg:width="0.634cm" svg:height="0.635cm" svg:x="13.971cm" svg:y="10.796cm">
            <text:p/>
          </draw:rect>
        </draw:g>
        <draw:g>
          <draw:rect draw:style-name="gr29" draw:text-style-name="P8" draw:layer="layout" svg:width="0.634cm" svg:height="0.635cm" svg:x="11.431cm" svg:y="10.796cm">
            <text:p/>
          </draw:rect>
        </draw:g>
        <draw:g>
          <draw:rect draw:style-name="gr29" draw:text-style-name="P8" draw:layer="layout" svg:width="0.634cm" svg:height="0.635cm" svg:x="11.431cm" svg:y="10.161cm">
            <text:p/>
          </draw:rect>
        </draw:g>
        <draw:g>
          <draw:rect draw:style-name="gr29" draw:text-style-name="P8" draw:layer="layout" svg:width="0.634cm" svg:height="0.635cm" svg:x="13.971cm" svg:y="10.161cm">
            <text:p/>
          </draw:rect>
        </draw:g>
        <draw:g>
          <draw:rect draw:style-name="gr29" draw:text-style-name="P8" draw:layer="layout" svg:width="0.634cm" svg:height="0.635cm" svg:x="10.796cm" svg:y="10.796cm">
            <text:p/>
          </draw:rect>
        </draw:g>
        <draw:custom-shape draw:style-name="gr31" draw:text-style-name="P8" draw:layer="layout" svg:width="0.635cm" svg:height="0.635cm" svg:x="11.43cm" svg:y="14.6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cm" svg:y="13.3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5cm" svg:y="14.60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g>
          <draw:rect draw:style-name="gr15" draw:text-style-name="P8" draw:layer="layout" svg:width="0.635cm" svg:height="0.635cm" svg:x="12.067cm" svg:y="12.067cm">
            <text:p/>
          </draw:rect>
        </draw:g>
        <draw:g>
          <draw:rect draw:style-name="gr15" draw:text-style-name="P8" draw:layer="layout" svg:width="0.634cm" svg:height="0.635cm" svg:x="12.702cm" svg:y="12.067cm">
            <text:p/>
          </draw:rect>
        </draw:g>
        <draw:g>
          <draw:rect draw:style-name="gr16" draw:text-style-name="P8" draw:layer="layout" svg:width="0.635cm" svg:height="0.635cm" svg:x="13.336cm" svg:y="12.067cm">
            <text:p/>
          </draw:rect>
        </draw:g>
        <draw:g>
          <draw:rect draw:style-name="gr17" draw:text-style-name="P8" draw:layer="layout" svg:width="0.634cm" svg:height="0.635cm" svg:x="12.702cm" svg:y="12.702cm">
            <text:p/>
          </draw:rect>
        </draw:g>
        <draw:g>
          <draw:rect draw:style-name="gr18" draw:text-style-name="P8" draw:layer="layout" svg:width="0.635cm" svg:height="0.635cm" svg:x="12.067cm" svg:y="13.337cm">
            <text:p/>
          </draw:rect>
        </draw:g>
        <draw:g>
          <draw:rect draw:style-name="gr19" draw:text-style-name="P8" draw:layer="layout" svg:width="0.634cm" svg:height="0.635cm" svg:x="12.702cm" svg:y="13.33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2cm" svg:y="12.702cm" svg:viewBox="0 0 635 635" svg:d="m317 0c180 0 318 138 318 318s-138 317-318 317-317-137-317-317 137-318 317-318z">
            <text:p/>
          </draw:path>
          <draw:path draw:style-name="gr21" draw:text-style-name="P8" draw:layer="layout" svg:width="0.067cm" svg:height="0.067cm" svg:x="12.882cm" svg:y="12.889cm" svg:viewBox="0 0 68 68" svg:d="m34 0c19 0 34 15 34 34s-15 34-34 34-34-15-34-34 15-34 34-34z">
            <text:p/>
          </draw:path>
          <draw:path draw:style-name="gr21" draw:text-style-name="P8" draw:layer="layout" svg:width="0.067cm" svg:height="0.067cm" svg:x="13.087cm" svg:y="12.889cm" svg:viewBox="0 0 68 68" svg:d="m34 0c19 0 34 15 34 34s-15 34-34 34-34-15-34-34 15-34 34-34z">
            <text:p/>
          </draw:path>
          <draw:path draw:style-name="gr22" draw:text-style-name="P8" draw:layer="layout" svg:width="0.348cm" svg:height="0.043cm" svg:x="12.845cm" svg:y="13.158cm" svg:viewBox="0 0 349 44" svg:d="m0 0c112 59 237 59 349 0">
            <text:p/>
          </draw:path>
        </draw:g>
        <draw:g>
          <draw:rect draw:style-name="gr15" draw:text-style-name="P8" draw:layer="layout" svg:width="0.635cm" svg:height="0.635cm" svg:x="11.432cm" svg:y="11.432cm">
            <text:p/>
          </draw:rect>
        </draw:g>
        <draw:g>
          <draw:rect draw:style-name="gr15" draw:text-style-name="P8" draw:layer="layout" svg:width="0.635cm" svg:height="0.635cm" svg:x="12.067cm" svg:y="11.432cm">
            <text:p/>
          </draw:rect>
        </draw:g>
        <draw:g>
          <draw:rect draw:style-name="gr15" draw:text-style-name="P8" draw:layer="layout" svg:width="0.634cm" svg:height="0.635cm" svg:x="12.702cm" svg:y="11.432cm">
            <text:p/>
          </draw:rect>
        </draw:g>
        <draw:g>
          <draw:rect draw:style-name="gr15" draw:text-style-name="P8" draw:layer="layout" svg:width="0.635cm" svg:height="0.635cm" svg:x="13.336cm" svg:y="11.432cm">
            <text:p/>
          </draw:rect>
        </draw:g>
        <draw:g>
          <draw:rect draw:style-name="gr17" draw:text-style-name="P8" draw:layer="layout" svg:width="0.635cm" svg:height="0.635cm" svg:x="10.797cm" svg:y="10.797cm">
            <text:p/>
          </draw:rect>
        </draw:g>
        <draw:g>
          <draw:rect draw:style-name="gr17" draw:text-style-name="P8" draw:layer="layout" svg:width="0.635cm" svg:height="0.635cm" svg:x="11.432cm" svg:y="10.797cm">
            <text:p/>
          </draw:rect>
        </draw:g>
        <draw:g>
          <draw:rect draw:style-name="gr15" draw:text-style-name="P8" draw:layer="layout" svg:width="0.634cm" svg:height="0.635cm" svg:x="12.702cm" svg:y="10.797cm">
            <text:p/>
          </draw:rect>
        </draw:g>
        <draw:g>
          <draw:rect draw:style-name="gr17" draw:text-style-name="P8" draw:layer="layout" svg:width="0.635cm" svg:height="0.635cm" svg:x="13.971cm" svg:y="10.797cm">
            <text:p/>
          </draw:rect>
        </draw:g>
        <draw:g>
          <draw:rect draw:style-name="gr16" draw:text-style-name="P8" draw:layer="layout" svg:width="0.635cm" svg:height="0.635cm" svg:x="13.336cm" svg:y="12.702cm">
            <text:p/>
          </draw:rect>
        </draw:g>
        <draw:g>
          <draw:rect draw:style-name="gr23" draw:text-style-name="P8" draw:layer="layout" svg:width="0.635cm" svg:height="0.635cm" svg:x="13.971cm" svg:y="11.432cm">
            <text:p/>
          </draw:rect>
        </draw:g>
        <draw:g>
          <draw:rect draw:style-name="gr16" draw:text-style-name="P8" draw:layer="layout" svg:width="0.635cm" svg:height="0.635cm" svg:x="13.971cm" svg:y="12.067cm">
            <text:p/>
          </draw:rect>
        </draw:g>
        <draw:g>
          <draw:rect draw:style-name="gr16" draw:text-style-name="P8" draw:layer="layout" svg:width="0.635cm" svg:height="0.635cm" svg:x="13.971cm" svg:y="12.702cm">
            <text:p/>
          </draw:rect>
        </draw:g>
        <draw:g>
          <draw:rect draw:style-name="gr16" draw:text-style-name="P8" draw:layer="layout" svg:width="0.635cm" svg:height="0.635cm" svg:x="13.971cm" svg:y="13.337cm">
            <text:p/>
          </draw:rect>
        </draw:g>
        <draw:g>
          <draw:rect draw:style-name="gr17" draw:text-style-name="P8" draw:layer="layout" svg:width="0.635cm" svg:height="0.635cm" svg:x="14.606cm" svg:y="10.797cm">
            <text:p/>
          </draw:rect>
        </draw:g>
        <draw:g>
          <draw:rect draw:style-name="gr17" draw:text-style-name="P8" draw:layer="layout" svg:width="0.635cm" svg:height="0.635cm" svg:x="14.606cm" svg:y="11.432cm">
            <text:p/>
          </draw:rect>
        </draw:g>
        <draw:g>
          <draw:rect draw:style-name="gr16" draw:text-style-name="P8" draw:layer="layout" svg:width="0.635cm" svg:height="0.635cm" svg:x="14.606cm" svg:y="12.702cm">
            <text:p/>
          </draw:rect>
        </draw:g>
        <draw:g>
          <draw:rect draw:style-name="gr17" draw:text-style-name="P8" draw:layer="layout" svg:width="0.635cm" svg:height="0.635cm" svg:x="14.606cm" svg:y="13.972cm">
            <text:p/>
          </draw:rect>
        </draw:g>
        <draw:g>
          <draw:rect draw:style-name="gr19" draw:text-style-name="P8" draw:layer="layout" svg:width="0.635cm" svg:height="0.635cm" svg:x="13.336cm" svg:y="13.337cm">
            <text:p/>
          </draw:rect>
        </draw:g>
        <draw:g>
          <draw:rect draw:style-name="gr19" draw:text-style-name="P8" draw:layer="layout" svg:width="0.635cm" svg:height="0.635cm" svg:x="12.067cm" svg:y="13.972cm">
            <text:p/>
          </draw:rect>
        </draw:g>
        <draw:g>
          <draw:rect draw:style-name="gr19" draw:text-style-name="P8" draw:layer="layout" svg:width="0.634cm" svg:height="0.635cm" svg:x="12.702cm" svg:y="13.972cm">
            <text:p/>
          </draw:rect>
        </draw:g>
        <draw:g>
          <draw:rect draw:style-name="gr19" draw:text-style-name="P8" draw:layer="layout" svg:width="0.635cm" svg:height="0.635cm" svg:x="13.336cm" svg:y="13.972cm">
            <text:p/>
          </draw:rect>
        </draw:g>
        <draw:g>
          <draw:rect draw:style-name="gr19" draw:text-style-name="P8" draw:layer="layout" svg:width="0.635cm" svg:height="0.635cm" svg:x="13.971cm" svg:y="13.972cm">
            <text:p/>
          </draw:rect>
        </draw:g>
        <draw:g>
          <draw:rect draw:style-name="gr17" draw:text-style-name="P8" draw:layer="layout" svg:width="0.635cm" svg:height="0.635cm" svg:x="11.432cm" svg:y="14.607cm">
            <text:p/>
          </draw:rect>
        </draw:g>
        <draw:g>
          <draw:rect draw:style-name="gr19" draw:text-style-name="P8" draw:layer="layout" svg:width="0.634cm" svg:height="0.635cm" svg:x="12.702cm" svg:y="14.607cm">
            <text:p/>
          </draw:rect>
        </draw:g>
        <draw:g>
          <draw:rect draw:style-name="gr17" draw:text-style-name="P8" draw:layer="layout" svg:width="0.635cm" svg:height="0.635cm" svg:x="13.971cm" svg:y="14.607cm">
            <text:p/>
          </draw:rect>
        </draw:g>
        <draw:g>
          <draw:rect draw:style-name="gr17" draw:text-style-name="P8" draw:layer="layout" svg:width="0.635cm" svg:height="0.635cm" svg:x="14.606cm" svg:y="14.607cm">
            <text:p/>
          </draw:rect>
        </draw:g>
        <draw:g>
          <draw:rect draw:style-name="gr18" draw:text-style-name="P8" draw:layer="layout" svg:width="0.635cm" svg:height="0.635cm" svg:x="12.067cm" svg:y="12.702cm">
            <text:p/>
          </draw:rect>
        </draw:g>
        <draw:g>
          <draw:rect draw:style-name="gr17" draw:text-style-name="P8" draw:layer="layout" svg:width="0.635cm" svg:height="0.635cm" svg:x="10.797cm" svg:y="11.432cm">
            <text:p/>
          </draw:rect>
        </draw:g>
        <draw:g>
          <draw:rect draw:style-name="gr18" draw:text-style-name="P8" draw:layer="layout" svg:width="0.635cm" svg:height="0.635cm" svg:x="10.797cm" svg:y="12.702cm">
            <text:p/>
          </draw:rect>
        </draw:g>
        <draw:g>
          <draw:rect draw:style-name="gr18" draw:text-style-name="P8" draw:layer="layout" svg:width="0.635cm" svg:height="0.635cm" svg:x="11.432cm" svg:y="12.702cm">
            <text:p/>
          </draw:rect>
        </draw:g>
        <draw:g>
          <draw:rect draw:style-name="gr18" draw:text-style-name="P8" draw:layer="layout" svg:width="0.635cm" svg:height="0.635cm" svg:x="11.432cm" svg:y="12.067cm">
            <text:p/>
          </draw:rect>
        </draw:g>
        <draw:g>
          <draw:rect draw:style-name="gr18" draw:text-style-name="P8" draw:layer="layout" svg:width="0.635cm" svg:height="0.635cm" svg:x="11.432cm" svg:y="13.972cm">
            <text:p/>
          </draw:rect>
        </draw:g>
        <draw:g>
          <draw:rect draw:style-name="gr18" draw:text-style-name="P8" draw:layer="layout" svg:width="0.635cm" svg:height="0.635cm" svg:x="11.432cm" svg:y="13.337cm">
            <text:p/>
          </draw:rect>
        </draw:g>
        <draw:g>
          <draw:rect draw:style-name="gr17" draw:text-style-name="P8" draw:layer="layout" svg:width="0.635cm" svg:height="0.635cm" svg:x="10.797cm" svg:y="14.607cm">
            <text:p/>
          </draw:rect>
        </draw:g>
        <draw:g>
          <draw:rect draw:style-name="gr17" draw:text-style-name="P8" draw:layer="layout" svg:width="0.635cm" svg:height="0.635cm" svg:x="10.797cm" svg:y="13.972cm">
            <text:p/>
          </draw:rect>
        </draw:g>
        <draw:line draw:style-name="gr25" draw:text-style-name="P10" draw:layer="layout" svg:x1="13.019cm" svg:y1="13.337cm" svg:x2="13.019cm" svg:y2="13.972cm">
          <text:p/>
        </draw:line>
        <draw:g>
          <draw:rect draw:style-name="gr17" draw:text-style-name="P8" draw:layer="layout" svg:width="0.635cm" svg:height="0.635cm" svg:x="14.606cm" svg:y="13.337cm">
            <text:p/>
          </draw:rect>
        </draw:g>
        <draw:g>
          <draw:rect draw:style-name="gr17" draw:text-style-name="P8" draw:layer="layout" svg:width="0.635cm" svg:height="0.635cm" svg:x="13.336cm" svg:y="14.607cm">
            <text:p/>
          </draw:rect>
        </draw:g>
        <draw:g>
          <draw:rect draw:style-name="gr17" draw:text-style-name="P8" draw:layer="layout" svg:width="0.635cm" svg:height="0.635cm" svg:x="12.066cm" svg:y="14.607cm">
            <text:p/>
          </draw:rect>
        </draw:g>
        <draw:g>
          <draw:rect draw:style-name="gr17" draw:text-style-name="P8" draw:layer="layout" svg:width="0.635cm" svg:height="0.635cm" svg:x="10.796cm" svg:y="13.337cm">
            <text:p/>
          </draw:rect>
        </draw:g>
        <draw:g>
          <draw:rect draw:style-name="gr17" draw:text-style-name="P8" draw:layer="layout" svg:width="0.635cm" svg:height="0.635cm" svg:x="10.796cm" svg:y="12.067cm">
            <text:p/>
          </draw:rect>
        </draw:g>
        <draw:g>
          <draw:rect draw:style-name="gr17" draw:text-style-name="P8" draw:layer="layout" svg:width="0.635cm" svg:height="0.635cm" svg:x="12.066cm" svg:y="10.797cm">
            <text:p/>
          </draw:rect>
        </draw:g>
        <draw:g>
          <draw:rect draw:style-name="gr17" draw:text-style-name="P8" draw:layer="layout" svg:width="0.635cm" svg:height="0.635cm" svg:x="14.606cm" svg:y="12.067cm">
            <text:p/>
          </draw:rect>
        </draw:g>
        <draw:g>
          <draw:rect draw:style-name="gr17" draw:text-style-name="P8" draw:layer="layout" svg:width="0.635cm" svg:height="0.635cm" svg:x="13.336cm" svg:y="10.797cm">
            <text:p/>
          </draw:rect>
        </draw:g>
        <draw:g>
          <draw:rect draw:style-name="gr17" draw:text-style-name="P8" draw:layer="layout" svg:width="0.635cm" svg:height="0.635cm" svg:x="11.431cm" svg:y="15.242cm">
            <text:p/>
          </draw:rect>
        </draw:g>
        <draw:g>
          <draw:rect draw:style-name="gr27" draw:text-style-name="P8" draw:layer="layout" svg:width="0.634cm" svg:height="0.635cm" svg:x="12.701cm" svg:y="15.242cm">
            <text:p/>
          </draw:rect>
        </draw:g>
        <draw:g>
          <draw:rect draw:style-name="gr17" draw:text-style-name="P8" draw:layer="layout" svg:width="0.635cm" svg:height="0.635cm" svg:x="13.97cm" svg:y="15.242cm">
            <text:p/>
          </draw:rect>
        </draw:g>
        <draw:g>
          <draw:rect draw:style-name="gr17" draw:text-style-name="P8" draw:layer="layout" svg:width="0.635cm" svg:height="0.635cm" svg:x="14.605cm" svg:y="15.242cm">
            <text:p/>
          </draw:rect>
        </draw:g>
        <draw:g>
          <draw:rect draw:style-name="gr17" draw:text-style-name="P8" draw:layer="layout" svg:width="0.635cm" svg:height="0.635cm" svg:x="10.796cm" svg:y="15.242cm">
            <text:p/>
          </draw:rect>
        </draw:g>
        <draw:g>
          <draw:rect draw:style-name="gr17" draw:text-style-name="P8" draw:layer="layout" svg:width="0.635cm" svg:height="0.635cm" svg:x="13.335cm" svg:y="15.242cm">
            <text:p/>
          </draw:rect>
        </draw:g>
        <draw:g>
          <draw:rect draw:style-name="gr17" draw:text-style-name="P8" draw:layer="layout" svg:width="0.635cm" svg:height="0.635cm" svg:x="12.065cm" svg:y="15.242cm">
            <text:p/>
          </draw:rect>
        </draw:g>
        <draw:g>
          <draw:rect draw:style-name="gr17" draw:text-style-name="P8" draw:layer="layout" svg:width="0.635cm" svg:height="0.635cm" svg:x="15.877cm" svg:y="10.797cm">
            <text:p/>
          </draw:rect>
        </draw:g>
        <draw:g>
          <draw:rect draw:style-name="gr17" draw:text-style-name="P8" draw:layer="layout" svg:width="0.635cm" svg:height="0.635cm" svg:x="15.877cm" svg:y="11.432cm">
            <text:p/>
          </draw:rect>
        </draw:g>
        <draw:g>
          <draw:rect draw:style-name="gr28" draw:text-style-name="P8" draw:layer="layout" svg:width="0.635cm" svg:height="0.635cm" svg:x="15.877cm" svg:y="12.702cm">
            <text:p/>
          </draw:rect>
        </draw:g>
        <draw:g>
          <draw:rect draw:style-name="gr17" draw:text-style-name="P8" draw:layer="layout" svg:width="0.635cm" svg:height="0.635cm" svg:x="15.877cm" svg:y="13.972cm">
            <text:p/>
          </draw:rect>
        </draw:g>
        <draw:g>
          <draw:rect draw:style-name="gr17" draw:text-style-name="P8" draw:layer="layout" svg:width="0.635cm" svg:height="0.635cm" svg:x="15.877cm" svg:y="14.607cm">
            <text:p/>
          </draw:rect>
        </draw:g>
        <draw:g>
          <draw:rect draw:style-name="gr17" draw:text-style-name="P8" draw:layer="layout" svg:width="0.635cm" svg:height="0.635cm" svg:x="15.877cm" svg:y="13.337cm">
            <text:p/>
          </draw:rect>
        </draw:g>
        <draw:g>
          <draw:rect draw:style-name="gr17" draw:text-style-name="P8" draw:layer="layout" svg:width="0.635cm" svg:height="0.635cm" svg:x="15.877cm" svg:y="12.067cm">
            <text:p/>
          </draw:rect>
        </draw:g>
        <draw:g>
          <draw:rect draw:style-name="gr17" draw:text-style-name="P8" draw:layer="layout" svg:width="0.635cm" svg:height="0.635cm" svg:x="15.876cm" svg:y="15.242cm">
            <text:p/>
          </draw:rect>
        </draw:g>
        <draw:g>
          <draw:rect draw:style-name="gr17" draw:text-style-name="P8" draw:layer="layout" svg:width="0.635cm" svg:height="0.635cm" svg:x="10.796cm" svg:y="10.162cm">
            <text:p/>
          </draw:rect>
        </draw:g>
        <draw:g>
          <draw:rect draw:style-name="gr17" draw:text-style-name="P8" draw:layer="layout" svg:width="0.635cm" svg:height="0.635cm" svg:x="11.431cm" svg:y="10.162cm">
            <text:p/>
          </draw:rect>
        </draw:g>
        <draw:g>
          <draw:rect draw:style-name="gr29" draw:text-style-name="P8" draw:layer="layout" svg:width="0.634cm" svg:height="0.635cm" svg:x="12.701cm" svg:y="10.162cm">
            <text:p/>
          </draw:rect>
        </draw:g>
        <draw:g>
          <draw:rect draw:style-name="gr17" draw:text-style-name="P8" draw:layer="layout" svg:width="0.635cm" svg:height="0.635cm" svg:x="13.97cm" svg:y="10.162cm">
            <text:p/>
          </draw:rect>
        </draw:g>
        <draw:g>
          <draw:rect draw:style-name="gr17" draw:text-style-name="P8" draw:layer="layout" svg:width="0.635cm" svg:height="0.635cm" svg:x="14.605cm" svg:y="10.162cm">
            <text:p/>
          </draw:rect>
        </draw:g>
        <draw:g>
          <draw:rect draw:style-name="gr17" draw:text-style-name="P8" draw:layer="layout" svg:width="0.635cm" svg:height="0.635cm" svg:x="12.065cm" svg:y="10.162cm">
            <text:p/>
          </draw:rect>
        </draw:g>
        <draw:g>
          <draw:rect draw:style-name="gr17" draw:text-style-name="P8" draw:layer="layout" svg:width="0.635cm" svg:height="0.635cm" svg:x="13.335cm" svg:y="10.162cm">
            <text:p/>
          </draw:rect>
        </draw:g>
        <draw:g>
          <draw:rect draw:style-name="gr17" draw:text-style-name="P8" draw:layer="layout" svg:width="0.635cm" svg:height="0.635cm" svg:x="15.876cm" svg:y="10.162cm">
            <text:p/>
          </draw:rect>
        </draw:g>
        <draw:g>
          <draw:rect draw:style-name="gr17" draw:text-style-name="P8" draw:layer="layout" svg:width="0.635cm" svg:height="0.635cm" svg:x="10.161cm" svg:y="10.797cm">
            <text:p/>
          </draw:rect>
        </draw:g>
        <draw:g>
          <draw:rect draw:style-name="gr17" draw:text-style-name="P8" draw:layer="layout" svg:width="0.635cm" svg:height="0.635cm" svg:x="10.161cm" svg:y="11.432cm">
            <text:p/>
          </draw:rect>
        </draw:g>
        <draw:g>
          <draw:rect draw:style-name="gr30" draw:text-style-name="P8" draw:layer="layout" svg:width="0.635cm" svg:height="0.635cm" svg:x="10.161cm" svg:y="12.702cm">
            <text:p/>
          </draw:rect>
        </draw:g>
        <draw:g>
          <draw:rect draw:style-name="gr17" draw:text-style-name="P8" draw:layer="layout" svg:width="0.635cm" svg:height="0.635cm" svg:x="10.161cm" svg:y="14.607cm">
            <text:p/>
          </draw:rect>
        </draw:g>
        <draw:g>
          <draw:rect draw:style-name="gr17" draw:text-style-name="P8" draw:layer="layout" svg:width="0.635cm" svg:height="0.635cm" svg:x="10.161cm" svg:y="13.972cm">
            <text:p/>
          </draw:rect>
        </draw:g>
        <draw:g>
          <draw:rect draw:style-name="gr17" draw:text-style-name="P8" draw:layer="layout" svg:width="0.635cm" svg:height="0.635cm" svg:x="10.16cm" svg:y="13.337cm">
            <text:p/>
          </draw:rect>
        </draw:g>
        <draw:g>
          <draw:rect draw:style-name="gr17" draw:text-style-name="P8" draw:layer="layout" svg:width="0.635cm" svg:height="0.635cm" svg:x="10.16cm" svg:y="12.067cm">
            <text:p/>
          </draw:rect>
        </draw:g>
        <draw:g>
          <draw:rect draw:style-name="gr17" draw:text-style-name="P8" draw:layer="layout" svg:width="0.635cm" svg:height="0.635cm" svg:x="10.16cm" svg:y="15.242cm">
            <text:p/>
          </draw:rect>
        </draw:g>
        <draw:g>
          <draw:rect draw:style-name="gr17" draw:text-style-name="P8" draw:layer="layout" svg:width="0.635cm" svg:height="0.635cm" svg:x="10.16cm" svg:y="10.162cm">
            <text:p/>
          </draw:rect>
        </draw:g>
        <draw:g>
          <draw:rect draw:style-name="gr17" draw:text-style-name="P8" draw:layer="layout" svg:width="0.635cm" svg:height="0.635cm" svg:x="15.241cm" svg:y="10.797cm">
            <text:p/>
          </draw:rect>
        </draw:g>
        <draw:g>
          <draw:rect draw:style-name="gr17" draw:text-style-name="P8" draw:layer="layout" svg:width="0.635cm" svg:height="0.635cm" svg:x="15.241cm" svg:y="11.432cm">
            <text:p/>
          </draw:rect>
        </draw:g>
        <draw:g>
          <draw:rect draw:style-name="gr28" draw:text-style-name="P8" draw:layer="layout" svg:width="0.635cm" svg:height="0.635cm" svg:x="15.241cm" svg:y="12.702cm">
            <text:p/>
          </draw:rect>
        </draw:g>
        <draw:g>
          <draw:rect draw:style-name="gr17" draw:text-style-name="P8" draw:layer="layout" svg:width="0.635cm" svg:height="0.635cm" svg:x="15.241cm" svg:y="13.972cm">
            <text:p/>
          </draw:rect>
        </draw:g>
        <draw:g>
          <draw:rect draw:style-name="gr17" draw:text-style-name="P8" draw:layer="layout" svg:width="0.635cm" svg:height="0.635cm" svg:x="15.241cm" svg:y="14.607cm">
            <text:p/>
          </draw:rect>
        </draw:g>
        <draw:g>
          <draw:rect draw:style-name="gr17" draw:text-style-name="P8" draw:layer="layout" svg:width="0.635cm" svg:height="0.635cm" svg:x="15.241cm" svg:y="13.337cm">
            <text:p/>
          </draw:rect>
        </draw:g>
        <draw:g>
          <draw:rect draw:style-name="gr17" draw:text-style-name="P8" draw:layer="layout" svg:width="0.635cm" svg:height="0.635cm" svg:x="15.241cm" svg:y="12.067cm">
            <text:p/>
          </draw:rect>
        </draw:g>
        <draw:g>
          <draw:rect draw:style-name="gr17" draw:text-style-name="P8" draw:layer="layout" svg:width="0.635cm" svg:height="0.635cm" svg:x="15.24cm" svg:y="15.242cm">
            <text:p/>
          </draw:rect>
        </draw:g>
        <draw:g>
          <draw:rect draw:style-name="gr17" draw:text-style-name="P8" draw:layer="layout" svg:width="0.635cm" svg:height="0.635cm" svg:x="15.24cm" svg:y="10.162cm">
            <text:p/>
          </draw:rect>
        </draw:g>
        <draw:g>
          <draw:rect draw:style-name="gr17" draw:text-style-name="P8" draw:layer="layout" svg:width="0.635cm" svg:height="0.635cm" svg:x="10.796cm" svg:y="9.527cm">
            <text:p/>
          </draw:rect>
        </draw:g>
        <draw:g>
          <draw:rect draw:style-name="gr17" draw:text-style-name="P8" draw:layer="layout" svg:width="0.635cm" svg:height="0.635cm" svg:x="11.431cm" svg:y="9.527cm">
            <text:p/>
          </draw:rect>
        </draw:g>
        <draw:g>
          <draw:rect draw:style-name="gr29" draw:text-style-name="P8" draw:layer="layout" svg:width="0.634cm" svg:height="0.635cm" svg:x="12.701cm" svg:y="9.527cm">
            <text:p/>
          </draw:rect>
        </draw:g>
        <draw:g>
          <draw:rect draw:style-name="gr17" draw:text-style-name="P8" draw:layer="layout" svg:width="0.635cm" svg:height="0.635cm" svg:x="13.97cm" svg:y="9.527cm">
            <text:p/>
          </draw:rect>
        </draw:g>
        <draw:g>
          <draw:rect draw:style-name="gr17" draw:text-style-name="P8" draw:layer="layout" svg:width="0.635cm" svg:height="0.635cm" svg:x="14.605cm" svg:y="9.527cm">
            <text:p/>
          </draw:rect>
        </draw:g>
        <draw:g>
          <draw:rect draw:style-name="gr17" draw:text-style-name="P8" draw:layer="layout" svg:width="0.635cm" svg:height="0.635cm" svg:x="12.065cm" svg:y="9.527cm">
            <text:p/>
          </draw:rect>
        </draw:g>
        <draw:g>
          <draw:rect draw:style-name="gr17" draw:text-style-name="P8" draw:layer="layout" svg:width="0.635cm" svg:height="0.635cm" svg:x="13.335cm" svg:y="9.527cm">
            <text:p/>
          </draw:rect>
        </draw:g>
        <draw:g>
          <draw:rect draw:style-name="gr17" draw:text-style-name="P8" draw:layer="layout" svg:width="0.635cm" svg:height="0.635cm" svg:x="15.876cm" svg:y="9.527cm">
            <text:p/>
          </draw:rect>
        </draw:g>
        <draw:g>
          <draw:rect draw:style-name="gr17" draw:text-style-name="P8" draw:layer="layout" svg:width="0.635cm" svg:height="0.635cm" svg:x="10.16cm" svg:y="9.527cm">
            <text:p/>
          </draw:rect>
        </draw:g>
        <draw:g>
          <draw:rect draw:style-name="gr17" draw:text-style-name="P8" draw:layer="layout" svg:width="0.635cm" svg:height="0.635cm" svg:x="15.24cm" svg:y="9.527cm">
            <text:p/>
          </draw:rect>
        </draw:g>
        <draw:g>
          <draw:rect draw:style-name="gr17" draw:text-style-name="P8" draw:layer="layout" svg:width="0.635cm" svg:height="0.635cm" svg:x="9.526cm" svg:y="10.797cm">
            <text:p/>
          </draw:rect>
        </draw:g>
        <draw:g>
          <draw:rect draw:style-name="gr17" draw:text-style-name="P8" draw:layer="layout" svg:width="0.635cm" svg:height="0.635cm" svg:x="9.526cm" svg:y="11.432cm">
            <text:p/>
          </draw:rect>
        </draw:g>
        <draw:g>
          <draw:rect draw:style-name="gr30" draw:text-style-name="P8" draw:layer="layout" svg:width="0.635cm" svg:height="0.635cm" svg:x="9.526cm" svg:y="12.702cm">
            <text:p/>
          </draw:rect>
        </draw:g>
        <draw:g>
          <draw:rect draw:style-name="gr17" draw:text-style-name="P8" draw:layer="layout" svg:width="0.635cm" svg:height="0.635cm" svg:x="9.526cm" svg:y="14.607cm">
            <text:p/>
          </draw:rect>
        </draw:g>
        <draw:g>
          <draw:rect draw:style-name="gr17" draw:text-style-name="P8" draw:layer="layout" svg:width="0.635cm" svg:height="0.635cm" svg:x="9.526cm" svg:y="13.972cm">
            <text:p/>
          </draw:rect>
        </draw:g>
        <draw:g>
          <draw:rect draw:style-name="gr17" draw:text-style-name="P8" draw:layer="layout" svg:width="0.635cm" svg:height="0.635cm" svg:x="9.525cm" svg:y="13.337cm">
            <text:p/>
          </draw:rect>
        </draw:g>
        <draw:g>
          <draw:rect draw:style-name="gr17" draw:text-style-name="P8" draw:layer="layout" svg:width="0.635cm" svg:height="0.635cm" svg:x="9.525cm" svg:y="12.067cm">
            <text:p/>
          </draw:rect>
        </draw:g>
        <draw:g>
          <draw:rect draw:style-name="gr17" draw:text-style-name="P8" draw:layer="layout" svg:width="0.635cm" svg:height="0.635cm" svg:x="9.525cm" svg:y="15.242cm">
            <text:p/>
          </draw:rect>
        </draw:g>
        <draw:g>
          <draw:rect draw:style-name="gr17" draw:text-style-name="P8" draw:layer="layout" svg:width="0.635cm" svg:height="0.635cm" svg:x="9.525cm" svg:y="10.162cm">
            <text:p/>
          </draw:rect>
        </draw:g>
        <draw:g>
          <draw:rect draw:style-name="gr17" draw:text-style-name="P8" draw:layer="layout" svg:width="0.635cm" svg:height="0.635cm" svg:x="9.525cm" svg:y="9.527cm">
            <text:p/>
          </draw:rect>
        </draw:g>
        <draw:g>
          <draw:rect draw:style-name="gr17" draw:text-style-name="P8" draw:layer="layout" svg:width="0.635cm" svg:height="0.635cm" svg:x="11.431cm" svg:y="15.877cm">
            <text:p/>
          </draw:rect>
        </draw:g>
        <draw:g>
          <draw:rect draw:style-name="gr27" draw:text-style-name="P8" draw:layer="layout" svg:width="0.634cm" svg:height="0.635cm" svg:x="12.701cm" svg:y="15.877cm">
            <text:p/>
          </draw:rect>
        </draw:g>
        <draw:g>
          <draw:rect draw:style-name="gr17" draw:text-style-name="P8" draw:layer="layout" svg:width="0.635cm" svg:height="0.635cm" svg:x="13.97cm" svg:y="15.877cm">
            <text:p/>
          </draw:rect>
        </draw:g>
        <draw:g>
          <draw:rect draw:style-name="gr17" draw:text-style-name="P8" draw:layer="layout" svg:width="0.635cm" svg:height="0.635cm" svg:x="14.605cm" svg:y="15.877cm">
            <text:p/>
          </draw:rect>
        </draw:g>
        <draw:g>
          <draw:rect draw:style-name="gr17" draw:text-style-name="P8" draw:layer="layout" svg:width="0.635cm" svg:height="0.635cm" svg:x="10.796cm" svg:y="15.877cm">
            <text:p/>
          </draw:rect>
        </draw:g>
        <draw:g>
          <draw:rect draw:style-name="gr17" draw:text-style-name="P8" draw:layer="layout" svg:width="0.635cm" svg:height="0.635cm" svg:x="13.335cm" svg:y="15.877cm">
            <text:p/>
          </draw:rect>
        </draw:g>
        <draw:g>
          <draw:rect draw:style-name="gr17" draw:text-style-name="P8" draw:layer="layout" svg:width="0.635cm" svg:height="0.635cm" svg:x="12.065cm" svg:y="15.877cm">
            <text:p/>
          </draw:rect>
        </draw:g>
        <draw:g>
          <draw:rect draw:style-name="gr17" draw:text-style-name="P8" draw:layer="layout" svg:width="0.635cm" svg:height="0.635cm" svg:x="15.876cm" svg:y="15.877cm">
            <text:p/>
          </draw:rect>
        </draw:g>
        <draw:g>
          <draw:rect draw:style-name="gr17" draw:text-style-name="P8" draw:layer="layout" svg:width="0.635cm" svg:height="0.635cm" svg:x="10.16cm" svg:y="15.877cm">
            <text:p/>
          </draw:rect>
        </draw:g>
        <draw:g>
          <draw:rect draw:style-name="gr17" draw:text-style-name="P8" draw:layer="layout" svg:width="0.635cm" svg:height="0.635cm" svg:x="15.24cm" svg:y="15.877cm">
            <text:p/>
          </draw:rect>
        </draw:g>
        <draw:g>
          <draw:rect draw:style-name="gr17" draw:text-style-name="P8" draw:layer="layout" svg:width="0.635cm" svg:height="0.635cm" svg:x="9.525cm" svg:y="15.877cm">
            <text:p/>
          </draw:rect>
        </draw:g>
        <draw:g>
          <draw:rect draw:style-name="gr18" draw:text-style-name="P8" draw:layer="layout" svg:width="0.635cm" svg:height="0.635cm" svg:x="11.433cm" svg:y="13.973cm">
            <text:p/>
          </draw:rect>
        </draw:g>
        <draw:g>
          <draw:rect draw:style-name="gr30" draw:text-style-name="P8" draw:layer="layout" svg:width="0.635cm" svg:height="0.635cm" svg:x="10.161cm" svg:y="12.067cm">
            <text:p/>
          </draw:rect>
        </draw:g>
        <draw:g>
          <draw:rect draw:style-name="gr30" draw:text-style-name="P8" draw:layer="layout" svg:width="0.635cm" svg:height="0.635cm" svg:x="10.161cm" svg:y="13.337cm">
            <text:p/>
          </draw:rect>
        </draw:g>
        <draw:g>
          <draw:rect draw:style-name="gr30" draw:text-style-name="P8" draw:layer="layout" svg:width="0.635cm" svg:height="0.635cm" svg:x="10.796cm" svg:y="12.067cm">
            <text:p/>
          </draw:rect>
        </draw:g>
        <draw:g>
          <draw:rect draw:style-name="gr30" draw:text-style-name="P8" draw:layer="layout" svg:width="0.635cm" svg:height="0.635cm" svg:x="10.796cm" svg:y="13.337cm">
            <text:p/>
          </draw:rect>
        </draw:g>
        <draw:g>
          <draw:rect draw:style-name="gr30" draw:text-style-name="P8" draw:layer="layout" svg:width="0.635cm" svg:height="0.635cm" svg:x="10.796cm" svg:y="13.972cm">
            <text:p/>
          </draw:rect>
        </draw:g>
        <draw:g>
          <draw:rect draw:style-name="gr30" draw:text-style-name="P8" draw:layer="layout" svg:width="0.635cm" svg:height="0.635cm" svg:x="10.796cm" svg:y="11.432cm">
            <text:p/>
          </draw:rect>
        </draw:g>
        <draw:g>
          <draw:rect draw:style-name="gr30" draw:text-style-name="P8" draw:layer="layout" svg:width="0.635cm" svg:height="0.635cm" svg:x="10.161cm" svg:y="11.432cm">
            <text:p/>
          </draw:rect>
        </draw:g>
        <draw:g>
          <draw:rect draw:style-name="gr30" draw:text-style-name="P8" draw:layer="layout" svg:width="0.635cm" svg:height="0.635cm" svg:x="10.161cm" svg:y="13.972cm">
            <text:p/>
          </draw:rect>
        </draw:g>
        <draw:g>
          <draw:rect draw:style-name="gr27" draw:text-style-name="P8" draw:layer="layout" svg:width="0.634cm" svg:height="0.635cm" svg:x="12.066cm" svg:y="15.242cm">
            <text:p/>
          </draw:rect>
        </draw:g>
        <draw:g>
          <draw:rect draw:style-name="gr27" draw:text-style-name="P8" draw:layer="layout" svg:width="0.634cm" svg:height="0.635cm" svg:x="13.336cm" svg:y="15.242cm">
            <text:p/>
          </draw:rect>
        </draw:g>
        <draw:g>
          <draw:rect draw:style-name="gr27" draw:text-style-name="P8" draw:layer="layout" svg:width="0.634cm" svg:height="0.635cm" svg:x="11.431cm" svg:y="15.242cm">
            <text:p/>
          </draw:rect>
        </draw:g>
        <draw:g>
          <draw:rect draw:style-name="gr27" draw:text-style-name="P8" draw:layer="layout" svg:width="0.634cm" svg:height="0.635cm" svg:x="13.972cm" svg:y="15.242cm">
            <text:p/>
          </draw:rect>
        </draw:g>
        <draw:g>
          <draw:rect draw:style-name="gr27" draw:text-style-name="P8" draw:layer="layout" svg:width="0.634cm" svg:height="0.635cm" svg:x="12.067cm" svg:y="14.607cm">
            <text:p/>
          </draw:rect>
        </draw:g>
        <draw:g>
          <draw:rect draw:style-name="gr27" draw:text-style-name="P8" draw:layer="layout" svg:width="0.634cm" svg:height="0.635cm" svg:x="13.336cm" svg:y="14.607cm">
            <text:p/>
          </draw:rect>
        </draw:g>
        <draw:g>
          <draw:rect draw:style-name="gr27" draw:text-style-name="P8" draw:layer="layout" svg:width="0.634cm" svg:height="0.635cm" svg:x="11.432cm" svg:y="14.607cm">
            <text:p/>
          </draw:rect>
        </draw:g>
        <draw:g>
          <draw:rect draw:style-name="gr27" draw:text-style-name="P8" draw:layer="layout" svg:width="0.634cm" svg:height="0.635cm" svg:x="13.972cm" svg:y="14.607cm">
            <text:p/>
          </draw:rect>
        </draw:g>
        <draw:g>
          <draw:rect draw:style-name="gr30" draw:text-style-name="P8" draw:layer="layout" svg:width="0.635cm" svg:height="0.635cm" svg:x="10.796cm" svg:y="14.607cm">
            <text:p/>
          </draw:rect>
        </draw:g>
        <draw:g>
          <draw:rect draw:style-name="gr27" draw:text-style-name="P8" draw:layer="layout" svg:width="0.634cm" svg:height="0.635cm" svg:x="14.607cm" svg:y="14.607cm">
            <text:p/>
          </draw:rect>
        </draw:g>
        <draw:g>
          <draw:rect draw:style-name="gr28" draw:text-style-name="P8" draw:layer="layout" svg:width="0.635cm" svg:height="0.635cm" svg:x="15.241cm" svg:y="13.337cm">
            <text:p/>
          </draw:rect>
        </draw:g>
        <draw:g>
          <draw:rect draw:style-name="gr28" draw:text-style-name="P8" draw:layer="layout" svg:width="0.635cm" svg:height="0.635cm" svg:x="15.241cm" svg:y="12.067cm">
            <text:p/>
          </draw:rect>
        </draw:g>
        <draw:g>
          <draw:rect draw:style-name="gr28" draw:text-style-name="P8" draw:layer="layout" svg:width="0.635cm" svg:height="0.635cm" svg:x="15.241cm" svg:y="13.972cm">
            <text:p/>
          </draw:rect>
        </draw:g>
        <draw:g>
          <draw:rect draw:style-name="gr28" draw:text-style-name="P8" draw:layer="layout" svg:width="0.635cm" svg:height="0.635cm" svg:x="15.241cm" svg:y="11.432cm">
            <text:p/>
          </draw:rect>
        </draw:g>
        <draw:g>
          <draw:rect draw:style-name="gr28" draw:text-style-name="P8" draw:layer="layout" svg:width="0.635cm" svg:height="0.635cm" svg:x="14.606cm" svg:y="13.337cm">
            <text:p/>
          </draw:rect>
        </draw:g>
        <draw:g>
          <draw:rect draw:style-name="gr28" draw:text-style-name="P8" draw:layer="layout" svg:width="0.635cm" svg:height="0.635cm" svg:x="14.606cm" svg:y="13.972cm">
            <text:p/>
          </draw:rect>
        </draw:g>
        <draw:g>
          <draw:rect draw:style-name="gr28" draw:text-style-name="P8" draw:layer="layout" svg:width="0.635cm" svg:height="0.635cm" svg:x="14.606cm" svg:y="12.067cm">
            <text:p/>
          </draw:rect>
        </draw:g>
        <draw:g>
          <draw:rect draw:style-name="gr28" draw:text-style-name="P8" draw:layer="layout" svg:width="0.635cm" svg:height="0.635cm" svg:x="14.606cm" svg:y="11.432cm">
            <text:p/>
          </draw:rect>
        </draw:g>
        <draw:g>
          <draw:rect draw:style-name="gr28" draw:text-style-name="P8" draw:layer="layout" svg:width="0.635cm" svg:height="0.635cm" svg:x="14.606cm" svg:y="10.797cm">
            <text:p/>
          </draw:rect>
        </draw:g>
        <draw:g>
          <draw:rect draw:style-name="gr29" draw:text-style-name="P8" draw:layer="layout" svg:width="0.634cm" svg:height="0.635cm" svg:x="12.066cm" svg:y="10.162cm">
            <text:p/>
          </draw:rect>
        </draw:g>
        <draw:g>
          <draw:rect draw:style-name="gr29" draw:text-style-name="P8" draw:layer="layout" svg:width="0.634cm" svg:height="0.635cm" svg:x="13.337cm" svg:y="10.162cm">
            <text:p/>
          </draw:rect>
        </draw:g>
        <draw:g>
          <draw:rect draw:style-name="gr29" draw:text-style-name="P8" draw:layer="layout" svg:width="0.634cm" svg:height="0.635cm" svg:x="12.067cm" svg:y="10.797cm">
            <text:p/>
          </draw:rect>
        </draw:g>
        <draw:g>
          <draw:rect draw:style-name="gr29" draw:text-style-name="P8" draw:layer="layout" svg:width="0.634cm" svg:height="0.635cm" svg:x="13.337cm" svg:y="10.797cm">
            <text:p/>
          </draw:rect>
        </draw:g>
        <draw:g>
          <draw:rect draw:style-name="gr29" draw:text-style-name="P8" draw:layer="layout" svg:width="0.634cm" svg:height="0.635cm" svg:x="13.972cm" svg:y="10.797cm">
            <text:p/>
          </draw:rect>
        </draw:g>
        <draw:g>
          <draw:rect draw:style-name="gr29" draw:text-style-name="P8" draw:layer="layout" svg:width="0.634cm" svg:height="0.635cm" svg:x="11.432cm" svg:y="10.797cm">
            <text:p/>
          </draw:rect>
        </draw:g>
        <draw:g>
          <draw:rect draw:style-name="gr29" draw:text-style-name="P8" draw:layer="layout" svg:width="0.634cm" svg:height="0.635cm" svg:x="11.432cm" svg:y="10.162cm">
            <text:p/>
          </draw:rect>
        </draw:g>
        <draw:g>
          <draw:rect draw:style-name="gr29" draw:text-style-name="P8" draw:layer="layout" svg:width="0.634cm" svg:height="0.635cm" svg:x="13.972cm" svg:y="10.162cm">
            <text:p/>
          </draw:rect>
        </draw:g>
        <draw:g>
          <draw:rect draw:style-name="gr29" draw:text-style-name="P8" draw:layer="layout" svg:width="0.634cm" svg:height="0.635cm" svg:x="10.797cm" svg:y="10.797cm">
            <text:p/>
          </draw:rect>
        </draw:g>
        <draw:custom-shape draw:style-name="gr31" draw:text-style-name="P8" draw:layer="layout" svg:width="0.635cm" svg:height="0.635cm" svg:x="11.431cm" svg:y="14.6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1cm" svg:y="13.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1cm" svg:y="11.4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1cm" svg:y="13.3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6cm" svg:y="14.60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03cm" svg:y="12.068cm">
            <text:p/>
          </draw:rect>
        </draw:g>
        <draw:g>
          <draw:rect draw:style-name="gr16" draw:text-style-name="P8" draw:layer="layout" svg:width="0.635cm" svg:height="0.635cm" svg:x="13.337cm" svg:y="12.068cm">
            <text:p/>
          </draw:rect>
        </draw:g>
        <draw:g>
          <draw:rect draw:style-name="gr17"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3cm" svg:y="12.703cm" svg:viewBox="0 0 635 635" svg:d="m317 0c180 0 318 138 318 318s-138 317-318 317-317-137-317-317 137-318 317-318z">
            <text:p/>
          </draw:path>
          <draw:path draw:style-name="gr21" draw:text-style-name="P8" draw:layer="layout" svg:width="0.067cm" svg:height="0.067cm" svg:x="12.883cm" svg:y="12.89cm" svg:viewBox="0 0 68 68" svg:d="m34 0c19 0 34 15 34 34s-15 34-34 34-34-15-34-34 15-34 34-34z">
            <text:p/>
          </draw:path>
          <draw:path draw:style-name="gr21" draw:text-style-name="P8" draw:layer="layout" svg:width="0.067cm" svg:height="0.067cm" svg:x="13.088cm" svg:y="12.89cm" svg:viewBox="0 0 68 68" svg:d="m34 0c19 0 34 15 34 34s-15 34-34 34-34-15-34-34 15-34 34-34z">
            <text:p/>
          </draw:path>
          <draw:path draw:style-name="gr22" draw:text-style-name="P8" draw:layer="layout" svg:width="0.348cm" svg:height="0.043cm" svg:x="12.846cm" svg:y="13.159cm" svg:viewBox="0 0 349 44" svg:d="m0 0c112 59 237 59 349 0">
            <text:p/>
          </draw:path>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1.432cm" svg:y="14.6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2cm" svg:y="13.9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5" draw:text-style-name="P10" draw:layer="layout" svg:x1="13.018cm" svg:y1="12.701cm" svg:x2="13.018cm" svg:y2="12.066cm">
          <text:p/>
        </draw:line>
        <draw:line draw:style-name="gr25" draw:text-style-name="P10" draw:layer="layout" svg:x1="13.335cm" svg:y1="13.019cm" svg:x2="13.97cm" svg:y2="13.019cm">
          <text:p/>
        </draw:lin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cm" svg:y="12.065cm">
            <text:p/>
          </draw:rect>
        </draw:g>
        <draw:g>
          <draw:rect draw:style-name="gr16" draw:text-style-name="P8" draw:layer="layout" svg:width="0.635cm" svg:height="0.635cm" svg:x="13.337cm" svg:y="12.068cm">
            <text:p/>
          </draw:rect>
        </draw:g>
        <draw:g>
          <draw:rect draw:style-name="gr33"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cm" svg:y="12.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8cm" svg:y1="13.017cm" svg:x2="13.017cm" svg:y2="12.38cm">
          <text:p/>
        </draw:line>
        <draw:line draw:style-name="gr25" draw:text-style-name="P10" draw:layer="layout" svg:x1="12.382cm" svg:y1="12.382cm" svg:x2="12.381cm" svg:y2="11.745cm">
          <text:p/>
        </draw:line>
        <draw:line draw:style-name="gr25" draw:text-style-name="P10" draw:layer="layout" svg:x1="12.382cm" svg:y1="11.749cm" svg:x2="12.381cm" svg:y2="11.112cm">
          <text:p/>
        </draw:line>
        <draw:line draw:style-name="gr25" draw:text-style-name="P10" draw:layer="layout" svg:x1="13.018cm" svg:y1="12.382cm" svg:x2="12.382cm" svg:y2="12.382cm">
          <text:p/>
        </draw:line>
        <draw:line draw:style-name="gr25" draw:text-style-name="P10" draw:layer="layout" svg:x1="14.923cm" svg:y1="12.382cm" svg:x2="14.922cm" svg:y2="11.745cm">
          <text:p/>
        </draw:line>
        <draw:line draw:style-name="gr25" draw:text-style-name="P10" draw:layer="layout" svg:x1="14.923cm" svg:y1="11.749cm" svg:x2="14.922cm" svg:y2="11.112cm">
          <text:p/>
        </draw:line>
        <draw:custom-shape draw:style-name="gr34" draw:text-style-name="P8" draw:layer="layout" svg:width="0.635cm" svg:height="0.635cm" svg:x="12.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5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4.287cm" svg:y1="12.382cm" svg:x2="14.922cm" svg:y2="12.382cm">
          <text:p/>
        </draw:line>
        <draw:custom-shape draw:style-name="gr35" draw:text-style-name="P8" draw:layer="layout" svg:width="0.635cm" svg:height="0.381cm" svg:x="12.954cm" svg:y="12.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8" draw:layer="layout" svg:width="0.635cm" svg:height="0.381cm" svg:x="13.716cm" svg:y="12.19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5" draw:text-style-name="P8" draw:layer="layout" svg:width="0.635cm" svg:height="0.635cm" svg:x="12.069cm" svg:y="12.069cm">
            <text:p/>
          </draw:rect>
        </draw:g>
        <draw:g>
          <draw:rect draw:style-name="gr15" draw:text-style-name="P8" draw:layer="layout" svg:width="0.634cm" svg:height="0.635cm" svg:x="12.701cm" svg:y="12.066cm">
            <text:p/>
          </draw:rect>
        </draw:g>
        <draw:g>
          <draw:rect draw:style-name="gr16" draw:text-style-name="P8" draw:layer="layout" svg:width="0.635cm" svg:height="0.635cm" svg:x="13.338cm" svg:y="12.069cm">
            <text:p/>
          </draw:rect>
        </draw:g>
        <draw:g>
          <draw:rect draw:style-name="gr33" draw:text-style-name="P8" draw:layer="layout" svg:width="0.634cm" svg:height="0.635cm" svg:x="12.704cm" svg:y="12.704cm">
            <text:p/>
          </draw:rect>
        </draw:g>
        <draw:g>
          <draw:rect draw:style-name="gr18" draw:text-style-name="P8" draw:layer="layout" svg:width="0.635cm" svg:height="0.635cm" svg:x="12.069cm" svg:y="13.339cm">
            <text:p/>
          </draw:rect>
        </draw:g>
        <draw:g>
          <draw:rect draw:style-name="gr19" draw:text-style-name="P8" draw:layer="layout" svg:width="0.634cm" svg:height="0.635cm" svg:x="12.704cm" svg:y="13.339cm">
            <text:p/>
          </draw:rect>
        </draw:g>
        <draw:g>
          <draw:rect draw:style-name="gr15" draw:text-style-name="P8" draw:layer="layout" svg:width="0.635cm" svg:height="0.635cm" svg:x="11.434cm" svg:y="11.434cm">
            <text:p/>
          </draw:rect>
        </draw:g>
        <draw:g>
          <draw:rect draw:style-name="gr15" draw:text-style-name="P8" draw:layer="layout" svg:width="0.635cm" svg:height="0.635cm" svg:x="12.069cm" svg:y="11.434cm">
            <text:p/>
          </draw:rect>
        </draw:g>
        <draw:g>
          <draw:rect draw:style-name="gr15" draw:text-style-name="P8" draw:layer="layout" svg:width="0.634cm" svg:height="0.635cm" svg:x="12.704cm" svg:y="11.434cm">
            <text:p/>
          </draw:rect>
        </draw:g>
        <draw:g>
          <draw:rect draw:style-name="gr15" draw:text-style-name="P8" draw:layer="layout" svg:width="0.635cm" svg:height="0.635cm" svg:x="13.338cm" svg:y="11.434cm">
            <text:p/>
          </draw:rect>
        </draw:g>
        <draw:g>
          <draw:rect draw:style-name="gr17" draw:text-style-name="P8" draw:layer="layout" svg:width="0.635cm" svg:height="0.635cm" svg:x="10.799cm" svg:y="10.799cm">
            <text:p/>
          </draw:rect>
        </draw:g>
        <draw:g>
          <draw:rect draw:style-name="gr17" draw:text-style-name="P8" draw:layer="layout" svg:width="0.635cm" svg:height="0.635cm" svg:x="11.434cm" svg:y="10.799cm">
            <text:p/>
          </draw:rect>
        </draw:g>
        <draw:g>
          <draw:rect draw:style-name="gr15" draw:text-style-name="P8" draw:layer="layout" svg:width="0.634cm" svg:height="0.635cm" svg:x="12.704cm" svg:y="10.799cm">
            <text:p/>
          </draw:rect>
        </draw:g>
        <draw:g>
          <draw:rect draw:style-name="gr17" draw:text-style-name="P8" draw:layer="layout" svg:width="0.635cm" svg:height="0.635cm" svg:x="13.973cm" svg:y="10.799cm">
            <text:p/>
          </draw:rect>
        </draw:g>
        <draw:g>
          <draw:rect draw:style-name="gr16" draw:text-style-name="P8" draw:layer="layout" svg:width="0.635cm" svg:height="0.635cm" svg:x="13.338cm" svg:y="12.704cm">
            <text:p/>
          </draw:rect>
        </draw:g>
        <draw:g>
          <draw:rect draw:style-name="gr23" draw:text-style-name="P8" draw:layer="layout" svg:width="0.635cm" svg:height="0.635cm" svg:x="13.973cm" svg:y="11.434cm">
            <text:p/>
          </draw:rect>
        </draw:g>
        <draw:g>
          <draw:rect draw:style-name="gr16" draw:text-style-name="P8" draw:layer="layout" svg:width="0.635cm" svg:height="0.635cm" svg:x="13.973cm" svg:y="12.069cm">
            <text:p/>
          </draw:rect>
        </draw:g>
        <draw:g>
          <draw:rect draw:style-name="gr16" draw:text-style-name="P8" draw:layer="layout" svg:width="0.635cm" svg:height="0.635cm" svg:x="13.973cm" svg:y="12.704cm">
            <text:p/>
          </draw:rect>
        </draw:g>
        <draw:g>
          <draw:rect draw:style-name="gr16" draw:text-style-name="P8" draw:layer="layout" svg:width="0.635cm" svg:height="0.635cm" svg:x="13.973cm" svg:y="13.339cm">
            <text:p/>
          </draw:rect>
        </draw:g>
        <draw:g>
          <draw:rect draw:style-name="gr17" draw:text-style-name="P8" draw:layer="layout" svg:width="0.635cm" svg:height="0.635cm" svg:x="14.608cm" svg:y="10.799cm">
            <text:p/>
          </draw:rect>
        </draw:g>
        <draw:g>
          <draw:rect draw:style-name="gr17" draw:text-style-name="P8" draw:layer="layout" svg:width="0.635cm" svg:height="0.635cm" svg:x="14.608cm" svg:y="11.434cm">
            <text:p/>
          </draw:rect>
        </draw:g>
        <draw:g>
          <draw:rect draw:style-name="gr16" draw:text-style-name="P8" draw:layer="layout" svg:width="0.635cm" svg:height="0.635cm" svg:x="14.608cm" svg:y="12.704cm">
            <text:p/>
          </draw:rect>
        </draw:g>
        <draw:g>
          <draw:rect draw:style-name="gr17" draw:text-style-name="P8" draw:layer="layout" svg:width="0.635cm" svg:height="0.635cm" svg:x="14.608cm" svg:y="13.974cm">
            <text:p/>
          </draw:rect>
        </draw:g>
        <draw:g>
          <draw:rect draw:style-name="gr19" draw:text-style-name="P8" draw:layer="layout" svg:width="0.635cm" svg:height="0.635cm" svg:x="13.338cm" svg:y="13.339cm">
            <text:p/>
          </draw:rect>
        </draw:g>
        <draw:g>
          <draw:rect draw:style-name="gr19" draw:text-style-name="P8" draw:layer="layout" svg:width="0.635cm" svg:height="0.635cm" svg:x="12.069cm" svg:y="13.974cm">
            <text:p/>
          </draw:rect>
        </draw:g>
        <draw:g>
          <draw:rect draw:style-name="gr19" draw:text-style-name="P8" draw:layer="layout" svg:width="0.634cm" svg:height="0.635cm" svg:x="12.704cm" svg:y="13.974cm">
            <text:p/>
          </draw:rect>
        </draw:g>
        <draw:g>
          <draw:rect draw:style-name="gr19" draw:text-style-name="P8" draw:layer="layout" svg:width="0.635cm" svg:height="0.635cm" svg:x="13.338cm" svg:y="13.974cm">
            <text:p/>
          </draw:rect>
        </draw:g>
        <draw:g>
          <draw:rect draw:style-name="gr19" draw:text-style-name="P8" draw:layer="layout" svg:width="0.635cm" svg:height="0.635cm" svg:x="13.973cm" svg:y="13.974cm">
            <text:p/>
          </draw:rect>
        </draw:g>
        <draw:g>
          <draw:rect draw:style-name="gr17" draw:text-style-name="P8" draw:layer="layout" svg:width="0.635cm" svg:height="0.635cm" svg:x="11.434cm" svg:y="14.609cm">
            <text:p/>
          </draw:rect>
        </draw:g>
        <draw:g>
          <draw:rect draw:style-name="gr19" draw:text-style-name="P8" draw:layer="layout" svg:width="0.634cm" svg:height="0.635cm" svg:x="12.704cm" svg:y="14.609cm">
            <text:p/>
          </draw:rect>
        </draw:g>
        <draw:g>
          <draw:rect draw:style-name="gr17" draw:text-style-name="P8" draw:layer="layout" svg:width="0.635cm" svg:height="0.635cm" svg:x="13.973cm" svg:y="14.609cm">
            <text:p/>
          </draw:rect>
        </draw:g>
        <draw:g>
          <draw:rect draw:style-name="gr17" draw:text-style-name="P8" draw:layer="layout" svg:width="0.635cm" svg:height="0.635cm" svg:x="14.608cm" svg:y="14.609cm">
            <text:p/>
          </draw:rect>
        </draw:g>
        <draw:g>
          <draw:rect draw:style-name="gr18" draw:text-style-name="P8" draw:layer="layout" svg:width="0.635cm" svg:height="0.635cm" svg:x="12.069cm" svg:y="12.704cm">
            <text:p/>
          </draw:rect>
        </draw:g>
        <draw:g>
          <draw:rect draw:style-name="gr17" draw:text-style-name="P8" draw:layer="layout" svg:width="0.635cm" svg:height="0.635cm" svg:x="10.799cm" svg:y="11.434cm">
            <text:p/>
          </draw:rect>
        </draw:g>
        <draw:g>
          <draw:rect draw:style-name="gr18" draw:text-style-name="P8" draw:layer="layout" svg:width="0.635cm" svg:height="0.635cm" svg:x="10.799cm" svg:y="12.704cm">
            <text:p/>
          </draw:rect>
        </draw:g>
        <draw:g>
          <draw:rect draw:style-name="gr18" draw:text-style-name="P8" draw:layer="layout" svg:width="0.635cm" svg:height="0.635cm" svg:x="11.434cm" svg:y="12.704cm">
            <text:p/>
          </draw:rect>
        </draw:g>
        <draw:g>
          <draw:rect draw:style-name="gr18" draw:text-style-name="P8" draw:layer="layout" svg:width="0.635cm" svg:height="0.635cm" svg:x="11.434cm" svg:y="12.069cm">
            <text:p/>
          </draw:rect>
        </draw:g>
        <draw:g>
          <draw:rect draw:style-name="gr18" draw:text-style-name="P8" draw:layer="layout" svg:width="0.635cm" svg:height="0.635cm" svg:x="11.434cm" svg:y="13.974cm">
            <text:p/>
          </draw:rect>
        </draw:g>
        <draw:g>
          <draw:rect draw:style-name="gr18" draw:text-style-name="P8" draw:layer="layout" svg:width="0.635cm" svg:height="0.635cm" svg:x="11.434cm" svg:y="13.339cm">
            <text:p/>
          </draw:rect>
        </draw:g>
        <draw:g>
          <draw:rect draw:style-name="gr17" draw:text-style-name="P8" draw:layer="layout" svg:width="0.635cm" svg:height="0.635cm" svg:x="10.799cm" svg:y="14.609cm">
            <text:p/>
          </draw:rect>
        </draw:g>
        <draw:g>
          <draw:rect draw:style-name="gr17" draw:text-style-name="P8" draw:layer="layout" svg:width="0.635cm" svg:height="0.635cm" svg:x="10.799cm" svg:y="13.974cm">
            <text:p/>
          </draw:rect>
        </draw:g>
        <draw:g>
          <draw:rect draw:style-name="gr17" draw:text-style-name="P8" draw:layer="layout" svg:width="0.635cm" svg:height="0.635cm" svg:x="14.608cm" svg:y="13.339cm">
            <text:p/>
          </draw:rect>
        </draw:g>
        <draw:g>
          <draw:rect draw:style-name="gr17" draw:text-style-name="P8" draw:layer="layout" svg:width="0.635cm" svg:height="0.635cm" svg:x="13.338cm" svg:y="14.609cm">
            <text:p/>
          </draw:rect>
        </draw:g>
        <draw:g>
          <draw:rect draw:style-name="gr17" draw:text-style-name="P8" draw:layer="layout" svg:width="0.635cm" svg:height="0.635cm" svg:x="12.068cm" svg:y="14.609cm">
            <text:p/>
          </draw:rect>
        </draw:g>
        <draw:g>
          <draw:rect draw:style-name="gr17" draw:text-style-name="P8" draw:layer="layout" svg:width="0.635cm" svg:height="0.635cm" svg:x="10.798cm" svg:y="13.339cm">
            <text:p/>
          </draw:rect>
        </draw:g>
        <draw:g>
          <draw:rect draw:style-name="gr17" draw:text-style-name="P8" draw:layer="layout" svg:width="0.635cm" svg:height="0.635cm" svg:x="10.798cm" svg:y="12.069cm">
            <text:p/>
          </draw:rect>
        </draw:g>
        <draw:g>
          <draw:rect draw:style-name="gr17" draw:text-style-name="P8" draw:layer="layout" svg:width="0.635cm" svg:height="0.635cm" svg:x="12.068cm" svg:y="10.799cm">
            <text:p/>
          </draw:rect>
        </draw:g>
        <draw:g>
          <draw:rect draw:style-name="gr17" draw:text-style-name="P8" draw:layer="layout" svg:width="0.635cm" svg:height="0.635cm" svg:x="14.608cm" svg:y="12.069cm">
            <text:p/>
          </draw:rect>
        </draw:g>
        <draw:g>
          <draw:rect draw:style-name="gr17" draw:text-style-name="P8" draw:layer="layout" svg:width="0.635cm" svg:height="0.635cm" svg:x="13.338cm" svg:y="10.799cm">
            <text:p/>
          </draw:rect>
        </draw:g>
        <draw:g>
          <draw:rect draw:style-name="gr17" draw:text-style-name="P8" draw:layer="layout" svg:width="0.635cm" svg:height="0.635cm" svg:x="11.433cm" svg:y="15.244cm">
            <text:p/>
          </draw:rect>
        </draw:g>
        <draw:g>
          <draw:rect draw:style-name="gr27" draw:text-style-name="P8" draw:layer="layout" svg:width="0.634cm" svg:height="0.635cm" svg:x="12.703cm" svg:y="15.244cm">
            <text:p/>
          </draw:rect>
        </draw:g>
        <draw:g>
          <draw:rect draw:style-name="gr17" draw:text-style-name="P8" draw:layer="layout" svg:width="0.635cm" svg:height="0.635cm" svg:x="13.972cm" svg:y="15.244cm">
            <text:p/>
          </draw:rect>
        </draw:g>
        <draw:g>
          <draw:rect draw:style-name="gr17" draw:text-style-name="P8" draw:layer="layout" svg:width="0.635cm" svg:height="0.635cm" svg:x="14.607cm" svg:y="15.244cm">
            <text:p/>
          </draw:rect>
        </draw:g>
        <draw:g>
          <draw:rect draw:style-name="gr17" draw:text-style-name="P8" draw:layer="layout" svg:width="0.635cm" svg:height="0.635cm" svg:x="10.798cm" svg:y="15.244cm">
            <text:p/>
          </draw:rect>
        </draw:g>
        <draw:g>
          <draw:rect draw:style-name="gr17" draw:text-style-name="P8" draw:layer="layout" svg:width="0.635cm" svg:height="0.635cm" svg:x="13.337cm" svg:y="15.244cm">
            <text:p/>
          </draw:rect>
        </draw:g>
        <draw:g>
          <draw:rect draw:style-name="gr17" draw:text-style-name="P8" draw:layer="layout" svg:width="0.635cm" svg:height="0.635cm" svg:x="12.067cm" svg:y="15.244cm">
            <text:p/>
          </draw:rect>
        </draw:g>
        <draw:g>
          <draw:rect draw:style-name="gr17" draw:text-style-name="P8" draw:layer="layout" svg:width="0.635cm" svg:height="0.635cm" svg:x="15.879cm" svg:y="10.799cm">
            <text:p/>
          </draw:rect>
        </draw:g>
        <draw:g>
          <draw:rect draw:style-name="gr17" draw:text-style-name="P8" draw:layer="layout" svg:width="0.635cm" svg:height="0.635cm" svg:x="15.879cm" svg:y="11.434cm">
            <text:p/>
          </draw:rect>
        </draw:g>
        <draw:g>
          <draw:rect draw:style-name="gr28" draw:text-style-name="P8" draw:layer="layout" svg:width="0.635cm" svg:height="0.635cm" svg:x="15.879cm" svg:y="12.704cm">
            <text:p/>
          </draw:rect>
        </draw:g>
        <draw:g>
          <draw:rect draw:style-name="gr17" draw:text-style-name="P8" draw:layer="layout" svg:width="0.635cm" svg:height="0.635cm" svg:x="15.879cm" svg:y="13.974cm">
            <text:p/>
          </draw:rect>
        </draw:g>
        <draw:g>
          <draw:rect draw:style-name="gr17" draw:text-style-name="P8" draw:layer="layout" svg:width="0.635cm" svg:height="0.635cm" svg:x="15.879cm" svg:y="14.609cm">
            <text:p/>
          </draw:rect>
        </draw:g>
        <draw:g>
          <draw:rect draw:style-name="gr17" draw:text-style-name="P8" draw:layer="layout" svg:width="0.635cm" svg:height="0.635cm" svg:x="15.879cm" svg:y="13.339cm">
            <text:p/>
          </draw:rect>
        </draw:g>
        <draw:g>
          <draw:rect draw:style-name="gr17" draw:text-style-name="P8" draw:layer="layout" svg:width="0.635cm" svg:height="0.635cm" svg:x="15.879cm" svg:y="12.069cm">
            <text:p/>
          </draw:rect>
        </draw:g>
        <draw:g>
          <draw:rect draw:style-name="gr17" draw:text-style-name="P8" draw:layer="layout" svg:width="0.635cm" svg:height="0.635cm" svg:x="15.878cm" svg:y="15.244cm">
            <text:p/>
          </draw:rect>
        </draw:g>
        <draw:g>
          <draw:rect draw:style-name="gr17" draw:text-style-name="P8" draw:layer="layout" svg:width="0.635cm" svg:height="0.635cm" svg:x="10.798cm" svg:y="10.164cm">
            <text:p/>
          </draw:rect>
        </draw:g>
        <draw:g>
          <draw:rect draw:style-name="gr17" draw:text-style-name="P8" draw:layer="layout" svg:width="0.635cm" svg:height="0.635cm" svg:x="11.433cm" svg:y="10.164cm">
            <text:p/>
          </draw:rect>
        </draw:g>
        <draw:g>
          <draw:rect draw:style-name="gr29" draw:text-style-name="P8" draw:layer="layout" svg:width="0.634cm" svg:height="0.635cm" svg:x="12.703cm" svg:y="10.164cm">
            <text:p/>
          </draw:rect>
        </draw:g>
        <draw:g>
          <draw:rect draw:style-name="gr17" draw:text-style-name="P8" draw:layer="layout" svg:width="0.635cm" svg:height="0.635cm" svg:x="13.972cm" svg:y="10.164cm">
            <text:p/>
          </draw:rect>
        </draw:g>
        <draw:g>
          <draw:rect draw:style-name="gr17" draw:text-style-name="P8" draw:layer="layout" svg:width="0.635cm" svg:height="0.635cm" svg:x="14.607cm" svg:y="10.164cm">
            <text:p/>
          </draw:rect>
        </draw:g>
        <draw:g>
          <draw:rect draw:style-name="gr17" draw:text-style-name="P8" draw:layer="layout" svg:width="0.635cm" svg:height="0.635cm" svg:x="12.067cm" svg:y="10.164cm">
            <text:p/>
          </draw:rect>
        </draw:g>
        <draw:g>
          <draw:rect draw:style-name="gr17" draw:text-style-name="P8" draw:layer="layout" svg:width="0.635cm" svg:height="0.635cm" svg:x="13.337cm" svg:y="10.164cm">
            <text:p/>
          </draw:rect>
        </draw:g>
        <draw:g>
          <draw:rect draw:style-name="gr17" draw:text-style-name="P8" draw:layer="layout" svg:width="0.635cm" svg:height="0.635cm" svg:x="15.878cm" svg:y="10.164cm">
            <text:p/>
          </draw:rect>
        </draw:g>
        <draw:g>
          <draw:rect draw:style-name="gr17" draw:text-style-name="P8" draw:layer="layout" svg:width="0.635cm" svg:height="0.635cm" svg:x="10.163cm" svg:y="10.799cm">
            <text:p/>
          </draw:rect>
        </draw:g>
        <draw:g>
          <draw:rect draw:style-name="gr17" draw:text-style-name="P8" draw:layer="layout" svg:width="0.635cm" svg:height="0.635cm" svg:x="10.163cm" svg:y="11.434cm">
            <text:p/>
          </draw:rect>
        </draw:g>
        <draw:g>
          <draw:rect draw:style-name="gr30" draw:text-style-name="P8" draw:layer="layout" svg:width="0.635cm" svg:height="0.635cm" svg:x="10.163cm" svg:y="12.704cm">
            <text:p/>
          </draw:rect>
        </draw:g>
        <draw:g>
          <draw:rect draw:style-name="gr17" draw:text-style-name="P8" draw:layer="layout" svg:width="0.635cm" svg:height="0.635cm" svg:x="10.163cm" svg:y="14.609cm">
            <text:p/>
          </draw:rect>
        </draw:g>
        <draw:g>
          <draw:rect draw:style-name="gr17" draw:text-style-name="P8" draw:layer="layout" svg:width="0.635cm" svg:height="0.635cm" svg:x="10.163cm" svg:y="13.974cm">
            <text:p/>
          </draw:rect>
        </draw:g>
        <draw:g>
          <draw:rect draw:style-name="gr17" draw:text-style-name="P8" draw:layer="layout" svg:width="0.635cm" svg:height="0.635cm" svg:x="10.162cm" svg:y="13.339cm">
            <text:p/>
          </draw:rect>
        </draw:g>
        <draw:g>
          <draw:rect draw:style-name="gr17" draw:text-style-name="P8" draw:layer="layout" svg:width="0.635cm" svg:height="0.635cm" svg:x="10.162cm" svg:y="12.069cm">
            <text:p/>
          </draw:rect>
        </draw:g>
        <draw:g>
          <draw:rect draw:style-name="gr17" draw:text-style-name="P8" draw:layer="layout" svg:width="0.635cm" svg:height="0.635cm" svg:x="10.162cm" svg:y="15.244cm">
            <text:p/>
          </draw:rect>
        </draw:g>
        <draw:g>
          <draw:rect draw:style-name="gr17" draw:text-style-name="P8" draw:layer="layout" svg:width="0.635cm" svg:height="0.635cm" svg:x="10.162cm" svg:y="10.164cm">
            <text:p/>
          </draw:rect>
        </draw:g>
        <draw:g>
          <draw:rect draw:style-name="gr17" draw:text-style-name="P8" draw:layer="layout" svg:width="0.635cm" svg:height="0.635cm" svg:x="15.243cm" svg:y="10.799cm">
            <text:p/>
          </draw:rect>
        </draw:g>
        <draw:g>
          <draw:rect draw:style-name="gr17" draw:text-style-name="P8" draw:layer="layout" svg:width="0.635cm" svg:height="0.635cm" svg:x="15.243cm" svg:y="11.434cm">
            <text:p/>
          </draw:rect>
        </draw:g>
        <draw:g>
          <draw:rect draw:style-name="gr28" draw:text-style-name="P8" draw:layer="layout" svg:width="0.635cm" svg:height="0.635cm" svg:x="15.243cm" svg:y="12.704cm">
            <text:p/>
          </draw:rect>
        </draw:g>
        <draw:g>
          <draw:rect draw:style-name="gr17" draw:text-style-name="P8" draw:layer="layout" svg:width="0.635cm" svg:height="0.635cm" svg:x="15.243cm" svg:y="13.974cm">
            <text:p/>
          </draw:rect>
        </draw:g>
        <draw:g>
          <draw:rect draw:style-name="gr17" draw:text-style-name="P8" draw:layer="layout" svg:width="0.635cm" svg:height="0.635cm" svg:x="15.243cm" svg:y="14.609cm">
            <text:p/>
          </draw:rect>
        </draw:g>
        <draw:g>
          <draw:rect draw:style-name="gr17" draw:text-style-name="P8" draw:layer="layout" svg:width="0.635cm" svg:height="0.635cm" svg:x="15.243cm" svg:y="13.339cm">
            <text:p/>
          </draw:rect>
        </draw:g>
        <draw:g>
          <draw:rect draw:style-name="gr17" draw:text-style-name="P8" draw:layer="layout" svg:width="0.635cm" svg:height="0.635cm" svg:x="15.243cm" svg:y="12.069cm">
            <text:p/>
          </draw:rect>
        </draw:g>
        <draw:g>
          <draw:rect draw:style-name="gr17" draw:text-style-name="P8" draw:layer="layout" svg:width="0.635cm" svg:height="0.635cm" svg:x="15.242cm" svg:y="15.244cm">
            <text:p/>
          </draw:rect>
        </draw:g>
        <draw:g>
          <draw:rect draw:style-name="gr17" draw:text-style-name="P8" draw:layer="layout" svg:width="0.635cm" svg:height="0.635cm" svg:x="15.242cm" svg:y="10.164cm">
            <text:p/>
          </draw:rect>
        </draw:g>
        <draw:g>
          <draw:rect draw:style-name="gr17" draw:text-style-name="P8" draw:layer="layout" svg:width="0.635cm" svg:height="0.635cm" svg:x="10.798cm" svg:y="9.529cm">
            <text:p/>
          </draw:rect>
        </draw:g>
        <draw:g>
          <draw:rect draw:style-name="gr17" draw:text-style-name="P8" draw:layer="layout" svg:width="0.635cm" svg:height="0.635cm" svg:x="11.433cm" svg:y="9.529cm">
            <text:p/>
          </draw:rect>
        </draw:g>
        <draw:g>
          <draw:rect draw:style-name="gr29" draw:text-style-name="P8" draw:layer="layout" svg:width="0.634cm" svg:height="0.635cm" svg:x="12.703cm" svg:y="9.529cm">
            <text:p/>
          </draw:rect>
        </draw:g>
        <draw:g>
          <draw:rect draw:style-name="gr17" draw:text-style-name="P8" draw:layer="layout" svg:width="0.635cm" svg:height="0.635cm" svg:x="13.972cm" svg:y="9.529cm">
            <text:p/>
          </draw:rect>
        </draw:g>
        <draw:g>
          <draw:rect draw:style-name="gr17" draw:text-style-name="P8" draw:layer="layout" svg:width="0.635cm" svg:height="0.635cm" svg:x="14.607cm" svg:y="9.529cm">
            <text:p/>
          </draw:rect>
        </draw:g>
        <draw:g>
          <draw:rect draw:style-name="gr17" draw:text-style-name="P8" draw:layer="layout" svg:width="0.635cm" svg:height="0.635cm" svg:x="12.067cm" svg:y="9.529cm">
            <text:p/>
          </draw:rect>
        </draw:g>
        <draw:g>
          <draw:rect draw:style-name="gr17" draw:text-style-name="P8" draw:layer="layout" svg:width="0.635cm" svg:height="0.635cm" svg:x="13.337cm" svg:y="9.529cm">
            <text:p/>
          </draw:rect>
        </draw:g>
        <draw:g>
          <draw:rect draw:style-name="gr17" draw:text-style-name="P8" draw:layer="layout" svg:width="0.635cm" svg:height="0.635cm" svg:x="15.878cm" svg:y="9.529cm">
            <text:p/>
          </draw:rect>
        </draw:g>
        <draw:g>
          <draw:rect draw:style-name="gr17" draw:text-style-name="P8" draw:layer="layout" svg:width="0.635cm" svg:height="0.635cm" svg:x="10.162cm" svg:y="9.529cm">
            <text:p/>
          </draw:rect>
        </draw:g>
        <draw:g>
          <draw:rect draw:style-name="gr17" draw:text-style-name="P8" draw:layer="layout" svg:width="0.635cm" svg:height="0.635cm" svg:x="15.242cm" svg:y="9.529cm">
            <text:p/>
          </draw:rect>
        </draw:g>
        <draw:g>
          <draw:rect draw:style-name="gr17" draw:text-style-name="P8" draw:layer="layout" svg:width="0.635cm" svg:height="0.635cm" svg:x="9.528cm" svg:y="10.799cm">
            <text:p/>
          </draw:rect>
        </draw:g>
        <draw:g>
          <draw:rect draw:style-name="gr17" draw:text-style-name="P8" draw:layer="layout" svg:width="0.635cm" svg:height="0.635cm" svg:x="9.528cm" svg:y="11.434cm">
            <text:p/>
          </draw:rect>
        </draw:g>
        <draw:g>
          <draw:rect draw:style-name="gr30" draw:text-style-name="P8" draw:layer="layout" svg:width="0.635cm" svg:height="0.635cm" svg:x="9.528cm" svg:y="12.704cm">
            <text:p/>
          </draw:rect>
        </draw:g>
        <draw:g>
          <draw:rect draw:style-name="gr17" draw:text-style-name="P8" draw:layer="layout" svg:width="0.635cm" svg:height="0.635cm" svg:x="9.528cm" svg:y="14.609cm">
            <text:p/>
          </draw:rect>
        </draw:g>
        <draw:g>
          <draw:rect draw:style-name="gr17" draw:text-style-name="P8" draw:layer="layout" svg:width="0.635cm" svg:height="0.635cm" svg:x="9.528cm" svg:y="13.974cm">
            <text:p/>
          </draw:rect>
        </draw:g>
        <draw:g>
          <draw:rect draw:style-name="gr17" draw:text-style-name="P8" draw:layer="layout" svg:width="0.635cm" svg:height="0.635cm" svg:x="9.527cm" svg:y="13.339cm">
            <text:p/>
          </draw:rect>
        </draw:g>
        <draw:g>
          <draw:rect draw:style-name="gr17" draw:text-style-name="P8" draw:layer="layout" svg:width="0.635cm" svg:height="0.635cm" svg:x="9.527cm" svg:y="12.069cm">
            <text:p/>
          </draw:rect>
        </draw:g>
        <draw:g>
          <draw:rect draw:style-name="gr17" draw:text-style-name="P8" draw:layer="layout" svg:width="0.635cm" svg:height="0.635cm" svg:x="9.527cm" svg:y="15.244cm">
            <text:p/>
          </draw:rect>
        </draw:g>
        <draw:g>
          <draw:rect draw:style-name="gr17" draw:text-style-name="P8" draw:layer="layout" svg:width="0.635cm" svg:height="0.635cm" svg:x="9.527cm" svg:y="10.164cm">
            <text:p/>
          </draw:rect>
        </draw:g>
        <draw:g>
          <draw:rect draw:style-name="gr17" draw:text-style-name="P8" draw:layer="layout" svg:width="0.635cm" svg:height="0.635cm" svg:x="9.527cm" svg:y="9.529cm">
            <text:p/>
          </draw:rect>
        </draw:g>
        <draw:g>
          <draw:rect draw:style-name="gr17" draw:text-style-name="P8" draw:layer="layout" svg:width="0.635cm" svg:height="0.635cm" svg:x="11.433cm" svg:y="15.879cm">
            <text:p/>
          </draw:rect>
        </draw:g>
        <draw:g>
          <draw:rect draw:style-name="gr27" draw:text-style-name="P8" draw:layer="layout" svg:width="0.634cm" svg:height="0.635cm" svg:x="12.703cm" svg:y="15.879cm">
            <text:p/>
          </draw:rect>
        </draw:g>
        <draw:g>
          <draw:rect draw:style-name="gr17" draw:text-style-name="P8" draw:layer="layout" svg:width="0.635cm" svg:height="0.635cm" svg:x="13.972cm" svg:y="15.879cm">
            <text:p/>
          </draw:rect>
        </draw:g>
        <draw:g>
          <draw:rect draw:style-name="gr17" draw:text-style-name="P8" draw:layer="layout" svg:width="0.635cm" svg:height="0.635cm" svg:x="14.607cm" svg:y="15.879cm">
            <text:p/>
          </draw:rect>
        </draw:g>
        <draw:g>
          <draw:rect draw:style-name="gr17" draw:text-style-name="P8" draw:layer="layout" svg:width="0.635cm" svg:height="0.635cm" svg:x="10.798cm" svg:y="15.879cm">
            <text:p/>
          </draw:rect>
        </draw:g>
        <draw:g>
          <draw:rect draw:style-name="gr17" draw:text-style-name="P8" draw:layer="layout" svg:width="0.635cm" svg:height="0.635cm" svg:x="13.337cm" svg:y="15.879cm">
            <text:p/>
          </draw:rect>
        </draw:g>
        <draw:g>
          <draw:rect draw:style-name="gr17" draw:text-style-name="P8" draw:layer="layout" svg:width="0.635cm" svg:height="0.635cm" svg:x="12.067cm" svg:y="15.879cm">
            <text:p/>
          </draw:rect>
        </draw:g>
        <draw:g>
          <draw:rect draw:style-name="gr17" draw:text-style-name="P8" draw:layer="layout" svg:width="0.635cm" svg:height="0.635cm" svg:x="15.878cm" svg:y="15.879cm">
            <text:p/>
          </draw:rect>
        </draw:g>
        <draw:g>
          <draw:rect draw:style-name="gr17" draw:text-style-name="P8" draw:layer="layout" svg:width="0.635cm" svg:height="0.635cm" svg:x="10.162cm" svg:y="15.879cm">
            <text:p/>
          </draw:rect>
        </draw:g>
        <draw:g>
          <draw:rect draw:style-name="gr17" draw:text-style-name="P8" draw:layer="layout" svg:width="0.635cm" svg:height="0.635cm" svg:x="15.242cm" svg:y="15.879cm">
            <text:p/>
          </draw:rect>
        </draw:g>
        <draw:g>
          <draw:rect draw:style-name="gr17" draw:text-style-name="P8" draw:layer="layout" svg:width="0.635cm" svg:height="0.635cm" svg:x="9.527cm" svg:y="15.879cm">
            <text:p/>
          </draw:rect>
        </draw:g>
        <draw:g>
          <draw:rect draw:style-name="gr18" draw:text-style-name="P8" draw:layer="layout" svg:width="0.635cm" svg:height="0.635cm" svg:x="11.435cm" svg:y="13.975cm">
            <text:p/>
          </draw:rect>
        </draw:g>
        <draw:g>
          <draw:rect draw:style-name="gr30" draw:text-style-name="P8" draw:layer="layout" svg:width="0.635cm" svg:height="0.635cm" svg:x="10.163cm" svg:y="12.069cm">
            <text:p/>
          </draw:rect>
        </draw:g>
        <draw:g>
          <draw:rect draw:style-name="gr30" draw:text-style-name="P8" draw:layer="layout" svg:width="0.635cm" svg:height="0.635cm" svg:x="10.163cm" svg:y="13.339cm">
            <text:p/>
          </draw:rect>
        </draw:g>
        <draw:g>
          <draw:rect draw:style-name="gr30" draw:text-style-name="P8" draw:layer="layout" svg:width="0.635cm" svg:height="0.635cm" svg:x="10.798cm" svg:y="12.069cm">
            <text:p/>
          </draw:rect>
        </draw:g>
        <draw:g>
          <draw:rect draw:style-name="gr30" draw:text-style-name="P8" draw:layer="layout" svg:width="0.635cm" svg:height="0.635cm" svg:x="10.798cm" svg:y="13.339cm">
            <text:p/>
          </draw:rect>
        </draw:g>
        <draw:g>
          <draw:rect draw:style-name="gr30" draw:text-style-name="P8" draw:layer="layout" svg:width="0.635cm" svg:height="0.635cm" svg:x="10.798cm" svg:y="13.974cm">
            <text:p/>
          </draw:rect>
        </draw:g>
        <draw:g>
          <draw:rect draw:style-name="gr30" draw:text-style-name="P8" draw:layer="layout" svg:width="0.635cm" svg:height="0.635cm" svg:x="10.798cm" svg:y="11.434cm">
            <text:p/>
          </draw:rect>
        </draw:g>
        <draw:g>
          <draw:rect draw:style-name="gr30" draw:text-style-name="P8" draw:layer="layout" svg:width="0.635cm" svg:height="0.635cm" svg:x="10.163cm" svg:y="11.434cm">
            <text:p/>
          </draw:rect>
        </draw:g>
        <draw:g>
          <draw:rect draw:style-name="gr30" draw:text-style-name="P8" draw:layer="layout" svg:width="0.635cm" svg:height="0.635cm" svg:x="10.163cm" svg:y="13.974cm">
            <text:p/>
          </draw:rect>
        </draw:g>
        <draw:g>
          <draw:rect draw:style-name="gr27" draw:text-style-name="P8" draw:layer="layout" svg:width="0.634cm" svg:height="0.635cm" svg:x="12.068cm" svg:y="15.244cm">
            <text:p/>
          </draw:rect>
        </draw:g>
        <draw:g>
          <draw:rect draw:style-name="gr27" draw:text-style-name="P8" draw:layer="layout" svg:width="0.634cm" svg:height="0.635cm" svg:x="13.338cm" svg:y="15.244cm">
            <text:p/>
          </draw:rect>
        </draw:g>
        <draw:g>
          <draw:rect draw:style-name="gr27" draw:text-style-name="P8" draw:layer="layout" svg:width="0.634cm" svg:height="0.635cm" svg:x="11.433cm" svg:y="15.244cm">
            <text:p/>
          </draw:rect>
        </draw:g>
        <draw:g>
          <draw:rect draw:style-name="gr27" draw:text-style-name="P8" draw:layer="layout" svg:width="0.634cm" svg:height="0.635cm" svg:x="13.974cm" svg:y="15.244cm">
            <text:p/>
          </draw:rect>
        </draw:g>
        <draw:g>
          <draw:rect draw:style-name="gr27" draw:text-style-name="P8" draw:layer="layout" svg:width="0.634cm" svg:height="0.635cm" svg:x="12.069cm" svg:y="14.609cm">
            <text:p/>
          </draw:rect>
        </draw:g>
        <draw:g>
          <draw:rect draw:style-name="gr27" draw:text-style-name="P8" draw:layer="layout" svg:width="0.634cm" svg:height="0.635cm" svg:x="13.338cm" svg:y="14.609cm">
            <text:p/>
          </draw:rect>
        </draw:g>
        <draw:g>
          <draw:rect draw:style-name="gr27" draw:text-style-name="P8" draw:layer="layout" svg:width="0.634cm" svg:height="0.635cm" svg:x="11.434cm" svg:y="14.609cm">
            <text:p/>
          </draw:rect>
        </draw:g>
        <draw:g>
          <draw:rect draw:style-name="gr27" draw:text-style-name="P8" draw:layer="layout" svg:width="0.634cm" svg:height="0.635cm" svg:x="13.974cm" svg:y="14.609cm">
            <text:p/>
          </draw:rect>
        </draw:g>
        <draw:g>
          <draw:rect draw:style-name="gr30" draw:text-style-name="P8" draw:layer="layout" svg:width="0.635cm" svg:height="0.635cm" svg:x="10.798cm" svg:y="14.609cm">
            <text:p/>
          </draw:rect>
        </draw:g>
        <draw:g>
          <draw:rect draw:style-name="gr27" draw:text-style-name="P8" draw:layer="layout" svg:width="0.634cm" svg:height="0.635cm" svg:x="14.609cm" svg:y="14.609cm">
            <text:p/>
          </draw:rect>
        </draw:g>
        <draw:g>
          <draw:rect draw:style-name="gr28" draw:text-style-name="P8" draw:layer="layout" svg:width="0.635cm" svg:height="0.635cm" svg:x="15.243cm" svg:y="13.339cm">
            <text:p/>
          </draw:rect>
        </draw:g>
        <draw:g>
          <draw:rect draw:style-name="gr28" draw:text-style-name="P8" draw:layer="layout" svg:width="0.635cm" svg:height="0.635cm" svg:x="15.243cm" svg:y="12.069cm">
            <text:p/>
          </draw:rect>
        </draw:g>
        <draw:g>
          <draw:rect draw:style-name="gr28" draw:text-style-name="P8" draw:layer="layout" svg:width="0.635cm" svg:height="0.635cm" svg:x="15.243cm" svg:y="13.974cm">
            <text:p/>
          </draw:rect>
        </draw:g>
        <draw:g>
          <draw:rect draw:style-name="gr28" draw:text-style-name="P8" draw:layer="layout" svg:width="0.635cm" svg:height="0.635cm" svg:x="15.243cm" svg:y="11.434cm">
            <text:p/>
          </draw:rect>
        </draw:g>
        <draw:g>
          <draw:rect draw:style-name="gr28" draw:text-style-name="P8" draw:layer="layout" svg:width="0.635cm" svg:height="0.635cm" svg:x="14.608cm" svg:y="13.339cm">
            <text:p/>
          </draw:rect>
        </draw:g>
        <draw:g>
          <draw:rect draw:style-name="gr28" draw:text-style-name="P8" draw:layer="layout" svg:width="0.635cm" svg:height="0.635cm" svg:x="14.608cm" svg:y="13.974cm">
            <text:p/>
          </draw:rect>
        </draw:g>
        <draw:g>
          <draw:rect draw:style-name="gr28" draw:text-style-name="P8" draw:layer="layout" svg:width="0.635cm" svg:height="0.635cm" svg:x="14.608cm" svg:y="12.069cm">
            <text:p/>
          </draw:rect>
        </draw:g>
        <draw:g>
          <draw:rect draw:style-name="gr28" draw:text-style-name="P8" draw:layer="layout" svg:width="0.635cm" svg:height="0.635cm" svg:x="14.608cm" svg:y="11.434cm">
            <text:p/>
          </draw:rect>
        </draw:g>
        <draw:g>
          <draw:rect draw:style-name="gr28" draw:text-style-name="P8" draw:layer="layout" svg:width="0.635cm" svg:height="0.635cm" svg:x="14.608cm" svg:y="10.799cm">
            <text:p/>
          </draw:rect>
        </draw:g>
        <draw:g>
          <draw:rect draw:style-name="gr29" draw:text-style-name="P8" draw:layer="layout" svg:width="0.634cm" svg:height="0.635cm" svg:x="12.068cm" svg:y="10.164cm">
            <text:p/>
          </draw:rect>
        </draw:g>
        <draw:g>
          <draw:rect draw:style-name="gr29" draw:text-style-name="P8" draw:layer="layout" svg:width="0.634cm" svg:height="0.635cm" svg:x="13.339cm" svg:y="10.164cm">
            <text:p/>
          </draw:rect>
        </draw:g>
        <draw:g>
          <draw:rect draw:style-name="gr29" draw:text-style-name="P8" draw:layer="layout" svg:width="0.634cm" svg:height="0.635cm" svg:x="12.069cm" svg:y="10.799cm">
            <text:p/>
          </draw:rect>
        </draw:g>
        <draw:g>
          <draw:rect draw:style-name="gr29" draw:text-style-name="P8" draw:layer="layout" svg:width="0.634cm" svg:height="0.635cm" svg:x="13.339cm" svg:y="10.799cm">
            <text:p/>
          </draw:rect>
        </draw:g>
        <draw:g>
          <draw:rect draw:style-name="gr29" draw:text-style-name="P8" draw:layer="layout" svg:width="0.634cm" svg:height="0.635cm" svg:x="13.974cm" svg:y="10.799cm">
            <text:p/>
          </draw:rect>
        </draw:g>
        <draw:g>
          <draw:rect draw:style-name="gr29" draw:text-style-name="P8" draw:layer="layout" svg:width="0.634cm" svg:height="0.635cm" svg:x="11.434cm" svg:y="10.799cm">
            <text:p/>
          </draw:rect>
        </draw:g>
        <draw:g>
          <draw:rect draw:style-name="gr29" draw:text-style-name="P8" draw:layer="layout" svg:width="0.634cm" svg:height="0.635cm" svg:x="11.434cm" svg:y="10.164cm">
            <text:p/>
          </draw:rect>
        </draw:g>
        <draw:g>
          <draw:rect draw:style-name="gr29" draw:text-style-name="P8" draw:layer="layout" svg:width="0.634cm" svg:height="0.635cm" svg:x="13.974cm" svg:y="10.164cm">
            <text:p/>
          </draw:rect>
        </draw:g>
        <draw:g>
          <draw:rect draw:style-name="gr29" draw:text-style-name="P8" draw:layer="layout" svg:width="0.634cm" svg:height="0.635cm" svg:x="10.799cm" svg:y="10.799cm">
            <text:p/>
          </draw:rect>
        </draw:g>
        <draw:custom-shape draw:style-name="gr31" draw:text-style-name="P8" draw:layer="layout" svg:width="0.635cm" svg:height="0.635cm" svg:x="10.163cm" svg:y="11.4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3cm" svg:y="13.3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1cm" svg:y="12.7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6" draw:text-style-name="P10" draw:layer="layout" svg:x1="13.018cm" svg:y1="12.702cm" svg:x2="13.017cm" svg:y2="12.065cm">
          <text:p/>
        </draw:line>
        <draw:custom-shape draw:style-name="gr34" draw:text-style-name="P8" draw:layer="layout" svg:width="0.635cm" svg:height="0.635cm" svg:x="12.70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6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36" draw:text-style-name="P10" draw:layer="layout" svg:x1="13.335cm" svg:y1="13.017cm" svg:x2="13.97cm" svg:y2="13.017cm">
          <text:p/>
        </draw:line>
        <draw:line draw:style-name="gr25" draw:text-style-name="P10" draw:layer="layout" svg:x1="13.017cm" svg:y1="13.335cm" svg:x2="13.017cm" svg:y2="13.97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5" draw:text-style-name="P8" draw:layer="layout" svg:width="0.635cm" svg:height="0.635cm" svg:x="12.07cm" svg:y="12.07cm">
            <text:p/>
          </draw:rect>
        </draw:g>
        <draw:g>
          <draw:rect draw:style-name="gr15" draw:text-style-name="P8" draw:layer="layout" svg:width="0.634cm" svg:height="0.635cm" svg:x="12.702cm" svg:y="12.067cm">
            <text:p/>
          </draw:rect>
        </draw:g>
        <draw:g>
          <draw:rect draw:style-name="gr16" draw:text-style-name="P8" draw:layer="layout" svg:width="0.635cm" svg:height="0.635cm" svg:x="13.339cm" svg:y="12.07cm">
            <text:p/>
          </draw:rect>
        </draw:g>
        <draw:g>
          <draw:rect draw:style-name="gr33" draw:text-style-name="P8" draw:layer="layout" svg:width="0.634cm" svg:height="0.635cm" svg:x="12.705cm" svg:y="12.705cm">
            <text:p/>
          </draw:rect>
        </draw:g>
        <draw:g>
          <draw:rect draw:style-name="gr18" draw:text-style-name="P8" draw:layer="layout" svg:width="0.635cm" svg:height="0.635cm" svg:x="12.07cm" svg:y="13.34cm">
            <text:p/>
          </draw:rect>
        </draw:g>
        <draw:g>
          <draw:rect draw:style-name="gr19" draw:text-style-name="P8" draw:layer="layout" svg:width="0.634cm" svg:height="0.635cm" svg:x="12.705cm" svg:y="13.34cm">
            <text:p/>
          </draw:rect>
        </draw:g>
        <draw:g>
          <draw:rect draw:style-name="gr15" draw:text-style-name="P8" draw:layer="layout" svg:width="0.635cm" svg:height="0.635cm" svg:x="11.435cm" svg:y="11.435cm">
            <text:p/>
          </draw:rect>
        </draw:g>
        <draw:g>
          <draw:rect draw:style-name="gr15" draw:text-style-name="P8" draw:layer="layout" svg:width="0.635cm" svg:height="0.635cm" svg:x="12.07cm" svg:y="11.435cm">
            <text:p/>
          </draw:rect>
        </draw:g>
        <draw:g>
          <draw:rect draw:style-name="gr15" draw:text-style-name="P8" draw:layer="layout" svg:width="0.634cm" svg:height="0.635cm" svg:x="12.705cm" svg:y="11.435cm">
            <text:p/>
          </draw:rect>
        </draw:g>
        <draw:g>
          <draw:rect draw:style-name="gr15" draw:text-style-name="P8" draw:layer="layout" svg:width="0.635cm" svg:height="0.635cm" svg:x="13.339cm" svg:y="11.435cm">
            <text:p/>
          </draw:rect>
        </draw:g>
        <draw:g>
          <draw:rect draw:style-name="gr17" draw:text-style-name="P8" draw:layer="layout" svg:width="0.635cm" svg:height="0.635cm" svg:x="10.8cm" svg:y="10.8cm">
            <text:p/>
          </draw:rect>
        </draw:g>
        <draw:g>
          <draw:rect draw:style-name="gr17" draw:text-style-name="P8" draw:layer="layout" svg:width="0.635cm" svg:height="0.635cm" svg:x="11.435cm" svg:y="10.8cm">
            <text:p/>
          </draw:rect>
        </draw:g>
        <draw:g>
          <draw:rect draw:style-name="gr15" draw:text-style-name="P8" draw:layer="layout" svg:width="0.634cm" svg:height="0.635cm" svg:x="12.705cm" svg:y="10.8cm">
            <text:p/>
          </draw:rect>
        </draw:g>
        <draw:g>
          <draw:rect draw:style-name="gr17" draw:text-style-name="P8" draw:layer="layout" svg:width="0.635cm" svg:height="0.635cm" svg:x="13.974cm" svg:y="10.8cm">
            <text:p/>
          </draw:rect>
        </draw:g>
        <draw:g>
          <draw:rect draw:style-name="gr16" draw:text-style-name="P8" draw:layer="layout" svg:width="0.635cm" svg:height="0.635cm" svg:x="13.339cm" svg:y="12.705cm">
            <text:p/>
          </draw:rect>
        </draw:g>
        <draw:g>
          <draw:rect draw:style-name="gr23" draw:text-style-name="P8" draw:layer="layout" svg:width="0.635cm" svg:height="0.635cm" svg:x="13.974cm" svg:y="11.435cm">
            <text:p/>
          </draw:rect>
        </draw:g>
        <draw:g>
          <draw:rect draw:style-name="gr16" draw:text-style-name="P8" draw:layer="layout" svg:width="0.635cm" svg:height="0.635cm" svg:x="13.974cm" svg:y="12.07cm">
            <text:p/>
          </draw:rect>
        </draw:g>
        <draw:g>
          <draw:rect draw:style-name="gr16" draw:text-style-name="P8" draw:layer="layout" svg:width="0.635cm" svg:height="0.635cm" svg:x="13.974cm" svg:y="12.705cm">
            <text:p/>
          </draw:rect>
        </draw:g>
        <draw:g>
          <draw:rect draw:style-name="gr16" draw:text-style-name="P8" draw:layer="layout" svg:width="0.635cm" svg:height="0.635cm" svg:x="13.974cm" svg:y="13.34cm">
            <text:p/>
          </draw:rect>
        </draw:g>
        <draw:g>
          <draw:rect draw:style-name="gr17" draw:text-style-name="P8" draw:layer="layout" svg:width="0.635cm" svg:height="0.635cm" svg:x="14.609cm" svg:y="10.8cm">
            <text:p/>
          </draw:rect>
        </draw:g>
        <draw:g>
          <draw:rect draw:style-name="gr17" draw:text-style-name="P8" draw:layer="layout" svg:width="0.635cm" svg:height="0.635cm" svg:x="14.609cm" svg:y="11.435cm">
            <text:p/>
          </draw:rect>
        </draw:g>
        <draw:g>
          <draw:rect draw:style-name="gr16" draw:text-style-name="P8" draw:layer="layout" svg:width="0.635cm" svg:height="0.635cm" svg:x="14.609cm" svg:y="12.705cm">
            <text:p/>
          </draw:rect>
        </draw:g>
        <draw:g>
          <draw:rect draw:style-name="gr17" draw:text-style-name="P8" draw:layer="layout" svg:width="0.635cm" svg:height="0.635cm" svg:x="14.609cm" svg:y="13.975cm">
            <text:p/>
          </draw:rect>
        </draw:g>
        <draw:g>
          <draw:rect draw:style-name="gr19" draw:text-style-name="P8" draw:layer="layout" svg:width="0.635cm" svg:height="0.635cm" svg:x="13.339cm" svg:y="13.34cm">
            <text:p/>
          </draw:rect>
        </draw:g>
        <draw:g>
          <draw:rect draw:style-name="gr19" draw:text-style-name="P8" draw:layer="layout" svg:width="0.635cm" svg:height="0.635cm" svg:x="12.07cm" svg:y="13.975cm">
            <text:p/>
          </draw:rect>
        </draw:g>
        <draw:g>
          <draw:rect draw:style-name="gr19" draw:text-style-name="P8" draw:layer="layout" svg:width="0.634cm" svg:height="0.635cm" svg:x="12.705cm" svg:y="13.975cm">
            <text:p/>
          </draw:rect>
        </draw:g>
        <draw:g>
          <draw:rect draw:style-name="gr19" draw:text-style-name="P8" draw:layer="layout" svg:width="0.635cm" svg:height="0.635cm" svg:x="13.339cm" svg:y="13.975cm">
            <text:p/>
          </draw:rect>
        </draw:g>
        <draw:g>
          <draw:rect draw:style-name="gr19" draw:text-style-name="P8" draw:layer="layout" svg:width="0.635cm" svg:height="0.635cm" svg:x="13.974cm" svg:y="13.975cm">
            <text:p/>
          </draw:rect>
        </draw:g>
        <draw:g>
          <draw:rect draw:style-name="gr17" draw:text-style-name="P8" draw:layer="layout" svg:width="0.635cm" svg:height="0.635cm" svg:x="11.435cm" svg:y="14.61cm">
            <text:p/>
          </draw:rect>
        </draw:g>
        <draw:g>
          <draw:rect draw:style-name="gr19" draw:text-style-name="P8" draw:layer="layout" svg:width="0.634cm" svg:height="0.635cm" svg:x="12.705cm" svg:y="14.61cm">
            <text:p/>
          </draw:rect>
        </draw:g>
        <draw:g>
          <draw:rect draw:style-name="gr17" draw:text-style-name="P8" draw:layer="layout" svg:width="0.635cm" svg:height="0.635cm" svg:x="13.974cm" svg:y="14.61cm">
            <text:p/>
          </draw:rect>
        </draw:g>
        <draw:g>
          <draw:rect draw:style-name="gr17" draw:text-style-name="P8" draw:layer="layout" svg:width="0.635cm" svg:height="0.635cm" svg:x="14.609cm" svg:y="14.61cm">
            <text:p/>
          </draw:rect>
        </draw:g>
        <draw:g>
          <draw:rect draw:style-name="gr18" draw:text-style-name="P8" draw:layer="layout" svg:width="0.635cm" svg:height="0.635cm" svg:x="12.07cm" svg:y="12.705cm">
            <text:p/>
          </draw:rect>
        </draw:g>
        <draw:g>
          <draw:rect draw:style-name="gr17" draw:text-style-name="P8" draw:layer="layout" svg:width="0.635cm" svg:height="0.635cm" svg:x="10.8cm" svg:y="11.435cm">
            <text:p/>
          </draw:rect>
        </draw:g>
        <draw:g>
          <draw:rect draw:style-name="gr18" draw:text-style-name="P8" draw:layer="layout" svg:width="0.635cm" svg:height="0.635cm" svg:x="10.8cm" svg:y="12.705cm">
            <text:p/>
          </draw:rect>
        </draw:g>
        <draw:g>
          <draw:rect draw:style-name="gr18" draw:text-style-name="P8" draw:layer="layout" svg:width="0.635cm" svg:height="0.635cm" svg:x="11.435cm" svg:y="12.705cm">
            <text:p/>
          </draw:rect>
        </draw:g>
        <draw:g>
          <draw:rect draw:style-name="gr18" draw:text-style-name="P8" draw:layer="layout" svg:width="0.635cm" svg:height="0.635cm" svg:x="11.435cm" svg:y="12.07cm">
            <text:p/>
          </draw:rect>
        </draw:g>
        <draw:g>
          <draw:rect draw:style-name="gr18" draw:text-style-name="P8" draw:layer="layout" svg:width="0.635cm" svg:height="0.635cm" svg:x="11.435cm" svg:y="13.975cm">
            <text:p/>
          </draw:rect>
        </draw:g>
        <draw:g>
          <draw:rect draw:style-name="gr18" draw:text-style-name="P8" draw:layer="layout" svg:width="0.635cm" svg:height="0.635cm" svg:x="11.435cm" svg:y="13.34cm">
            <text:p/>
          </draw:rect>
        </draw:g>
        <draw:g>
          <draw:rect draw:style-name="gr17" draw:text-style-name="P8" draw:layer="layout" svg:width="0.635cm" svg:height="0.635cm" svg:x="10.8cm" svg:y="14.61cm">
            <text:p/>
          </draw:rect>
        </draw:g>
        <draw:g>
          <draw:rect draw:style-name="gr17" draw:text-style-name="P8" draw:layer="layout" svg:width="0.635cm" svg:height="0.635cm" svg:x="10.8cm" svg:y="13.975cm">
            <text:p/>
          </draw:rect>
        </draw:g>
        <draw:g>
          <draw:rect draw:style-name="gr17" draw:text-style-name="P8" draw:layer="layout" svg:width="0.635cm" svg:height="0.635cm" svg:x="14.609cm" svg:y="13.34cm">
            <text:p/>
          </draw:rect>
        </draw:g>
        <draw:g>
          <draw:rect draw:style-name="gr17" draw:text-style-name="P8" draw:layer="layout" svg:width="0.635cm" svg:height="0.635cm" svg:x="13.339cm" svg:y="14.61cm">
            <text:p/>
          </draw:rect>
        </draw:g>
        <draw:g>
          <draw:rect draw:style-name="gr17" draw:text-style-name="P8" draw:layer="layout" svg:width="0.635cm" svg:height="0.635cm" svg:x="12.069cm" svg:y="14.61cm">
            <text:p/>
          </draw:rect>
        </draw:g>
        <draw:g>
          <draw:rect draw:style-name="gr17" draw:text-style-name="P8" draw:layer="layout" svg:width="0.635cm" svg:height="0.635cm" svg:x="10.799cm" svg:y="13.34cm">
            <text:p/>
          </draw:rect>
        </draw:g>
        <draw:g>
          <draw:rect draw:style-name="gr17" draw:text-style-name="P8" draw:layer="layout" svg:width="0.635cm" svg:height="0.635cm" svg:x="10.799cm" svg:y="12.07cm">
            <text:p/>
          </draw:rect>
        </draw:g>
        <draw:g>
          <draw:rect draw:style-name="gr17" draw:text-style-name="P8" draw:layer="layout" svg:width="0.635cm" svg:height="0.635cm" svg:x="12.069cm" svg:y="10.8cm">
            <text:p/>
          </draw:rect>
        </draw:g>
        <draw:g>
          <draw:rect draw:style-name="gr17" draw:text-style-name="P8" draw:layer="layout" svg:width="0.635cm" svg:height="0.635cm" svg:x="14.609cm" svg:y="12.07cm">
            <text:p/>
          </draw:rect>
        </draw:g>
        <draw:g>
          <draw:rect draw:style-name="gr17" draw:text-style-name="P8" draw:layer="layout" svg:width="0.635cm" svg:height="0.635cm" svg:x="13.339cm" svg:y="10.8cm">
            <text:p/>
          </draw:rect>
        </draw:g>
        <draw:g>
          <draw:rect draw:style-name="gr17" draw:text-style-name="P8" draw:layer="layout" svg:width="0.635cm" svg:height="0.635cm" svg:x="11.434cm" svg:y="15.245cm">
            <text:p/>
          </draw:rect>
        </draw:g>
        <draw:g>
          <draw:rect draw:style-name="gr27" draw:text-style-name="P8" draw:layer="layout" svg:width="0.634cm" svg:height="0.635cm" svg:x="12.704cm" svg:y="15.245cm">
            <text:p/>
          </draw:rect>
        </draw:g>
        <draw:g>
          <draw:rect draw:style-name="gr17" draw:text-style-name="P8" draw:layer="layout" svg:width="0.635cm" svg:height="0.635cm" svg:x="13.973cm" svg:y="15.245cm">
            <text:p/>
          </draw:rect>
        </draw:g>
        <draw:g>
          <draw:rect draw:style-name="gr17" draw:text-style-name="P8" draw:layer="layout" svg:width="0.635cm" svg:height="0.635cm" svg:x="14.608cm" svg:y="15.245cm">
            <text:p/>
          </draw:rect>
        </draw:g>
        <draw:g>
          <draw:rect draw:style-name="gr17" draw:text-style-name="P8" draw:layer="layout" svg:width="0.635cm" svg:height="0.635cm" svg:x="10.799cm" svg:y="15.245cm">
            <text:p/>
          </draw:rect>
        </draw:g>
        <draw:g>
          <draw:rect draw:style-name="gr17" draw:text-style-name="P8" draw:layer="layout" svg:width="0.635cm" svg:height="0.635cm" svg:x="13.338cm" svg:y="15.245cm">
            <text:p/>
          </draw:rect>
        </draw:g>
        <draw:g>
          <draw:rect draw:style-name="gr17" draw:text-style-name="P8" draw:layer="layout" svg:width="0.635cm" svg:height="0.635cm" svg:x="12.068cm" svg:y="15.245cm">
            <text:p/>
          </draw:rect>
        </draw:g>
        <draw:g>
          <draw:rect draw:style-name="gr17" draw:text-style-name="P8" draw:layer="layout" svg:width="0.635cm" svg:height="0.635cm" svg:x="15.88cm" svg:y="10.8cm">
            <text:p/>
          </draw:rect>
        </draw:g>
        <draw:g>
          <draw:rect draw:style-name="gr17" draw:text-style-name="P8" draw:layer="layout" svg:width="0.635cm" svg:height="0.635cm" svg:x="15.88cm" svg:y="11.435cm">
            <text:p/>
          </draw:rect>
        </draw:g>
        <draw:g>
          <draw:rect draw:style-name="gr28" draw:text-style-name="P8" draw:layer="layout" svg:width="0.635cm" svg:height="0.635cm" svg:x="15.88cm" svg:y="12.705cm">
            <text:p/>
          </draw:rect>
        </draw:g>
        <draw:g>
          <draw:rect draw:style-name="gr17" draw:text-style-name="P8" draw:layer="layout" svg:width="0.635cm" svg:height="0.635cm" svg:x="15.88cm" svg:y="13.975cm">
            <text:p/>
          </draw:rect>
        </draw:g>
        <draw:g>
          <draw:rect draw:style-name="gr17" draw:text-style-name="P8" draw:layer="layout" svg:width="0.635cm" svg:height="0.635cm" svg:x="15.88cm" svg:y="14.61cm">
            <text:p/>
          </draw:rect>
        </draw:g>
        <draw:g>
          <draw:rect draw:style-name="gr17" draw:text-style-name="P8" draw:layer="layout" svg:width="0.635cm" svg:height="0.635cm" svg:x="15.88cm" svg:y="13.34cm">
            <text:p/>
          </draw:rect>
        </draw:g>
        <draw:g>
          <draw:rect draw:style-name="gr17" draw:text-style-name="P8" draw:layer="layout" svg:width="0.635cm" svg:height="0.635cm" svg:x="15.88cm" svg:y="12.07cm">
            <text:p/>
          </draw:rect>
        </draw:g>
        <draw:g>
          <draw:rect draw:style-name="gr17" draw:text-style-name="P8" draw:layer="layout" svg:width="0.635cm" svg:height="0.635cm" svg:x="15.879cm" svg:y="15.245cm">
            <text:p/>
          </draw:rect>
        </draw:g>
        <draw:g>
          <draw:rect draw:style-name="gr17" draw:text-style-name="P8" draw:layer="layout" svg:width="0.635cm" svg:height="0.635cm" svg:x="10.799cm" svg:y="10.165cm">
            <text:p/>
          </draw:rect>
        </draw:g>
        <draw:g>
          <draw:rect draw:style-name="gr17" draw:text-style-name="P8" draw:layer="layout" svg:width="0.635cm" svg:height="0.635cm" svg:x="11.434cm" svg:y="10.165cm">
            <text:p/>
          </draw:rect>
        </draw:g>
        <draw:g>
          <draw:rect draw:style-name="gr29" draw:text-style-name="P8" draw:layer="layout" svg:width="0.634cm" svg:height="0.635cm" svg:x="12.704cm" svg:y="10.165cm">
            <text:p/>
          </draw:rect>
        </draw:g>
        <draw:g>
          <draw:rect draw:style-name="gr17" draw:text-style-name="P8" draw:layer="layout" svg:width="0.635cm" svg:height="0.635cm" svg:x="13.973cm" svg:y="10.165cm">
            <text:p/>
          </draw:rect>
        </draw:g>
        <draw:g>
          <draw:rect draw:style-name="gr17" draw:text-style-name="P8" draw:layer="layout" svg:width="0.635cm" svg:height="0.635cm" svg:x="14.608cm" svg:y="10.165cm">
            <text:p/>
          </draw:rect>
        </draw:g>
        <draw:g>
          <draw:rect draw:style-name="gr17" draw:text-style-name="P8" draw:layer="layout" svg:width="0.635cm" svg:height="0.635cm" svg:x="12.068cm" svg:y="10.165cm">
            <text:p/>
          </draw:rect>
        </draw:g>
        <draw:g>
          <draw:rect draw:style-name="gr17" draw:text-style-name="P8" draw:layer="layout" svg:width="0.635cm" svg:height="0.635cm" svg:x="13.338cm" svg:y="10.165cm">
            <text:p/>
          </draw:rect>
        </draw:g>
        <draw:g>
          <draw:rect draw:style-name="gr17" draw:text-style-name="P8" draw:layer="layout" svg:width="0.635cm" svg:height="0.635cm" svg:x="15.879cm" svg:y="10.165cm">
            <text:p/>
          </draw:rect>
        </draw:g>
        <draw:g>
          <draw:rect draw:style-name="gr17" draw:text-style-name="P8" draw:layer="layout" svg:width="0.635cm" svg:height="0.635cm" svg:x="10.164cm" svg:y="10.8cm">
            <text:p/>
          </draw:rect>
        </draw:g>
        <draw:g>
          <draw:rect draw:style-name="gr17" draw:text-style-name="P8" draw:layer="layout" svg:width="0.635cm" svg:height="0.635cm" svg:x="10.164cm" svg:y="11.435cm">
            <text:p/>
          </draw:rect>
        </draw:g>
        <draw:g>
          <draw:rect draw:style-name="gr30" draw:text-style-name="P8" draw:layer="layout" svg:width="0.635cm" svg:height="0.635cm" svg:x="10.164cm" svg:y="12.705cm">
            <text:p/>
          </draw:rect>
        </draw:g>
        <draw:g>
          <draw:rect draw:style-name="gr17" draw:text-style-name="P8" draw:layer="layout" svg:width="0.635cm" svg:height="0.635cm" svg:x="10.164cm" svg:y="14.61cm">
            <text:p/>
          </draw:rect>
        </draw:g>
        <draw:g>
          <draw:rect draw:style-name="gr17" draw:text-style-name="P8" draw:layer="layout" svg:width="0.635cm" svg:height="0.635cm" svg:x="10.164cm" svg:y="13.975cm">
            <text:p/>
          </draw:rect>
        </draw:g>
        <draw:g>
          <draw:rect draw:style-name="gr17" draw:text-style-name="P8" draw:layer="layout" svg:width="0.635cm" svg:height="0.635cm" svg:x="10.163cm" svg:y="13.34cm">
            <text:p/>
          </draw:rect>
        </draw:g>
        <draw:g>
          <draw:rect draw:style-name="gr17" draw:text-style-name="P8" draw:layer="layout" svg:width="0.635cm" svg:height="0.635cm" svg:x="10.163cm" svg:y="12.07cm">
            <text:p/>
          </draw:rect>
        </draw:g>
        <draw:g>
          <draw:rect draw:style-name="gr17" draw:text-style-name="P8" draw:layer="layout" svg:width="0.635cm" svg:height="0.635cm" svg:x="10.163cm" svg:y="15.245cm">
            <text:p/>
          </draw:rect>
        </draw:g>
        <draw:g>
          <draw:rect draw:style-name="gr17" draw:text-style-name="P8" draw:layer="layout" svg:width="0.635cm" svg:height="0.635cm" svg:x="10.163cm" svg:y="10.165cm">
            <text:p/>
          </draw:rect>
        </draw:g>
        <draw:g>
          <draw:rect draw:style-name="gr17" draw:text-style-name="P8" draw:layer="layout" svg:width="0.635cm" svg:height="0.635cm" svg:x="15.244cm" svg:y="10.8cm">
            <text:p/>
          </draw:rect>
        </draw:g>
        <draw:g>
          <draw:rect draw:style-name="gr17" draw:text-style-name="P8" draw:layer="layout" svg:width="0.635cm" svg:height="0.635cm" svg:x="15.244cm" svg:y="11.435cm">
            <text:p/>
          </draw:rect>
        </draw:g>
        <draw:g>
          <draw:rect draw:style-name="gr28" draw:text-style-name="P8" draw:layer="layout" svg:width="0.635cm" svg:height="0.635cm" svg:x="15.244cm" svg:y="12.705cm">
            <text:p/>
          </draw:rect>
        </draw:g>
        <draw:g>
          <draw:rect draw:style-name="gr17" draw:text-style-name="P8" draw:layer="layout" svg:width="0.635cm" svg:height="0.635cm" svg:x="15.244cm" svg:y="13.975cm">
            <text:p/>
          </draw:rect>
        </draw:g>
        <draw:g>
          <draw:rect draw:style-name="gr17" draw:text-style-name="P8" draw:layer="layout" svg:width="0.635cm" svg:height="0.635cm" svg:x="15.244cm" svg:y="14.61cm">
            <text:p/>
          </draw:rect>
        </draw:g>
        <draw:g>
          <draw:rect draw:style-name="gr17" draw:text-style-name="P8" draw:layer="layout" svg:width="0.635cm" svg:height="0.635cm" svg:x="15.244cm" svg:y="13.34cm">
            <text:p/>
          </draw:rect>
        </draw:g>
        <draw:g>
          <draw:rect draw:style-name="gr17" draw:text-style-name="P8" draw:layer="layout" svg:width="0.635cm" svg:height="0.635cm" svg:x="15.244cm" svg:y="12.07cm">
            <text:p/>
          </draw:rect>
        </draw:g>
        <draw:g>
          <draw:rect draw:style-name="gr17" draw:text-style-name="P8" draw:layer="layout" svg:width="0.635cm" svg:height="0.635cm" svg:x="15.243cm" svg:y="15.245cm">
            <text:p/>
          </draw:rect>
        </draw:g>
        <draw:g>
          <draw:rect draw:style-name="gr17" draw:text-style-name="P8" draw:layer="layout" svg:width="0.635cm" svg:height="0.635cm" svg:x="15.243cm" svg:y="10.165cm">
            <text:p/>
          </draw:rect>
        </draw:g>
        <draw:g>
          <draw:rect draw:style-name="gr17" draw:text-style-name="P8" draw:layer="layout" svg:width="0.635cm" svg:height="0.635cm" svg:x="10.799cm" svg:y="9.53cm">
            <text:p/>
          </draw:rect>
        </draw:g>
        <draw:g>
          <draw:rect draw:style-name="gr17" draw:text-style-name="P8" draw:layer="layout" svg:width="0.635cm" svg:height="0.635cm" svg:x="11.434cm" svg:y="9.53cm">
            <text:p/>
          </draw:rect>
        </draw:g>
        <draw:g>
          <draw:rect draw:style-name="gr29" draw:text-style-name="P8" draw:layer="layout" svg:width="0.634cm" svg:height="0.635cm" svg:x="12.704cm" svg:y="9.53cm">
            <text:p/>
          </draw:rect>
        </draw:g>
        <draw:g>
          <draw:rect draw:style-name="gr17" draw:text-style-name="P8" draw:layer="layout" svg:width="0.635cm" svg:height="0.635cm" svg:x="13.973cm" svg:y="9.53cm">
            <text:p/>
          </draw:rect>
        </draw:g>
        <draw:g>
          <draw:rect draw:style-name="gr17" draw:text-style-name="P8" draw:layer="layout" svg:width="0.635cm" svg:height="0.635cm" svg:x="14.608cm" svg:y="9.53cm">
            <text:p/>
          </draw:rect>
        </draw:g>
        <draw:g>
          <draw:rect draw:style-name="gr17" draw:text-style-name="P8" draw:layer="layout" svg:width="0.635cm" svg:height="0.635cm" svg:x="12.068cm" svg:y="9.53cm">
            <text:p/>
          </draw:rect>
        </draw:g>
        <draw:g>
          <draw:rect draw:style-name="gr17" draw:text-style-name="P8" draw:layer="layout" svg:width="0.635cm" svg:height="0.635cm" svg:x="13.338cm" svg:y="9.53cm">
            <text:p/>
          </draw:rect>
        </draw:g>
        <draw:g>
          <draw:rect draw:style-name="gr17" draw:text-style-name="P8" draw:layer="layout" svg:width="0.635cm" svg:height="0.635cm" svg:x="15.879cm" svg:y="9.53cm">
            <text:p/>
          </draw:rect>
        </draw:g>
        <draw:g>
          <draw:rect draw:style-name="gr17" draw:text-style-name="P8" draw:layer="layout" svg:width="0.635cm" svg:height="0.635cm" svg:x="10.163cm" svg:y="9.53cm">
            <text:p/>
          </draw:rect>
        </draw:g>
        <draw:g>
          <draw:rect draw:style-name="gr17" draw:text-style-name="P8" draw:layer="layout" svg:width="0.635cm" svg:height="0.635cm" svg:x="15.243cm" svg:y="9.53cm">
            <text:p/>
          </draw:rect>
        </draw:g>
        <draw:g>
          <draw:rect draw:style-name="gr17" draw:text-style-name="P8" draw:layer="layout" svg:width="0.635cm" svg:height="0.635cm" svg:x="9.529cm" svg:y="10.8cm">
            <text:p/>
          </draw:rect>
        </draw:g>
        <draw:g>
          <draw:rect draw:style-name="gr17" draw:text-style-name="P8" draw:layer="layout" svg:width="0.635cm" svg:height="0.635cm" svg:x="9.529cm" svg:y="11.435cm">
            <text:p/>
          </draw:rect>
        </draw:g>
        <draw:g>
          <draw:rect draw:style-name="gr30" draw:text-style-name="P8" draw:layer="layout" svg:width="0.635cm" svg:height="0.635cm" svg:x="9.529cm" svg:y="12.705cm">
            <text:p/>
          </draw:rect>
        </draw:g>
        <draw:g>
          <draw:rect draw:style-name="gr17" draw:text-style-name="P8" draw:layer="layout" svg:width="0.635cm" svg:height="0.635cm" svg:x="9.529cm" svg:y="14.61cm">
            <text:p/>
          </draw:rect>
        </draw:g>
        <draw:g>
          <draw:rect draw:style-name="gr17" draw:text-style-name="P8" draw:layer="layout" svg:width="0.635cm" svg:height="0.635cm" svg:x="9.529cm" svg:y="13.975cm">
            <text:p/>
          </draw:rect>
        </draw:g>
        <draw:g>
          <draw:rect draw:style-name="gr17" draw:text-style-name="P8" draw:layer="layout" svg:width="0.635cm" svg:height="0.635cm" svg:x="9.528cm" svg:y="13.34cm">
            <text:p/>
          </draw:rect>
        </draw:g>
        <draw:g>
          <draw:rect draw:style-name="gr17" draw:text-style-name="P8" draw:layer="layout" svg:width="0.635cm" svg:height="0.635cm" svg:x="9.528cm" svg:y="12.07cm">
            <text:p/>
          </draw:rect>
        </draw:g>
        <draw:g>
          <draw:rect draw:style-name="gr17" draw:text-style-name="P8" draw:layer="layout" svg:width="0.635cm" svg:height="0.635cm" svg:x="9.528cm" svg:y="15.245cm">
            <text:p/>
          </draw:rect>
        </draw:g>
        <draw:g>
          <draw:rect draw:style-name="gr17" draw:text-style-name="P8" draw:layer="layout" svg:width="0.635cm" svg:height="0.635cm" svg:x="9.528cm" svg:y="10.165cm">
            <text:p/>
          </draw:rect>
        </draw:g>
        <draw:g>
          <draw:rect draw:style-name="gr17" draw:text-style-name="P8" draw:layer="layout" svg:width="0.635cm" svg:height="0.635cm" svg:x="9.528cm" svg:y="9.53cm">
            <text:p/>
          </draw:rect>
        </draw:g>
        <draw:g>
          <draw:rect draw:style-name="gr17" draw:text-style-name="P8" draw:layer="layout" svg:width="0.635cm" svg:height="0.635cm" svg:x="11.434cm" svg:y="15.88cm">
            <text:p/>
          </draw:rect>
        </draw:g>
        <draw:g>
          <draw:rect draw:style-name="gr27" draw:text-style-name="P8" draw:layer="layout" svg:width="0.634cm" svg:height="0.635cm" svg:x="12.704cm" svg:y="15.88cm">
            <text:p/>
          </draw:rect>
        </draw:g>
        <draw:g>
          <draw:rect draw:style-name="gr17" draw:text-style-name="P8" draw:layer="layout" svg:width="0.635cm" svg:height="0.635cm" svg:x="13.973cm" svg:y="15.88cm">
            <text:p/>
          </draw:rect>
        </draw:g>
        <draw:g>
          <draw:rect draw:style-name="gr17" draw:text-style-name="P8" draw:layer="layout" svg:width="0.635cm" svg:height="0.635cm" svg:x="14.608cm" svg:y="15.88cm">
            <text:p/>
          </draw:rect>
        </draw:g>
        <draw:g>
          <draw:rect draw:style-name="gr17" draw:text-style-name="P8" draw:layer="layout" svg:width="0.635cm" svg:height="0.635cm" svg:x="10.799cm" svg:y="15.88cm">
            <text:p/>
          </draw:rect>
        </draw:g>
        <draw:g>
          <draw:rect draw:style-name="gr17" draw:text-style-name="P8" draw:layer="layout" svg:width="0.635cm" svg:height="0.635cm" svg:x="13.338cm" svg:y="15.88cm">
            <text:p/>
          </draw:rect>
        </draw:g>
        <draw:g>
          <draw:rect draw:style-name="gr17" draw:text-style-name="P8" draw:layer="layout" svg:width="0.635cm" svg:height="0.635cm" svg:x="12.068cm" svg:y="15.88cm">
            <text:p/>
          </draw:rect>
        </draw:g>
        <draw:g>
          <draw:rect draw:style-name="gr17" draw:text-style-name="P8" draw:layer="layout" svg:width="0.635cm" svg:height="0.635cm" svg:x="15.879cm" svg:y="15.88cm">
            <text:p/>
          </draw:rect>
        </draw:g>
        <draw:g>
          <draw:rect draw:style-name="gr17" draw:text-style-name="P8" draw:layer="layout" svg:width="0.635cm" svg:height="0.635cm" svg:x="10.163cm" svg:y="15.88cm">
            <text:p/>
          </draw:rect>
        </draw:g>
        <draw:g>
          <draw:rect draw:style-name="gr17" draw:text-style-name="P8" draw:layer="layout" svg:width="0.635cm" svg:height="0.635cm" svg:x="15.243cm" svg:y="15.88cm">
            <text:p/>
          </draw:rect>
        </draw:g>
        <draw:g>
          <draw:rect draw:style-name="gr17" draw:text-style-name="P8" draw:layer="layout" svg:width="0.635cm" svg:height="0.635cm" svg:x="9.528cm" svg:y="15.88cm">
            <text:p/>
          </draw:rect>
        </draw:g>
        <draw:g>
          <draw:rect draw:style-name="gr18" draw:text-style-name="P8" draw:layer="layout" svg:width="0.635cm" svg:height="0.635cm" svg:x="11.436cm" svg:y="13.976cm">
            <text:p/>
          </draw:rect>
        </draw:g>
        <draw:g>
          <draw:rect draw:style-name="gr30" draw:text-style-name="P8" draw:layer="layout" svg:width="0.635cm" svg:height="0.635cm" svg:x="10.164cm" svg:y="12.07cm">
            <text:p/>
          </draw:rect>
        </draw:g>
        <draw:g>
          <draw:rect draw:style-name="gr30" draw:text-style-name="P8" draw:layer="layout" svg:width="0.635cm" svg:height="0.635cm" svg:x="10.164cm" svg:y="13.34cm">
            <text:p/>
          </draw:rect>
        </draw:g>
        <draw:g>
          <draw:rect draw:style-name="gr30" draw:text-style-name="P8" draw:layer="layout" svg:width="0.635cm" svg:height="0.635cm" svg:x="10.799cm" svg:y="12.07cm">
            <text:p/>
          </draw:rect>
        </draw:g>
        <draw:g>
          <draw:rect draw:style-name="gr30" draw:text-style-name="P8" draw:layer="layout" svg:width="0.635cm" svg:height="0.635cm" svg:x="10.799cm" svg:y="13.34cm">
            <text:p/>
          </draw:rect>
        </draw:g>
        <draw:g>
          <draw:rect draw:style-name="gr30" draw:text-style-name="P8" draw:layer="layout" svg:width="0.635cm" svg:height="0.635cm" svg:x="10.799cm" svg:y="13.975cm">
            <text:p/>
          </draw:rect>
        </draw:g>
        <draw:g>
          <draw:rect draw:style-name="gr30" draw:text-style-name="P8" draw:layer="layout" svg:width="0.635cm" svg:height="0.635cm" svg:x="10.799cm" svg:y="11.435cm">
            <text:p/>
          </draw:rect>
        </draw:g>
        <draw:g>
          <draw:rect draw:style-name="gr30" draw:text-style-name="P8" draw:layer="layout" svg:width="0.635cm" svg:height="0.635cm" svg:x="10.164cm" svg:y="11.435cm">
            <text:p/>
          </draw:rect>
        </draw:g>
        <draw:g>
          <draw:rect draw:style-name="gr30" draw:text-style-name="P8" draw:layer="layout" svg:width="0.635cm" svg:height="0.635cm" svg:x="10.164cm" svg:y="13.975cm">
            <text:p/>
          </draw:rect>
        </draw:g>
        <draw:g>
          <draw:rect draw:style-name="gr27" draw:text-style-name="P8" draw:layer="layout" svg:width="0.634cm" svg:height="0.635cm" svg:x="12.069cm" svg:y="15.245cm">
            <text:p/>
          </draw:rect>
        </draw:g>
        <draw:g>
          <draw:rect draw:style-name="gr27" draw:text-style-name="P8" draw:layer="layout" svg:width="0.634cm" svg:height="0.635cm" svg:x="13.339cm" svg:y="15.245cm">
            <text:p/>
          </draw:rect>
        </draw:g>
        <draw:g>
          <draw:rect draw:style-name="gr27" draw:text-style-name="P8" draw:layer="layout" svg:width="0.634cm" svg:height="0.635cm" svg:x="11.434cm" svg:y="15.245cm">
            <text:p/>
          </draw:rect>
        </draw:g>
        <draw:g>
          <draw:rect draw:style-name="gr27" draw:text-style-name="P8" draw:layer="layout" svg:width="0.634cm" svg:height="0.635cm" svg:x="13.975cm" svg:y="15.245cm">
            <text:p/>
          </draw:rect>
        </draw:g>
        <draw:g>
          <draw:rect draw:style-name="gr27" draw:text-style-name="P8" draw:layer="layout" svg:width="0.634cm" svg:height="0.635cm" svg:x="12.07cm" svg:y="14.61cm">
            <text:p/>
          </draw:rect>
        </draw:g>
        <draw:g>
          <draw:rect draw:style-name="gr27" draw:text-style-name="P8" draw:layer="layout" svg:width="0.634cm" svg:height="0.635cm" svg:x="13.339cm" svg:y="14.61cm">
            <text:p/>
          </draw:rect>
        </draw:g>
        <draw:g>
          <draw:rect draw:style-name="gr27" draw:text-style-name="P8" draw:layer="layout" svg:width="0.634cm" svg:height="0.635cm" svg:x="11.435cm" svg:y="14.61cm">
            <text:p/>
          </draw:rect>
        </draw:g>
        <draw:g>
          <draw:rect draw:style-name="gr27" draw:text-style-name="P8" draw:layer="layout" svg:width="0.634cm" svg:height="0.635cm" svg:x="13.975cm" svg:y="14.61cm">
            <text:p/>
          </draw:rect>
        </draw:g>
        <draw:g>
          <draw:rect draw:style-name="gr30" draw:text-style-name="P8" draw:layer="layout" svg:width="0.635cm" svg:height="0.635cm" svg:x="10.799cm" svg:y="14.61cm">
            <text:p/>
          </draw:rect>
        </draw:g>
        <draw:g>
          <draw:rect draw:style-name="gr27" draw:text-style-name="P8" draw:layer="layout" svg:width="0.634cm" svg:height="0.635cm" svg:x="14.61cm" svg:y="14.61cm">
            <text:p/>
          </draw:rect>
        </draw:g>
        <draw:g>
          <draw:rect draw:style-name="gr28" draw:text-style-name="P8" draw:layer="layout" svg:width="0.635cm" svg:height="0.635cm" svg:x="15.244cm" svg:y="13.34cm">
            <text:p/>
          </draw:rect>
        </draw:g>
        <draw:g>
          <draw:rect draw:style-name="gr28" draw:text-style-name="P8" draw:layer="layout" svg:width="0.635cm" svg:height="0.635cm" svg:x="15.244cm" svg:y="12.07cm">
            <text:p/>
          </draw:rect>
        </draw:g>
        <draw:g>
          <draw:rect draw:style-name="gr28" draw:text-style-name="P8" draw:layer="layout" svg:width="0.635cm" svg:height="0.635cm" svg:x="15.244cm" svg:y="13.975cm">
            <text:p/>
          </draw:rect>
        </draw:g>
        <draw:g>
          <draw:rect draw:style-name="gr28" draw:text-style-name="P8" draw:layer="layout" svg:width="0.635cm" svg:height="0.635cm" svg:x="15.244cm" svg:y="11.435cm">
            <text:p/>
          </draw:rect>
        </draw:g>
        <draw:g>
          <draw:rect draw:style-name="gr28" draw:text-style-name="P8" draw:layer="layout" svg:width="0.635cm" svg:height="0.635cm" svg:x="14.609cm" svg:y="13.34cm">
            <text:p/>
          </draw:rect>
        </draw:g>
        <draw:g>
          <draw:rect draw:style-name="gr28" draw:text-style-name="P8" draw:layer="layout" svg:width="0.635cm" svg:height="0.635cm" svg:x="14.609cm" svg:y="13.975cm">
            <text:p/>
          </draw:rect>
        </draw:g>
        <draw:g>
          <draw:rect draw:style-name="gr28" draw:text-style-name="P8" draw:layer="layout" svg:width="0.635cm" svg:height="0.635cm" svg:x="14.609cm" svg:y="12.07cm">
            <text:p/>
          </draw:rect>
        </draw:g>
        <draw:g>
          <draw:rect draw:style-name="gr28" draw:text-style-name="P8" draw:layer="layout" svg:width="0.635cm" svg:height="0.635cm" svg:x="14.609cm" svg:y="11.435cm">
            <text:p/>
          </draw:rect>
        </draw:g>
        <draw:g>
          <draw:rect draw:style-name="gr28" draw:text-style-name="P8" draw:layer="layout" svg:width="0.635cm" svg:height="0.635cm" svg:x="14.609cm" svg:y="10.8cm">
            <text:p/>
          </draw:rect>
        </draw:g>
        <draw:g>
          <draw:rect draw:style-name="gr29" draw:text-style-name="P8" draw:layer="layout" svg:width="0.634cm" svg:height="0.635cm" svg:x="12.069cm" svg:y="10.165cm">
            <text:p/>
          </draw:rect>
        </draw:g>
        <draw:g>
          <draw:rect draw:style-name="gr29" draw:text-style-name="P8" draw:layer="layout" svg:width="0.634cm" svg:height="0.635cm" svg:x="13.34cm" svg:y="10.165cm">
            <text:p/>
          </draw:rect>
        </draw:g>
        <draw:g>
          <draw:rect draw:style-name="gr29" draw:text-style-name="P8" draw:layer="layout" svg:width="0.634cm" svg:height="0.635cm" svg:x="12.07cm" svg:y="10.8cm">
            <text:p/>
          </draw:rect>
        </draw:g>
        <draw:g>
          <draw:rect draw:style-name="gr29" draw:text-style-name="P8" draw:layer="layout" svg:width="0.634cm" svg:height="0.635cm" svg:x="13.34cm" svg:y="10.8cm">
            <text:p/>
          </draw:rect>
        </draw:g>
        <draw:g>
          <draw:rect draw:style-name="gr29" draw:text-style-name="P8" draw:layer="layout" svg:width="0.634cm" svg:height="0.635cm" svg:x="13.975cm" svg:y="10.8cm">
            <text:p/>
          </draw:rect>
        </draw:g>
        <draw:g>
          <draw:rect draw:style-name="gr29" draw:text-style-name="P8" draw:layer="layout" svg:width="0.634cm" svg:height="0.635cm" svg:x="11.435cm" svg:y="10.8cm">
            <text:p/>
          </draw:rect>
        </draw:g>
        <draw:g>
          <draw:rect draw:style-name="gr29" draw:text-style-name="P8" draw:layer="layout" svg:width="0.634cm" svg:height="0.635cm" svg:x="11.435cm" svg:y="10.165cm">
            <text:p/>
          </draw:rect>
        </draw:g>
        <draw:g>
          <draw:rect draw:style-name="gr29" draw:text-style-name="P8" draw:layer="layout" svg:width="0.634cm" svg:height="0.635cm" svg:x="13.975cm" svg:y="10.165cm">
            <text:p/>
          </draw:rect>
        </draw:g>
        <draw:g>
          <draw:rect draw:style-name="gr29" draw:text-style-name="P8" draw:layer="layout" svg:width="0.634cm" svg:height="0.635cm" svg:x="10.8cm" svg:y="10.8cm">
            <text:p/>
          </draw:rect>
        </draw:g>
        <draw:custom-shape draw:style-name="gr31" draw:text-style-name="P8" draw:layer="layout" svg:width="0.635cm" svg:height="0.635cm" svg:x="10.164cm" svg:y="11.4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4cm" svg:y="13.3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2cm" svg:y="12.70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9cm" svg:y1="12.703cm" svg:x2="13.018cm" svg:y2="12.066cm">
          <text:p/>
        </draw:line>
        <draw:custom-shape draw:style-name="gr34" draw:text-style-name="P8" draw:layer="layout" svg:width="0.635cm" svg:height="0.635cm" svg:x="12.70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7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3.336cm" svg:y1="13.018cm" svg:x2="13.971cm" svg:y2="13.018cm">
          <text:p/>
        </draw:line>
        <draw:line draw:style-name="gr36" draw:text-style-name="P10" draw:layer="layout" svg:x1="13.018cm" svg:y1="13.336cm" svg:x2="13.018cm" svg:y2="13.971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g>
          <draw:rect draw:style-name="gr15" draw:text-style-name="P8" draw:layer="layout" svg:width="0.635cm" svg:height="0.635cm" svg:x="12.071cm" svg:y="12.071cm">
            <text:p/>
          </draw:rect>
        </draw:g>
        <draw:g>
          <draw:rect draw:style-name="gr15" draw:text-style-name="P8" draw:layer="layout" svg:width="0.634cm" svg:height="0.635cm" svg:x="12.703cm" svg:y="12.068cm">
            <text:p/>
          </draw:rect>
        </draw:g>
        <draw:g>
          <draw:rect draw:style-name="gr16" draw:text-style-name="P8" draw:layer="layout" svg:width="0.635cm" svg:height="0.635cm" svg:x="13.34cm" svg:y="12.071cm">
            <text:p/>
          </draw:rect>
        </draw:g>
        <draw:g>
          <draw:rect draw:style-name="gr33" draw:text-style-name="P8" draw:layer="layout" svg:width="0.634cm" svg:height="0.635cm" svg:x="12.706cm" svg:y="12.706cm">
            <text:p/>
          </draw:rect>
        </draw:g>
        <draw:g>
          <draw:rect draw:style-name="gr18" draw:text-style-name="P8" draw:layer="layout" svg:width="0.635cm" svg:height="0.635cm" svg:x="12.071cm" svg:y="13.341cm">
            <text:p/>
          </draw:rect>
        </draw:g>
        <draw:g>
          <draw:rect draw:style-name="gr19" draw:text-style-name="P8" draw:layer="layout" svg:width="0.634cm" svg:height="0.635cm" svg:x="12.706cm" svg:y="13.341cm">
            <text:p/>
          </draw:rect>
        </draw:g>
        <draw:g>
          <draw:rect draw:style-name="gr15" draw:text-style-name="P8" draw:layer="layout" svg:width="0.635cm" svg:height="0.635cm" svg:x="11.436cm" svg:y="11.436cm">
            <text:p/>
          </draw:rect>
        </draw:g>
        <draw:g>
          <draw:rect draw:style-name="gr15" draw:text-style-name="P8" draw:layer="layout" svg:width="0.635cm" svg:height="0.635cm" svg:x="12.071cm" svg:y="11.436cm">
            <text:p/>
          </draw:rect>
        </draw:g>
        <draw:g>
          <draw:rect draw:style-name="gr15" draw:text-style-name="P8" draw:layer="layout" svg:width="0.634cm" svg:height="0.635cm" svg:x="12.706cm" svg:y="11.436cm">
            <text:p/>
          </draw:rect>
        </draw:g>
        <draw:g>
          <draw:rect draw:style-name="gr15" draw:text-style-name="P8" draw:layer="layout" svg:width="0.635cm" svg:height="0.635cm" svg:x="13.34cm" svg:y="11.436cm">
            <text:p/>
          </draw:rect>
        </draw:g>
        <draw:g>
          <draw:rect draw:style-name="gr17" draw:text-style-name="P8" draw:layer="layout" svg:width="0.635cm" svg:height="0.635cm" svg:x="10.801cm" svg:y="10.801cm">
            <text:p/>
          </draw:rect>
        </draw:g>
        <draw:g>
          <draw:rect draw:style-name="gr17" draw:text-style-name="P8" draw:layer="layout" svg:width="0.635cm" svg:height="0.635cm" svg:x="11.436cm" svg:y="10.801cm">
            <text:p/>
          </draw:rect>
        </draw:g>
        <draw:g>
          <draw:rect draw:style-name="gr15" draw:text-style-name="P8" draw:layer="layout" svg:width="0.634cm" svg:height="0.635cm" svg:x="12.706cm" svg:y="10.801cm">
            <text:p/>
          </draw:rect>
        </draw:g>
        <draw:g>
          <draw:rect draw:style-name="gr17" draw:text-style-name="P8" draw:layer="layout" svg:width="0.635cm" svg:height="0.635cm" svg:x="13.975cm" svg:y="10.801cm">
            <text:p/>
          </draw:rect>
        </draw:g>
        <draw:g>
          <draw:rect draw:style-name="gr16" draw:text-style-name="P8" draw:layer="layout" svg:width="0.635cm" svg:height="0.635cm" svg:x="13.34cm" svg:y="12.706cm">
            <text:p/>
          </draw:rect>
        </draw:g>
        <draw:g>
          <draw:rect draw:style-name="gr23" draw:text-style-name="P8" draw:layer="layout" svg:width="0.635cm" svg:height="0.635cm" svg:x="13.975cm" svg:y="11.436cm">
            <text:p/>
          </draw:rect>
        </draw:g>
        <draw:g>
          <draw:rect draw:style-name="gr16" draw:text-style-name="P8" draw:layer="layout" svg:width="0.635cm" svg:height="0.635cm" svg:x="13.975cm" svg:y="12.071cm">
            <text:p/>
          </draw:rect>
        </draw:g>
        <draw:g>
          <draw:rect draw:style-name="gr16" draw:text-style-name="P8" draw:layer="layout" svg:width="0.635cm" svg:height="0.635cm" svg:x="13.975cm" svg:y="12.706cm">
            <text:p/>
          </draw:rect>
        </draw:g>
        <draw:g>
          <draw:rect draw:style-name="gr16" draw:text-style-name="P8" draw:layer="layout" svg:width="0.635cm" svg:height="0.635cm" svg:x="13.975cm" svg:y="13.341cm">
            <text:p/>
          </draw:rect>
        </draw:g>
        <draw:g>
          <draw:rect draw:style-name="gr17" draw:text-style-name="P8" draw:layer="layout" svg:width="0.635cm" svg:height="0.635cm" svg:x="14.61cm" svg:y="10.801cm">
            <text:p/>
          </draw:rect>
        </draw:g>
        <draw:g>
          <draw:rect draw:style-name="gr17" draw:text-style-name="P8" draw:layer="layout" svg:width="0.635cm" svg:height="0.635cm" svg:x="14.61cm" svg:y="11.436cm">
            <text:p/>
          </draw:rect>
        </draw:g>
        <draw:g>
          <draw:rect draw:style-name="gr16" draw:text-style-name="P8" draw:layer="layout" svg:width="0.635cm" svg:height="0.635cm" svg:x="14.61cm" svg:y="12.706cm">
            <text:p/>
          </draw:rect>
        </draw:g>
        <draw:g>
          <draw:rect draw:style-name="gr17" draw:text-style-name="P8" draw:layer="layout" svg:width="0.635cm" svg:height="0.635cm" svg:x="14.61cm" svg:y="13.976cm">
            <text:p/>
          </draw:rect>
        </draw:g>
        <draw:g>
          <draw:rect draw:style-name="gr19" draw:text-style-name="P8" draw:layer="layout" svg:width="0.635cm" svg:height="0.635cm" svg:x="13.34cm" svg:y="13.341cm">
            <text:p/>
          </draw:rect>
        </draw:g>
        <draw:g>
          <draw:rect draw:style-name="gr19" draw:text-style-name="P8" draw:layer="layout" svg:width="0.635cm" svg:height="0.635cm" svg:x="12.071cm" svg:y="13.976cm">
            <text:p/>
          </draw:rect>
        </draw:g>
        <draw:g>
          <draw:rect draw:style-name="gr19" draw:text-style-name="P8" draw:layer="layout" svg:width="0.634cm" svg:height="0.635cm" svg:x="12.706cm" svg:y="13.976cm">
            <text:p/>
          </draw:rect>
        </draw:g>
        <draw:g>
          <draw:rect draw:style-name="gr19" draw:text-style-name="P8" draw:layer="layout" svg:width="0.635cm" svg:height="0.635cm" svg:x="13.34cm" svg:y="13.976cm">
            <text:p/>
          </draw:rect>
        </draw:g>
        <draw:g>
          <draw:rect draw:style-name="gr19" draw:text-style-name="P8" draw:layer="layout" svg:width="0.635cm" svg:height="0.635cm" svg:x="13.975cm" svg:y="13.976cm">
            <text:p/>
          </draw:rect>
        </draw:g>
        <draw:g>
          <draw:rect draw:style-name="gr17" draw:text-style-name="P8" draw:layer="layout" svg:width="0.635cm" svg:height="0.635cm" svg:x="11.436cm" svg:y="14.611cm">
            <text:p/>
          </draw:rect>
        </draw:g>
        <draw:g>
          <draw:rect draw:style-name="gr19" draw:text-style-name="P8" draw:layer="layout" svg:width="0.634cm" svg:height="0.635cm" svg:x="12.706cm" svg:y="14.611cm">
            <text:p/>
          </draw:rect>
        </draw:g>
        <draw:g>
          <draw:rect draw:style-name="gr17" draw:text-style-name="P8" draw:layer="layout" svg:width="0.635cm" svg:height="0.635cm" svg:x="13.975cm" svg:y="14.611cm">
            <text:p/>
          </draw:rect>
        </draw:g>
        <draw:g>
          <draw:rect draw:style-name="gr17" draw:text-style-name="P8" draw:layer="layout" svg:width="0.635cm" svg:height="0.635cm" svg:x="14.61cm" svg:y="14.611cm">
            <text:p/>
          </draw:rect>
        </draw:g>
        <draw:g>
          <draw:rect draw:style-name="gr18" draw:text-style-name="P8" draw:layer="layout" svg:width="0.635cm" svg:height="0.635cm" svg:x="12.071cm" svg:y="12.706cm">
            <text:p/>
          </draw:rect>
        </draw:g>
        <draw:g>
          <draw:rect draw:style-name="gr17" draw:text-style-name="P8" draw:layer="layout" svg:width="0.635cm" svg:height="0.635cm" svg:x="10.801cm" svg:y="11.436cm">
            <text:p/>
          </draw:rect>
        </draw:g>
        <draw:g>
          <draw:rect draw:style-name="gr18" draw:text-style-name="P8" draw:layer="layout" svg:width="0.635cm" svg:height="0.635cm" svg:x="10.801cm" svg:y="12.706cm">
            <text:p/>
          </draw:rect>
        </draw:g>
        <draw:g>
          <draw:rect draw:style-name="gr18" draw:text-style-name="P8" draw:layer="layout" svg:width="0.635cm" svg:height="0.635cm" svg:x="11.436cm" svg:y="12.706cm">
            <text:p/>
          </draw:rect>
        </draw:g>
        <draw:g>
          <draw:rect draw:style-name="gr18" draw:text-style-name="P8" draw:layer="layout" svg:width="0.635cm" svg:height="0.635cm" svg:x="11.436cm" svg:y="12.071cm">
            <text:p/>
          </draw:rect>
        </draw:g>
        <draw:g>
          <draw:rect draw:style-name="gr18" draw:text-style-name="P8" draw:layer="layout" svg:width="0.635cm" svg:height="0.635cm" svg:x="11.436cm" svg:y="13.976cm">
            <text:p/>
          </draw:rect>
        </draw:g>
        <draw:g>
          <draw:rect draw:style-name="gr18" draw:text-style-name="P8" draw:layer="layout" svg:width="0.635cm" svg:height="0.635cm" svg:x="11.436cm" svg:y="13.341cm">
            <text:p/>
          </draw:rect>
        </draw:g>
        <draw:g>
          <draw:rect draw:style-name="gr17" draw:text-style-name="P8" draw:layer="layout" svg:width="0.635cm" svg:height="0.635cm" svg:x="10.801cm" svg:y="14.611cm">
            <text:p/>
          </draw:rect>
        </draw:g>
        <draw:g>
          <draw:rect draw:style-name="gr17" draw:text-style-name="P8" draw:layer="layout" svg:width="0.635cm" svg:height="0.635cm" svg:x="10.801cm" svg:y="13.976cm">
            <text:p/>
          </draw:rect>
        </draw:g>
        <draw:g>
          <draw:rect draw:style-name="gr17" draw:text-style-name="P8" draw:layer="layout" svg:width="0.635cm" svg:height="0.635cm" svg:x="14.61cm" svg:y="13.341cm">
            <text:p/>
          </draw:rect>
        </draw:g>
        <draw:g>
          <draw:rect draw:style-name="gr17" draw:text-style-name="P8" draw:layer="layout" svg:width="0.635cm" svg:height="0.635cm" svg:x="13.34cm" svg:y="14.611cm">
            <text:p/>
          </draw:rect>
        </draw:g>
        <draw:g>
          <draw:rect draw:style-name="gr17" draw:text-style-name="P8" draw:layer="layout" svg:width="0.635cm" svg:height="0.635cm" svg:x="12.07cm" svg:y="14.611cm">
            <text:p/>
          </draw:rect>
        </draw:g>
        <draw:g>
          <draw:rect draw:style-name="gr17" draw:text-style-name="P8" draw:layer="layout" svg:width="0.635cm" svg:height="0.635cm" svg:x="10.8cm" svg:y="13.341cm">
            <text:p/>
          </draw:rect>
        </draw:g>
        <draw:g>
          <draw:rect draw:style-name="gr17" draw:text-style-name="P8" draw:layer="layout" svg:width="0.635cm" svg:height="0.635cm" svg:x="10.8cm" svg:y="12.071cm">
            <text:p/>
          </draw:rect>
        </draw:g>
        <draw:g>
          <draw:rect draw:style-name="gr17" draw:text-style-name="P8" draw:layer="layout" svg:width="0.635cm" svg:height="0.635cm" svg:x="12.07cm" svg:y="10.801cm">
            <text:p/>
          </draw:rect>
        </draw:g>
        <draw:g>
          <draw:rect draw:style-name="gr17" draw:text-style-name="P8" draw:layer="layout" svg:width="0.635cm" svg:height="0.635cm" svg:x="14.61cm" svg:y="12.071cm">
            <text:p/>
          </draw:rect>
        </draw:g>
        <draw:g>
          <draw:rect draw:style-name="gr17" draw:text-style-name="P8" draw:layer="layout" svg:width="0.635cm" svg:height="0.635cm" svg:x="13.34cm" svg:y="10.801cm">
            <text:p/>
          </draw:rect>
        </draw:g>
        <draw:g>
          <draw:rect draw:style-name="gr17" draw:text-style-name="P8" draw:layer="layout" svg:width="0.635cm" svg:height="0.635cm" svg:x="11.435cm" svg:y="15.246cm">
            <text:p/>
          </draw:rect>
        </draw:g>
        <draw:g>
          <draw:rect draw:style-name="gr27" draw:text-style-name="P8" draw:layer="layout" svg:width="0.634cm" svg:height="0.635cm" svg:x="12.705cm" svg:y="15.246cm">
            <text:p/>
          </draw:rect>
        </draw:g>
        <draw:g>
          <draw:rect draw:style-name="gr17" draw:text-style-name="P8" draw:layer="layout" svg:width="0.635cm" svg:height="0.635cm" svg:x="13.974cm" svg:y="15.246cm">
            <text:p/>
          </draw:rect>
        </draw:g>
        <draw:g>
          <draw:rect draw:style-name="gr17" draw:text-style-name="P8" draw:layer="layout" svg:width="0.635cm" svg:height="0.635cm" svg:x="14.609cm" svg:y="15.246cm">
            <text:p/>
          </draw:rect>
        </draw:g>
        <draw:g>
          <draw:rect draw:style-name="gr17" draw:text-style-name="P8" draw:layer="layout" svg:width="0.635cm" svg:height="0.635cm" svg:x="10.8cm" svg:y="15.246cm">
            <text:p/>
          </draw:rect>
        </draw:g>
        <draw:g>
          <draw:rect draw:style-name="gr17" draw:text-style-name="P8" draw:layer="layout" svg:width="0.635cm" svg:height="0.635cm" svg:x="13.339cm" svg:y="15.246cm">
            <text:p/>
          </draw:rect>
        </draw:g>
        <draw:g>
          <draw:rect draw:style-name="gr17" draw:text-style-name="P8" draw:layer="layout" svg:width="0.635cm" svg:height="0.635cm" svg:x="12.069cm" svg:y="15.246cm">
            <text:p/>
          </draw:rect>
        </draw:g>
        <draw:g>
          <draw:rect draw:style-name="gr17" draw:text-style-name="P8" draw:layer="layout" svg:width="0.635cm" svg:height="0.635cm" svg:x="15.881cm" svg:y="10.801cm">
            <text:p/>
          </draw:rect>
        </draw:g>
        <draw:g>
          <draw:rect draw:style-name="gr17" draw:text-style-name="P8" draw:layer="layout" svg:width="0.635cm" svg:height="0.635cm" svg:x="15.881cm" svg:y="11.436cm">
            <text:p/>
          </draw:rect>
        </draw:g>
        <draw:g>
          <draw:rect draw:style-name="gr28" draw:text-style-name="P8" draw:layer="layout" svg:width="0.635cm" svg:height="0.635cm" svg:x="15.881cm" svg:y="12.706cm">
            <text:p/>
          </draw:rect>
        </draw:g>
        <draw:g>
          <draw:rect draw:style-name="gr17" draw:text-style-name="P8" draw:layer="layout" svg:width="0.635cm" svg:height="0.635cm" svg:x="15.881cm" svg:y="13.976cm">
            <text:p/>
          </draw:rect>
        </draw:g>
        <draw:g>
          <draw:rect draw:style-name="gr17" draw:text-style-name="P8" draw:layer="layout" svg:width="0.635cm" svg:height="0.635cm" svg:x="15.881cm" svg:y="14.611cm">
            <text:p/>
          </draw:rect>
        </draw:g>
        <draw:g>
          <draw:rect draw:style-name="gr17" draw:text-style-name="P8" draw:layer="layout" svg:width="0.635cm" svg:height="0.635cm" svg:x="15.881cm" svg:y="13.341cm">
            <text:p/>
          </draw:rect>
        </draw:g>
        <draw:g>
          <draw:rect draw:style-name="gr17" draw:text-style-name="P8" draw:layer="layout" svg:width="0.635cm" svg:height="0.635cm" svg:x="15.881cm" svg:y="12.071cm">
            <text:p/>
          </draw:rect>
        </draw:g>
        <draw:g>
          <draw:rect draw:style-name="gr17" draw:text-style-name="P8" draw:layer="layout" svg:width="0.635cm" svg:height="0.635cm" svg:x="15.88cm" svg:y="15.246cm">
            <text:p/>
          </draw:rect>
        </draw:g>
        <draw:g>
          <draw:rect draw:style-name="gr17" draw:text-style-name="P8" draw:layer="layout" svg:width="0.635cm" svg:height="0.635cm" svg:x="10.8cm" svg:y="10.166cm">
            <text:p/>
          </draw:rect>
        </draw:g>
        <draw:g>
          <draw:rect draw:style-name="gr17" draw:text-style-name="P8" draw:layer="layout" svg:width="0.635cm" svg:height="0.635cm" svg:x="11.435cm" svg:y="10.166cm">
            <text:p/>
          </draw:rect>
        </draw:g>
        <draw:g>
          <draw:rect draw:style-name="gr29" draw:text-style-name="P8" draw:layer="layout" svg:width="0.634cm" svg:height="0.635cm" svg:x="12.705cm" svg:y="10.166cm">
            <text:p/>
          </draw:rect>
        </draw:g>
        <draw:g>
          <draw:rect draw:style-name="gr17" draw:text-style-name="P8" draw:layer="layout" svg:width="0.635cm" svg:height="0.635cm" svg:x="13.974cm" svg:y="10.166cm">
            <text:p/>
          </draw:rect>
        </draw:g>
        <draw:g>
          <draw:rect draw:style-name="gr17" draw:text-style-name="P8" draw:layer="layout" svg:width="0.635cm" svg:height="0.635cm" svg:x="14.609cm" svg:y="10.166cm">
            <text:p/>
          </draw:rect>
        </draw:g>
        <draw:g>
          <draw:rect draw:style-name="gr17" draw:text-style-name="P8" draw:layer="layout" svg:width="0.635cm" svg:height="0.635cm" svg:x="12.069cm" svg:y="10.166cm">
            <text:p/>
          </draw:rect>
        </draw:g>
        <draw:g>
          <draw:rect draw:style-name="gr17" draw:text-style-name="P8" draw:layer="layout" svg:width="0.635cm" svg:height="0.635cm" svg:x="13.339cm" svg:y="10.166cm">
            <text:p/>
          </draw:rect>
        </draw:g>
        <draw:g>
          <draw:rect draw:style-name="gr17" draw:text-style-name="P8" draw:layer="layout" svg:width="0.635cm" svg:height="0.635cm" svg:x="15.88cm" svg:y="10.166cm">
            <text:p/>
          </draw:rect>
        </draw:g>
        <draw:g>
          <draw:rect draw:style-name="gr17" draw:text-style-name="P8" draw:layer="layout" svg:width="0.635cm" svg:height="0.635cm" svg:x="10.165cm" svg:y="10.801cm">
            <text:p/>
          </draw:rect>
        </draw:g>
        <draw:g>
          <draw:rect draw:style-name="gr17" draw:text-style-name="P8" draw:layer="layout" svg:width="0.635cm" svg:height="0.635cm" svg:x="10.165cm" svg:y="11.436cm">
            <text:p/>
          </draw:rect>
        </draw:g>
        <draw:g>
          <draw:rect draw:style-name="gr30" draw:text-style-name="P8" draw:layer="layout" svg:width="0.635cm" svg:height="0.635cm" svg:x="10.165cm" svg:y="12.706cm">
            <text:p/>
          </draw:rect>
        </draw:g>
        <draw:g>
          <draw:rect draw:style-name="gr17" draw:text-style-name="P8" draw:layer="layout" svg:width="0.635cm" svg:height="0.635cm" svg:x="10.165cm" svg:y="14.611cm">
            <text:p/>
          </draw:rect>
        </draw:g>
        <draw:g>
          <draw:rect draw:style-name="gr17" draw:text-style-name="P8" draw:layer="layout" svg:width="0.635cm" svg:height="0.635cm" svg:x="10.165cm" svg:y="13.976cm">
            <text:p/>
          </draw:rect>
        </draw:g>
        <draw:g>
          <draw:rect draw:style-name="gr17" draw:text-style-name="P8" draw:layer="layout" svg:width="0.635cm" svg:height="0.635cm" svg:x="10.164cm" svg:y="13.341cm">
            <text:p/>
          </draw:rect>
        </draw:g>
        <draw:g>
          <draw:rect draw:style-name="gr17" draw:text-style-name="P8" draw:layer="layout" svg:width="0.635cm" svg:height="0.635cm" svg:x="10.164cm" svg:y="12.071cm">
            <text:p/>
          </draw:rect>
        </draw:g>
        <draw:g>
          <draw:rect draw:style-name="gr17" draw:text-style-name="P8" draw:layer="layout" svg:width="0.635cm" svg:height="0.635cm" svg:x="10.164cm" svg:y="15.246cm">
            <text:p/>
          </draw:rect>
        </draw:g>
        <draw:g>
          <draw:rect draw:style-name="gr17" draw:text-style-name="P8" draw:layer="layout" svg:width="0.635cm" svg:height="0.635cm" svg:x="10.164cm" svg:y="10.166cm">
            <text:p/>
          </draw:rect>
        </draw:g>
        <draw:g>
          <draw:rect draw:style-name="gr17" draw:text-style-name="P8" draw:layer="layout" svg:width="0.635cm" svg:height="0.635cm" svg:x="15.245cm" svg:y="10.801cm">
            <text:p/>
          </draw:rect>
        </draw:g>
        <draw:g>
          <draw:rect draw:style-name="gr17" draw:text-style-name="P8" draw:layer="layout" svg:width="0.635cm" svg:height="0.635cm" svg:x="15.245cm" svg:y="11.436cm">
            <text:p/>
          </draw:rect>
        </draw:g>
        <draw:g>
          <draw:rect draw:style-name="gr28" draw:text-style-name="P8" draw:layer="layout" svg:width="0.635cm" svg:height="0.635cm" svg:x="15.245cm" svg:y="12.706cm">
            <text:p/>
          </draw:rect>
        </draw:g>
        <draw:g>
          <draw:rect draw:style-name="gr17" draw:text-style-name="P8" draw:layer="layout" svg:width="0.635cm" svg:height="0.635cm" svg:x="15.245cm" svg:y="13.976cm">
            <text:p/>
          </draw:rect>
        </draw:g>
        <draw:g>
          <draw:rect draw:style-name="gr17" draw:text-style-name="P8" draw:layer="layout" svg:width="0.635cm" svg:height="0.635cm" svg:x="15.245cm" svg:y="14.611cm">
            <text:p/>
          </draw:rect>
        </draw:g>
        <draw:g>
          <draw:rect draw:style-name="gr17" draw:text-style-name="P8" draw:layer="layout" svg:width="0.635cm" svg:height="0.635cm" svg:x="15.245cm" svg:y="13.341cm">
            <text:p/>
          </draw:rect>
        </draw:g>
        <draw:g>
          <draw:rect draw:style-name="gr17" draw:text-style-name="P8" draw:layer="layout" svg:width="0.635cm" svg:height="0.635cm" svg:x="15.245cm" svg:y="12.071cm">
            <text:p/>
          </draw:rect>
        </draw:g>
        <draw:g>
          <draw:rect draw:style-name="gr17" draw:text-style-name="P8" draw:layer="layout" svg:width="0.635cm" svg:height="0.635cm" svg:x="15.244cm" svg:y="15.246cm">
            <text:p/>
          </draw:rect>
        </draw:g>
        <draw:g>
          <draw:rect draw:style-name="gr17" draw:text-style-name="P8" draw:layer="layout" svg:width="0.635cm" svg:height="0.635cm" svg:x="15.244cm" svg:y="10.166cm">
            <text:p/>
          </draw:rect>
        </draw:g>
        <draw:g>
          <draw:rect draw:style-name="gr17" draw:text-style-name="P8" draw:layer="layout" svg:width="0.635cm" svg:height="0.635cm" svg:x="10.8cm" svg:y="9.531cm">
            <text:p/>
          </draw:rect>
        </draw:g>
        <draw:g>
          <draw:rect draw:style-name="gr17" draw:text-style-name="P8" draw:layer="layout" svg:width="0.635cm" svg:height="0.635cm" svg:x="11.435cm" svg:y="9.531cm">
            <text:p/>
          </draw:rect>
        </draw:g>
        <draw:g>
          <draw:rect draw:style-name="gr29" draw:text-style-name="P8" draw:layer="layout" svg:width="0.634cm" svg:height="0.635cm" svg:x="12.705cm" svg:y="9.531cm">
            <text:p/>
          </draw:rect>
        </draw:g>
        <draw:g>
          <draw:rect draw:style-name="gr17" draw:text-style-name="P8" draw:layer="layout" svg:width="0.635cm" svg:height="0.635cm" svg:x="13.974cm" svg:y="9.531cm">
            <text:p/>
          </draw:rect>
        </draw:g>
        <draw:g>
          <draw:rect draw:style-name="gr17" draw:text-style-name="P8" draw:layer="layout" svg:width="0.635cm" svg:height="0.635cm" svg:x="14.609cm" svg:y="9.531cm">
            <text:p/>
          </draw:rect>
        </draw:g>
        <draw:g>
          <draw:rect draw:style-name="gr17" draw:text-style-name="P8" draw:layer="layout" svg:width="0.635cm" svg:height="0.635cm" svg:x="12.069cm" svg:y="9.531cm">
            <text:p/>
          </draw:rect>
        </draw:g>
        <draw:g>
          <draw:rect draw:style-name="gr17" draw:text-style-name="P8" draw:layer="layout" svg:width="0.635cm" svg:height="0.635cm" svg:x="13.339cm" svg:y="9.531cm">
            <text:p/>
          </draw:rect>
        </draw:g>
        <draw:g>
          <draw:rect draw:style-name="gr17" draw:text-style-name="P8" draw:layer="layout" svg:width="0.635cm" svg:height="0.635cm" svg:x="15.88cm" svg:y="9.531cm">
            <text:p/>
          </draw:rect>
        </draw:g>
        <draw:g>
          <draw:rect draw:style-name="gr17" draw:text-style-name="P8" draw:layer="layout" svg:width="0.635cm" svg:height="0.635cm" svg:x="10.164cm" svg:y="9.531cm">
            <text:p/>
          </draw:rect>
        </draw:g>
        <draw:g>
          <draw:rect draw:style-name="gr17" draw:text-style-name="P8" draw:layer="layout" svg:width="0.635cm" svg:height="0.635cm" svg:x="15.244cm" svg:y="9.531cm">
            <text:p/>
          </draw:rect>
        </draw:g>
        <draw:g>
          <draw:rect draw:style-name="gr17" draw:text-style-name="P8" draw:layer="layout" svg:width="0.635cm" svg:height="0.635cm" svg:x="9.53cm" svg:y="10.801cm">
            <text:p/>
          </draw:rect>
        </draw:g>
        <draw:g>
          <draw:rect draw:style-name="gr17" draw:text-style-name="P8" draw:layer="layout" svg:width="0.635cm" svg:height="0.635cm" svg:x="9.53cm" svg:y="11.436cm">
            <text:p/>
          </draw:rect>
        </draw:g>
        <draw:g>
          <draw:rect draw:style-name="gr30" draw:text-style-name="P8" draw:layer="layout" svg:width="0.635cm" svg:height="0.635cm" svg:x="9.53cm" svg:y="12.706cm">
            <text:p/>
          </draw:rect>
        </draw:g>
        <draw:g>
          <draw:rect draw:style-name="gr17" draw:text-style-name="P8" draw:layer="layout" svg:width="0.635cm" svg:height="0.635cm" svg:x="9.53cm" svg:y="14.611cm">
            <text:p/>
          </draw:rect>
        </draw:g>
        <draw:g>
          <draw:rect draw:style-name="gr17" draw:text-style-name="P8" draw:layer="layout" svg:width="0.635cm" svg:height="0.635cm" svg:x="9.53cm" svg:y="13.976cm">
            <text:p/>
          </draw:rect>
        </draw:g>
        <draw:g>
          <draw:rect draw:style-name="gr17" draw:text-style-name="P8" draw:layer="layout" svg:width="0.635cm" svg:height="0.635cm" svg:x="9.529cm" svg:y="13.341cm">
            <text:p/>
          </draw:rect>
        </draw:g>
        <draw:g>
          <draw:rect draw:style-name="gr17" draw:text-style-name="P8" draw:layer="layout" svg:width="0.635cm" svg:height="0.635cm" svg:x="9.529cm" svg:y="12.071cm">
            <text:p/>
          </draw:rect>
        </draw:g>
        <draw:g>
          <draw:rect draw:style-name="gr17" draw:text-style-name="P8" draw:layer="layout" svg:width="0.635cm" svg:height="0.635cm" svg:x="9.529cm" svg:y="15.246cm">
            <text:p/>
          </draw:rect>
        </draw:g>
        <draw:g>
          <draw:rect draw:style-name="gr17" draw:text-style-name="P8" draw:layer="layout" svg:width="0.635cm" svg:height="0.635cm" svg:x="9.529cm" svg:y="10.166cm">
            <text:p/>
          </draw:rect>
        </draw:g>
        <draw:g>
          <draw:rect draw:style-name="gr17" draw:text-style-name="P8" draw:layer="layout" svg:width="0.635cm" svg:height="0.635cm" svg:x="9.529cm" svg:y="9.531cm">
            <text:p/>
          </draw:rect>
        </draw:g>
        <draw:g>
          <draw:rect draw:style-name="gr17" draw:text-style-name="P8" draw:layer="layout" svg:width="0.635cm" svg:height="0.635cm" svg:x="11.435cm" svg:y="15.881cm">
            <text:p/>
          </draw:rect>
        </draw:g>
        <draw:g>
          <draw:rect draw:style-name="gr27" draw:text-style-name="P8" draw:layer="layout" svg:width="0.634cm" svg:height="0.635cm" svg:x="12.705cm" svg:y="15.881cm">
            <text:p/>
          </draw:rect>
        </draw:g>
        <draw:g>
          <draw:rect draw:style-name="gr17" draw:text-style-name="P8" draw:layer="layout" svg:width="0.635cm" svg:height="0.635cm" svg:x="13.974cm" svg:y="15.881cm">
            <text:p/>
          </draw:rect>
        </draw:g>
        <draw:g>
          <draw:rect draw:style-name="gr17" draw:text-style-name="P8" draw:layer="layout" svg:width="0.635cm" svg:height="0.635cm" svg:x="14.609cm" svg:y="15.881cm">
            <text:p/>
          </draw:rect>
        </draw:g>
        <draw:g>
          <draw:rect draw:style-name="gr17" draw:text-style-name="P8" draw:layer="layout" svg:width="0.635cm" svg:height="0.635cm" svg:x="10.8cm" svg:y="15.881cm">
            <text:p/>
          </draw:rect>
        </draw:g>
        <draw:g>
          <draw:rect draw:style-name="gr17" draw:text-style-name="P8" draw:layer="layout" svg:width="0.635cm" svg:height="0.635cm" svg:x="13.339cm" svg:y="15.881cm">
            <text:p/>
          </draw:rect>
        </draw:g>
        <draw:g>
          <draw:rect draw:style-name="gr17" draw:text-style-name="P8" draw:layer="layout" svg:width="0.635cm" svg:height="0.635cm" svg:x="12.069cm" svg:y="15.881cm">
            <text:p/>
          </draw:rect>
        </draw:g>
        <draw:g>
          <draw:rect draw:style-name="gr17" draw:text-style-name="P8" draw:layer="layout" svg:width="0.635cm" svg:height="0.635cm" svg:x="15.88cm" svg:y="15.881cm">
            <text:p/>
          </draw:rect>
        </draw:g>
        <draw:g>
          <draw:rect draw:style-name="gr17" draw:text-style-name="P8" draw:layer="layout" svg:width="0.635cm" svg:height="0.635cm" svg:x="10.164cm" svg:y="15.881cm">
            <text:p/>
          </draw:rect>
        </draw:g>
        <draw:g>
          <draw:rect draw:style-name="gr17" draw:text-style-name="P8" draw:layer="layout" svg:width="0.635cm" svg:height="0.635cm" svg:x="15.244cm" svg:y="15.881cm">
            <text:p/>
          </draw:rect>
        </draw:g>
        <draw:g>
          <draw:rect draw:style-name="gr17" draw:text-style-name="P8" draw:layer="layout" svg:width="0.635cm" svg:height="0.635cm" svg:x="9.529cm" svg:y="15.881cm">
            <text:p/>
          </draw:rect>
        </draw:g>
        <draw:g>
          <draw:rect draw:style-name="gr18" draw:text-style-name="P8" draw:layer="layout" svg:width="0.635cm" svg:height="0.635cm" svg:x="11.437cm" svg:y="13.977cm">
            <text:p/>
          </draw:rect>
        </draw:g>
        <draw:g>
          <draw:rect draw:style-name="gr30" draw:text-style-name="P8" draw:layer="layout" svg:width="0.635cm" svg:height="0.635cm" svg:x="10.165cm" svg:y="12.071cm">
            <text:p/>
          </draw:rect>
        </draw:g>
        <draw:g>
          <draw:rect draw:style-name="gr30" draw:text-style-name="P8" draw:layer="layout" svg:width="0.635cm" svg:height="0.635cm" svg:x="10.165cm" svg:y="13.341cm">
            <text:p/>
          </draw:rect>
        </draw:g>
        <draw:g>
          <draw:rect draw:style-name="gr30" draw:text-style-name="P8" draw:layer="layout" svg:width="0.635cm" svg:height="0.635cm" svg:x="10.8cm" svg:y="12.071cm">
            <text:p/>
          </draw:rect>
        </draw:g>
        <draw:g>
          <draw:rect draw:style-name="gr30" draw:text-style-name="P8" draw:layer="layout" svg:width="0.635cm" svg:height="0.635cm" svg:x="10.8cm" svg:y="13.341cm">
            <text:p/>
          </draw:rect>
        </draw:g>
        <draw:g>
          <draw:rect draw:style-name="gr30" draw:text-style-name="P8" draw:layer="layout" svg:width="0.635cm" svg:height="0.635cm" svg:x="10.8cm" svg:y="13.976cm">
            <text:p/>
          </draw:rect>
        </draw:g>
        <draw:g>
          <draw:rect draw:style-name="gr30" draw:text-style-name="P8" draw:layer="layout" svg:width="0.635cm" svg:height="0.635cm" svg:x="10.8cm" svg:y="11.436cm">
            <text:p/>
          </draw:rect>
        </draw:g>
        <draw:g>
          <draw:rect draw:style-name="gr30" draw:text-style-name="P8" draw:layer="layout" svg:width="0.635cm" svg:height="0.635cm" svg:x="10.165cm" svg:y="11.436cm">
            <text:p/>
          </draw:rect>
        </draw:g>
        <draw:g>
          <draw:rect draw:style-name="gr30" draw:text-style-name="P8" draw:layer="layout" svg:width="0.635cm" svg:height="0.635cm" svg:x="10.165cm" svg:y="13.976cm">
            <text:p/>
          </draw:rect>
        </draw:g>
        <draw:g>
          <draw:rect draw:style-name="gr27" draw:text-style-name="P8" draw:layer="layout" svg:width="0.634cm" svg:height="0.635cm" svg:x="12.07cm" svg:y="15.246cm">
            <text:p/>
          </draw:rect>
        </draw:g>
        <draw:g>
          <draw:rect draw:style-name="gr27" draw:text-style-name="P8" draw:layer="layout" svg:width="0.634cm" svg:height="0.635cm" svg:x="13.34cm" svg:y="15.246cm">
            <text:p/>
          </draw:rect>
        </draw:g>
        <draw:g>
          <draw:rect draw:style-name="gr27" draw:text-style-name="P8" draw:layer="layout" svg:width="0.634cm" svg:height="0.635cm" svg:x="11.435cm" svg:y="15.246cm">
            <text:p/>
          </draw:rect>
        </draw:g>
        <draw:g>
          <draw:rect draw:style-name="gr27" draw:text-style-name="P8" draw:layer="layout" svg:width="0.634cm" svg:height="0.635cm" svg:x="13.976cm" svg:y="15.246cm">
            <text:p/>
          </draw:rect>
        </draw:g>
        <draw:g>
          <draw:rect draw:style-name="gr27" draw:text-style-name="P8" draw:layer="layout" svg:width="0.634cm" svg:height="0.635cm" svg:x="12.071cm" svg:y="14.611cm">
            <text:p/>
          </draw:rect>
        </draw:g>
        <draw:g>
          <draw:rect draw:style-name="gr27" draw:text-style-name="P8" draw:layer="layout" svg:width="0.634cm" svg:height="0.635cm" svg:x="13.34cm" svg:y="14.611cm">
            <text:p/>
          </draw:rect>
        </draw:g>
        <draw:g>
          <draw:rect draw:style-name="gr27" draw:text-style-name="P8" draw:layer="layout" svg:width="0.634cm" svg:height="0.635cm" svg:x="11.436cm" svg:y="14.611cm">
            <text:p/>
          </draw:rect>
        </draw:g>
        <draw:g>
          <draw:rect draw:style-name="gr27" draw:text-style-name="P8" draw:layer="layout" svg:width="0.634cm" svg:height="0.635cm" svg:x="13.976cm" svg:y="14.611cm">
            <text:p/>
          </draw:rect>
        </draw:g>
        <draw:g>
          <draw:rect draw:style-name="gr30" draw:text-style-name="P8" draw:layer="layout" svg:width="0.635cm" svg:height="0.635cm" svg:x="10.8cm" svg:y="14.611cm">
            <text:p/>
          </draw:rect>
        </draw:g>
        <draw:g>
          <draw:rect draw:style-name="gr27" draw:text-style-name="P8" draw:layer="layout" svg:width="0.634cm" svg:height="0.635cm" svg:x="14.611cm" svg:y="14.611cm">
            <text:p/>
          </draw:rect>
        </draw:g>
        <draw:g>
          <draw:rect draw:style-name="gr28" draw:text-style-name="P8" draw:layer="layout" svg:width="0.635cm" svg:height="0.635cm" svg:x="15.245cm" svg:y="13.341cm">
            <text:p/>
          </draw:rect>
        </draw:g>
        <draw:g>
          <draw:rect draw:style-name="gr28" draw:text-style-name="P8" draw:layer="layout" svg:width="0.635cm" svg:height="0.635cm" svg:x="15.245cm" svg:y="12.071cm">
            <text:p/>
          </draw:rect>
        </draw:g>
        <draw:g>
          <draw:rect draw:style-name="gr28" draw:text-style-name="P8" draw:layer="layout" svg:width="0.635cm" svg:height="0.635cm" svg:x="15.245cm" svg:y="13.976cm">
            <text:p/>
          </draw:rect>
        </draw:g>
        <draw:g>
          <draw:rect draw:style-name="gr28" draw:text-style-name="P8" draw:layer="layout" svg:width="0.635cm" svg:height="0.635cm" svg:x="15.245cm" svg:y="11.436cm">
            <text:p/>
          </draw:rect>
        </draw:g>
        <draw:g>
          <draw:rect draw:style-name="gr28" draw:text-style-name="P8" draw:layer="layout" svg:width="0.635cm" svg:height="0.635cm" svg:x="14.61cm" svg:y="13.341cm">
            <text:p/>
          </draw:rect>
        </draw:g>
        <draw:g>
          <draw:rect draw:style-name="gr28" draw:text-style-name="P8" draw:layer="layout" svg:width="0.635cm" svg:height="0.635cm" svg:x="14.61cm" svg:y="13.976cm">
            <text:p/>
          </draw:rect>
        </draw:g>
        <draw:g>
          <draw:rect draw:style-name="gr28" draw:text-style-name="P8" draw:layer="layout" svg:width="0.635cm" svg:height="0.635cm" svg:x="14.61cm" svg:y="12.071cm">
            <text:p/>
          </draw:rect>
        </draw:g>
        <draw:g>
          <draw:rect draw:style-name="gr28" draw:text-style-name="P8" draw:layer="layout" svg:width="0.635cm" svg:height="0.635cm" svg:x="14.61cm" svg:y="11.436cm">
            <text:p/>
          </draw:rect>
        </draw:g>
        <draw:g>
          <draw:rect draw:style-name="gr28" draw:text-style-name="P8" draw:layer="layout" svg:width="0.635cm" svg:height="0.635cm" svg:x="14.61cm" svg:y="10.801cm">
            <text:p/>
          </draw:rect>
        </draw:g>
        <draw:g>
          <draw:rect draw:style-name="gr29" draw:text-style-name="P8" draw:layer="layout" svg:width="0.634cm" svg:height="0.635cm" svg:x="12.07cm" svg:y="10.166cm">
            <text:p/>
          </draw:rect>
        </draw:g>
        <draw:g>
          <draw:rect draw:style-name="gr29" draw:text-style-name="P8" draw:layer="layout" svg:width="0.634cm" svg:height="0.635cm" svg:x="13.341cm" svg:y="10.166cm">
            <text:p/>
          </draw:rect>
        </draw:g>
        <draw:g>
          <draw:rect draw:style-name="gr29" draw:text-style-name="P8" draw:layer="layout" svg:width="0.634cm" svg:height="0.635cm" svg:x="12.071cm" svg:y="10.801cm">
            <text:p/>
          </draw:rect>
        </draw:g>
        <draw:g>
          <draw:rect draw:style-name="gr29" draw:text-style-name="P8" draw:layer="layout" svg:width="0.634cm" svg:height="0.635cm" svg:x="13.341cm" svg:y="10.801cm">
            <text:p/>
          </draw:rect>
        </draw:g>
        <draw:g>
          <draw:rect draw:style-name="gr29" draw:text-style-name="P8" draw:layer="layout" svg:width="0.634cm" svg:height="0.635cm" svg:x="13.976cm" svg:y="10.801cm">
            <text:p/>
          </draw:rect>
        </draw:g>
        <draw:g>
          <draw:rect draw:style-name="gr29" draw:text-style-name="P8" draw:layer="layout" svg:width="0.634cm" svg:height="0.635cm" svg:x="11.436cm" svg:y="10.801cm">
            <text:p/>
          </draw:rect>
        </draw:g>
        <draw:g>
          <draw:rect draw:style-name="gr29" draw:text-style-name="P8" draw:layer="layout" svg:width="0.634cm" svg:height="0.635cm" svg:x="11.436cm" svg:y="10.166cm">
            <text:p/>
          </draw:rect>
        </draw:g>
        <draw:g>
          <draw:rect draw:style-name="gr29" draw:text-style-name="P8" draw:layer="layout" svg:width="0.634cm" svg:height="0.635cm" svg:x="13.976cm" svg:y="10.166cm">
            <text:p/>
          </draw:rect>
        </draw:g>
        <draw:g>
          <draw:rect draw:style-name="gr29" draw:text-style-name="P8" draw:layer="layout" svg:width="0.634cm" svg:height="0.635cm" svg:x="10.801cm" svg:y="10.801cm">
            <text:p/>
          </draw:rect>
        </draw:g>
        <draw:custom-shape draw:style-name="gr32" draw:text-style-name="P8" draw:layer="layout" svg:width="0.635cm" svg:height="0.635cm" svg:x="12.703cm" svg:y="12.703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7cm" svg:y1="13.019cm" svg:x2="13.016cm" svg:y2="12.382cm">
          <text:p/>
        </draw:line>
        <draw:line draw:style-name="gr37" draw:text-style-name="P10" draw:layer="layout" svg:x1="13.017cm" svg:y1="12.382cm" svg:x2="13.652cm" svg:y2="12.382cm">
          <text:p/>
        </draw:line>
        <draw:line draw:style-name="gr37" draw:text-style-name="P10" draw:layer="layout" svg:x1="13.018cm" svg:y1="12.382cm" svg:x2="13.017cm" svg:y2="11.747cm">
          <text:p/>
        </draw:line>
        <draw:line draw:style-name="gr37" draw:text-style-name="P10" draw:layer="layout" svg:x1="13.018cm" svg:y1="12.382cm" svg:x2="12.382cm" svg:y2="12.382cm">
          <text:p/>
        </draw:line>
        <presentation:notes draw:style-name="dp2">
          <draw:page-thumbnail draw:style-name="gr14"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line draw:style-name="gr1" draw:layer="layout" svg:x1="5.08cm" svg:y1="11.43cm" svg:x2="5.08cm" svg:y2="6.985cm">
          <text:p/>
        </draw:line>
        <draw:line draw:style-name="gr38" draw:layer="layout" svg:x1="4.445cm" svg:y1="10.795cm" svg:x2="9.525cm" svg:y2="10.795cm">
          <text:p/>
        </draw:line>
        <draw:frame draw:style-name="gr39" draw:text-style-name="P2" draw:layer="layout" svg:width="2.611cm" svg:height="0.725cm" svg:x="2.54cm" svg:y="6.894cm">
          <draw:text-box>
            <text:p text:style-name="P1"><text:span text:style-name="T7">Reward</text:span></text:p>
          </draw:text-box>
        </draw:frame>
        <draw:frame draw:style-name="gr40"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41"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2" draw:text-style-name="P5" draw:layer="layout" svg:x1="4.446cm" svg:y1="14.364cm" svg:x2="8.256cm" svg:y2="14.364cm">
          <text:p/>
        </draw:line>
        <draw:frame draw:style-name="gr43"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8" draw:layer="layout" svg:x1="12.065cm" svg:y1="10.795cm" svg:x2="17.145cm" svg:y2="10.795cm">
          <text:p/>
        </draw:line>
        <draw:frame draw:style-name="gr39" draw:text-style-name="P12" draw:layer="layout" svg:width="2.611cm" svg:height="0.725cm" svg:x="10.16cm" svg:y="6.984cm">
          <draw:text-box>
            <text:p text:style-name="P1"><text:span text:style-name="T7">Reward</text:span></text:p>
          </draw:text-box>
        </draw:frame>
        <draw:frame draw:style-name="gr40" draw:text-style-name="P2" draw:layer="layout" svg:width="1.771cm" svg:height="0.806cm" svg:x="17.144cm" svg:y="10.623cm">
          <draw:text-box>
            <text:p text:style-name="P1"><text:span text:style-name="T1">Zeit</text:span></text:p>
          </draw:text-box>
        </draw:frame>
        <draw:ellipse draw:style-name="gr44" draw:layer="layout" svg:width="1.271cm" svg:height="4.446cm" svg:x="15.238cm" svg:y="6.984cm">
          <text:p/>
        </draw:ellipse>
        <draw:frame draw:style-name="gr45"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6" draw:text-style-name="P8" draw:layer="layout" svg:x1="8.254cm" svg:y1="10.159cm" svg:x2="8.254cm" svg:y2="8.254cm">
          <text:p/>
        </draw:line>
        <draw:line draw:style-name="gr46" draw:text-style-name="P8" draw:layer="layout" svg:x1="15.874cm" svg:y1="8.254cm" svg:x2="15.874cm" svg:y2="10.159cm">
          <text:p/>
        </draw:line>
        <draw:custom-shape draw:style-name="gr47" draw:text-style-name="P8"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8" draw:text-style-name="P8"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14" draw:layer="layout" svg:width="13.195cm" svg:height="0.725cm" svg:x="5.714cm" svg:y="12.699cm">
          <draw:text-box>
            <text:p><text:span text:style-name="T7">Gespeicherte ActionSets seit dem letzten Ereignis</text:span></text:p>
          </draw:text-box>
        </draw:frame>
        <draw:polyline draw:style-name="gr50"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51" draw:text-style-name="P5" draw:layer="layout" svg:x1="5.079cm" svg:y1="10.795cm" svg:x2="8.254cm" svg:y2="7.62cm">
          <text:p/>
        </draw:line>
        <draw:polyline draw:style-name="gr50" draw:text-style-name="P5" draw:layer="layout" svg:width="0.449cm" svg:height="4.49cm" draw:transform="skewX (0.000349065850398896) rotate (0.785572696322499) translate (12.3820549514754cm 7.93688915224878cm)" svg:viewBox="0 0 450 4491" draw:points="449,28736 0,30083 0,31879 450,33227">
          <text:p/>
        </draw:polyline>
        <draw:line draw:style-name="gr42" draw:text-style-name="P5" draw:layer="layout" svg:x1="12.699cm" svg:y1="7.62cm" svg:x2="15.874cm" svg:y2="10.795cm">
          <text:p/>
        </draw:line>
        <draw:line draw:style-name="gr50" draw:text-style-name="P5" draw:layer="layout" svg:x1="4.445cm" svg:y1="14.999cm" svg:x2="8.255cm" svg:y2="14.999cm">
          <text:p/>
        </draw:line>
        <draw:frame draw:style-name="gr52" draw:text-style-name="P11" draw:layer="layout" svg:width="10.16cm" svg:height="0.877cm" svg:x="8.255cm" svg:y="14.363cm">
          <draw:text-box>
            <text:p text:style-name="P1"><text:span text:style-name="T9">Quadratischer Reward für jeweilige ActionSets</text:span></text:p>
          </draw:text-box>
        </draw:frame>
        <draw:line draw:style-name="gr53" draw:text-style-name="P8" draw:layer="layout" svg:x1="5.715cm" svg:y1="10.795cm" svg:x2="5.715cm" svg:y2="11.43cm">
          <text:p/>
        </draw:line>
        <draw:line draw:style-name="gr53" draw:text-style-name="P8" draw:layer="layout" svg:x1="6.35cm" svg:y1="10.795cm" svg:x2="6.35cm" svg:y2="11.43cm">
          <text:p/>
        </draw:line>
        <draw:line draw:style-name="gr53" draw:text-style-name="P8" draw:layer="layout" svg:x1="6.985cm" svg:y1="10.795cm" svg:x2="6.985cm" svg:y2="11.43cm">
          <text:p/>
        </draw:line>
        <draw:line draw:style-name="gr53" draw:text-style-name="P8" draw:layer="layout" svg:x1="7.62cm" svg:y1="10.795cm" svg:x2="7.62cm" svg:y2="11.43cm">
          <text:p/>
        </draw:line>
        <draw:line draw:style-name="gr53" draw:text-style-name="P8" draw:layer="layout" svg:x1="8.255cm" svg:y1="10.795cm" svg:x2="8.255cm" svg:y2="11.43cm">
          <text:p/>
        </draw:line>
        <draw:line draw:style-name="gr53" draw:text-style-name="P8" draw:layer="layout" svg:x1="13.335cm" svg:y1="10.795cm" svg:x2="13.335cm" svg:y2="11.43cm">
          <text:p/>
        </draw:line>
        <draw:line draw:style-name="gr53" draw:text-style-name="P8" draw:layer="layout" svg:x1="13.97cm" svg:y1="10.795cm" svg:x2="13.97cm" svg:y2="11.43cm">
          <text:p/>
        </draw:line>
        <draw:line draw:style-name="gr53" draw:text-style-name="P8" draw:layer="layout" svg:x1="14.605cm" svg:y1="10.795cm" svg:x2="14.605cm" svg:y2="11.43cm">
          <text:p/>
        </draw:line>
        <draw:line draw:style-name="gr53" draw:text-style-name="P8" draw:layer="layout" svg:x1="15.24cm" svg:y1="10.795cm" svg:x2="15.24cm" svg:y2="11.43cm">
          <text:p/>
        </draw:line>
        <draw:line draw:style-name="gr53" draw:text-style-name="P8" draw:layer="layout" svg:x1="15.875cm" svg:y1="10.795cm" svg:x2="15.875cm" svg:y2="11.43cm">
          <text:p/>
        </draw:line>
        <draw:frame draw:style-name="gr54" draw:layer="layout" svg:width="0.853cm" svg:height="0.963cm" svg:x="3.81cm" svg:y="11.102cm">
          <draw:text-box>
            <text:p>0</text:p>
          </draw:text-box>
        </draw:frame>
        <draw:frame draw:style-name="gr54" draw:layer="layout" svg:width="0.853cm" svg:height="0.963cm" svg:x="11.43cm" svg:y="11.102cm">
          <draw:text-box>
            <text:p>0</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line draw:style-name="gr1" draw:layer="layout" svg:x1="5.081cm" svg:y1="11.43cm" svg:x2="5.08cm" svg:y2="6.985cm">
          <text:p/>
        </draw:line>
        <draw:line draw:style-name="gr38" draw:layer="layout" svg:x1="4.445cm" svg:y1="10.796cm" svg:x2="20.32cm" svg:y2="10.795cm">
          <text:p/>
        </draw:line>
        <draw:frame draw:style-name="gr39" draw:text-style-name="P2" draw:layer="layout" svg:width="2.611cm" svg:height="0.725cm" svg:x="5.644cm" svg:y="6.26cm">
          <draw:text-box>
            <text:p text:style-name="P1"><text:span text:style-name="T7">Reward</text:span></text:p>
          </draw:text-box>
        </draw:frame>
        <draw:frame draw:style-name="gr40" draw:text-style-name="P2" draw:layer="layout" svg:width="1.771cm" svg:height="0.806cm" svg:x="19.05cm" svg:y="10.795cm">
          <draw:text-box>
            <text:p text:style-name="P1"><text:span text:style-name="T1">Zeit</text:span></text:p>
          </draw:text-box>
        </draw:frame>
        <draw:line draw:style-name="gr42" draw:text-style-name="P5" draw:layer="layout" svg:x1="5.08cm" svg:y1="10.796cm" svg:x2="8.255cm" svg:y2="7.621cm">
          <text:p/>
        </draw:line>
        <draw:line draw:style-name="gr55" draw:layer="layout" svg:x1="5.08cm" svg:y1="10.795cm" svg:x2="8.255cm" svg:y2="10.795cm">
          <text:p/>
        </draw:line>
        <draw:line draw:style-name="gr55" draw:layer="layout" svg:x1="8.255cm" svg:y1="7.62cm" svg:x2="8.256cm" svg:y2="10.795cm">
          <text:p/>
        </draw:line>
        <draw:line draw:style-name="gr55" draw:layer="layout" svg:x1="10.795cm" svg:y1="7.62cm" svg:x2="8.255cm" svg:y2="7.62cm">
          <text:p/>
        </draw:line>
        <draw:line draw:style-name="gr55" draw:layer="layout" svg:x1="10.795cm" svg:y1="7.62cm" svg:x2="10.795cm" svg:y2="10.795cm">
          <text:p/>
        </draw:line>
        <draw:line draw:style-name="gr55" draw:layer="layout" svg:x1="10.795cm" svg:y1="10.795cm" svg:x2="16.51cm" svg:y2="10.795cm">
          <text:p/>
        </draw:line>
        <draw:line draw:style-name="gr55" draw:layer="layout" svg:x1="16.51cm" svg:y1="10.795cm" svg:x2="16.51cm" svg:y2="7.62cm">
          <text:p/>
        </draw:line>
        <draw:line draw:style-name="gr56" draw:layer="layout" svg:x1="16.51cm" svg:y1="7.62cm" svg:x2="19.05cm" svg:y2="7.62cm">
          <text:p/>
        </draw:line>
        <draw:line draw:style-name="gr42" draw:text-style-name="P5" draw:layer="layout" svg:x1="10.795cm" svg:y1="10.795cm" svg:x2="8.256cm" svg:y2="7.622cm">
          <text:p/>
        </draw:line>
        <draw:line draw:style-name="gr42" draw:text-style-name="P5" draw:layer="layout" svg:x1="16.51cm" svg:y1="7.62cm" svg:x2="10.795cm" svg:y2="10.795cm">
          <text:p/>
        </draw:line>
        <draw:line draw:style-name="gr57" draw:text-style-name="P5" draw:layer="layout" svg:x1="5.08cm" svg:y1="13.728cm" svg:x2="6.985cm" svg:y2="13.728cm">
          <text:p/>
        </draw:line>
        <draw:frame draw:style-name="gr58" draw:text-style-name="P11" draw:layer="layout" svg:width="11.399cm" svg:height="0.877cm" svg:x="7.016cm" svg:y="13.093cm">
          <draw:text-box>
            <text:p text:style-name="P1"><text:span text:style-name="T9">Status des Zielsensors (Ziel in Reichweite = 1)</text:span></text:p>
          </draw:text-box>
        </draw:frame>
        <draw:line draw:style-name="gr42" draw:text-style-name="P5" draw:layer="layout" svg:x1="5.08cm" svg:y1="14.363cm" svg:x2="6.985cm" svg:y2="14.363cm">
          <text:p/>
        </draw:line>
        <draw:frame draw:style-name="gr58" draw:text-style-name="P11" draw:layer="layout" svg:width="11.399cm" svg:height="0.877cm" svg:x="7.016cm" svg:y="13.728cm">
          <draw:text-box>
            <text:p text:style-name="P1"><text:span text:style-name="T9">Vergebener Reward für die bearbeiteten ActionSets</text:span></text:p>
          </draw:text-box>
        </draw:frame>
        <draw:line draw:style-name="gr53" draw:text-style-name="P8" draw:layer="layout" svg:x1="4.445cm" svg:y1="7.62cm" svg:x2="5.715cm" svg:y2="7.62cm">
          <text:p/>
        </draw:line>
        <draw:frame draw:style-name="gr54" draw:text-style-name="P14" draw:layer="layout" svg:width="0.739cm" svg:height="0.725cm" svg:x="3.81cm" svg:y="6.985cm">
          <draw:text-box>
            <text:p><text:span text:style-name="T7">1</text:span></text:p>
          </draw:text-box>
        </draw:frame>
        <draw:frame draw:style-name="gr54" draw:text-style-name="P14" draw:layer="layout" svg:width="0.739cm" svg:height="0.725cm" svg:x="3.81cm" svg:y="10.07cm">
          <draw:text-box>
            <text:p><text:span text:style-name="T7">0</text:span></text:p>
          </draw:text-box>
        </draw:frame>
        <draw:line draw:style-name="gr53" draw:text-style-name="P8" draw:layer="layout" svg:x1="5.715cm" svg:y1="10.795cm" svg:x2="5.715cm" svg:y2="11.43cm">
          <text:p/>
        </draw:line>
        <draw:line draw:style-name="gr53" draw:text-style-name="P8" draw:layer="layout" svg:x1="6.35cm" svg:y1="11.43cm" svg:x2="6.35cm" svg:y2="10.795cm">
          <text:p/>
        </draw:line>
        <draw:line draw:style-name="gr53" draw:text-style-name="P8" draw:layer="layout" svg:x1="6.985cm" svg:y1="11.43cm" svg:x2="6.985cm" svg:y2="10.795cm">
          <text:p/>
        </draw:line>
        <draw:line draw:style-name="gr53" draw:text-style-name="P8" draw:layer="layout" svg:x1="7.62cm" svg:y1="11.43cm" svg:x2="7.62cm" svg:y2="10.795cm">
          <text:p/>
        </draw:line>
        <draw:line draw:style-name="gr53" draw:text-style-name="P8" draw:layer="layout" svg:x1="8.255cm" svg:y1="11.43cm" svg:x2="8.255cm" svg:y2="10.795cm">
          <text:p/>
        </draw:line>
        <draw:line draw:style-name="gr53" draw:text-style-name="P8" draw:layer="layout" svg:x1="8.89cm" svg:y1="11.43cm" svg:x2="8.89cm" svg:y2="10.795cm">
          <text:p/>
        </draw:line>
        <draw:line draw:style-name="gr53" draw:text-style-name="P8" draw:layer="layout" svg:x1="9.525cm" svg:y1="11.43cm" svg:x2="9.525cm" svg:y2="10.795cm">
          <text:p/>
        </draw:line>
        <draw:line draw:style-name="gr53" draw:text-style-name="P8" draw:layer="layout" svg:x1="16.51cm" svg:y1="11.43cm" svg:x2="16.51cm" svg:y2="10.795cm">
          <text:p/>
        </draw:line>
        <draw:line draw:style-name="gr53" draw:text-style-name="P8" draw:layer="layout" svg:x1="15.875cm" svg:y1="11.43cm" svg:x2="15.875cm" svg:y2="10.795cm">
          <text:p/>
        </draw:line>
        <draw:line draw:style-name="gr53" draw:text-style-name="P8" draw:layer="layout" svg:x1="15.24cm" svg:y1="11.43cm" svg:x2="15.24cm" svg:y2="10.795cm">
          <text:p/>
        </draw:line>
        <draw:line draw:style-name="gr53" draw:text-style-name="P8" draw:layer="layout" svg:x1="14.605cm" svg:y1="11.43cm" svg:x2="14.605cm" svg:y2="10.795cm">
          <text:p/>
        </draw:line>
        <draw:line draw:style-name="gr53" draw:text-style-name="P8" draw:layer="layout" svg:x1="13.97cm" svg:y1="11.43cm" svg:x2="13.97cm" svg:y2="10.795cm">
          <text:p/>
        </draw:line>
        <draw:line draw:style-name="gr53" draw:text-style-name="P8" draw:layer="layout" svg:x1="13.335cm" svg:y1="11.43cm" svg:x2="13.335cm" svg:y2="10.795cm">
          <text:p/>
        </draw:line>
        <draw:line draw:style-name="gr53" draw:text-style-name="P8" draw:layer="layout" svg:x1="12.7cm" svg:y1="11.43cm" svg:x2="12.7cm" svg:y2="10.795cm">
          <text:p/>
        </draw:line>
        <draw:line draw:style-name="gr53" draw:text-style-name="P8" draw:layer="layout" svg:x1="12.065cm" svg:y1="11.43cm" svg:x2="12.065cm" svg:y2="10.795cm">
          <text:p/>
        </draw:line>
        <draw:line draw:style-name="gr53" draw:text-style-name="P8" draw:layer="layout" svg:x1="11.43cm" svg:y1="11.43cm" svg:x2="11.43cm" svg:y2="10.795cm">
          <text:p/>
        </draw:line>
        <draw:line draw:style-name="gr53" draw:text-style-name="P8" draw:layer="layout" svg:x1="10.795cm" svg:y1="11.43cm" svg:x2="10.795cm" svg:y2="10.795cm">
          <text:p/>
        </draw:line>
        <draw:line draw:style-name="gr59" draw:text-style-name="P8" draw:layer="layout" svg:x1="17.145cm" svg:y1="11.43cm" svg:x2="17.145cm" svg:y2="10.795cm">
          <text:p/>
        </draw:line>
        <draw:line draw:style-name="gr59" draw:text-style-name="P8" draw:layer="layout" svg:x1="17.78cm" svg:y1="11.43cm" svg:x2="17.78cm" svg:y2="10.795cm">
          <text:p/>
        </draw:line>
        <draw:line draw:style-name="gr53" draw:text-style-name="P8" draw:layer="layout" svg:x1="10.16cm" svg:y1="11.431cm" svg:x2="10.16cm" svg:y2="10.796cm">
          <text:p/>
        </draw:line>
        <draw:line draw:style-name="gr59" draw:text-style-name="P8" draw:layer="layout" svg:x1="18.415cm" svg:y1="11.43cm" svg:x2="18.415cm" svg:y2="10.795cm">
          <text:p/>
        </draw:line>
        <draw:line draw:style-name="gr59" draw:text-style-name="P8" draw:layer="layout" svg:x1="19.05cm" svg:y1="11.43cm" svg:x2="19.05cm" svg:y2="10.795cm">
          <text:p/>
        </draw:line>
        <draw:line draw:style-name="gr60" draw:text-style-name="P15" draw:layer="layout" svg:x1="19.05cm" svg:y1="14.605cm" svg:x2="19.05cm" svg:y2="11.43cm">
          <text:p/>
        </draw:line>
        <draw:frame draw:style-name="gr54" draw:text-style-name="P14" draw:layer="layout" svg:width="4.02cm" svg:height="0.725cm" svg:x="16.935cm" svg:y="14.515cm">
          <draw:text-box>
            <text:p text:style-name="P8"><text:span text:style-name="T7">Aktueller Zeitpunkt</text:span></text:p>
          </draw:text-box>
        </draw:frame>
        <draw:custom-shape draw:style-name="gr61" draw:text-style-name="P8"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3.97cm" svg:y="12.065cm">
          <draw:text-box>
            <text:p><text:span text:style-name="T7">ActionSets im Speicher</text:span></text:p>
          </draw:text-box>
        </draw:frame>
        <draw:custom-shape draw:style-name="gr61" draw:text-style-name="P8"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6.196cm" svg:height="0.725cm" svg:x="6.35cm" svg:y="12.065cm">
          <draw:text-box>
            <text:p><text:span text:style-name="T7">Bereits bearbeitete ActionSets</text:span></text:p>
          </draw:text-box>
        </draw:frame>
        <draw:line draw:style-name="gr42" draw:text-style-name="P5" draw:layer="layout" svg:x1="16.511cm" svg:y1="7.621cm" svg:x2="17.78cm" svg:y2="8.255cm">
          <text:p/>
        </draw:line>
        <draw:frame draw:style-name="gr54" draw:text-style-name="P16" draw:layer="layout" svg:width="0.853cm" svg:height="0.963cm" svg:x="16.927cm" svg:y="7.927cm">
          <draw:text-box>
            <text:p><text:span text:style-name="T11">?</text:span></text:p>
          </draw:text-box>
        </draw:frame>
        <draw:frame draw:style-name="gr54"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1" presentation:class="page"/>
          <draw:frame presentation:style-name="pr1" draw:layer="layout" svg:width="17.271cm" svg:height="12.573cm" svg:x="2.159cm" svg:y="13.271cm" presentation:class="notes" presentation:placeholder="true">
            <draw:text-box/>
          </draw:frame>
        </presentation:notes>
      </draw:page>
      <draw:page draw:name="page12" draw:style-name="dp1" draw:master-page-name="Default">
        <draw:polygon draw:style-name="gr62" draw:text-style-name="P8" draw:layer="layout" svg:width="10.794cm" svg:height="3.174cm" svg:x="8.255cm" svg:y="7.62cm" svg:viewBox="0 0 10795 3175" draw:points="0,0 10795,3175 5080,0">
          <text:p/>
        </draw:polygon>
        <draw:line draw:style-name="gr1" draw:layer="layout" svg:x1="5.082cm" svg:y1="11.43cm" svg:x2="5.081cm" svg:y2="6.985cm">
          <text:p/>
        </draw:line>
        <draw:line draw:style-name="gr38" draw:layer="layout" svg:x1="4.446cm" svg:y1="10.796cm" svg:x2="20.321cm" svg:y2="10.795cm">
          <text:p/>
        </draw:line>
        <draw:frame draw:style-name="gr39" draw:text-style-name="P2" draw:layer="layout" svg:width="2.611cm" svg:height="0.725cm" svg:x="5.645cm" svg:y="6.26cm">
          <draw:text-box>
            <text:p text:style-name="P1"><text:span text:style-name="T7">Reward</text:span></text:p>
          </draw:text-box>
        </draw:frame>
        <draw:frame draw:style-name="gr40" draw:text-style-name="P2" draw:layer="layout" svg:width="1.771cm" svg:height="0.806cm" svg:x="19.051cm" svg:y="10.795cm">
          <draw:text-box>
            <text:p text:style-name="P1"><text:span text:style-name="T1">Zeit</text:span></text:p>
          </draw:text-box>
        </draw:frame>
        <draw:line draw:style-name="gr42" draw:text-style-name="P5" draw:layer="layout" svg:x1="5.081cm" svg:y1="10.796cm" svg:x2="8.256cm" svg:y2="7.621cm">
          <text:p/>
        </draw:line>
        <draw:line draw:style-name="gr55" draw:layer="layout" svg:x1="5.081cm" svg:y1="10.795cm" svg:x2="8.256cm" svg:y2="10.795cm">
          <text:p/>
        </draw:line>
        <draw:line draw:style-name="gr55" draw:layer="layout" svg:x1="8.256cm" svg:y1="7.62cm" svg:x2="8.257cm" svg:y2="10.795cm">
          <text:p/>
        </draw:line>
        <draw:line draw:style-name="gr56" draw:layer="layout" svg:x1="8.255cm" svg:y1="7.62cm" svg:x2="19.051cm" svg:y2="7.62cm">
          <text:p/>
        </draw:line>
        <draw:line draw:style-name="gr57" draw:text-style-name="P5" draw:layer="layout" svg:x1="5.08cm" svg:y1="13.97cm" svg:x2="6.985cm" svg:y2="13.97cm">
          <text:p/>
        </draw:line>
        <draw:frame draw:style-name="gr58" draw:text-style-name="P11" draw:layer="layout" svg:width="11.399cm" svg:height="0.877cm" svg:x="7.016cm" svg:y="13.335cm">
          <draw:text-box>
            <text:p text:style-name="P1"><text:span text:style-name="T9">Status des Zielsensors (Ziel in Reichweite = 1)</text:span></text:p>
          </draw:text-box>
        </draw:frame>
        <draw:line draw:style-name="gr42" draw:text-style-name="P5" draw:layer="layout" svg:x1="5.08cm" svg:y1="14.605cm" svg:x2="6.985cm" svg:y2="14.605cm">
          <text:p/>
        </draw:line>
        <draw:frame draw:style-name="gr58" draw:text-style-name="P11" draw:layer="layout" svg:width="11.399cm" svg:height="0.877cm" svg:x="7.016cm" svg:y="13.97cm">
          <draw:text-box>
            <text:p text:style-name="P1"><text:span text:style-name="T9">Vergebener Reward für die bearbeiteten ActionSets</text:span></text:p>
          </draw:text-box>
        </draw:frame>
        <draw:line draw:style-name="gr53" draw:text-style-name="P8" draw:layer="layout" svg:x1="4.446cm" svg:y1="7.62cm" svg:x2="5.716cm" svg:y2="7.62cm">
          <text:p/>
        </draw:line>
        <draw:frame draw:style-name="gr54" draw:text-style-name="P14" draw:layer="layout" svg:width="0.739cm" svg:height="0.725cm" svg:x="3.811cm" svg:y="6.985cm">
          <draw:text-box>
            <text:p><text:span text:style-name="T7">1</text:span></text:p>
          </draw:text-box>
        </draw:frame>
        <draw:frame draw:style-name="gr54" draw:text-style-name="P14" draw:layer="layout" svg:width="0.739cm" svg:height="0.725cm" svg:x="3.811cm" svg:y="10.07cm">
          <draw:text-box>
            <text:p><text:span text:style-name="T7">0</text:span></text:p>
          </draw:text-box>
        </draw:frame>
        <draw:line draw:style-name="gr53" draw:text-style-name="P8" draw:layer="layout" svg:x1="5.716cm" svg:y1="10.795cm" svg:x2="5.716cm" svg:y2="11.43cm">
          <text:p/>
        </draw:line>
        <draw:line draw:style-name="gr53" draw:text-style-name="P8" draw:layer="layout" svg:x1="6.351cm" svg:y1="11.43cm" svg:x2="6.351cm" svg:y2="10.795cm">
          <text:p/>
        </draw:line>
        <draw:line draw:style-name="gr53" draw:text-style-name="P8" draw:layer="layout" svg:x1="6.986cm" svg:y1="11.43cm" svg:x2="6.986cm" svg:y2="10.795cm">
          <text:p/>
        </draw:line>
        <draw:line draw:style-name="gr53" draw:text-style-name="P8" draw:layer="layout" svg:x1="7.621cm" svg:y1="11.43cm" svg:x2="7.621cm" svg:y2="10.795cm">
          <text:p/>
        </draw:line>
        <draw:line draw:style-name="gr53" draw:text-style-name="P8" draw:layer="layout" svg:x1="8.256cm" svg:y1="11.43cm" svg:x2="8.256cm" svg:y2="10.795cm">
          <text:p/>
        </draw:line>
        <draw:line draw:style-name="gr63" draw:text-style-name="P8" draw:layer="layout" svg:x1="8.891cm" svg:y1="11.43cm" svg:x2="8.891cm" svg:y2="10.795cm">
          <text:p/>
        </draw:line>
        <draw:line draw:style-name="gr63" draw:text-style-name="P8" draw:layer="layout" svg:x1="9.526cm" svg:y1="11.43cm" svg:x2="9.526cm" svg:y2="10.795cm">
          <text:p/>
        </draw:line>
        <draw:line draw:style-name="gr59" draw:text-style-name="P8" draw:layer="layout" svg:x1="16.511cm" svg:y1="11.43cm" svg:x2="16.511cm" svg:y2="10.795cm">
          <text:p/>
        </draw:line>
        <draw:line draw:style-name="gr59" draw:text-style-name="P8" draw:layer="layout" svg:x1="15.876cm" svg:y1="11.43cm" svg:x2="15.876cm" svg:y2="10.795cm">
          <text:p/>
        </draw:line>
        <draw:line draw:style-name="gr59" draw:text-style-name="P8" draw:layer="layout" svg:x1="15.241cm" svg:y1="11.43cm" svg:x2="15.241cm" svg:y2="10.795cm">
          <text:p/>
        </draw:line>
        <draw:line draw:style-name="gr59" draw:text-style-name="P8" draw:layer="layout" svg:x1="14.606cm" svg:y1="11.43cm" svg:x2="14.606cm" svg:y2="10.795cm">
          <text:p/>
        </draw:line>
        <draw:line draw:style-name="gr59" draw:text-style-name="P8" draw:layer="layout" svg:x1="13.971cm" svg:y1="11.43cm" svg:x2="13.971cm" svg:y2="10.795cm">
          <text:p/>
        </draw:line>
        <draw:line draw:style-name="gr63" draw:text-style-name="P8" draw:layer="layout" svg:x1="13.336cm" svg:y1="11.43cm" svg:x2="13.336cm" svg:y2="10.795cm">
          <text:p/>
        </draw:line>
        <draw:line draw:style-name="gr63" draw:text-style-name="P8" draw:layer="layout" svg:x1="12.701cm" svg:y1="11.43cm" svg:x2="12.701cm" svg:y2="10.795cm">
          <text:p/>
        </draw:line>
        <draw:line draw:style-name="gr63" draw:text-style-name="P8" draw:layer="layout" svg:x1="12.066cm" svg:y1="11.43cm" svg:x2="12.066cm" svg:y2="10.795cm">
          <text:p/>
        </draw:line>
        <draw:line draw:style-name="gr63" draw:text-style-name="P8" draw:layer="layout" svg:x1="11.431cm" svg:y1="11.43cm" svg:x2="11.431cm" svg:y2="10.795cm">
          <text:p/>
        </draw:line>
        <draw:line draw:style-name="gr63" draw:text-style-name="P8" draw:layer="layout" svg:x1="10.796cm" svg:y1="11.43cm" svg:x2="10.796cm" svg:y2="10.795cm">
          <text:p/>
        </draw:line>
        <draw:line draw:style-name="gr59" draw:text-style-name="P8" draw:layer="layout" svg:x1="17.146cm" svg:y1="11.43cm" svg:x2="17.146cm" svg:y2="10.795cm">
          <text:p/>
        </draw:line>
        <draw:line draw:style-name="gr59" draw:text-style-name="P8" draw:layer="layout" svg:x1="17.781cm" svg:y1="11.43cm" svg:x2="17.781cm" svg:y2="10.795cm">
          <text:p/>
        </draw:line>
        <draw:line draw:style-name="gr63" draw:text-style-name="P8" draw:layer="layout" svg:x1="10.161cm" svg:y1="11.431cm" svg:x2="10.161cm" svg:y2="10.796cm">
          <text:p/>
        </draw:line>
        <draw:line draw:style-name="gr59" draw:text-style-name="P8" draw:layer="layout" svg:x1="18.416cm" svg:y1="11.43cm" svg:x2="18.416cm" svg:y2="10.795cm">
          <text:p/>
        </draw:line>
        <draw:line draw:style-name="gr59" draw:text-style-name="P8" draw:layer="layout" svg:x1="19.051cm" svg:y1="11.43cm" svg:x2="19.051cm" svg:y2="10.795cm">
          <text:p/>
        </draw:line>
        <draw:line draw:style-name="gr64" draw:text-style-name="P15" draw:layer="layout" svg:x1="19.051cm" svg:y1="14.605cm" svg:x2="19.051cm" svg:y2="11.43cm">
          <text:p/>
        </draw:line>
        <draw:frame draw:style-name="gr54" draw:text-style-name="P14" draw:layer="layout" svg:width="4.02cm" svg:height="0.725cm" svg:x="16.936cm" svg:y="14.515cm">
          <draw:text-box>
            <text:p text:style-name="P8"><text:span text:style-name="T7">Aktueller Zeitpunkt</text:span></text:p>
          </draw:text-box>
        </draw:frame>
        <draw:custom-shape draw:style-name="gr61" draw:text-style-name="P8"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0.795cm" svg:y="12.065cm">
          <draw:text-box>
            <text:p><text:span text:style-name="T7">ActionSets im Speicher</text:span></text:p>
          </draw:text-box>
        </draw:frame>
        <draw:line draw:style-name="gr50" draw:text-style-name="P5" draw:layer="layout" svg:x1="8.89cm" svg:y1="7.62cm" svg:x2="13.335cm" svg:y2="7.62cm">
          <text:p/>
        </draw:line>
        <draw:frame draw:style-name="gr54" draw:text-style-name="P16" draw:layer="layout" svg:width="0.853cm" svg:height="0.963cm" svg:x="8.672cm" svg:y="8.255cm">
          <draw:text-box>
            <text:p><text:span text:style-name="T11">?</text:span></text:p>
          </draw:text-box>
        </draw:frame>
        <draw:frame draw:style-name="gr54"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61" draw:text-style-name="P8"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5" draw:layer="layout" svg:width="1.271cm" svg:height="4.446cm" svg:x="18.414cm" svg:y="6.984cm">
          <text:p/>
        </draw:ellipse>
        <draw:frame draw:style-name="gr66" draw:text-style-name="P17" draw:layer="layout" svg:width="1.27cm" svg:height="0.963cm" svg:x="18.415cm" svg:y="8.89cm">
          <draw:text-box>
            <text:p><text:span text:style-name="T12"><text:s/></text:span><text:span text:style-name="T12">X</text:span></text:p>
          </draw:text-box>
        </draw:frame>
        <draw:frame draw:style-name="gr54" draw:text-style-name="P17" draw:layer="layout" svg:width="2.894cm" svg:height="0.963cm" svg:x="15.521cm" svg:y="7.927cm">
          <draw:text-box>
            <text:p><text:span text:style-name="T12">Überlauf</text:span></text:p>
          </draw:text-box>
        </draw:frame>
        <draw:frame draw:style-name="gr54" draw:text-style-name="P14" draw:layer="layout" svg:width="6.09cm" svg:height="0.725cm" svg:x="8.515cm" svg:y="5.625cm">
          <draw:text-box>
            <text:p><text:span text:style-name="T7">Reward für neutrales Ereignis</text:span></text:p>
          </draw:text-box>
        </draw:frame>
        <draw:line draw:style-name="gr42" draw:text-style-name="P5" draw:layer="layout" svg:x1="8.256cm" svg:y1="7.621cm" svg:x2="9.525cm" svg:y2="8.255cm">
          <text:p/>
        </draw:line>
        <draw:rect draw:style-name="gr53" draw:text-style-name="P8" draw:layer="layout" svg:width="0.635cm" svg:height="0.635cm" svg:x="6.349cm" svg:y="14.847cm">
          <text:p/>
        </draw:rect>
        <draw:frame draw:style-name="gr54" draw:text-style-name="P14" draw:layer="layout" svg:width="3.774cm" svg:height="0.725cm" svg:x="7.02cm" svg:y="14.757cm">
          <draw:text-box>
            <text:p><text:span text:style-name="T7">Maximaler Fehler</text:span></text:p>
          </draw:text-box>
        </draw:frame>
        <draw:frame draw:style-name="gr54" draw:text-style-name="P18" draw:layer="layout" svg:width="5.18cm" svg:height="0.725cm" svg:x="5.08cm" svg:y="12.7cm">
          <draw:text-box>
            <text:p><text:span text:style-name="T10">Zu löschende ActionSets</text:span></text:p>
          </draw:text-box>
        </draw:frame>
        <draw:custom-shape draw:style-name="gr67" draw:text-style-name="P8"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8" draw:text-style-name="P8" draw:layer="layout" svg:width="1.269cm" svg:height="1.269cm" svg:x="14.605cm" svg:y="13.97cm" svg:viewBox="0 0 1270 1270" svg:d="m635 0c360 0 635 275 635 635s-275 635-635 635-635-275-635-635 275-635 635-635z">
            <text:p/>
          </draw:path>
          <draw:path draw:style-name="gr68" draw:text-style-name="P8" draw:layer="layout" svg:width="0.135cm" svg:height="0.135cm" svg:x="14.965cm" svg:y="14.343cm" svg:viewBox="0 0 136 136" svg:d="m68 0c38 0 68 30 68 68s-30 68-68 68-68-30-68-68 30-68 68-68z">
            <text:p/>
          </draw:path>
          <draw:path draw:style-name="gr68" draw:text-style-name="P8" draw:layer="layout" svg:width="0.135cm" svg:height="0.135cm" svg:x="15.377cm" svg:y="14.343cm" svg:viewBox="0 0 136 136" svg:d="m68 0c38 0 68 30 68 68s-30 68-68 68-68-30-68-68 30-68 68-68z">
            <text:p/>
          </draw:path>
          <draw:path draw:style-name="gr68" draw:text-style-name="P8" draw:layer="layout" svg:width="0.697cm" svg:height="0.088cm" svg:x="14.891cm" svg:y="14.88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1"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2" draw:text-style-name="P19" draw:layer="layout" svg:width="8.89cm" svg:height="8.89cm" svg:x="10.79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3" draw:text-style-name="P19" draw:layer="layout" svg:width="8.89cm" svg:height="8.89cm" svg:x="10.795cm" svg:y="10.108cm">
            <text:p/>
          </draw:circl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7" draw:text-style-name="P8" draw:layer="layout" svg:width="1.27cm" svg:height="1.27cm" svg:x="10.795cm" svg:y="10.212cm">
            <text:p/>
          </draw:rect>
        </draw:g>
        <draw:g>
          <draw:rect draw:style-name="gr17" draw:text-style-name="P8" draw:layer="layout" svg:width="1.27cm" svg:height="1.27cm" svg:x="12.065cm" svg:y="10.212cm">
            <text:p/>
          </draw:rect>
        </draw:g>
        <draw:g>
          <draw:rect draw:style-name="gr17" draw:text-style-name="P8" draw:layer="layout" svg:width="1.27cm" svg:height="1.27cm" svg:x="13.335cm" svg:y="10.212cm">
            <text:p/>
          </draw:rect>
        </draw:g>
        <draw:g>
          <draw:rect draw:style-name="gr17" draw:text-style-name="P8" draw:layer="layout" svg:width="1.27cm" svg:height="1.27cm" svg:x="12.065cm" svg:y="11.482cm">
            <text:p/>
          </draw:rect>
        </draw:g>
        <draw:g>
          <draw:rect draw:style-name="gr17" draw:text-style-name="P8" draw:layer="layout" svg:width="1.27cm" svg:height="1.27cm" svg:x="10.795cm" svg:y="12.752cm">
            <text:p/>
          </draw:rect>
        </draw:g>
        <draw:g>
          <draw:rect draw:style-name="gr17" draw:text-style-name="P8" draw:layer="layout" svg:width="1.27cm" svg:height="1.27cm" svg:x="12.065cm" svg:y="12.752cm">
            <text:p/>
          </draw:rect>
        </draw:g>
        <draw:g>
          <draw:rect draw:style-name="gr17" draw:text-style-name="P8" draw:layer="layout" svg:width="1.27cm" svg:height="1.27cm" svg:x="9.525cm" svg:y="8.942cm">
            <text:p/>
          </draw:rect>
        </draw:g>
        <draw:g>
          <draw:rect draw:style-name="gr17" draw:text-style-name="P8" draw:layer="layout" svg:width="1.27cm" svg:height="1.27cm" svg:x="10.795cm" svg:y="8.942cm">
            <text:p/>
          </draw:rect>
        </draw:g>
        <draw:g>
          <draw:rect draw:style-name="gr17" draw:text-style-name="P8" draw:layer="layout" svg:width="1.27cm" svg:height="1.27cm" svg:x="12.065cm" svg:y="8.942cm">
            <text:p/>
          </draw:rect>
        </draw:g>
        <draw:g>
          <draw:rect draw:style-name="gr17" draw:text-style-name="P8" draw:layer="layout" svg:width="1.27cm" svg:height="1.27cm" svg:x="13.335cm" svg:y="8.942cm">
            <text:p/>
          </draw:rect>
        </draw:g>
        <draw:g>
          <draw:rect draw:style-name="gr17" draw:text-style-name="P8" draw:layer="layout" svg:width="1.27cm" svg:height="1.27cm" svg:x="8.255cm" svg:y="7.672cm">
            <text:p/>
          </draw:rect>
        </draw:g>
        <draw:g>
          <draw:rect draw:style-name="gr17" draw:text-style-name="P8" draw:layer="layout" svg:width="1.27cm" svg:height="1.27cm" svg:x="9.525cm" svg:y="7.672cm">
            <text:p/>
          </draw:rect>
        </draw:g>
        <draw:g>
          <draw:rect draw:style-name="gr17" draw:text-style-name="P8" draw:layer="layout" svg:width="1.27cm" svg:height="1.27cm" svg:x="10.795cm" svg:y="7.672cm">
            <text:p/>
          </draw:rect>
        </draw:g>
        <draw:g>
          <draw:rect draw:style-name="gr17" draw:text-style-name="P8" draw:layer="layout" svg:width="1.27cm" svg:height="1.27cm" svg:x="12.065cm" svg:y="7.672cm">
            <text:p/>
          </draw:rect>
        </draw:g>
        <draw:g>
          <draw:rect draw:style-name="gr17" draw:text-style-name="P8" draw:layer="layout" svg:width="1.27cm" svg:height="1.27cm" svg:x="13.335cm" svg:y="7.672cm">
            <text:p/>
          </draw:rect>
        </draw:g>
        <draw:g>
          <draw:rect draw:style-name="gr17" draw:text-style-name="P8" draw:layer="layout" svg:width="1.27cm" svg:height="1.27cm" svg:x="14.605cm" svg:y="7.672cm">
            <text:p/>
          </draw:rect>
        </draw:g>
        <draw:g>
          <draw:rect draw:style-name="gr17" draw:text-style-name="P8" draw:layer="layout" svg:width="1.27cm" svg:height="1.27cm" svg:x="13.335cm" svg:y="11.482cm">
            <text:p/>
          </draw:rect>
        </draw:g>
        <draw:g>
          <draw:rect draw:style-name="gr17" draw:text-style-name="P8" draw:layer="layout" svg:width="1.27cm" svg:height="1.27cm" svg:x="14.605cm" svg:y="8.942cm">
            <text:p/>
          </draw:rect>
        </draw:g>
        <draw:g>
          <draw:rect draw:style-name="gr17" draw:text-style-name="P8" draw:layer="layout" svg:width="1.27cm" svg:height="1.27cm" svg:x="14.605cm" svg:y="10.212cm">
            <text:p/>
          </draw:rect>
        </draw:g>
        <draw:g>
          <draw:rect draw:style-name="gr17" draw:text-style-name="P8" draw:layer="layout" svg:width="1.27cm" svg:height="1.27cm" svg:x="14.605cm" svg:y="11.482cm">
            <text:p/>
          </draw:rect>
        </draw:g>
        <draw:g>
          <draw:rect draw:style-name="gr17" draw:text-style-name="P8" draw:layer="layout" svg:width="1.27cm" svg:height="1.27cm" svg:x="14.605cm" svg:y="12.752cm">
            <text:p/>
          </draw:rect>
        </draw:g>
        <draw:g>
          <draw:rect draw:style-name="gr17" draw:text-style-name="P8" draw:layer="layout" svg:width="1.27cm" svg:height="1.27cm" svg:x="15.875cm" svg:y="7.672cm">
            <text:p/>
          </draw:rect>
        </draw:g>
        <draw:g>
          <draw:rect draw:style-name="gr17" draw:text-style-name="P8" draw:layer="layout" svg:width="1.27cm" svg:height="1.27cm" svg:x="15.875cm" svg:y="8.942cm">
            <text:p/>
          </draw:rect>
        </draw:g>
        <draw:g>
          <draw:rect draw:style-name="gr17" draw:text-style-name="P8" draw:layer="layout" svg:width="1.27cm" svg:height="1.27cm" svg:x="15.875cm" svg:y="10.212cm">
            <text:p/>
          </draw:rect>
        </draw:g>
        <draw:g>
          <draw:rect draw:style-name="gr17" draw:text-style-name="P8" draw:layer="layout" svg:width="1.27cm" svg:height="1.27cm" svg:x="15.875cm" svg:y="11.482cm">
            <text:p/>
          </draw:rect>
        </draw:g>
        <draw:g>
          <draw:rect draw:style-name="gr17" draw:text-style-name="P8" draw:layer="layout" svg:width="1.27cm" svg:height="1.27cm" svg:x="15.875cm" svg:y="12.752cm">
            <text:p/>
          </draw:rect>
        </draw:g>
        <draw:g>
          <draw:rect draw:style-name="gr17" draw:text-style-name="P8" draw:layer="layout" svg:width="1.27cm" svg:height="1.27cm" svg:x="15.875cm" svg:y="14.022cm">
            <text:p/>
          </draw:rect>
        </draw:g>
        <draw:g>
          <draw:rect draw:style-name="gr17" draw:text-style-name="P8" draw:layer="layout" svg:width="1.27cm" svg:height="1.27cm" svg:x="13.335cm" svg:y="12.752cm">
            <text:p/>
          </draw:rect>
        </draw:g>
        <draw:g>
          <draw:rect draw:style-name="gr17" draw:text-style-name="P8" draw:layer="layout" svg:width="1.27cm" svg:height="1.27cm" svg:x="10.795cm" svg:y="14.022cm">
            <text:p/>
          </draw:rect>
        </draw:g>
        <draw:g>
          <draw:rect draw:style-name="gr17" draw:text-style-name="P8" draw:layer="layout" svg:width="1.27cm" svg:height="1.27cm" svg:x="12.065cm" svg:y="14.022cm">
            <text:p/>
          </draw:rect>
        </draw:g>
        <draw:g>
          <draw:rect draw:style-name="gr17" draw:text-style-name="P8" draw:layer="layout" svg:width="1.27cm" svg:height="1.27cm" svg:x="13.335cm" svg:y="14.022cm">
            <text:p/>
          </draw:rect>
        </draw:g>
        <draw:g>
          <draw:rect draw:style-name="gr17" draw:text-style-name="P8" draw:layer="layout" svg:width="1.27cm" svg:height="1.27cm" svg:x="14.605cm" svg:y="14.022cm">
            <text:p/>
          </draw:rect>
        </draw:g>
        <draw:g>
          <draw:rect draw:style-name="gr17" draw:text-style-name="P8" draw:layer="layout" svg:width="1.27cm" svg:height="1.27cm" svg:x="9.525cm" svg:y="15.292cm">
            <text:p/>
          </draw:rect>
        </draw:g>
        <draw:g>
          <draw:rect draw:style-name="gr17" draw:text-style-name="P8" draw:layer="layout" svg:width="1.27cm" svg:height="1.27cm" svg:x="10.795cm" svg:y="15.292cm">
            <text:p/>
          </draw:rect>
        </draw:g>
        <draw:g>
          <draw:rect draw:style-name="gr17" draw:text-style-name="P8" draw:layer="layout" svg:width="1.27cm" svg:height="1.27cm" svg:x="12.065cm" svg:y="15.292cm">
            <text:p/>
          </draw:rect>
        </draw:g>
        <draw:g>
          <draw:rect draw:style-name="gr17" draw:text-style-name="P8" draw:layer="layout" svg:width="1.27cm" svg:height="1.27cm" svg:x="13.335cm" svg:y="15.292cm">
            <text:p/>
          </draw:rect>
        </draw:g>
        <draw:g>
          <draw:rect draw:style-name="gr17" draw:text-style-name="P8" draw:layer="layout" svg:width="1.27cm" svg:height="1.27cm" svg:x="14.605cm" svg:y="15.292cm">
            <text:p/>
          </draw:rect>
        </draw:g>
        <draw:g>
          <draw:rect draw:style-name="gr17" draw:text-style-name="P8" draw:layer="layout" svg:width="1.27cm" svg:height="1.27cm" svg:x="15.875cm" svg:y="15.292cm">
            <text:p/>
          </draw:rect>
        </draw:g>
        <draw:g>
          <draw:rect draw:style-name="gr17" draw:text-style-name="P8" draw:layer="layout" svg:width="1.27cm" svg:height="1.27cm" svg:x="10.795cm" svg:y="11.482cm">
            <text:p/>
          </draw:rect>
        </draw:g>
        <draw:g>
          <draw:rect draw:style-name="gr17" draw:text-style-name="P8" draw:layer="layout" svg:width="1.27cm" svg:height="1.27cm" svg:x="8.255cm" svg:y="10.212cm">
            <text:p/>
          </draw:rect>
        </draw:g>
        <draw:g>
          <draw:rect draw:style-name="gr17" draw:text-style-name="P8" draw:layer="layout" svg:width="1.27cm" svg:height="1.27cm" svg:x="8.255cm" svg:y="8.942cm">
            <text:p/>
          </draw:rect>
        </draw:g>
        <draw:g>
          <draw:rect draw:style-name="gr17" draw:text-style-name="P8" draw:layer="layout" svg:width="1.27cm" svg:height="1.27cm" svg:x="8.255cm" svg:y="12.752cm">
            <text:p/>
          </draw:rect>
        </draw:g>
        <draw:g>
          <draw:rect draw:style-name="gr17" draw:text-style-name="P8" draw:layer="layout" svg:width="1.27cm" svg:height="1.27cm" svg:x="8.255cm" svg:y="11.482cm">
            <text:p/>
          </draw:rect>
        </draw:g>
        <draw:g>
          <draw:rect draw:style-name="gr17" draw:text-style-name="P8" draw:layer="layout" svg:width="1.27cm" svg:height="1.27cm" svg:x="9.525cm" svg:y="11.482cm">
            <text:p/>
          </draw:rect>
        </draw:g>
        <draw:g>
          <draw:rect draw:style-name="gr17" draw:text-style-name="P8" draw:layer="layout" svg:width="1.27cm" svg:height="1.27cm" svg:x="9.525cm" svg:y="10.212cm">
            <text:p/>
          </draw:rect>
        </draw:g>
        <draw:g>
          <draw:rect draw:style-name="gr17" draw:text-style-name="P8" draw:layer="layout" svg:width="1.27cm" svg:height="1.27cm" svg:x="9.525cm" svg:y="14.022cm">
            <text:p/>
          </draw:rect>
        </draw:g>
        <draw:g>
          <draw:rect draw:style-name="gr17" draw:text-style-name="P8" draw:layer="layout" svg:width="1.27cm" svg:height="1.27cm" svg:x="9.525cm" svg:y="12.752cm">
            <text:p/>
          </draw:rect>
        </draw:g>
        <draw:g>
          <draw:rect draw:style-name="gr17" draw:text-style-name="P8" draw:layer="layout" svg:width="1.27cm" svg:height="1.27cm" svg:x="8.255cm" svg:y="15.292cm">
            <text:p/>
          </draw:rect>
        </draw:g>
        <draw:g>
          <draw:rect draw:style-name="gr17" draw:text-style-name="P8" draw:layer="layout" svg:width="1.27cm" svg:height="1.27cm" svg:x="8.255cm" svg:y="14.02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212cm" svg:viewBox="0 0 1270 1270" svg:d="m635 0c360 0 635 275 635 635s-275 635-635 635-635-275-635-635 275-635 635-635z">
            <text:p/>
          </draw:path>
          <draw:path draw:style-name="gr69" draw:text-style-name="P8" draw:layer="layout" svg:width="0.135cm" svg:height="0.135cm" svg:x="11.155cm" svg:y="10.585cm" svg:viewBox="0 0 136 136" svg:d="m68 0c38 0 68 30 68 68s-30 68-68 68-68-30-68-68 30-68 68-68z">
            <text:p/>
          </draw:path>
          <draw:path draw:style-name="gr69" draw:text-style-name="P8" draw:layer="layout" svg:width="0.135cm" svg:height="0.135cm" svg:x="11.567cm" svg:y="10.585cm" svg:viewBox="0 0 136 136" svg:d="m68 0c38 0 68 30 68 68s-30 68-68 68-68-30-68-68 30-68 68-68z">
            <text:p/>
          </draw:path>
          <draw:path draw:style-name="gr69" draw:text-style-name="P8" draw:layer="layout" svg:width="0.697cm" svg:height="0.088cm" svg:x="11.081cm" svg:y="11.124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212cm" svg:viewBox="0 0 1270 1270" svg:d="m635 0c360 0 635 275 635 635s-275 635-635 635-635-275-635-635 275-635 635-635z">
            <text:p/>
          </draw:path>
          <draw:path draw:style-name="gr69" draw:text-style-name="P8" draw:layer="layout" svg:width="0.135cm" svg:height="0.135cm" svg:x="14.965cm" svg:y="10.585cm" svg:viewBox="0 0 136 136" svg:d="m68 0c38 0 68 30 68 68s-30 68-68 68-68-30-68-68 30-68 68-68z">
            <text:p/>
          </draw:path>
          <draw:path draw:style-name="gr69" draw:text-style-name="P8" draw:layer="layout" svg:width="0.135cm" svg:height="0.135cm" svg:x="15.377cm" svg:y="10.585cm" svg:viewBox="0 0 136 136" svg:d="m68 0c38 0 68 30 68 68s-30 68-68 68-68-30-68-68 30-68 68-68z">
            <text:p/>
          </draw:path>
          <draw:path draw:style-name="gr69" draw:text-style-name="P8" draw:layer="layout" svg:width="0.697cm" svg:height="0.088cm" svg:x="14.891cm" svg:y="11.124cm" svg:viewBox="0 0 698 89" svg:d="m0 0c224 118 474 118 698 0">
            <text:p/>
          </draw:path>
        </draw:g>
        <draw:g>
          <draw:rect draw:style-name="gr17" draw:text-style-name="P8" draw:layer="layout" svg:width="1.27cm" svg:height="1.27cm" svg:x="17.145cm" svg:y="7.672cm">
            <text:p/>
          </draw:rect>
        </draw:g>
        <draw:g>
          <draw:rect draw:style-name="gr17" draw:text-style-name="P8" draw:layer="layout" svg:width="1.27cm" svg:height="1.27cm" svg:x="17.145cm" svg:y="8.942cm">
            <text:p/>
          </draw:rect>
        </draw:g>
        <draw:g>
          <draw:rect draw:style-name="gr17" draw:text-style-name="P8" draw:layer="layout" svg:width="1.27cm" svg:height="1.27cm" svg:x="17.145cm" svg:y="10.212cm">
            <text:p/>
          </draw:rect>
        </draw:g>
        <draw:g>
          <draw:rect draw:style-name="gr17" draw:text-style-name="P8" draw:layer="layout" svg:width="1.27cm" svg:height="1.27cm" svg:x="17.145cm" svg:y="11.482cm">
            <text:p/>
          </draw:rect>
        </draw:g>
        <draw:g>
          <draw:rect draw:style-name="gr17" draw:text-style-name="P8" draw:layer="layout" svg:width="1.27cm" svg:height="1.27cm" svg:x="17.145cm" svg:y="12.752cm">
            <text:p/>
          </draw:rect>
        </draw:g>
        <draw:g>
          <draw:rect draw:style-name="gr17" draw:text-style-name="P8" draw:layer="layout" svg:width="1.27cm" svg:height="1.27cm" svg:x="17.145cm" svg:y="14.022cm">
            <text:p/>
          </draw:rect>
        </draw:g>
        <draw:g>
          <draw:rect draw:style-name="gr17" draw:text-style-name="P8" draw:layer="layout" svg:width="1.27cm" svg:height="1.27cm" svg:x="17.145cm" svg:y="15.292cm">
            <text:p/>
          </draw:rect>
        </draw:g>
        <draw:g>
          <draw:rect draw:style-name="gr17" draw:text-style-name="P8" draw:layer="layout" svg:width="1.27cm" svg:height="1.27cm" svg:x="6.985cm" svg:y="7.672cm">
            <text:p/>
          </draw:rect>
        </draw:g>
        <draw:g>
          <draw:rect draw:style-name="gr17" draw:text-style-name="P8" draw:layer="layout" svg:width="1.27cm" svg:height="1.27cm" svg:x="6.985cm" svg:y="8.942cm">
            <text:p/>
          </draw:rect>
        </draw:g>
        <draw:g>
          <draw:rect draw:style-name="gr17" draw:text-style-name="P8" draw:layer="layout" svg:width="1.27cm" svg:height="1.27cm" svg:x="6.985cm" svg:y="10.212cm">
            <text:p/>
          </draw:rect>
        </draw:g>
        <draw:g>
          <draw:rect draw:style-name="gr17" draw:text-style-name="P8" draw:layer="layout" svg:width="1.27cm" svg:height="1.27cm" svg:x="6.985cm" svg:y="11.482cm">
            <text:p/>
          </draw:rect>
        </draw:g>
        <draw:g>
          <draw:rect draw:style-name="gr17" draw:text-style-name="P8" draw:layer="layout" svg:width="1.27cm" svg:height="1.27cm" svg:x="6.985cm" svg:y="12.752cm">
            <text:p/>
          </draw:rect>
        </draw:g>
        <draw:g>
          <draw:rect draw:style-name="gr17" draw:text-style-name="P8" draw:layer="layout" svg:width="1.27cm" svg:height="1.27cm" svg:x="6.985cm" svg:y="14.022cm">
            <text:p/>
          </draw:rect>
        </draw:g>
        <draw:g>
          <draw:rect draw:style-name="gr17" draw:text-style-name="P8" draw:layer="layout" svg:width="1.27cm" svg:height="1.27cm" svg:x="6.985cm" svg:y="15.292cm">
            <text:p/>
          </draw:rect>
        </draw:g>
        <draw:g>
          <draw:rect draw:style-name="gr17" draw:text-style-name="P8" draw:layer="layout" svg:width="1.27cm" svg:height="1.27cm" svg:x="9.525cm" svg:y="16.562cm">
            <text:p/>
          </draw:rect>
        </draw:g>
        <draw:g>
          <draw:rect draw:style-name="gr17" draw:text-style-name="P8" draw:layer="layout" svg:width="1.27cm" svg:height="1.27cm" svg:x="10.795cm" svg:y="16.562cm">
            <text:p/>
          </draw:rect>
        </draw:g>
        <draw:g>
          <draw:rect draw:style-name="gr17" draw:text-style-name="P8" draw:layer="layout" svg:width="1.27cm" svg:height="1.27cm" svg:x="12.065cm" svg:y="16.562cm">
            <text:p/>
          </draw:rect>
        </draw:g>
        <draw:g>
          <draw:rect draw:style-name="gr17" draw:text-style-name="P8" draw:layer="layout" svg:width="1.27cm" svg:height="1.27cm" svg:x="13.335cm" svg:y="16.562cm">
            <text:p/>
          </draw:rect>
        </draw:g>
        <draw:g>
          <draw:rect draw:style-name="gr17" draw:text-style-name="P8" draw:layer="layout" svg:width="1.27cm" svg:height="1.27cm" svg:x="14.605cm" svg:y="16.562cm">
            <text:p/>
          </draw:rect>
        </draw:g>
        <draw:g>
          <draw:rect draw:style-name="gr17" draw:text-style-name="P8" draw:layer="layout" svg:width="1.27cm" svg:height="1.27cm" svg:x="15.875cm" svg:y="16.562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62cm">
            <text:p/>
          </draw:rect>
        </draw:g>
        <draw:g>
          <draw:rect draw:style-name="gr17" draw:text-style-name="P8" draw:layer="layout" svg:width="1.27cm" svg:height="1.27cm" svg:x="17.145cm" svg:y="16.562cm">
            <text:p/>
          </draw:rect>
        </draw:g>
        <draw:g>
          <draw:rect draw:style-name="gr17" draw:text-style-name="P8" draw:layer="layout" svg:width="1.27cm" svg:height="1.27cm" svg:x="6.985cm" svg:y="16.562cm">
            <text:p/>
          </draw:rect>
        </draw:g>
        <draw:g>
          <draw:rect draw:style-name="gr17" draw:text-style-name="P8" draw:layer="layout" svg:width="1.27cm" svg:height="1.27cm" svg:x="9.525cm" svg:y="6.402cm">
            <text:p/>
          </draw:rect>
        </draw:g>
        <draw:g>
          <draw:rect draw:style-name="gr17" draw:text-style-name="P8" draw:layer="layout" svg:width="1.27cm" svg:height="1.27cm" svg:x="10.795cm" svg:y="6.402cm">
            <text:p/>
          </draw:rect>
        </draw:g>
        <draw:g>
          <draw:rect draw:style-name="gr17" draw:text-style-name="P8" draw:layer="layout" svg:width="1.27cm" svg:height="1.27cm" svg:x="12.065cm" svg:y="6.402cm">
            <text:p/>
          </draw:rect>
        </draw:g>
        <draw:g>
          <draw:rect draw:style-name="gr17" draw:text-style-name="P8" draw:layer="layout" svg:width="1.27cm" svg:height="1.27cm" svg:x="13.335cm" svg:y="6.402cm">
            <text:p/>
          </draw:rect>
        </draw:g>
        <draw:g>
          <draw:rect draw:style-name="gr17" draw:text-style-name="P8" draw:layer="layout" svg:width="1.27cm" svg:height="1.27cm" svg:x="14.605cm" svg:y="6.402cm">
            <text:p/>
          </draw:rect>
        </draw:g>
        <draw:g>
          <draw:rect draw:style-name="gr17" draw:text-style-name="P8" draw:layer="layout" svg:width="1.27cm" svg:height="1.27cm" svg:x="15.875cm" svg:y="6.402cm">
            <text:p/>
          </draw:rect>
        </draw:g>
        <draw:g>
          <draw:rect draw:style-name="gr17" draw:text-style-name="P8" draw:layer="layout" svg:width="1.27cm" svg:height="1.27cm" svg:x="8.255cm" svg:y="6.402cm">
            <text:p/>
          </draw:rect>
        </draw:g>
        <draw:g>
          <draw:rect draw:style-name="gr17" draw:text-style-name="P8" draw:layer="layout" svg:width="1.27cm" svg:height="1.27cm" svg:x="17.145cm" svg:y="6.402cm">
            <text:p/>
          </draw:rect>
        </draw:g>
        <draw:g>
          <draw:rect draw:style-name="gr17" draw:text-style-name="P8" draw:layer="layout" svg:width="1.27cm" svg:height="1.27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82cm" svg:viewBox="0 0 1270 1270" svg:d="m635 0c360 0 635 275 635 635s-275 635-635 635-635-275-635-635 275-635 635-635z">
            <text:p/>
          </draw:path>
          <draw:path draw:style-name="gr74" draw:text-style-name="P8" draw:layer="layout" svg:width="0.135cm" svg:height="0.135cm" svg:x="12.425cm" svg:y="11.855cm" svg:viewBox="0 0 136 136" svg:d="m68 0c38 0 68 30 68 68s-30 68-68 68-68-30-68-68 30-68 68-68z">
            <text:p/>
          </draw:path>
          <draw:path draw:style-name="gr74" draw:text-style-name="P8" draw:layer="layout" svg:width="0.135cm" svg:height="0.135cm" svg:x="12.837cm" svg:y="11.855cm" svg:viewBox="0 0 136 136" svg:d="m68 0c38 0 68 30 68 68s-30 68-68 68-68-30-68-68 30-68 68-68z">
            <text:p/>
          </draw:path>
          <draw:path draw:style-name="gr74" draw:text-style-name="P8" draw:layer="layout" svg:width="0.697cm" svg:height="0.088cm" svg:x="12.351cm" svg:y="12.39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5" draw:text-style-name="P19" draw:layer="layout" svg:width="8.89cm" svg:height="8.89cm" svg:x="6.985cm" svg:y="6.402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6" draw:text-style-name="P19" draw:layer="layout" svg:width="8.89cm" svg:height="8.89cm" svg:x="10.795cm" svg:y="6.402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4.022cm" svg:viewBox="0 0 1270 1270" svg:d="m635 0c360 0 635 275 635 635s-275 635-635 635-635-275-635-635 275-635 635-635z">
            <text:p/>
          </draw:path>
          <draw:path draw:style-name="gr77" draw:text-style-name="P8" draw:layer="layout" svg:width="0.135cm" svg:height="0.135cm" svg:x="14.965cm" svg:y="14.395cm" svg:viewBox="0 0 136 136" svg:d="m68 0c38 0 68 30 68 68s-30 68-68 68-68-30-68-68 30-68 68-68z">
            <text:p/>
          </draw:path>
          <draw:path draw:style-name="gr77" draw:text-style-name="P8" draw:layer="layout" svg:width="0.135cm" svg:height="0.135cm" svg:x="15.377cm" svg:y="14.395cm" svg:viewBox="0 0 136 136" svg:d="m68 0c38 0 68 30 68 68s-30 68-68 68-68-30-68-68 30-68 68-68z">
            <text:p/>
          </draw:path>
          <draw:path draw:style-name="gr77" draw:text-style-name="P8" draw:layer="layout" svg:width="0.697cm" svg:height="0.088cm" svg:x="14.891cm" svg:y="14.93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8" draw:text-style-name="P19" draw:layer="layout" svg:width="8.89cm" svg:height="8.89cm" svg:x="10.795cm" svg:y="10.16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9" draw:text-style-name="P19" draw:layer="layout" svg:width="8.89cm" svg:height="8.89cm" svg:x="8.255cm" svg:y="7.672cm">
            <text:p/>
          </draw:circle>
        </draw:g>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1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3cm" svg:viewBox="0 0 1270 1270" svg:d="m635 0c360 0 635 275 635 635s-275 635-635 635-635-275-635-635 275-635 635-635z">
            <text:p/>
          </draw:path>
          <draw:path draw:style-name="gr74" draw:text-style-name="P8" draw:layer="layout" svg:width="0.135cm" svg:height="0.135cm" svg:x="12.425cm" svg:y="11.803cm" svg:viewBox="0 0 136 136" svg:d="m68 0c38 0 68 30 68 68s-30 68-68 68-68-30-68-68 30-68 68-68z">
            <text:p/>
          </draw:path>
          <draw:path draw:style-name="gr74" draw:text-style-name="P8" draw:layer="layout" svg:width="0.135cm" svg:height="0.135cm" svg:x="12.837cm" svg:y="11.803cm" svg:viewBox="0 0 136 136" svg:d="m68 0c38 0 68 30 68 68s-30 68-68 68-68-30-68-68 30-68 68-68z">
            <text:p/>
          </draw:path>
          <draw:path draw:style-name="gr74" draw:text-style-name="P8" draw:layer="layout" svg:width="0.697cm" svg:height="0.088cm" svg:x="12.351cm" svg:y="12.342cm" svg:viewBox="0 0 698 89" svg:d="m0 0c224 118 474 118 698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0"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1" draw:text-style-name="P19" draw:layer="layout" svg:width="8.89cm" svg:height="8.89cm" svg:x="10.795cm" svg:y="6.35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3.97cm" svg:viewBox="0 0 1270 1270" svg:d="m635 0c360 0 635 275 635 635s-275 635-635 635-635-275-635-635 275-635 635-635z">
            <text:p/>
          </draw:path>
          <draw:path draw:style-name="gr77" draw:text-style-name="P8" draw:layer="layout" svg:width="0.135cm" svg:height="0.135cm" svg:x="14.965cm" svg:y="14.343cm" svg:viewBox="0 0 136 136" svg:d="m68 0c38 0 68 30 68 68s-30 68-68 68-68-30-68-68 30-68 68-68z">
            <text:p/>
          </draw:path>
          <draw:path draw:style-name="gr77" draw:text-style-name="P8" draw:layer="layout" svg:width="0.135cm" svg:height="0.135cm" svg:x="15.377cm" svg:y="14.343cm" svg:viewBox="0 0 136 136" svg:d="m68 0c38 0 68 30 68 68s-30 68-68 68-68-30-68-68 30-68 68-68z">
            <text:p/>
          </draw:path>
          <draw:path draw:style-name="gr77" draw:text-style-name="P8" draw:layer="layout" svg:width="0.697cm" svg:height="0.088cm" svg:x="14.891cm" svg:y="14.882cm" svg:viewBox="0 0 698 89" svg:d="m0 0c224 118 474 118 698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2" draw:text-style-name="P19" draw:layer="layout" svg:width="8.89cm" svg:height="8.89cm" svg:x="10.795cm" svg:y="10.108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3" draw:text-style-name="P19" draw:layer="layout" svg:width="8.89cm" svg:height="8.89cm" svg:x="8.255cm" svg:y="7.62cm">
            <text:p/>
          </draw:circle>
        </draw:g>
        <draw:connector draw:style-name="gr84" draw:layer="layout" draw:type="curve" svg:x1="15.875cm" svg:y1="14.604cm" svg:x2="15.874cm" svg:y2="10.795cm" draw:end-shape="id1" draw:end-glue-point="4" svg:d="m15875 14604c826 0 827-3809-1-3809">
          <text:p/>
        </draw:connector>
        <draw:connector draw:style-name="gr84" draw:layer="layout" draw:type="curve" svg:x1="15.24cm" svg:y1="10.108cm" svg:x2="11.429cm" svg:y2="10.16cm" draw:start-shape="id2" draw:start-glue-point="0" svg:d="m15240 10108c0-864-3811-890-3811 52">
          <text:p/>
        </draw:connector>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5" draw:text-style-name="P8"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frame draw:style-name="gr85" draw:text-style-name="P8"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7" draw:text-style-name="P8" draw:layer="layout" svg:width="10.127cm" svg:height="6.977cm" svg:x="1.27cm" svg:y="1.594cm" svg:viewBox="0 0 10128 6978" draw:points="0,0 10128,0 10128,6978 0,6978">
          <text:p/>
        </draw:polygon>
        <draw:polyline draw:style-name="gr88" draw:text-style-name="P8" draw:layer="layout" svg:width="5.583cm" svg:height="5.221cm" svg:x="2.876cm" svg:y="1.918cm" svg:viewBox="0 0 5584 5222" draw:points="2792,5222 0,5222 0,0 5584,0 5584,5222 2792,5222">
          <text:p/>
        </draw:polyline>
        <draw:line draw:style-name="gr88" draw:text-style-name="P8" draw:layer="layout" svg:x1="8.46cm" svg:y1="7.14cm" svg:x2="2.876cm" svg:y2="7.14cm">
          <text:p/>
        </draw:line>
        <draw:line draw:style-name="gr88" draw:text-style-name="P8" draw:layer="layout" svg:x1="8.46cm" svg:y1="6.617cm" svg:x2="2.876cm" svg:y2="6.617cm">
          <text:p/>
        </draw:line>
        <draw:line draw:style-name="gr88" draw:text-style-name="P8" draw:layer="layout" svg:x1="8.46cm" svg:y1="6.095cm" svg:x2="2.876cm" svg:y2="6.095cm">
          <text:p/>
        </draw:line>
        <draw:line draw:style-name="gr88" draw:text-style-name="P8" draw:layer="layout" svg:x1="8.46cm" svg:y1="5.572cm" svg:x2="2.876cm" svg:y2="5.572cm">
          <text:p/>
        </draw:line>
        <draw:line draw:style-name="gr88" draw:text-style-name="P8" draw:layer="layout" svg:x1="8.46cm" svg:y1="5.051cm" svg:x2="2.876cm" svg:y2="5.051cm">
          <text:p/>
        </draw:line>
        <draw:line draw:style-name="gr88" draw:text-style-name="P8" draw:layer="layout" svg:x1="8.46cm" svg:y1="4.528cm" svg:x2="2.876cm" svg:y2="4.528cm">
          <text:p/>
        </draw:line>
        <draw:line draw:style-name="gr88" draw:text-style-name="P8" draw:layer="layout" svg:x1="8.46cm" svg:y1="4.006cm" svg:x2="2.876cm" svg:y2="4.006cm">
          <text:p/>
        </draw:line>
        <draw:line draw:style-name="gr88" draw:text-style-name="P8" draw:layer="layout" svg:x1="8.46cm" svg:y1="3.484cm" svg:x2="2.876cm" svg:y2="3.484cm">
          <text:p/>
        </draw:line>
        <draw:line draw:style-name="gr88" draw:text-style-name="P8" draw:layer="layout" svg:x1="8.46cm" svg:y1="2.962cm" svg:x2="2.876cm" svg:y2="2.962cm">
          <text:p/>
        </draw:line>
        <draw:line draw:style-name="gr88" draw:text-style-name="P8" draw:layer="layout" svg:x1="8.46cm" svg:y1="2.439cm" svg:x2="2.876cm" svg:y2="2.439cm">
          <text:p/>
        </draw:line>
        <draw:line draw:style-name="gr88" draw:text-style-name="P8" draw:layer="layout" svg:x1="8.46cm" svg:y1="1.917cm" svg:x2="2.876cm" svg:y2="1.917cm">
          <text:p/>
        </draw:line>
        <draw:frame draw:style-name="gr89" draw:text-style-name="P20" draw:layer="layout" svg:width="1.209cm" svg:height="0.569cm" svg:x="2.516cm" svg:y="7.435cm">
          <draw:text-box>
            <text:p><text:span text:style-name="T13">0.001</text:span></text:p>
          </draw:text-box>
        </draw:frame>
        <draw:frame draw:style-name="gr89" draw:text-style-name="P20" draw:layer="layout" svg:width="1.209cm" svg:height="0.569cm" svg:x="3.319cm" svg:y="7.435cm">
          <draw:text-box>
            <text:p><text:span text:style-name="T13">0.002</text:span></text:p>
          </draw:text-box>
        </draw:frame>
        <draw:frame draw:style-name="gr89" draw:text-style-name="P20" draw:layer="layout" svg:width="1.209cm" svg:height="0.569cm" svg:x="4.122cm" svg:y="7.435cm">
          <draw:text-box>
            <text:p><text:span text:style-name="T13">0.005</text:span></text:p>
          </draw:text-box>
        </draw:frame>
        <draw:frame draw:style-name="gr90" draw:text-style-name="P20" draw:layer="layout" svg:width="1.052cm" svg:height="0.569cm" svg:x="4.98cm" svg:y="7.435cm">
          <draw:text-box>
            <text:p><text:span text:style-name="T13">0.01</text:span></text:p>
          </draw:text-box>
        </draw:frame>
        <draw:frame draw:style-name="gr90" draw:text-style-name="P20" draw:layer="layout" svg:width="1.052cm" svg:height="0.569cm" svg:x="5.783cm" svg:y="7.435cm">
          <draw:text-box>
            <text:p><text:span text:style-name="T13">0.05</text:span></text:p>
          </draw:text-box>
        </draw:frame>
        <draw:frame draw:style-name="gr91" draw:text-style-name="P20" draw:layer="layout" svg:width="0.896cm" svg:height="0.569cm" svg:x="6.669cm" svg:y="7.435cm">
          <draw:text-box>
            <text:p><text:span text:style-name="T13">0.1</text:span></text:p>
          </draw:text-box>
        </draw:frame>
        <draw:frame draw:style-name="gr91" draw:text-style-name="P20" draw:layer="layout" svg:width="0.896cm" svg:height="0.569cm" svg:x="7.472cm" svg:y="7.435cm">
          <draw:text-box>
            <text:p><text:span text:style-name="T13">0.2</text:span></text:p>
          </draw:text-box>
        </draw:frame>
        <draw:frame draw:style-name="gr91" draw:text-style-name="P20" draw:layer="layout" svg:width="0.896cm" svg:height="0.569cm" svg:x="8.275cm" svg:y="7.435cm">
          <draw:text-box>
            <text:p><text:span text:style-name="T13">0.4</text:span></text:p>
          </draw:text-box>
        </draw:frame>
        <draw:line draw:style-name="gr88" draw:text-style-name="P8" draw:layer="layout" svg:x1="2.876cm" svg:y1="7.289cm" svg:x2="2.876cm" svg:y2="7.14cm">
          <text:p/>
        </draw:line>
        <draw:line draw:style-name="gr88" draw:text-style-name="P8" draw:layer="layout" svg:x1="3.673cm" svg:y1="7.289cm" svg:x2="3.673cm" svg:y2="7.14cm">
          <text:p/>
        </draw:line>
        <draw:line draw:style-name="gr88" draw:text-style-name="P8" draw:layer="layout" svg:x1="4.471cm" svg:y1="7.289cm" svg:x2="4.471cm" svg:y2="7.14cm">
          <text:p/>
        </draw:line>
        <draw:line draw:style-name="gr88" draw:text-style-name="P8" draw:layer="layout" svg:x1="5.268cm" svg:y1="7.289cm" svg:x2="5.268cm" svg:y2="7.14cm">
          <text:p/>
        </draw:line>
        <draw:line draw:style-name="gr88" draw:text-style-name="P8" draw:layer="layout" svg:x1="6.066cm" svg:y1="7.289cm" svg:x2="6.066cm" svg:y2="7.14cm">
          <text:p/>
        </draw:line>
        <draw:line draw:style-name="gr88" draw:text-style-name="P8" draw:layer="layout" svg:x1="6.864cm" svg:y1="7.289cm" svg:x2="6.864cm" svg:y2="7.14cm">
          <text:p/>
        </draw:line>
        <draw:line draw:style-name="gr88" draw:text-style-name="P8" draw:layer="layout" svg:x1="7.661cm" svg:y1="7.289cm" svg:x2="7.661cm" svg:y2="7.14cm">
          <text:p/>
        </draw:line>
        <draw:polyline draw:style-name="gr88" draw:text-style-name="P8" draw:layer="layout" svg:width="0.148cm" svg:height="5.582cm" draw:transform="rotate (1.5707963267946) translate (2.87578436181797cm 7.28918954994583cm)" svg:viewBox="0 0 149 5583" draw:points="0,11335 149,11335 149,5752">
          <text:p/>
        </draw:polyline>
        <draw:frame draw:style-name="gr91" draw:text-style-name="P20" draw:layer="layout" svg:width="0.815cm" svg:height="0.569cm" svg:x="2.323cm" svg:y="6.987cm">
          <draw:text-box>
            <text:p><text:span text:style-name="T13">35</text:span></text:p>
          </draw:text-box>
        </draw:frame>
        <draw:frame draw:style-name="gr90" draw:text-style-name="P20" draw:layer="layout" svg:width="1.052cm" svg:height="0.569cm" svg:x="2.073cm" svg:y="6.459cm">
          <draw:text-box>
            <text:p><text:span text:style-name="T13">35.5</text:span></text:p>
          </draw:text-box>
        </draw:frame>
        <draw:frame draw:style-name="gr91" draw:text-style-name="P20" draw:layer="layout" svg:width="0.815cm" svg:height="0.569cm" svg:x="2.323cm" svg:y="5.957cm">
          <draw:text-box>
            <text:p><text:span text:style-name="T13">36</text:span></text:p>
          </draw:text-box>
        </draw:frame>
        <draw:frame draw:style-name="gr90" draw:text-style-name="P20" draw:layer="layout" svg:width="1.052cm" svg:height="0.569cm" svg:x="2.073cm" svg:y="5.43cm">
          <draw:text-box>
            <text:p><text:span text:style-name="T13">36.5</text:span></text:p>
          </draw:text-box>
        </draw:frame>
        <draw:frame draw:style-name="gr91" draw:text-style-name="P20" draw:layer="layout" svg:width="0.815cm" svg:height="0.569cm" svg:x="2.323cm" svg:y="4.902cm">
          <draw:text-box>
            <text:p><text:span text:style-name="T13">37</text:span></text:p>
          </draw:text-box>
        </draw:frame>
        <draw:frame draw:style-name="gr90" draw:text-style-name="P20" draw:layer="layout" svg:width="1.052cm" svg:height="0.569cm" svg:x="2.073cm" svg:y="4.375cm">
          <draw:text-box>
            <text:p><text:span text:style-name="T13">37.5</text:span></text:p>
          </draw:text-box>
        </draw:frame>
        <draw:frame draw:style-name="gr91" draw:text-style-name="P20" draw:layer="layout" svg:width="0.815cm" svg:height="0.569cm" svg:x="2.323cm" svg:y="3.846cm">
          <draw:text-box>
            <text:p><text:span text:style-name="T13">38</text:span></text:p>
          </draw:text-box>
        </draw:frame>
        <draw:frame draw:style-name="gr90" draw:text-style-name="P20" draw:layer="layout" svg:width="1.052cm" svg:height="0.569cm" svg:x="2.073cm" svg:y="3.345cm">
          <draw:text-box>
            <text:p><text:span text:style-name="T13">38.5</text:span></text:p>
          </draw:text-box>
        </draw:frame>
        <draw:frame draw:style-name="gr91" draw:text-style-name="P20" draw:layer="layout" svg:width="0.815cm" svg:height="0.569cm" svg:x="2.323cm" svg:y="2.817cm">
          <draw:text-box>
            <text:p><text:span text:style-name="T13">39</text:span></text:p>
          </draw:text-box>
        </draw:frame>
        <draw:frame draw:style-name="gr90" draw:text-style-name="P20" draw:layer="layout" svg:width="1.052cm" svg:height="0.569cm" svg:x="2.073cm" svg:y="2.29cm">
          <draw:text-box>
            <text:p><text:span text:style-name="T13">39.5</text:span></text:p>
          </draw:text-box>
        </draw:frame>
        <draw:frame draw:style-name="gr91" draw:text-style-name="P20" draw:layer="layout" svg:width="0.815cm" svg:height="0.569cm" svg:x="2.323cm" svg:y="1.762cm">
          <draw:text-box>
            <text:p><text:span text:style-name="T13">40</text:span></text:p>
          </draw:text-box>
        </draw:frame>
        <draw:line draw:style-name="gr88" draw:text-style-name="P8" draw:layer="layout" svg:x1="2.726cm" svg:y1="7.14cm" svg:x2="2.876cm" svg:y2="7.14cm">
          <text:p/>
        </draw:line>
        <draw:line draw:style-name="gr88" draw:text-style-name="P8" draw:layer="layout" svg:x1="2.726cm" svg:y1="6.617cm" svg:x2="2.876cm" svg:y2="6.617cm">
          <text:p/>
        </draw:line>
        <draw:line draw:style-name="gr88" draw:text-style-name="P8" draw:layer="layout" svg:x1="2.726cm" svg:y1="6.095cm" svg:x2="2.876cm" svg:y2="6.095cm">
          <text:p/>
        </draw:line>
        <draw:line draw:style-name="gr88" draw:text-style-name="P8" draw:layer="layout" svg:x1="2.726cm" svg:y1="5.572cm" svg:x2="2.876cm" svg:y2="5.572cm">
          <text:p/>
        </draw:line>
        <draw:line draw:style-name="gr88" draw:text-style-name="P8" draw:layer="layout" svg:x1="2.726cm" svg:y1="5.051cm" svg:x2="2.876cm" svg:y2="5.051cm">
          <text:p/>
        </draw:line>
        <draw:line draw:style-name="gr88" draw:text-style-name="P8" draw:layer="layout" svg:x1="2.726cm" svg:y1="4.528cm" svg:x2="2.876cm" svg:y2="4.528cm">
          <text:p/>
        </draw:line>
        <draw:line draw:style-name="gr88" draw:text-style-name="P8" draw:layer="layout" svg:x1="2.726cm" svg:y1="4.006cm" svg:x2="2.876cm" svg:y2="4.006cm">
          <text:p/>
        </draw:line>
        <draw:line draw:style-name="gr88" draw:text-style-name="P8" draw:layer="layout" svg:x1="2.726cm" svg:y1="3.484cm" svg:x2="2.876cm" svg:y2="3.484cm">
          <text:p/>
        </draw:line>
        <draw:line draw:style-name="gr88" draw:text-style-name="P8" draw:layer="layout" svg:x1="2.726cm" svg:y1="2.962cm" svg:x2="2.876cm" svg:y2="2.962cm">
          <text:p/>
        </draw:line>
        <draw:line draw:style-name="gr88" draw:text-style-name="P8" draw:layer="layout" svg:x1="2.726cm" svg:y1="2.439cm" svg:x2="2.876cm" svg:y2="2.439cm">
          <text:p/>
        </draw:line>
        <draw:polyline draw:style-name="gr88" draw:text-style-name="P8" draw:layer="layout" svg:width="0.149cm" svg:height="5.221cm" svg:x="2.726cm" svg:y="1.917cm" svg:viewBox="0 0 150 5222" draw:points="0,0 150,0 150,5222">
          <text:p/>
        </draw:polyline>
        <draw:polygon draw:style-name="gr92" draw:text-style-name="P8" draw:layer="layout" svg:width="0.848cm" svg:height="0.638cm" svg:x="2.85cm" svg:y="2.962cm" svg:viewBox="0 0 849 639" draw:points="52,0 849,567 823,603 797,639 0,72 26,36">
          <text:p/>
        </draw:polygon>
        <draw:polygon draw:style-name="gr92" draw:text-style-name="P8" draw:layer="layout" svg:width="0.05cm" svg:height="0.043cm" svg:x="3.647cm" svg:y="3.565cm" svg:viewBox="0 0 51 44" draw:points="26,0 51,36 44,40 37,43 29,44 22,44 14,42 7,40 0,36">
          <text:p/>
        </draw:polygon>
        <draw:polygon draw:style-name="gr92" draw:text-style-name="P8" draw:layer="layout" svg:width="0.846cm" svg:height="0.611cm" svg:x="3.648cm" svg:y="2.988cm" svg:viewBox="0 0 847 612" draw:points="0,540 797,0 822,36 847,72 50,612 25,576">
          <text:p/>
        </draw:polygon>
        <draw:polygon draw:style-name="gr92" draw:text-style-name="P8" draw:layer="layout" svg:width="0.047cm" svg:height="0.043cm" svg:x="4.446cm" svg:y="2.98cm" svg:viewBox="0 0 48 44" draw:points="25,44 0,8 7,4 14,1 22,0 29,0 37,2 44,4 48,6">
          <text:p/>
        </draw:polygon>
        <draw:polygon draw:style-name="gr92" draw:text-style-name="P8" draw:layer="layout" svg:width="0.842cm" svg:height="0.555cm" svg:x="4.448cm" svg:y="2.986cm" svg:viewBox="0 0 843 556" draw:points="46,0 843,481 820,519 797,556 0,76 23,38">
          <text:p/>
        </draw:polygon>
        <draw:polygon draw:style-name="gr92" draw:text-style-name="P8" draw:layer="layout" svg:width="0.022cm" svg:height="0.043cm" svg:x="5.245cm" svg:y="3.505cm" svg:viewBox="0 0 23 44" draw:points="23,0 17,44 10,42 3,39 0,38">
          <text:p/>
        </draw:polygon>
        <draw:polygon draw:style-name="gr92" draw:text-style-name="P8" draw:layer="layout" svg:width="0.809cm" svg:height="0.191cm" svg:x="5.262cm" svg:y="3.461cm" svg:viewBox="0 0 810 192" draw:points="12,0 810,105 804,148 798,192 0,88 6,44">
          <text:p/>
        </draw:polygon>
        <draw:polygon draw:style-name="gr92" draw:text-style-name="P8" draw:layer="layout" svg:width="0.031cm" svg:height="0.043cm" svg:x="6.066cm" svg:y="3.566cm" svg:viewBox="0 0 32 44" draw:points="0,44 6,0 13,2 20,5 27,9 32,14">
          <text:p/>
        </draw:polygon>
        <draw:polygon draw:style-name="gr92" draw:text-style-name="P8" draw:layer="layout" svg:width="0.86cm" svg:height="0.913cm" svg:x="6.035cm" svg:y="3.58cm" svg:viewBox="0 0 861 914" draw:points="64,0 861,854 829,884 797,914 0,60 32,30">
          <text:p/>
        </draw:polygon>
        <draw:polygon draw:style-name="gr92" draw:text-style-name="P8" draw:layer="layout" svg:width="0.031cm" svg:height="0.036cm" svg:x="6.832cm" svg:y="4.463cm" svg:viewBox="0 0 32 37" draw:points="32,0 8,37 2,32 0,30">
          <text:p/>
        </draw:polygon>
        <draw:polygon draw:style-name="gr92" draw:text-style-name="P8" draw:layer="layout" svg:width="0.844cm" svg:height="0.601cm" svg:x="6.84cm" svg:y="4.427cm" svg:viewBox="0 0 845 602" draw:points="48,0 845,529 821,565 797,602 0,74 24,37">
          <text:p/>
        </draw:polygon>
        <draw:polygon draw:style-name="gr92" draw:text-style-name="P8" draw:layer="layout" svg:width="0.024cm" svg:height="0.036cm" svg:x="7.661cm" svg:y="4.955cm" svg:viewBox="0 0 25 37" draw:points="0,37 24,0 25,1">
          <text:p/>
        </draw:polygon>
        <draw:polygon draw:style-name="gr92" draw:text-style-name="P8" draw:layer="layout" svg:width="0.847cm" svg:height="0.612cm" svg:x="7.636cm" svg:y="4.956cm" svg:viewBox="0 0 848 613" draw:points="50,0 848,541 823,577 798,613 0,72 25,36">
          <text:p/>
        </draw:polygon>
        <draw:polygon draw:style-name="gr92" draw:text-style-name="P8" draw:layer="layout" svg:width="0.248cm" svg:height="0.248cm" svg:x="2.751cm" svg:y="2.873cm" svg:viewBox="0 0 249 249" draw:points="0,0 0,249 249,249 249,0">
          <text:p/>
        </draw:polygon>
        <draw:polyline draw:style-name="gr93" draw:text-style-name="P8" draw:layer="layout" svg:width="0.248cm" svg:height="0.248cm" svg:x="2.751cm" svg:y="2.873cm" svg:viewBox="0 0 249 249" draw:points="0,0 0,249 249,249 249,0 0,0">
          <text:p/>
        </draw:polyline>
        <draw:polygon draw:style-name="gr94" draw:text-style-name="P8" draw:layer="layout" svg:width="0.248cm" svg:height="0.248cm" svg:x="3.549cm" svg:y="3.44cm" svg:viewBox="0 0 249 249" draw:points="0,0 0,249 249,249 249,0">
          <text:p/>
        </draw:polygon>
        <draw:polyline draw:style-name="gr93" draw:text-style-name="P8" draw:layer="layout" svg:width="0.248cm" svg:height="0.248cm" svg:x="3.549cm" svg:y="3.44cm" svg:viewBox="0 0 249 249" draw:points="0,0 0,249 249,249 249,0 0,0">
          <text:p/>
        </draw:polyline>
        <draw:polygon draw:style-name="gr94" draw:text-style-name="P8" draw:layer="layout" svg:width="0.248cm" svg:height="0.248cm" svg:x="4.346cm" svg:y="2.9cm" svg:viewBox="0 0 249 249" draw:points="0,0 0,249 249,249 249,0">
          <text:p/>
        </draw:polygon>
        <draw:polyline draw:style-name="gr93" draw:text-style-name="P8" draw:layer="layout" svg:width="0.248cm" svg:height="0.248cm" svg:x="4.346cm" svg:y="2.9cm" svg:viewBox="0 0 249 249" draw:points="0,0 0,249 249,249 249,0 0,0">
          <text:p/>
        </draw:polyline>
        <draw:polygon draw:style-name="gr94" draw:text-style-name="P8" draw:layer="layout" svg:width="0.248cm" svg:height="0.248cm" svg:x="5.143cm" svg:y="3.381cm" svg:viewBox="0 0 249 249" draw:points="0,0 0,249 249,249 249,0">
          <text:p/>
        </draw:polygon>
        <draw:polyline draw:style-name="gr93" draw:text-style-name="P8" draw:layer="layout" svg:width="0.248cm" svg:height="0.248cm" svg:x="5.143cm" svg:y="3.381cm" svg:viewBox="0 0 249 249" draw:points="0,0 0,249 249,249 249,0 0,0">
          <text:p/>
        </draw:polyline>
        <draw:polygon draw:style-name="gr94" draw:text-style-name="P8" draw:layer="layout" svg:width="0.248cm" svg:height="0.248cm" svg:x="5.942cm" svg:y="3.485cm" svg:viewBox="0 0 249 249" draw:points="0,0 0,249 249,249 249,0">
          <text:p/>
        </draw:polygon>
        <draw:polyline draw:style-name="gr93" draw:text-style-name="P8" draw:layer="layout" svg:width="0.248cm" svg:height="0.248cm" svg:x="5.942cm" svg:y="3.485cm" svg:viewBox="0 0 249 249" draw:points="0,0 0,249 249,249 249,0 0,0">
          <text:p/>
        </draw:polyline>
        <draw:polygon draw:style-name="gr94" draw:text-style-name="P8" draw:layer="layout" svg:width="0.248cm" svg:height="0.248cm" svg:x="6.739cm" svg:y="4.339cm" svg:viewBox="0 0 249 249" draw:points="0,0 0,249 249,249 249,0">
          <text:p/>
        </draw:polygon>
        <draw:polyline draw:style-name="gr93" draw:text-style-name="P8" draw:layer="layout" svg:width="0.248cm" svg:height="0.248cm" svg:x="6.739cm" svg:y="4.339cm" svg:viewBox="0 0 249 249" draw:points="0,0 0,249 249,249 249,0 0,0">
          <text:p/>
        </draw:polyline>
        <draw:polygon draw:style-name="gr94" draw:text-style-name="P8" draw:layer="layout" svg:width="0.248cm" svg:height="0.248cm" svg:x="7.537cm" svg:y="4.868cm" svg:viewBox="0 0 249 249" draw:points="0,0 0,249 249,249 249,0">
          <text:p/>
        </draw:polygon>
        <draw:polyline draw:style-name="gr93" draw:text-style-name="P8" draw:layer="layout" svg:width="0.248cm" svg:height="0.248cm" svg:x="7.537cm" svg:y="4.868cm" svg:viewBox="0 0 249 249" draw:points="0,0 0,249 249,249 249,0 0,0">
          <text:p/>
        </draw:polyline>
        <draw:polygon draw:style-name="gr94" draw:text-style-name="P8" draw:layer="layout" svg:width="0.248cm" svg:height="0.248cm" svg:x="8.335cm" svg:y="5.409cm" svg:viewBox="0 0 249 249" draw:points="0,0 0,249 249,249 249,0">
          <text:p/>
        </draw:polygon>
        <draw:polyline draw:style-name="gr93" draw:text-style-name="P8" draw:layer="layout" svg:width="0.248cm" svg:height="0.248cm" svg:x="8.335cm" svg:y="5.409cm" svg:viewBox="0 0 249 249" draw:points="0,0 0,249 249,249 249,0 0,0">
          <text:p/>
        </draw:polyline>
        <draw:polygon draw:style-name="gr95" draw:text-style-name="P8" draw:layer="layout" svg:width="0.842cm" svg:height="0.556cm" svg:x="2.853cm" svg:y="2.304cm" svg:viewBox="0 0 843 557" draw:points="0,482 797,0 820,38 843,76 46,557 23,520">
          <text:p/>
        </draw:polygon>
        <draw:polygon draw:style-name="gr95" draw:text-style-name="P8" draw:layer="layout" svg:width="0.057cm" svg:height="0.043cm" svg:x="3.65cm" svg:y="2.298cm" svg:viewBox="0 0 58 44" draw:points="23,44 0,6 7,3 14,1 22,0 30,1 37,2 44,5 51,10 56,15 58,17">
          <text:p/>
        </draw:polygon>
        <draw:polygon draw:style-name="gr95" draw:text-style-name="P8" draw:layer="layout" svg:width="0.866cm" svg:height="1.083cm" svg:x="3.638cm" svg:y="2.315cm" svg:viewBox="0 0 867 1084" draw:points="70,0 867,1030 832,1057 797,1084 0,54 35,27">
          <text:p/>
        </draw:polygon>
        <draw:polygon draw:style-name="gr95" draw:text-style-name="P8" draw:layer="layout" svg:width="0.06cm" svg:height="0.043cm" svg:x="4.436cm" svg:y="3.372cm" svg:viewBox="0 0 61 44" draw:points="35,0 61,35 55,39 48,42 40,44 32,44 25,43 18,40 11,37 5,32 0,27">
          <text:p/>
        </draw:polygon>
        <draw:polygon draw:style-name="gr95" draw:text-style-name="P8" draw:layer="layout" svg:width="0.848cm" svg:height="0.66cm" svg:x="4.445cm" svg:y="2.746cm" svg:viewBox="0 0 849 661" draw:points="0,591 797,0 823,35 849,70 52,661 26,626">
          <text:p/>
        </draw:polygon>
        <draw:polygon draw:style-name="gr95" draw:text-style-name="P8" draw:layer="layout" svg:width="0.06cm" svg:height="0.043cm" svg:x="5.242cm" svg:y="2.737cm" svg:viewBox="0 0 61 44" draw:points="26,44 0,9 6,5 13,2 21,0 29,0 36,1 43,4 50,7 56,12 61,17">
          <text:p/>
        </draw:polygon>
        <draw:polygon draw:style-name="gr95" draw:text-style-name="P8" draw:layer="layout" svg:width="0.867cm" svg:height="1.096cm" svg:x="5.233cm" svg:y="2.754cm" svg:viewBox="0 0 868 1097" draw:points="70,0 868,1043 833,1070 798,1097 0,54 35,27">
          <text:p/>
        </draw:polygon>
        <draw:polygon draw:style-name="gr95" draw:text-style-name="P8" draw:layer="layout" svg:width="0.038cm" svg:height="0.043cm" svg:x="6.032cm" svg:y="3.824cm" svg:viewBox="0 0 39 44" draw:points="35,0 39,44 31,44 24,43 17,40 10,36 4,31 0,27">
          <text:p/>
        </draw:polygon>
        <draw:polygon draw:style-name="gr95" draw:text-style-name="P8" draw:layer="layout" svg:width="0.804cm" svg:height="0.162cm" svg:x="6.062cm" svg:y="3.704cm" svg:viewBox="0 0 805 163" draw:points="0,76 797,0 801,44 805,88 8,163 4,119">
          <text:p/>
        </draw:polygon>
        <draw:polygon draw:style-name="gr95" draw:text-style-name="P8" draw:layer="layout" svg:width="0.009cm" svg:height="0.043cm" svg:x="6.864cm" svg:y="3.748cm" svg:viewBox="0 0 10 44" draw:points="0,0 10,43 4,44">
          <text:p/>
        </draw:polygon>
        <draw:polygon draw:style-name="gr95" draw:text-style-name="P8" draw:layer="layout" svg:width="0.816cm" svg:height="0.279cm" svg:x="6.854cm" svg:y="3.511cm" svg:viewBox="0 0 817 280" draw:points="0,194 797,0 807,43 817,86 20,280 10,237">
          <text:p/>
        </draw:polygon>
        <draw:polygon draw:style-name="gr95" draw:text-style-name="P8" draw:layer="layout" svg:width="0.045cm" svg:height="0.043cm" svg:x="7.651cm" svg:y="3.51cm" svg:viewBox="0 0 46 44" draw:points="10,44 0,1 7,0 15,0 22,2 29,5 36,9 42,14 46,19">
          <text:p/>
        </draw:polygon>
        <draw:polygon draw:style-name="gr95" draw:text-style-name="P8" draw:layer="layout" svg:width="0.869cm" svg:height="1.185cm" svg:x="7.625cm" svg:y="3.529cm" svg:viewBox="0 0 870 1186" draw:points="72,0 870,1137 834,1162 798,1186 0,50 36,25">
          <text:p/>
        </draw:polygon>
        <draw:polygon draw:style-name="gr95" draw:text-style-name="P8" draw:layer="layout" svg:width="0.248cm" svg:height="0.248cm" svg:x="2.751cm" svg:y="2.699cm" svg:viewBox="0 0 249 249" draw:points="0,124 125,249 249,124 125,0">
          <text:p/>
        </draw:polygon>
        <draw:polyline draw:style-name="gr93" draw:text-style-name="P8" draw:layer="layout" svg:width="0.248cm" svg:height="0.248cm" svg:x="2.751cm" svg:y="2.699cm" svg:viewBox="0 0 249 249" draw:points="0,124 125,249 249,124 125,0 0,124">
          <text:p/>
        </draw:polyline>
        <draw:polygon draw:style-name="gr95" draw:text-style-name="P8" draw:layer="layout" svg:width="0.248cm" svg:height="0.248cm" svg:x="3.549cm" svg:y="2.217cm" svg:viewBox="0 0 249 249" draw:points="0,124 125,249 249,124 125,0">
          <text:p/>
        </draw:polygon>
        <draw:polyline draw:style-name="gr93" draw:text-style-name="P8" draw:layer="layout" svg:width="0.248cm" svg:height="0.248cm" svg:x="3.549cm" svg:y="2.217cm" svg:viewBox="0 0 249 249" draw:points="0,124 125,249 249,124 125,0 0,124">
          <text:p/>
        </draw:polyline>
        <draw:polygon draw:style-name="gr95" draw:text-style-name="P8" draw:layer="layout" svg:width="0.248cm" svg:height="0.248cm" svg:x="4.346cm" svg:y="3.247cm" svg:viewBox="0 0 249 249" draw:points="0,124 125,249 249,124 125,0">
          <text:p/>
        </draw:polygon>
        <draw:polyline draw:style-name="gr93" draw:text-style-name="P8" draw:layer="layout" svg:width="0.248cm" svg:height="0.248cm" svg:x="4.346cm" svg:y="3.247cm" svg:viewBox="0 0 249 249" draw:points="0,124 125,249 249,124 125,0 0,124">
          <text:p/>
        </draw:polyline>
        <draw:polygon draw:style-name="gr95" draw:text-style-name="P8" draw:layer="layout" svg:width="0.248cm" svg:height="0.248cm" svg:x="5.143cm" svg:y="2.656cm" svg:viewBox="0 0 249 249" draw:points="0,124 125,249 249,124 125,0">
          <text:p/>
        </draw:polygon>
        <draw:polyline draw:style-name="gr93" draw:text-style-name="P8" draw:layer="layout" svg:width="0.248cm" svg:height="0.248cm" svg:x="5.143cm" svg:y="2.656cm" svg:viewBox="0 0 249 249" draw:points="0,124 125,249 249,124 125,0 0,124">
          <text:p/>
        </draw:polyline>
        <draw:polygon draw:style-name="gr95" draw:text-style-name="P8" draw:layer="layout" svg:width="0.248cm" svg:height="0.248cm" svg:x="5.942cm" svg:y="3.699cm" svg:viewBox="0 0 249 249" draw:points="0,124 125,249 249,124 125,0">
          <text:p/>
        </draw:polygon>
        <draw:polyline draw:style-name="gr93" draw:text-style-name="P8" draw:layer="layout" svg:width="0.248cm" svg:height="0.248cm" svg:x="5.942cm" svg:y="3.699cm" svg:viewBox="0 0 249 249" draw:points="0,124 125,249 249,124 125,0 0,124">
          <text:p/>
        </draw:polyline>
        <draw:polygon draw:style-name="gr95" draw:text-style-name="P8" draw:layer="layout" svg:width="0.248cm" svg:height="0.248cm" svg:x="6.739cm" svg:y="3.623cm" svg:viewBox="0 0 249 249" draw:points="0,124 125,249 249,124 125,0">
          <text:p/>
        </draw:polygon>
        <draw:polyline draw:style-name="gr93" draw:text-style-name="P8" draw:layer="layout" svg:width="0.248cm" svg:height="0.248cm" svg:x="6.739cm" svg:y="3.623cm" svg:viewBox="0 0 249 249" draw:points="0,124 125,249 249,124 125,0 0,124">
          <text:p/>
        </draw:polyline>
        <draw:polygon draw:style-name="gr95" draw:text-style-name="P8" draw:layer="layout" svg:width="0.248cm" svg:height="0.248cm" svg:x="7.537cm" svg:y="3.429cm" svg:viewBox="0 0 249 249" draw:points="0,124 125,249 249,124 125,0">
          <text:p/>
        </draw:polygon>
        <draw:polyline draw:style-name="gr93" draw:text-style-name="P8" draw:layer="layout" svg:width="0.248cm" svg:height="0.248cm" svg:x="7.537cm" svg:y="3.429cm" svg:viewBox="0 0 249 249" draw:points="0,124 125,249 249,124 125,0 0,124">
          <text:p/>
        </draw:polyline>
        <draw:polygon draw:style-name="gr95" draw:text-style-name="P8" draw:layer="layout" svg:width="0.248cm" svg:height="0.248cm" svg:x="8.335cm" svg:y="4.566cm" svg:viewBox="0 0 249 249" draw:points="0,124 125,249 249,124 125,0">
          <text:p/>
        </draw:polygon>
        <draw:polyline draw:style-name="gr93" draw:text-style-name="P8" draw:layer="layout" svg:width="0.248cm" svg:height="0.248cm" svg:x="8.335cm" svg:y="4.566cm" svg:viewBox="0 0 249 249" draw:points="0,124 125,249 249,124 125,0 0,124">
          <text:p/>
        </draw:polyline>
        <draw:polygon draw:style-name="gr94" draw:text-style-name="P8" draw:layer="layout" svg:width="0.315cm" svg:height="0.087cm" svg:x="8.969cm" svg:y="4.754cm" svg:viewBox="0 0 316 88" draw:points="0,0 316,0 316,88 0,88">
          <text:p/>
        </draw:polygon>
        <draw:polygon draw:style-name="gr94" draw:text-style-name="P8" draw:layer="layout" svg:width="0.157cm" svg:height="0.157cm" svg:x="9.048cm" svg:y="4.718cm" svg:viewBox="0 0 158 158" draw:points="0,0 0,158 158,158 158,0">
          <text:p/>
        </draw:polygon>
        <draw:polyline draw:style-name="gr93" draw:text-style-name="P8" draw:layer="layout" svg:width="0.157cm" svg:height="0.157cm" svg:x="9.048cm" svg:y="4.718cm" svg:viewBox="0 0 158 158" draw:points="0,0 0,158 158,158 158,0 0,0">
          <text:p/>
        </draw:polyline>
        <draw:polygon draw:style-name="gr95" draw:text-style-name="P8" draw:layer="layout" svg:width="0.315cm" svg:height="0.087cm" svg:x="8.969cm" svg:y="5.179cm" svg:viewBox="0 0 316 88" draw:points="0,0 316,0 316,88 0,88">
          <text:p/>
        </draw:polygon>
        <draw:polygon draw:style-name="gr95" draw:text-style-name="P8" draw:layer="layout" svg:width="0.157cm" svg:height="0.157cm" svg:x="9.048cm" svg:y="5.143cm" svg:viewBox="0 0 158 158" draw:points="0,80 80,158 158,80 80,0">
          <text:p/>
        </draw:polygon>
        <draw:polyline draw:style-name="gr93" draw:text-style-name="P8" draw:layer="layout" svg:width="0.157cm" svg:height="0.157cm" svg:x="9.048cm" svg:y="5.143cm" svg:viewBox="0 0 158 158" draw:points="0,80 80,158 158,80 80,0 0,80">
          <text:p/>
        </draw:polyline>
        <draw:frame draw:style-name="gr96" draw:text-style-name="P20" draw:layer="layout" svg:width="2.018cm" svg:height="0.569cm" svg:x="9.327cm" svg:y="4.691cm">
          <draw:text-box>
            <text:p><text:span text:style-name="T13">500 Schritte</text:span></text:p>
          </draw:text-box>
        </draw:frame>
        <draw:frame draw:style-name="gr97" draw:text-style-name="P20" draw:layer="layout" svg:width="2.174cm" svg:height="0.569cm" svg:x="9.327cm" svg:y="5.113cm">
          <draw:text-box>
            <text:p><text:span text:style-name="T13">2000 Schritte</text:span></text:p>
          </draw:text-box>
        </draw:frame>
        <draw:frame draw:style-name="gr98" draw:text-style-name="P21" draw:layer="layout" svg:width="1.692cm" svg:height="0.603cm" svg:x="4.759cm" svg:y="7.93cm">
          <draw:text-box>
            <text:p><text:span text:style-name="T14">Lernrate</text:span></text:p>
          </draw:text-box>
        </draw:frame>
        <draw:frame draw:style-name="gr99"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7" draw:text-style-name="P8" draw:layer="layout" svg:width="10.115cm" svg:height="6.98cm" svg:x="6.667cm" svg:y="2.54cm" svg:viewBox="0 0 10116 6981" draw:points="0,0 10116,0 10116,6981 0,6981">
          <text:p/>
        </draw:polygon>
        <draw:polyline draw:style-name="gr88" draw:text-style-name="P8" draw:layer="layout" svg:width="5.931cm" svg:height="5.224cm" svg:x="8.034cm" svg:y="2.864cm" svg:viewBox="0 0 5932 5225" draw:points="2965,5225 0,5225 0,0 5932,0 5932,5225 2965,5225">
          <text:p/>
        </draw:polyline>
        <draw:line draw:style-name="gr88" draw:text-style-name="P8" draw:layer="layout" svg:x1="13.966cm" svg:y1="8.088cm" svg:x2="8.034cm" svg:y2="8.088cm">
          <text:p/>
        </draw:line>
        <draw:line draw:style-name="gr88" draw:text-style-name="P8" draw:layer="layout" svg:x1="13.966cm" svg:y1="7.217cm" svg:x2="8.034cm" svg:y2="7.217cm">
          <text:p/>
        </draw:line>
        <draw:line draw:style-name="gr88" draw:text-style-name="P8" draw:layer="layout" svg:x1="13.966cm" svg:y1="6.346cm" svg:x2="8.034cm" svg:y2="6.346cm">
          <text:p/>
        </draw:line>
        <draw:line draw:style-name="gr88" draw:text-style-name="P8" draw:layer="layout" svg:x1="13.966cm" svg:y1="5.475cm" svg:x2="8.034cm" svg:y2="5.475cm">
          <text:p/>
        </draw:line>
        <draw:line draw:style-name="gr88" draw:text-style-name="P8" draw:layer="layout" svg:x1="13.966cm" svg:y1="4.604cm" svg:x2="8.034cm" svg:y2="4.604cm">
          <text:p/>
        </draw:line>
        <draw:line draw:style-name="gr88" draw:text-style-name="P8" draw:layer="layout" svg:x1="13.966cm" svg:y1="3.733cm" svg:x2="8.034cm" svg:y2="3.733cm">
          <text:p/>
        </draw:line>
        <draw:line draw:style-name="gr88" draw:text-style-name="P8" draw:layer="layout" svg:x1="13.966cm" svg:y1="2.862cm" svg:x2="8.034cm" svg:y2="2.862cm">
          <text:p/>
        </draw:line>
        <draw:frame draw:style-name="gr100" draw:text-style-name="P20" draw:layer="layout" svg:width="1.052cm" svg:height="0.569cm" svg:x="7.749cm" svg:y="8.369cm">
          <draw:text-box>
            <text:p><text:span text:style-name="T13">0.01</text:span></text:p>
          </draw:text-box>
        </draw:frame>
        <draw:frame draw:style-name="gr100" draw:text-style-name="P20" draw:layer="layout" svg:width="1.052cm" svg:height="0.569cm" svg:x="8.748cm" svg:y="8.369cm">
          <draw:text-box>
            <text:p><text:span text:style-name="T13">0.02</text:span></text:p>
          </draw:text-box>
        </draw:frame>
        <draw:frame draw:style-name="gr100" draw:text-style-name="P20" draw:layer="layout" svg:width="1.052cm" svg:height="0.569cm" svg:x="9.747cm" svg:y="8.369cm">
          <draw:text-box>
            <text:p><text:span text:style-name="T13">0.05</text:span></text:p>
          </draw:text-box>
        </draw:frame>
        <draw:frame draw:style-name="gr101" draw:text-style-name="P20" draw:layer="layout" svg:width="0.896cm" svg:height="0.569cm" svg:x="10.802cm" svg:y="8.369cm">
          <draw:text-box>
            <text:p><text:span text:style-name="T13">0.1</text:span></text:p>
          </draw:text-box>
        </draw:frame>
        <draw:frame draw:style-name="gr101" draw:text-style-name="P20" draw:layer="layout" svg:width="0.896cm" svg:height="0.569cm" svg:x="11.8cm" svg:y="8.369cm">
          <draw:text-box>
            <text:p><text:span text:style-name="T13">0.2</text:span></text:p>
          </draw:text-box>
        </draw:frame>
        <draw:frame draw:style-name="gr101" draw:text-style-name="P20" draw:layer="layout" svg:width="0.896cm" svg:height="0.569cm" svg:x="12.772cm" svg:y="8.369cm">
          <draw:text-box>
            <text:p><text:span text:style-name="T13">0.5</text:span></text:p>
          </draw:text-box>
        </draw:frame>
        <draw:frame draw:style-name="gr101" draw:text-style-name="P20" draw:layer="layout" svg:width="0.659cm" svg:height="0.569cm" svg:x="13.882cm" svg:y="8.369cm">
          <draw:text-box>
            <text:p><text:span text:style-name="T13">1</text:span></text:p>
          </draw:text-box>
        </draw:frame>
        <draw:line draw:style-name="gr88" draw:text-style-name="P8" draw:layer="layout" svg:x1="8.034cm" svg:y1="8.237cm" svg:x2="8.034cm" svg:y2="8.088cm">
          <text:p/>
        </draw:line>
        <draw:line draw:style-name="gr88" draw:text-style-name="P8" draw:layer="layout" svg:x1="9.021cm" svg:y1="8.237cm" svg:x2="9.021cm" svg:y2="8.088cm">
          <text:p/>
        </draw:line>
        <draw:line draw:style-name="gr88" draw:text-style-name="P8" draw:layer="layout" svg:x1="10.01cm" svg:y1="8.237cm" svg:x2="10.01cm" svg:y2="8.088cm">
          <text:p/>
        </draw:line>
        <draw:line draw:style-name="gr88" draw:text-style-name="P8" draw:layer="layout" svg:x1="10.999cm" svg:y1="8.237cm" svg:x2="10.999cm" svg:y2="8.088cm">
          <text:p/>
        </draw:line>
        <draw:line draw:style-name="gr88" draw:text-style-name="P8" draw:layer="layout" svg:x1="11.988cm" svg:y1="8.237cm" svg:x2="11.988cm" svg:y2="8.088cm">
          <text:p/>
        </draw:line>
        <draw:line draw:style-name="gr88" draw:text-style-name="P8" draw:layer="layout" svg:x1="12.976cm" svg:y1="8.237cm" svg:x2="12.976cm" svg:y2="8.088cm">
          <text:p/>
        </draw:line>
        <draw:polyline draw:style-name="gr88" draw:text-style-name="P8" draw:layer="layout" svg:width="0.148cm" svg:height="5.931cm" draw:transform="rotate (1.5707963267946) translate (8.03355613397609cm 8.23719159811031cm)" svg:viewBox="0 0 149 5932" draw:points="0,21999 149,21999 149,16067">
          <text:p/>
        </draw:polyline>
        <draw:frame draw:style-name="gr101" draw:text-style-name="P20" draw:layer="layout" svg:width="0.815cm" svg:height="0.569cm" svg:x="7.471cm" svg:y="7.948cm">
          <draw:text-box>
            <text:p><text:span text:style-name="T13">28</text:span></text:p>
          </draw:text-box>
        </draw:frame>
        <draw:frame draw:style-name="gr101" draw:text-style-name="P20" draw:layer="layout" svg:width="0.815cm" svg:height="0.569cm" svg:x="7.471cm" svg:y="7.078cm">
          <draw:text-box>
            <text:p><text:span text:style-name="T13">30</text:span></text:p>
          </draw:text-box>
        </draw:frame>
        <draw:frame draw:style-name="gr101" draw:text-style-name="P20" draw:layer="layout" svg:width="0.815cm" svg:height="0.569cm" svg:x="7.471cm" svg:y="6.21cm">
          <draw:text-box>
            <text:p><text:span text:style-name="T13">32</text:span></text:p>
          </draw:text-box>
        </draw:frame>
        <draw:frame draw:style-name="gr101" draw:text-style-name="P20" draw:layer="layout" svg:width="0.815cm" svg:height="0.569cm" svg:x="7.471cm" svg:y="5.341cm">
          <draw:text-box>
            <text:p><text:span text:style-name="T13">34</text:span></text:p>
          </draw:text-box>
        </draw:frame>
        <draw:frame draw:style-name="gr101" draw:text-style-name="P20" draw:layer="layout" svg:width="0.815cm" svg:height="0.569cm" svg:x="7.471cm" svg:y="4.446cm">
          <draw:text-box>
            <text:p><text:span text:style-name="T13">36</text:span></text:p>
          </draw:text-box>
        </draw:frame>
        <draw:frame draw:style-name="gr101" draw:text-style-name="P20" draw:layer="layout" svg:width="0.815cm" svg:height="0.569cm" svg:x="7.471cm" svg:y="3.576cm">
          <draw:text-box>
            <text:p><text:span text:style-name="T13">38</text:span></text:p>
          </draw:text-box>
        </draw:frame>
        <draw:frame draw:style-name="gr101" draw:text-style-name="P20" draw:layer="layout" svg:width="0.815cm" svg:height="0.569cm" svg:x="7.471cm" svg:y="2.707cm">
          <draw:text-box>
            <text:p><text:span text:style-name="T13">40</text:span></text:p>
          </draw:text-box>
        </draw:frame>
        <draw:line draw:style-name="gr88" draw:text-style-name="P8" draw:layer="layout" svg:x1="7.884cm" svg:y1="8.088cm" svg:x2="8.034cm" svg:y2="8.088cm">
          <text:p/>
        </draw:line>
        <draw:line draw:style-name="gr88" draw:text-style-name="P8" draw:layer="layout" svg:x1="7.884cm" svg:y1="7.217cm" svg:x2="8.034cm" svg:y2="7.217cm">
          <text:p/>
        </draw:line>
        <draw:line draw:style-name="gr88" draw:text-style-name="P8" draw:layer="layout" svg:x1="7.884cm" svg:y1="6.346cm" svg:x2="8.034cm" svg:y2="6.346cm">
          <text:p/>
        </draw:line>
        <draw:line draw:style-name="gr88" draw:text-style-name="P8" draw:layer="layout" svg:x1="7.884cm" svg:y1="5.475cm" svg:x2="8.034cm" svg:y2="5.475cm">
          <text:p/>
        </draw:line>
        <draw:line draw:style-name="gr88" draw:text-style-name="P8" draw:layer="layout" svg:x1="7.884cm" svg:y1="4.604cm" svg:x2="8.034cm" svg:y2="4.604cm">
          <text:p/>
        </draw:line>
        <draw:line draw:style-name="gr88" draw:text-style-name="P8" draw:layer="layout" svg:x1="7.884cm" svg:y1="3.733cm" svg:x2="8.034cm" svg:y2="3.733cm">
          <text:p/>
        </draw:line>
        <draw:polyline draw:style-name="gr88" draw:text-style-name="P8" draw:layer="layout" svg:width="0.149cm" svg:height="5.224cm" svg:x="7.884cm" svg:y="2.862cm" svg:viewBox="0 0 150 5225" draw:points="0,0 150,0 150,5225">
          <text:p/>
        </draw:polyline>
        <draw:polygon draw:style-name="gr92" draw:text-style-name="P8" draw:layer="layout" svg:width="1.023cm" svg:height="0.523cm" svg:x="8.016cm" svg:y="5.528cm" svg:viewBox="0 0 1024 524" draw:points="0,444 988,0 1006,40 1024,80 36,524 18,484">
          <text:p/>
        </draw:polygon>
        <draw:polygon draw:style-name="gr92" draw:text-style-name="P8" draw:layer="layout" svg:width="0.027cm" svg:height="0.039cm" svg:x="9.021cm" svg:y="5.568cm" svg:viewBox="0 0 28 40" draw:points="0,0 28,34 22,38 18,40">
          <text:p/>
        </draw:polygon>
        <draw:polygon draw:style-name="gr92" draw:text-style-name="P8" draw:layer="layout" svg:width="1.044cm" svg:height="0.898cm" svg:x="8.993cm" svg:y="4.703cm" svg:viewBox="0 0 1045 899" draw:points="0,831 989,0 1017,34 1045,68 56,899 28,865">
          <text:p/>
        </draw:polygon>
        <draw:polygon draw:style-name="gr92" draw:text-style-name="P8" draw:layer="layout" svg:width="0.027cm" svg:height="0.042cm" svg:x="9.982cm" svg:y="4.694cm" svg:viewBox="0 0 28 43" draw:points="28,43 0,9 6,5 13,2 20,0">
          <text:p/>
        </draw:polygon>
        <draw:polygon draw:style-name="gr92" draw:text-style-name="P8" draw:layer="layout" svg:width="1.004cm" svg:height="0.273cm" svg:x="10.002cm" svg:y="4.506cm" svg:viewBox="0 0 1005 274" draw:points="0,188 989,0 997,43 1005,86 16,274 8,231">
          <text:p/>
        </draw:polygon>
        <draw:polygon draw:style-name="gr92" draw:text-style-name="P8" draw:layer="layout" svg:width="0.021cm" svg:height="0.042cm" svg:x="10.999cm" svg:y="4.549cm" svg:viewBox="0 0 22 43" draw:points="0,0 22,38 15,41 8,43">
          <text:p/>
        </draw:polygon>
        <draw:polygon draw:style-name="gr92" draw:text-style-name="P8" draw:layer="layout" svg:width="1.032cm" svg:height="0.646cm" svg:x="10.977cm" svg:y="3.939cm" svg:viewBox="0 0 1033 647" draw:points="0,571 989,0 1011,38 1033,76 44,647 22,609">
          <text:p/>
        </draw:polygon>
        <draw:polygon draw:style-name="gr92" draw:text-style-name="P8" draw:layer="layout" svg:width="0.021cm" svg:height="0.039cm" svg:x="11.966cm" svg:y="3.937cm" svg:viewBox="0 0 22 40" draw:points="22,40 0,2 4,0">
          <text:p/>
        </draw:polygon>
        <draw:polygon draw:style-name="gr92" draw:text-style-name="P8" draw:layer="layout" svg:width="1.024cm" svg:height="0.531cm" svg:x="11.97cm" svg:y="3.485cm" svg:viewBox="0 0 1025 532" draw:points="0,453 989,0 1007,40 1025,80 36,532 18,493">
          <text:p/>
        </draw:polygon>
        <draw:polygon draw:style-name="gr92" draw:text-style-name="P8" draw:layer="layout" svg:width="0.034cm" svg:height="0.043cm" svg:x="12.959cm" svg:y="3.481cm" svg:viewBox="0 0 35 44" draw:points="18,44 0,4 7,1 14,0 22,0 30,2 35,3">
          <text:p/>
        </draw:polygon>
        <draw:polygon draw:style-name="gr92" draw:text-style-name="P8" draw:layer="layout" svg:width="1.022cm" svg:height="0.499cm" svg:x="12.96cm" svg:y="3.484cm" svg:viewBox="0 0 1023 500" draw:points="34,0 1023,418 1006,459 989,500 0,82 17,41">
          <text:p/>
        </draw:polygon>
        <draw:polygon draw:style-name="gr92" draw:text-style-name="P8" draw:layer="layout" svg:width="0.248cm" svg:height="0.248cm" svg:x="7.909cm" svg:y="5.887cm" svg:viewBox="0 0 249 249" draw:points="0,0 0,249 249,249 249,0">
          <text:p/>
        </draw:polygon>
        <draw:polyline draw:style-name="gr93" draw:text-style-name="P8" draw:layer="layout" svg:width="0.248cm" svg:height="0.248cm" svg:x="7.909cm" svg:y="5.887cm" svg:viewBox="0 0 249 249" draw:points="0,0 0,249 249,249 249,0 0,0">
          <text:p/>
        </draw:polyline>
        <draw:polygon draw:style-name="gr94" draw:text-style-name="P8" draw:layer="layout" svg:width="0.248cm" svg:height="0.248cm" svg:x="8.897cm" svg:y="5.443cm" svg:viewBox="0 0 249 249" draw:points="0,0 0,249 249,249 249,0">
          <text:p/>
        </draw:polygon>
        <draw:polyline draw:style-name="gr93" draw:text-style-name="P8" draw:layer="layout" svg:width="0.248cm" svg:height="0.248cm" svg:x="8.897cm" svg:y="5.443cm" svg:viewBox="0 0 249 249" draw:points="0,0 0,249 249,249 249,0 0,0">
          <text:p/>
        </draw:polyline>
        <draw:polygon draw:style-name="gr94" draw:text-style-name="P8" draw:layer="layout" svg:width="0.248cm" svg:height="0.248cm" svg:x="9.886cm" svg:y="4.612cm" svg:viewBox="0 0 249 249" draw:points="0,0 0,249 249,249 249,0">
          <text:p/>
        </draw:polygon>
        <draw:polyline draw:style-name="gr93" draw:text-style-name="P8" draw:layer="layout" svg:width="0.248cm" svg:height="0.248cm" svg:x="9.886cm" svg:y="4.612cm" svg:viewBox="0 0 249 249" draw:points="0,0 0,249 249,249 249,0 0,0">
          <text:p/>
        </draw:polyline>
        <draw:polygon draw:style-name="gr94" draw:text-style-name="P8" draw:layer="layout" svg:width="0.248cm" svg:height="0.248cm" svg:x="10.874cm" svg:y="4.424cm" svg:viewBox="0 0 249 249" draw:points="0,0 0,249 249,249 249,0">
          <text:p/>
        </draw:polygon>
        <draw:polyline draw:style-name="gr93" draw:text-style-name="P8" draw:layer="layout" svg:width="0.248cm" svg:height="0.248cm" svg:x="10.874cm" svg:y="4.424cm" svg:viewBox="0 0 249 249" draw:points="0,0 0,249 249,249 249,0 0,0">
          <text:p/>
        </draw:polyline>
        <draw:polygon draw:style-name="gr94" draw:text-style-name="P8" draw:layer="layout" svg:width="0.248cm" svg:height="0.248cm" svg:x="11.863cm" svg:y="3.853cm" svg:viewBox="0 0 249 249" draw:points="0,0 0,249 249,249 249,0">
          <text:p/>
        </draw:polygon>
        <draw:polyline draw:style-name="gr93" draw:text-style-name="P8" draw:layer="layout" svg:width="0.248cm" svg:height="0.248cm" svg:x="11.863cm" svg:y="3.853cm" svg:viewBox="0 0 249 249" draw:points="0,0 0,249 249,249 249,0 0,0">
          <text:p/>
        </draw:polyline>
        <draw:polygon draw:style-name="gr94" draw:text-style-name="P8" draw:layer="layout" svg:width="0.248cm" svg:height="0.248cm" svg:x="12.852cm" svg:y="3.4cm" svg:viewBox="0 0 249 249" draw:points="0,0 0,249 249,249 249,0">
          <text:p/>
        </draw:polygon>
        <draw:polyline draw:style-name="gr93" draw:text-style-name="P8" draw:layer="layout" svg:width="0.248cm" svg:height="0.248cm" svg:x="12.852cm" svg:y="3.4cm" svg:viewBox="0 0 249 249" draw:points="0,0 0,249 249,249 249,0 0,0">
          <text:p/>
        </draw:polyline>
        <draw:polygon draw:style-name="gr94" draw:text-style-name="P8" draw:layer="layout" svg:width="0.248cm" svg:height="0.248cm" svg:x="13.841cm" svg:y="3.818cm" svg:viewBox="0 0 249 249" draw:points="0,0 0,249 249,249 249,0">
          <text:p/>
        </draw:polygon>
        <draw:polyline draw:style-name="gr93" draw:text-style-name="P8" draw:layer="layout" svg:width="0.248cm" svg:height="0.248cm" svg:x="13.841cm" svg:y="3.818cm" svg:viewBox="0 0 249 249" draw:points="0,0 0,249 249,249 249,0 0,0">
          <text:p/>
        </draw:polyline>
        <draw:polygon draw:style-name="gr95" draw:text-style-name="P8" draw:layer="layout" svg:width="1.045cm" svg:height="0.925cm" svg:x="8.005cm" svg:y="4.366cm" svg:viewBox="0 0 1046 926" draw:points="0,860 988,0 1017,33 1046,66 58,926 29,893">
          <text:p/>
        </draw:polygon>
        <draw:polygon draw:style-name="gr95" draw:text-style-name="P8" draw:layer="layout" svg:width="0.028cm" svg:height="0.033cm" svg:x="8.992cm" svg:y="4.365cm" svg:viewBox="0 0 29 34" draw:points="29,34 0,1 1,0">
          <text:p/>
        </draw:polygon>
        <draw:polygon draw:style-name="gr95" draw:text-style-name="P8" draw:layer="layout" svg:width="1.044cm" svg:height="0.872cm" svg:x="8.993cm" svg:y="3.56cm" svg:viewBox="0 0 1045 873" draw:points="0,805 989,0 1017,34 1045,68 56,873 28,839">
          <text:p/>
        </draw:polygon>
        <draw:polygon draw:style-name="gr95" draw:text-style-name="P8" draw:layer="layout" svg:width="0.027cm" svg:height="0.042cm" svg:x="9.982cm" svg:y="3.551cm" svg:viewBox="0 0 28 43" draw:points="28,43 0,9 7,5 14,1 20,0">
          <text:p/>
        </draw:polygon>
        <draw:polygon draw:style-name="gr95" draw:text-style-name="P8" draw:layer="layout" svg:width="1.004cm" svg:height="0.272cm" svg:x="10.002cm" svg:y="3.364cm" svg:viewBox="0 0 1005 273" draw:points="0,187 989,0 997,43 1005,86 16,273 8,230">
          <text:p/>
        </draw:polygon>
        <draw:polygon draw:style-name="gr95" draw:text-style-name="P8" draw:layer="layout" svg:width="0.007cm" svg:height="0.043cm" svg:x="10.991cm" svg:y="3.363cm" svg:viewBox="0 0 8 44" draw:points="8,44 0,1 7,0 8,0">
          <text:p/>
        </draw:polygon>
        <draw:polygon draw:style-name="gr95" draw:text-style-name="P8" draw:layer="layout" svg:width="0.988cm" svg:height="0.095cm" svg:x="10.999cm" svg:y="3.363cm" svg:viewBox="0 0 989 96" draw:points="0,0 989,8 989,52 989,96 0,88 0,44">
          <text:p/>
        </draw:polygon>
        <draw:polygon draw:style-name="gr95" draw:text-style-name="P8" draw:layer="layout" svg:width="0.007cm" svg:height="0.043cm" svg:x="11.988cm" svg:y="3.415cm" svg:viewBox="0 0 8 44" draw:points="0,0 8,43 1,44 0,44">
          <text:p/>
        </draw:polygon>
        <draw:polygon draw:style-name="gr95" draw:text-style-name="P8" draw:layer="layout" svg:width="1.004cm" svg:height="0.277cm" svg:x="11.98cm" svg:y="3.18cm" svg:viewBox="0 0 1005 278" draw:points="0,192 989,0 997,43 1005,86 16,278 8,235">
          <text:p/>
        </draw:polygon>
        <draw:polygon draw:style-name="gr95" draw:text-style-name="P8" draw:layer="layout" svg:width="0.021cm" svg:height="0.043cm" svg:x="12.969cm" svg:y="3.179cm" svg:viewBox="0 0 22 44" draw:points="8,44 0,1 7,0 15,1 22,2">
          <text:p/>
        </draw:polygon>
        <draw:polygon draw:style-name="gr95" draw:text-style-name="P8" draw:layer="layout" svg:width="1.016cm" svg:height="0.405cm" svg:x="12.963cm" svg:y="3.181cm" svg:viewBox="0 0 1017 406" draw:points="28,0 1017,322 1003,364 989,406 0,84 14,42">
          <text:p/>
        </draw:polygon>
        <draw:polygon draw:style-name="gr95" draw:text-style-name="P8" draw:layer="layout" svg:width="0.248cm" svg:height="0.248cm" svg:x="7.909cm" svg:y="5.135cm" svg:viewBox="0 0 249 249" draw:points="0,124 125,249 249,124 125,0">
          <text:p/>
        </draw:polygon>
        <draw:polyline draw:style-name="gr93" draw:text-style-name="P8" draw:layer="layout" svg:width="0.248cm" svg:height="0.248cm" svg:x="7.909cm" svg:y="5.135cm" svg:viewBox="0 0 249 249" draw:points="0,124 125,249 249,124 125,0 0,124">
          <text:p/>
        </draw:polyline>
        <draw:polygon draw:style-name="gr95" draw:text-style-name="P8" draw:layer="layout" svg:width="0.248cm" svg:height="0.248cm" svg:x="8.897cm" svg:y="4.275cm" svg:viewBox="0 0 249 249" draw:points="0,124 125,249 249,124 125,0">
          <text:p/>
        </draw:polygon>
        <draw:polyline draw:style-name="gr93" draw:text-style-name="P8" draw:layer="layout" svg:width="0.248cm" svg:height="0.248cm" svg:x="8.897cm" svg:y="4.275cm" svg:viewBox="0 0 249 249" draw:points="0,124 125,249 249,124 125,0 0,124">
          <text:p/>
        </draw:polyline>
        <draw:polygon draw:style-name="gr95" draw:text-style-name="P8" draw:layer="layout" svg:width="0.248cm" svg:height="0.248cm" svg:x="9.886cm" svg:y="3.47cm" svg:viewBox="0 0 249 249" draw:points="0,124 125,249 249,124 125,0">
          <text:p/>
        </draw:polygon>
        <draw:polyline draw:style-name="gr93" draw:text-style-name="P8" draw:layer="layout" svg:width="0.248cm" svg:height="0.248cm" svg:x="9.886cm" svg:y="3.47cm" svg:viewBox="0 0 249 249" draw:points="0,124 125,249 249,124 125,0 0,124">
          <text:p/>
        </draw:polyline>
        <draw:polygon draw:style-name="gr95" draw:text-style-name="P8" draw:layer="layout" svg:width="0.248cm" svg:height="0.248cm" svg:x="10.874cm" svg:y="3.283cm" svg:viewBox="0 0 249 249" draw:points="0,124 125,249 249,124 125,0">
          <text:p/>
        </draw:polygon>
        <draw:polyline draw:style-name="gr93" draw:text-style-name="P8" draw:layer="layout" svg:width="0.248cm" svg:height="0.248cm" svg:x="10.874cm" svg:y="3.283cm" svg:viewBox="0 0 249 249" draw:points="0,124 125,249 249,124 125,0 0,124">
          <text:p/>
        </draw:polyline>
        <draw:polygon draw:style-name="gr95" draw:text-style-name="P8" draw:layer="layout" svg:width="0.248cm" svg:height="0.248cm" svg:x="11.863cm" svg:y="3.29cm" svg:viewBox="0 0 249 249" draw:points="0,124 125,249 249,124 125,0">
          <text:p/>
        </draw:polygon>
        <draw:polyline draw:style-name="gr93" draw:text-style-name="P8" draw:layer="layout" svg:width="0.248cm" svg:height="0.248cm" svg:x="11.863cm" svg:y="3.29cm" svg:viewBox="0 0 249 249" draw:points="0,124 125,249 249,124 125,0 0,124">
          <text:p/>
        </draw:polyline>
        <draw:polygon draw:style-name="gr95" draw:text-style-name="P8" draw:layer="layout" svg:width="0.248cm" svg:height="0.248cm" svg:x="12.852cm" svg:y="3.098cm" svg:viewBox="0 0 249 249" draw:points="0,124 125,249 249,124 125,0">
          <text:p/>
        </draw:polygon>
        <draw:polyline draw:style-name="gr93" draw:text-style-name="P8" draw:layer="layout" svg:width="0.248cm" svg:height="0.248cm" svg:x="12.852cm" svg:y="3.098cm" svg:viewBox="0 0 249 249" draw:points="0,124 125,249 249,124 125,0 0,124">
          <text:p/>
        </draw:polyline>
        <draw:polygon draw:style-name="gr95" draw:text-style-name="P8" draw:layer="layout" svg:width="0.248cm" svg:height="0.248cm" svg:x="13.841cm" svg:y="3.421cm" svg:viewBox="0 0 249 249" draw:points="0,124 125,249 249,124 125,0">
          <text:p/>
        </draw:polygon>
        <draw:polyline draw:style-name="gr93" draw:text-style-name="P8" draw:layer="layout" svg:width="0.248cm" svg:height="0.248cm" svg:x="13.841cm" svg:y="3.421cm" svg:viewBox="0 0 249 249" draw:points="0,124 125,249 249,124 125,0 0,124">
          <text:p/>
        </draw:polyline>
        <draw:polygon draw:style-name="gr94" draw:text-style-name="P8" draw:layer="layout" svg:width="0.315cm" svg:height="0.087cm" svg:x="14.355cm" svg:y="5.702cm" svg:viewBox="0 0 316 88" draw:points="0,0 316,0 316,88 0,88">
          <text:p/>
        </draw:polygon>
        <draw:polygon draw:style-name="gr94" draw:text-style-name="P8" draw:layer="layout" svg:width="0.157cm" svg:height="0.157cm" svg:x="14.434cm" svg:y="5.666cm" svg:viewBox="0 0 158 158" draw:points="0,0 0,158 158,158 158,0">
          <text:p/>
        </draw:polygon>
        <draw:polyline draw:style-name="gr93" draw:text-style-name="P8" draw:layer="layout" svg:width="0.157cm" svg:height="0.157cm" svg:x="14.434cm" svg:y="5.666cm" svg:viewBox="0 0 158 158" draw:points="0,0 0,158 158,158 158,0 0,0">
          <text:p/>
        </draw:polyline>
        <draw:polygon draw:style-name="gr95" draw:text-style-name="P8" draw:layer="layout" svg:width="0.315cm" svg:height="0.087cm" svg:x="14.355cm" svg:y="6.127cm" svg:viewBox="0 0 316 88" draw:points="0,0 316,0 316,88 0,88">
          <text:p/>
        </draw:polygon>
        <draw:polygon draw:style-name="gr95" draw:text-style-name="P8" draw:layer="layout" svg:width="0.157cm" svg:height="0.157cm" svg:x="14.434cm" svg:y="6.091cm" svg:viewBox="0 0 158 158" draw:points="0,80 80,158 158,80 80,0">
          <text:p/>
        </draw:polygon>
        <draw:polyline draw:style-name="gr93" draw:text-style-name="P8" draw:layer="layout" svg:width="0.157cm" svg:height="0.157cm" svg:x="14.434cm" svg:y="6.091cm" svg:viewBox="0 0 158 158" draw:points="0,80 80,158 158,80 80,0 0,80">
          <text:p/>
        </draw:polyline>
        <draw:frame draw:style-name="gr102" draw:text-style-name="P20" draw:layer="layout" svg:width="2.018cm" svg:height="0.569cm" svg:x="14.714cm" svg:y="5.63cm">
          <draw:text-box>
            <text:p><text:span text:style-name="T13">500 Schritte</text:span></text:p>
          </draw:text-box>
        </draw:frame>
        <draw:frame draw:style-name="gr103" draw:text-style-name="P20" draw:layer="layout" svg:width="2.174cm" svg:height="0.569cm" svg:x="14.714cm" svg:y="6.078cm">
          <draw:text-box>
            <text:p><text:span text:style-name="T13">2000 Schritte</text:span></text:p>
          </draw:text-box>
        </draw:frame>
        <draw:frame draw:style-name="gr104" draw:text-style-name="P21" draw:layer="layout" svg:width="2.619cm" svg:height="0.603cm" svg:x="9.691cm" svg:y="8.89cm">
          <draw:text-box>
            <text:p><text:span text:style-name="T14">"prediction init"</text:span></text:p>
          </draw:text-box>
        </draw:frame>
        <draw:frame draw:style-name="gr105"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polygon draw:style-name="gr87" draw:text-style-name="P8" draw:layer="layout" svg:width="10.127cm" svg:height="6.977cm" svg:x="6.575cm" svg:y="3.492cm" svg:viewBox="0 0 10128 6978" draw:points="0,0 10128,0 10128,6978 0,6978">
          <text:p/>
        </draw:polygon>
        <draw:polyline draw:style-name="gr88" draw:text-style-name="P8" draw:layer="layout" svg:width="5.648cm" svg:height="5.221cm" svg:x="7.944cm" svg:y="3.816cm" svg:viewBox="0 0 5649 5222" draw:points="2824,5222 0,5222 0,0 5649,0 5649,5222 2824,5222">
          <text:p/>
        </draw:polyline>
        <draw:line draw:style-name="gr88" draw:text-style-name="P8" draw:layer="layout" svg:x1="13.593cm" svg:y1="9.038cm" svg:x2="7.944cm" svg:y2="9.038cm">
          <text:p/>
        </draw:line>
        <draw:line draw:style-name="gr88" draw:text-style-name="P8" draw:layer="layout" svg:x1="13.593cm" svg:y1="8.291cm" svg:x2="7.944cm" svg:y2="8.291cm">
          <text:p/>
        </draw:line>
        <draw:line draw:style-name="gr88" draw:text-style-name="P8" draw:layer="layout" svg:x1="13.593cm" svg:y1="7.545cm" svg:x2="7.944cm" svg:y2="7.545cm">
          <text:p/>
        </draw:line>
        <draw:line draw:style-name="gr88" draw:text-style-name="P8" draw:layer="layout" svg:x1="13.593cm" svg:y1="6.799cm" svg:x2="7.944cm" svg:y2="6.799cm">
          <text:p/>
        </draw:line>
        <draw:line draw:style-name="gr88" draw:text-style-name="P8" draw:layer="layout" svg:x1="13.593cm" svg:y1="6.053cm" svg:x2="7.944cm" svg:y2="6.053cm">
          <text:p/>
        </draw:line>
        <draw:line draw:style-name="gr88" draw:text-style-name="P8" draw:layer="layout" svg:x1="13.593cm" svg:y1="5.307cm" svg:x2="7.944cm" svg:y2="5.307cm">
          <text:p/>
        </draw:line>
        <draw:line draw:style-name="gr88" draw:text-style-name="P8" draw:layer="layout" svg:x1="13.593cm" svg:y1="4.561cm" svg:x2="7.944cm" svg:y2="4.561cm">
          <text:p/>
        </draw:line>
        <draw:line draw:style-name="gr88" draw:text-style-name="P8" draw:layer="layout" svg:x1="13.593cm" svg:y1="3.814cm" svg:x2="7.944cm" svg:y2="3.814cm">
          <text:p/>
        </draw:line>
        <draw:frame draw:style-name="gr91" draw:text-style-name="P20" draw:layer="layout" svg:width="0.659cm" svg:height="0.569cm" svg:x="7.877cm" svg:y="9.333cm">
          <draw:text-box>
            <text:p><text:span text:style-name="T13">8</text:span></text:p>
          </draw:text-box>
        </draw:frame>
        <draw:frame draw:style-name="gr91" draw:text-style-name="P20" draw:layer="layout" svg:width="0.815cm" svg:height="0.569cm" svg:x="10.618cm" svg:y="9.333cm">
          <draw:text-box>
            <text:p><text:span text:style-name="T13">12</text:span></text:p>
          </draw:text-box>
        </draw:frame>
        <draw:frame draw:style-name="gr91" draw:text-style-name="P20" draw:layer="layout" svg:width="0.815cm" svg:height="0.569cm" svg:x="13.442cm" svg:y="9.333cm">
          <draw:text-box>
            <text:p><text:span text:style-name="T13">16</text:span></text:p>
          </draw:text-box>
        </draw:frame>
        <draw:line draw:style-name="gr88" draw:text-style-name="P8" draw:layer="layout" svg:x1="7.944cm" svg:y1="9.187cm" svg:x2="7.944cm" svg:y2="9.038cm">
          <text:p/>
        </draw:line>
        <draw:line draw:style-name="gr88" draw:text-style-name="P8" draw:layer="layout" svg:x1="10.767cm" svg:y1="9.187cm" svg:x2="10.767cm" svg:y2="9.038cm">
          <text:p/>
        </draw:line>
        <draw:polyline draw:style-name="gr88" draw:text-style-name="P8" draw:layer="layout" svg:width="0.148cm" svg:height="5.648cm" draw:transform="rotate (1.5707963267946) translate (7.94355489061206cm 9.18718954993955cm)" svg:viewBox="0 0 149 5649" draw:points="0,21536 149,21536 149,15887">
          <text:p/>
        </draw:polyline>
        <draw:frame draw:style-name="gr91" draw:text-style-name="P20" draw:layer="layout" svg:width="0.659cm" svg:height="0.569cm" svg:x="7.544cm" svg:y="8.885cm">
          <draw:text-box>
            <text:p><text:span text:style-name="T13">0</text:span></text:p>
          </draw:text-box>
        </draw:frame>
        <draw:frame draw:style-name="gr91" draw:text-style-name="P20" draw:layer="layout" svg:width="0.815cm" svg:height="0.569cm" svg:x="7.378cm" svg:y="8.146cm">
          <draw:text-box>
            <text:p><text:span text:style-name="T13">10</text:span></text:p>
          </draw:text-box>
        </draw:frame>
        <draw:frame draw:style-name="gr91" draw:text-style-name="P20" draw:layer="layout" svg:width="0.815cm" svg:height="0.569cm" svg:x="7.378cm" svg:y="7.407cm">
          <draw:text-box>
            <text:p><text:span text:style-name="T13">20</text:span></text:p>
          </draw:text-box>
        </draw:frame>
        <draw:frame draw:style-name="gr91" draw:text-style-name="P20" draw:layer="layout" svg:width="0.815cm" svg:height="0.569cm" svg:x="7.378cm" svg:y="6.642cm">
          <draw:text-box>
            <text:p><text:span text:style-name="T13">30</text:span></text:p>
          </draw:text-box>
        </draw:frame>
        <draw:frame draw:style-name="gr91" draw:text-style-name="P20" draw:layer="layout" svg:width="0.815cm" svg:height="0.569cm" svg:x="7.378cm" svg:y="5.902cm">
          <draw:text-box>
            <text:p><text:span text:style-name="T13">40</text:span></text:p>
          </draw:text-box>
        </draw:frame>
        <draw:frame draw:style-name="gr91" draw:text-style-name="P20" draw:layer="layout" svg:width="0.815cm" svg:height="0.569cm" svg:x="7.378cm" svg:y="5.164cm">
          <draw:text-box>
            <text:p><text:span text:style-name="T13">50</text:span></text:p>
          </draw:text-box>
        </draw:frame>
        <draw:frame draw:style-name="gr91" draw:text-style-name="P20" draw:layer="layout" svg:width="0.815cm" svg:height="0.569cm" svg:x="7.378cm" svg:y="4.425cm">
          <draw:text-box>
            <text:p><text:span text:style-name="T13">60</text:span></text:p>
          </draw:text-box>
        </draw:frame>
        <draw:frame draw:style-name="gr91" draw:text-style-name="P20" draw:layer="layout" svg:width="0.815cm" svg:height="0.569cm" svg:x="7.378cm" svg:y="3.66cm">
          <draw:text-box>
            <text:p><text:span text:style-name="T13">70</text:span></text:p>
          </draw:text-box>
        </draw:frame>
        <draw:line draw:style-name="gr88" draw:text-style-name="P8" draw:layer="layout" svg:x1="7.794cm" svg:y1="9.038cm" svg:x2="7.944cm" svg:y2="9.038cm">
          <text:p/>
        </draw:line>
        <draw:line draw:style-name="gr88" draw:text-style-name="P8" draw:layer="layout" svg:x1="7.794cm" svg:y1="8.291cm" svg:x2="7.944cm" svg:y2="8.291cm">
          <text:p/>
        </draw:line>
        <draw:line draw:style-name="gr88" draw:text-style-name="P8" draw:layer="layout" svg:x1="7.794cm" svg:y1="7.545cm" svg:x2="7.944cm" svg:y2="7.545cm">
          <text:p/>
        </draw:line>
        <draw:line draw:style-name="gr88" draw:text-style-name="P8" draw:layer="layout" svg:x1="7.794cm" svg:y1="6.799cm" svg:x2="7.944cm" svg:y2="6.799cm">
          <text:p/>
        </draw:line>
        <draw:line draw:style-name="gr88" draw:text-style-name="P8" draw:layer="layout" svg:x1="7.794cm" svg:y1="6.053cm" svg:x2="7.944cm" svg:y2="6.053cm">
          <text:p/>
        </draw:line>
        <draw:line draw:style-name="gr88" draw:text-style-name="P8" draw:layer="layout" svg:x1="7.794cm" svg:y1="5.307cm" svg:x2="7.944cm" svg:y2="5.307cm">
          <text:p/>
        </draw:line>
        <draw:line draw:style-name="gr88" draw:text-style-name="P8" draw:layer="layout" svg:x1="7.794cm" svg:y1="4.561cm" svg:x2="7.944cm" svg:y2="4.561cm">
          <text:p/>
        </draw:line>
        <draw:polyline draw:style-name="gr88" draw:text-style-name="P8" draw:layer="layout" svg:width="0.149cm" svg:height="5.222cm" svg:x="7.794cm" svg:y="3.814cm" svg:viewBox="0 0 150 5223" draw:points="0,0 150,0 150,5223">
          <text:p/>
        </draw:polyline>
        <draw:polygon draw:style-name="gr92" draw:text-style-name="P8" draw:layer="layout" svg:width="2.849cm" svg:height="0.963cm" svg:x="7.931cm" svg:y="5.721cm" svg:viewBox="0 0 2850 964" draw:points="0,881 2824,0 2837,42 2850,84 26,964 13,923">
          <text:p/>
        </draw:polygon>
        <draw:polygon draw:style-name="gr92" draw:text-style-name="P8" draw:layer="layout" svg:width="0.012cm" svg:height="0.041cm" svg:x="10.754cm" svg:y="5.721cm" svg:viewBox="0 0 13 42" draw:points="13,42 0,0 1,0">
          <text:p/>
        </draw:polygon>
        <draw:polygon draw:style-name="gr92" draw:text-style-name="P8" draw:layer="layout" svg:width="2.848cm" svg:height="0.864cm" svg:x="10.755cm" svg:y="4.939cm" svg:viewBox="0 0 2849 865" draw:points="0,781 2825,0 2837,42 2849,84 24,865 12,823">
          <text:p/>
        </draw:polygon>
        <draw:polygon draw:style-name="gr92" draw:text-style-name="P8" draw:layer="layout" svg:width="0.248cm" svg:height="0.248cm" svg:x="7.819cm" svg:y="6.519cm" svg:viewBox="0 0 249 249" draw:points="0,0 0,249 249,249 249,0">
          <text:p/>
        </draw:polygon>
        <draw:polyline draw:style-name="gr93" draw:text-style-name="P8" draw:layer="layout" svg:width="0.248cm" svg:height="0.248cm" svg:x="7.819cm" svg:y="6.519cm" svg:viewBox="0 0 249 249" draw:points="0,0 0,249 249,249 249,0 0,0">
          <text:p/>
        </draw:polyline>
        <draw:polygon draw:style-name="gr94" draw:text-style-name="P8" draw:layer="layout" svg:width="0.248cm" svg:height="0.248cm" svg:x="10.643cm" svg:y="5.638cm" svg:viewBox="0 0 249 249" draw:points="0,0 0,249 249,249 249,0">
          <text:p/>
        </draw:polygon>
        <draw:polyline draw:style-name="gr93" draw:text-style-name="P8" draw:layer="layout" svg:width="0.248cm" svg:height="0.248cm" svg:x="10.643cm" svg:y="5.638cm" svg:viewBox="0 0 249 249" draw:points="0,0 0,249 249,249 249,0 0,0">
          <text:p/>
        </draw:polyline>
        <draw:polygon draw:style-name="gr94" draw:text-style-name="P8" draw:layer="layout" svg:width="0.248cm" svg:height="0.248cm" svg:x="13.468cm" svg:y="4.857cm" svg:viewBox="0 0 249 249" draw:points="0,0 0,249 249,249 249,0">
          <text:p/>
        </draw:polygon>
        <draw:polyline draw:style-name="gr93" draw:text-style-name="P8" draw:layer="layout" svg:width="0.248cm" svg:height="0.248cm" svg:x="13.468cm" svg:y="4.857cm" svg:viewBox="0 0 249 249" draw:points="0,0 0,249 249,249 249,0 0,0">
          <text:p/>
        </draw:polyline>
        <draw:polygon draw:style-name="gr95" draw:text-style-name="P8" draw:layer="layout" svg:width="2.849cm" svg:height="0.939cm" svg:x="7.931cm" svg:y="5.677cm" svg:viewBox="0 0 2850 940" draw:points="0,856 2824,0 2837,42 2850,84 26,940 13,898">
          <text:p/>
        </draw:polygon>
        <draw:polygon draw:style-name="gr95" draw:text-style-name="P8" draw:layer="layout" svg:width="0.012cm" svg:height="0.041cm" svg:x="10.754cm" svg:y="5.677cm" svg:viewBox="0 0 13 42" draw:points="13,42 0,0 1,0">
          <text:p/>
        </draw:polygon>
        <draw:polygon draw:style-name="gr95" draw:text-style-name="P8" draw:layer="layout" svg:width="2.848cm" svg:height="0.89cm" svg:x="10.755cm" svg:y="4.87cm" svg:viewBox="0 0 2849 891" draw:points="0,807 2825,0 2837,42 2849,84 24,891 12,849">
          <text:p/>
        </draw:polygon>
        <draw:polygon draw:style-name="gr95" draw:text-style-name="P8" draw:layer="layout" svg:width="0.248cm" svg:height="0.248cm" svg:x="7.819cm" svg:y="6.45cm" svg:viewBox="0 0 249 249" draw:points="0,124 125,249 249,124 125,0">
          <text:p/>
        </draw:polygon>
        <draw:polyline draw:style-name="gr93" draw:text-style-name="P8" draw:layer="layout" svg:width="0.248cm" svg:height="0.248cm" svg:x="7.819cm" svg:y="6.45cm" svg:viewBox="0 0 249 249" draw:points="0,124 125,249 249,124 125,0 0,124">
          <text:p/>
        </draw:polyline>
        <draw:polygon draw:style-name="gr95" draw:text-style-name="P8" draw:layer="layout" svg:width="0.248cm" svg:height="0.248cm" svg:x="10.643cm" svg:y="5.594cm" svg:viewBox="0 0 249 249" draw:points="0,124 125,249 249,124 125,0">
          <text:p/>
        </draw:polygon>
        <draw:polyline draw:style-name="gr93" draw:text-style-name="P8" draw:layer="layout" svg:width="0.248cm" svg:height="0.248cm" svg:x="10.643cm" svg:y="5.594cm" svg:viewBox="0 0 249 249" draw:points="0,124 125,249 249,124 125,0 0,124">
          <text:p/>
        </draw:polyline>
        <draw:polygon draw:style-name="gr95" draw:text-style-name="P8" draw:layer="layout" svg:width="0.248cm" svg:height="0.248cm" svg:x="13.468cm" svg:y="4.787cm" svg:viewBox="0 0 249 249" draw:points="0,124 125,249 249,124 125,0">
          <text:p/>
        </draw:polygon>
        <draw:polyline draw:style-name="gr93" draw:text-style-name="P8" draw:layer="layout" svg:width="0.248cm" svg:height="0.248cm" svg:x="13.468cm" svg:y="4.787cm" svg:viewBox="0 0 249 249" draw:points="0,124 125,249 249,124 125,0 0,124">
          <text:p/>
        </draw:polyline>
        <draw:polygon draw:style-name="gr106" draw:text-style-name="P8" draw:layer="layout" svg:width="2.855cm" svg:height="1.178cm" svg:x="7.928cm" svg:y="5.225cm" svg:viewBox="0 0 2856 1179" draw:points="0,1098 2824,0 2840,41 2856,82 32,1179 16,1139">
          <text:p/>
        </draw:polygon>
        <draw:polygon draw:style-name="gr106" draw:text-style-name="P8" draw:layer="layout" svg:width="0.015cm" svg:height="0.041cm" svg:x="10.751cm" svg:y="5.224cm" svg:viewBox="0 0 16 42" draw:points="16,42 0,1 3,0">
          <text:p/>
        </draw:polygon>
        <draw:polygon draw:style-name="gr106" draw:text-style-name="P8" draw:layer="layout" svg:width="2.85cm" svg:height="0.965cm" svg:x="10.754cm" svg:y="4.341cm" svg:viewBox="0 0 2851 966" draw:points="0,883 2825,0 2838,42 2851,84 26,966 13,925">
          <text:p/>
        </draw:polygon>
        <draw:polygon draw:style-name="gr106" draw:text-style-name="P8" draw:layer="layout" svg:width="0.248cm" svg:height="0.248cm" svg:x="7.819cm" svg:y="6.239cm" svg:viewBox="0 0 249 249" draw:points="0,0 125,249 249,0">
          <text:p/>
        </draw:polygon>
        <draw:polyline draw:style-name="gr93" draw:text-style-name="P8" draw:layer="layout" svg:width="0.248cm" svg:height="0.248cm" svg:x="7.819cm" svg:y="6.239cm" svg:viewBox="0 0 249 249" draw:points="0,0 125,249 249,0 0,0">
          <text:p/>
        </draw:polyline>
        <draw:polygon draw:style-name="gr106" draw:text-style-name="P8" draw:layer="layout" svg:width="0.248cm" svg:height="0.248cm" svg:x="10.643cm" svg:y="5.141cm" svg:viewBox="0 0 249 249" draw:points="0,0 125,249 249,0">
          <text:p/>
        </draw:polygon>
        <draw:polyline draw:style-name="gr93" draw:text-style-name="P8" draw:layer="layout" svg:width="0.248cm" svg:height="0.248cm" svg:x="10.643cm" svg:y="5.141cm" svg:viewBox="0 0 249 249" draw:points="0,0 125,249 249,0 0,0">
          <text:p/>
        </draw:polyline>
        <draw:polygon draw:style-name="gr106" draw:text-style-name="P8" draw:layer="layout" svg:width="0.248cm" svg:height="0.248cm" svg:x="13.468cm" svg:y="4.258cm" svg:viewBox="0 0 249 249" draw:points="0,0 125,249 249,0">
          <text:p/>
        </draw:polygon>
        <draw:polyline draw:style-name="gr93" draw:text-style-name="P8" draw:layer="layout" svg:width="0.248cm" svg:height="0.248cm" svg:x="13.468cm" svg:y="4.258cm" svg:viewBox="0 0 249 249" draw:points="0,0 125,249 249,0 0,0">
          <text:p/>
        </draw:polyline>
        <draw:polygon draw:style-name="gr94" draw:text-style-name="P8" draw:layer="layout" svg:width="0.315cm" svg:height="0.087cm" svg:x="14.063cm" svg:y="5.887cm" svg:viewBox="0 0 316 88" draw:points="0,0 316,0 316,88 0,88">
          <text:p/>
        </draw:polygon>
        <draw:polygon draw:style-name="gr94" draw:text-style-name="P8" draw:layer="layout" svg:width="0.157cm" svg:height="0.157cm" svg:x="14.141cm" svg:y="5.851cm" svg:viewBox="0 0 158 158" draw:points="0,0 0,158 158,158 158,0">
          <text:p/>
        </draw:polygon>
        <draw:polyline draw:style-name="gr93" draw:text-style-name="P8" draw:layer="layout" svg:width="0.157cm" svg:height="0.157cm" svg:x="14.141cm" svg:y="5.851cm" svg:viewBox="0 0 158 158" draw:points="0,0 0,158 158,158 158,0 0,0">
          <text:p/>
        </draw:polyline>
        <draw:polygon draw:style-name="gr95" draw:text-style-name="P8" draw:layer="layout" svg:width="0.315cm" svg:height="0.087cm" svg:x="14.063cm" svg:y="6.68cm" svg:viewBox="0 0 316 88" draw:points="0,0 316,0 316,88 0,88">
          <text:p/>
        </draw:polygon>
        <draw:polygon draw:style-name="gr95" draw:text-style-name="P8" draw:layer="layout" svg:width="0.157cm" svg:height="0.157cm" svg:x="14.141cm" svg:y="6.644cm" svg:viewBox="0 0 158 158" draw:points="0,80 80,158 158,80 80,0">
          <text:p/>
        </draw:polygon>
        <draw:polyline draw:style-name="gr93" draw:text-style-name="P8" draw:layer="layout" svg:width="0.157cm" svg:height="0.157cm" svg:x="14.141cm" svg:y="6.644cm" svg:viewBox="0 0 158 158" draw:points="0,80 80,158 158,80 80,0 0,80">
          <text:p/>
        </draw:polyline>
        <draw:polygon draw:style-name="gr106" draw:text-style-name="P8" draw:layer="layout" svg:width="0.315cm" svg:height="0.087cm" svg:x="14.063cm" svg:y="7.473cm" svg:viewBox="0 0 316 88" draw:points="0,0 316,0 316,88 0,88">
          <text:p/>
        </draw:polygon>
        <draw:polygon draw:style-name="gr106" draw:text-style-name="P8" draw:layer="layout" svg:width="0.157cm" svg:height="0.157cm" svg:x="14.141cm" svg:y="7.437cm" svg:viewBox="0 0 158 158" draw:points="0,0 80,158 158,0">
          <text:p/>
        </draw:polygon>
        <draw:polyline draw:style-name="gr93" draw:text-style-name="P8" draw:layer="layout" svg:width="0.157cm" svg:height="0.157cm" svg:x="14.141cm" svg:y="7.437cm" svg:viewBox="0 0 158 158" draw:points="0,0 80,158 158,0 0,0">
          <text:p/>
        </draw:polyline>
        <draw:frame draw:style-name="gr107" draw:text-style-name="P20" draw:layer="layout" svg:width="1.747cm" svg:height="0.569cm" svg:x="14.438cm" svg:y="5.824cm">
          <draw:text-box>
            <text:p><text:span text:style-name="T13">Zufälliger </text:span></text:p>
          </draw:text-box>
        </draw:frame>
        <draw:frame draw:style-name="gr108" draw:text-style-name="P20" draw:layer="layout" svg:width="2.005cm" svg:height="0.569cm" svg:x="14.438cm" svg:y="6.192cm">
          <draw:text-box>
            <text:p><text:span text:style-name="T13">Algorithmus</text:span></text:p>
          </draw:text-box>
        </draw:frame>
        <draw:frame draw:style-name="gr109" draw:text-style-name="P20" draw:layer="layout" svg:width="2.297cm" svg:height="0.569cm" svg:x="14.438cm" svg:y="6.615cm">
          <draw:text-box>
            <text:p><text:span text:style-name="T13">Einfache Heur</text:span></text:p>
          </draw:text-box>
        </draw:frame>
        <draw:frame draw:style-name="gr91" draw:text-style-name="P20" draw:layer="layout" svg:width="0.595cm" svg:height="0.569cm" svg:x="16.232cm" svg:y="6.615cm">
          <draw:text-box>
            <text:p><text:span text:style-name="T13">-</text:span></text:p>
          </draw:text-box>
        </draw:frame>
        <draw:frame draw:style-name="gr91" draw:text-style-name="P20" draw:layer="layout" svg:width="0.997cm" svg:height="0.569cm" svg:x="14.438cm" svg:y="6.983cm">
          <draw:text-box>
            <text:p><text:span text:style-name="T13">istik</text:span></text:p>
          </draw:text-box>
        </draw:frame>
        <draw:frame draw:style-name="gr110" draw:text-style-name="P20" draw:layer="layout" svg:width="1.954cm" svg:height="0.569cm" svg:x="14.438cm" svg:y="7.407cm">
          <draw:text-box>
            <text:p><text:span text:style-name="T13">Intelligente </text:span></text:p>
          </draw:text-box>
        </draw:frame>
        <draw:frame draw:style-name="gr111" draw:text-style-name="P20" draw:layer="layout" svg:width="1.607cm" svg:height="0.569cm" svg:x="14.438cm" svg:y="7.776cm">
          <draw:text-box>
            <text:p><text:span text:style-name="T13">Heuristik</text:span></text:p>
          </draw:text-box>
        </draw:frame>
        <draw:frame draw:style-name="gr112" draw:text-style-name="P21" draw:layer="layout" svg:width="1.692cm" svg:height="0.603cm" svg:x="9.981cm" svg:y="9.828cm">
          <draw:text-box>
            <text:p><text:span text:style-name="T14">Agenten</text:span></text:p>
          </draw:text-box>
        </draw:frame>
        <draw:frame draw:style-name="gr99" draw:text-style-name="P21" draw:layer="layout" svg:width="1.603cm" svg:height="0.603cm" draw:transform="rotate (1.5707963267946) translate (7.096cm 6.903cm)">
          <draw:text-box>
            <text:p><text:span text:style-name="T14">Qualität</text:span></text:p>
          </draw:text-box>
        </draw:frame>
        <draw:polygon draw:style-name="gr87" draw:text-style-name="P8" draw:layer="layout" svg:width="10.127cm" svg:height="6.977cm" svg:x="6.575cm" svg:y="11.437cm" svg:viewBox="0 0 10128 6978" draw:points="0,0 10128,0 10128,6978 0,6978">
          <text:p/>
        </draw:polygon>
        <draw:polyline draw:style-name="gr88" draw:text-style-name="P8" draw:layer="layout" svg:width="5.808cm" svg:height="5.221cm" svg:x="7.944cm" svg:y="11.761cm" svg:viewBox="0 0 5809 5222" draw:points="2905,5222 0,5222 0,0 5809,0 5809,5222 2905,5222">
          <text:p/>
        </draw:polyline>
        <draw:line draw:style-name="gr88" draw:text-style-name="P8" draw:layer="layout" svg:x1="13.753cm" svg:y1="16.983cm" svg:x2="7.944cm" svg:y2="16.983cm">
          <text:p/>
        </draw:line>
        <draw:line draw:style-name="gr88" draw:text-style-name="P8" draw:layer="layout" svg:x1="13.753cm" svg:y1="16.33cm" svg:x2="7.944cm" svg:y2="16.33cm">
          <text:p/>
        </draw:line>
        <draw:line draw:style-name="gr88" draw:text-style-name="P8" draw:layer="layout" svg:x1="13.753cm" svg:y1="15.677cm" svg:x2="7.944cm" svg:y2="15.677cm">
          <text:p/>
        </draw:line>
        <draw:line draw:style-name="gr88" draw:text-style-name="P8" draw:layer="layout" svg:x1="13.753cm" svg:y1="15.024cm" svg:x2="7.944cm" svg:y2="15.024cm">
          <text:p/>
        </draw:line>
        <draw:line draw:style-name="gr88" draw:text-style-name="P8" draw:layer="layout" svg:x1="13.753cm" svg:y1="14.371cm" svg:x2="7.944cm" svg:y2="14.371cm">
          <text:p/>
        </draw:line>
        <draw:line draw:style-name="gr88" draw:text-style-name="P8" draw:layer="layout" svg:x1="13.753cm" svg:y1="13.718cm" svg:x2="7.944cm" svg:y2="13.718cm">
          <text:p/>
        </draw:line>
        <draw:line draw:style-name="gr88" draw:text-style-name="P8" draw:layer="layout" svg:x1="13.753cm" svg:y1="13.065cm" svg:x2="7.944cm" svg:y2="13.065cm">
          <text:p/>
        </draw:line>
        <draw:line draw:style-name="gr88" draw:text-style-name="P8" draw:layer="layout" svg:x1="13.753cm" svg:y1="12.412cm" svg:x2="7.944cm" svg:y2="12.412cm">
          <text:p/>
        </draw:line>
        <draw:line draw:style-name="gr88" draw:text-style-name="P8" draw:layer="layout" svg:x1="13.753cm" svg:y1="11.76cm" svg:x2="7.944cm" svg:y2="11.76cm">
          <text:p/>
        </draw:line>
        <draw:frame draw:style-name="gr91" draw:text-style-name="P20" draw:layer="layout" svg:width="0.659cm" svg:height="0.569cm" svg:x="8.846cm" svg:y="17.278cm">
          <draw:text-box>
            <text:p><text:span text:style-name="T13">8</text:span></text:p>
          </draw:text-box>
        </draw:frame>
        <draw:frame draw:style-name="gr91" draw:text-style-name="P20" draw:layer="layout" svg:width="0.815cm" svg:height="0.569cm" svg:x="10.701cm" svg:y="17.278cm">
          <draw:text-box>
            <text:p><text:span text:style-name="T13">12</text:span></text:p>
          </draw:text-box>
        </draw:frame>
        <draw:frame draw:style-name="gr91" draw:text-style-name="P20" draw:layer="layout" svg:width="0.815cm" svg:height="0.569cm" svg:x="12.638cm" svg:y="17.278cm">
          <draw:text-box>
            <text:p><text:span text:style-name="T13">16</text:span></text:p>
          </draw:text-box>
        </draw:frame>
        <draw:line draw:style-name="gr88" draw:text-style-name="P8" draw:layer="layout" svg:x1="7.944cm" svg:y1="17.132cm" svg:x2="7.944cm" svg:y2="16.983cm">
          <text:p/>
        </draw:line>
        <draw:line draw:style-name="gr88" draw:text-style-name="P8" draw:layer="layout" svg:x1="9.879cm" svg:y1="17.132cm" svg:x2="9.879cm" svg:y2="16.983cm">
          <text:p/>
        </draw:line>
        <draw:line draw:style-name="gr88" draw:text-style-name="P8" draw:layer="layout" svg:x1="11.816cm" svg:y1="17.132cm" svg:x2="11.816cm" svg:y2="16.983cm">
          <text:p/>
        </draw:line>
        <draw:polyline draw:style-name="gr88" draw:text-style-name="P8" draw:layer="layout" svg:width="0.148cm" svg:height="5.808cm" draw:transform="rotate (1.5707963267946) translate (7.94355489061206cm 17.1321895499405cm)" svg:viewBox="0 0 149 5809" draw:points="0,21696 149,21696 149,15887">
          <text:p/>
        </draw:polyline>
        <draw:frame draw:style-name="gr91" draw:text-style-name="P20" draw:layer="layout" svg:width="0.659cm" svg:height="0.569cm" svg:x="7.544cm" svg:y="16.83cm">
          <draw:text-box>
            <text:p><text:span text:style-name="T13">0</text:span></text:p>
          </draw:text-box>
        </draw:frame>
        <draw:frame draw:style-name="gr91" draw:text-style-name="P20" draw:layer="layout" svg:width="0.815cm" svg:height="0.569cm" svg:x="7.378cm" svg:y="16.171cm">
          <draw:text-box>
            <text:p><text:span text:style-name="T13">10</text:span></text:p>
          </draw:text-box>
        </draw:frame>
        <draw:frame draw:style-name="gr91" draw:text-style-name="P20" draw:layer="layout" svg:width="0.815cm" svg:height="0.569cm" svg:x="7.378cm" svg:y="15.537cm">
          <draw:text-box>
            <text:p><text:span text:style-name="T13">20</text:span></text:p>
          </draw:text-box>
        </draw:frame>
        <draw:frame draw:style-name="gr91" draw:text-style-name="P20" draw:layer="layout" svg:width="0.815cm" svg:height="0.569cm" svg:x="7.378cm" svg:y="14.877cm">
          <draw:text-box>
            <text:p><text:span text:style-name="T13">30</text:span></text:p>
          </draw:text-box>
        </draw:frame>
        <draw:frame draw:style-name="gr91" draw:text-style-name="P20" draw:layer="layout" svg:width="0.815cm" svg:height="0.569cm" svg:x="7.378cm" svg:y="14.218cm">
          <draw:text-box>
            <text:p><text:span text:style-name="T13">40</text:span></text:p>
          </draw:text-box>
        </draw:frame>
        <draw:frame draw:style-name="gr91" draw:text-style-name="P20" draw:layer="layout" svg:width="0.815cm" svg:height="0.569cm" svg:x="7.378cm" svg:y="13.584cm">
          <draw:text-box>
            <text:p><text:span text:style-name="T13">50</text:span></text:p>
          </draw:text-box>
        </draw:frame>
        <draw:frame draw:style-name="gr91" draw:text-style-name="P20" draw:layer="layout" svg:width="0.815cm" svg:height="0.569cm" svg:x="7.378cm" svg:y="12.924cm">
          <draw:text-box>
            <text:p><text:span text:style-name="T13">60</text:span></text:p>
          </draw:text-box>
        </draw:frame>
        <draw:frame draw:style-name="gr91" draw:text-style-name="P20" draw:layer="layout" svg:width="0.815cm" svg:height="0.569cm" svg:x="7.378cm" svg:y="12.264cm">
          <draw:text-box>
            <text:p><text:span text:style-name="T13">70</text:span></text:p>
          </draw:text-box>
        </draw:frame>
        <draw:frame draw:style-name="gr91" draw:text-style-name="P20" draw:layer="layout" svg:width="0.815cm" svg:height="0.569cm" svg:x="7.378cm" svg:y="11.605cm">
          <draw:text-box>
            <text:p><text:span text:style-name="T13">80</text:span></text:p>
          </draw:text-box>
        </draw:frame>
        <draw:line draw:style-name="gr88" draw:text-style-name="P8" draw:layer="layout" svg:x1="7.794cm" svg:y1="16.983cm" svg:x2="7.944cm" svg:y2="16.983cm">
          <text:p/>
        </draw:line>
        <draw:line draw:style-name="gr88" draw:text-style-name="P8" draw:layer="layout" svg:x1="7.794cm" svg:y1="16.33cm" svg:x2="7.944cm" svg:y2="16.33cm">
          <text:p/>
        </draw:line>
        <draw:line draw:style-name="gr88" draw:text-style-name="P8" draw:layer="layout" svg:x1="7.794cm" svg:y1="15.677cm" svg:x2="7.944cm" svg:y2="15.677cm">
          <text:p/>
        </draw:line>
        <draw:line draw:style-name="gr88" draw:text-style-name="P8" draw:layer="layout" svg:x1="7.794cm" svg:y1="15.024cm" svg:x2="7.944cm" svg:y2="15.024cm">
          <text:p/>
        </draw:line>
        <draw:line draw:style-name="gr88" draw:text-style-name="P8" draw:layer="layout" svg:x1="7.794cm" svg:y1="14.371cm" svg:x2="7.944cm" svg:y2="14.371cm">
          <text:p/>
        </draw:line>
        <draw:line draw:style-name="gr88" draw:text-style-name="P8" draw:layer="layout" svg:x1="7.794cm" svg:y1="13.718cm" svg:x2="7.944cm" svg:y2="13.718cm">
          <text:p/>
        </draw:line>
        <draw:line draw:style-name="gr88" draw:text-style-name="P8" draw:layer="layout" svg:x1="7.794cm" svg:y1="13.065cm" svg:x2="7.944cm" svg:y2="13.065cm">
          <text:p/>
        </draw:line>
        <draw:line draw:style-name="gr88" draw:text-style-name="P8" draw:layer="layout" svg:x1="7.794cm" svg:y1="12.412cm" svg:x2="7.944cm" svg:y2="12.412cm">
          <text:p/>
        </draw:line>
        <draw:polyline draw:style-name="gr88" draw:text-style-name="P8" draw:layer="layout" svg:width="0.149cm" svg:height="5.221cm" svg:x="7.794cm" svg:y="11.76cm" svg:viewBox="0 0 150 5222" draw:points="0,0 150,0 150,5222">
          <text:p/>
        </draw:polyline>
        <draw:polygon draw:style-name="gr92" draw:text-style-name="P8" draw:layer="layout" svg:width="0.482cm" svg:height="3.887cm" svg:x="12.058cm" svg:y="13.095cm" svg:viewBox="0 0 483 3888" draw:points="0,3888 483,3888 483,0 0,0">
          <text:p/>
        </draw:polygon>
        <draw:polyline draw:style-name="gr93" draw:text-style-name="P8" draw:layer="layout" svg:width="0.482cm" svg:height="3.887cm" svg:x="12.058cm" svg:y="13.095cm" svg:viewBox="0 0 483 3888" draw:points="0,3888 483,3888 483,0 0,0 0,3888">
          <text:p/>
        </draw:polyline>
        <draw:polygon draw:style-name="gr94" draw:text-style-name="P8" draw:layer="layout" svg:width="0.483cm" svg:height="4.202cm" svg:x="10.121cm" svg:y="12.78cm" svg:viewBox="0 0 484 4203" draw:points="0,4203 484,4203 484,0 0,0">
          <text:p/>
        </draw:polygon>
        <draw:polyline draw:style-name="gr93" draw:text-style-name="P8" draw:layer="layout" svg:width="0.483cm" svg:height="4.202cm" svg:x="10.121cm" svg:y="12.78cm" svg:viewBox="0 0 484 4203" draw:points="0,4203 484,4203 484,0 0,0 0,4203">
          <text:p/>
        </draw:polyline>
        <draw:polygon draw:style-name="gr94" draw:text-style-name="P8" draw:layer="layout" svg:width="0.483cm" svg:height="4.486cm" svg:x="8.185cm" svg:y="12.496cm" svg:viewBox="0 0 484 4487" draw:points="0,4487 484,4487 484,0 0,0">
          <text:p/>
        </draw:polygon>
        <draw:polyline draw:style-name="gr93" draw:text-style-name="P8" draw:layer="layout" svg:width="0.483cm" svg:height="4.486cm" svg:x="8.185cm" svg:y="12.496cm" svg:viewBox="0 0 484 4487" draw:points="0,4487 484,4487 484,0 0,0 0,4487">
          <text:p/>
        </draw:polyline>
        <draw:polygon draw:style-name="gr95" draw:text-style-name="P8" draw:layer="layout" svg:width="0.483cm" svg:height="3.86cm" svg:x="12.542cm" svg:y="13.122cm" svg:viewBox="0 0 484 3861" draw:points="0,3861 484,3861 484,0 0,0">
          <text:p/>
        </draw:polygon>
        <draw:polyline draw:style-name="gr93" draw:text-style-name="P8" draw:layer="layout" svg:width="0.483cm" svg:height="3.86cm" svg:x="12.542cm" svg:y="13.122cm" svg:viewBox="0 0 484 3861" draw:points="0,3861 484,3861 484,0 0,0 0,3861">
          <text:p/>
        </draw:polyline>
        <draw:polygon draw:style-name="gr95" draw:text-style-name="P8" draw:layer="layout" svg:width="0.482cm" svg:height="4.173cm" svg:x="10.606cm" svg:y="12.809cm" svg:viewBox="0 0 483 4174" draw:points="0,4174 483,4174 483,0 0,0">
          <text:p/>
        </draw:polygon>
        <draw:polyline draw:style-name="gr93" draw:text-style-name="P8" draw:layer="layout" svg:width="0.482cm" svg:height="4.173cm" svg:x="10.606cm" svg:y="12.809cm" svg:viewBox="0 0 483 4174" draw:points="0,4174 483,4174 483,0 0,0 0,4174">
          <text:p/>
        </draw:polyline>
        <draw:polygon draw:style-name="gr95" draw:text-style-name="P8" draw:layer="layout" svg:width="0.483cm" svg:height="4.469cm" svg:x="8.669cm" svg:y="12.513cm" svg:viewBox="0 0 484 4470" draw:points="0,4470 484,4470 484,0 0,0">
          <text:p/>
        </draw:polygon>
        <draw:polyline draw:style-name="gr93" draw:text-style-name="P8" draw:layer="layout" svg:width="0.483cm" svg:height="4.469cm" svg:x="8.669cm" svg:y="12.513cm" svg:viewBox="0 0 484 4470" draw:points="0,4470 484,4470 484,0 0,0 0,4470">
          <text:p/>
        </draw:polyline>
        <draw:polygon draw:style-name="gr106" draw:text-style-name="P8" draw:layer="layout" svg:width="0.483cm" svg:height="4.339cm" svg:x="13.026cm" svg:y="12.643cm" svg:viewBox="0 0 484 4340" draw:points="0,4340 484,4340 484,0 0,0">
          <text:p/>
        </draw:polygon>
        <draw:polyline draw:style-name="gr93" draw:text-style-name="P8" draw:layer="layout" svg:width="0.483cm" svg:height="4.339cm" svg:x="13.026cm" svg:y="12.643cm" svg:viewBox="0 0 484 4340" draw:points="0,4340 484,4340 484,0 0,0 0,4340">
          <text:p/>
        </draw:polyline>
        <draw:polygon draw:style-name="gr106" draw:text-style-name="P8" draw:layer="layout" svg:width="0.483cm" svg:height="4.714cm" svg:x="11.089cm" svg:y="12.268cm" svg:viewBox="0 0 484 4715" draw:points="0,4715 484,4715 484,0 0,0">
          <text:p/>
        </draw:polygon>
        <draw:polyline draw:style-name="gr93" draw:text-style-name="P8" draw:layer="layout" svg:width="0.483cm" svg:height="4.714cm" svg:x="11.089cm" svg:y="12.268cm" svg:viewBox="0 0 484 4715" draw:points="0,4715 484,4715 484,0 0,0 0,4715">
          <text:p/>
        </draw:polyline>
        <draw:polygon draw:style-name="gr106" draw:text-style-name="P8" draw:layer="layout" svg:width="0.482cm" svg:height="4.95cm" svg:x="9.154cm" svg:y="12.032cm" svg:viewBox="0 0 483 4951" draw:points="0,4951 483,4951 483,0 0,0">
          <text:p/>
        </draw:polygon>
        <draw:polyline draw:style-name="gr93" draw:text-style-name="P8" draw:layer="layout" svg:width="0.482cm" svg:height="4.95cm" svg:x="9.154cm" svg:y="12.032cm" svg:viewBox="0 0 483 4951" draw:points="0,4951 483,4951 483,0 0,0 0,4951">
          <text:p/>
        </draw:polyline>
        <draw:polygon draw:style-name="gr94" draw:text-style-name="P8" draw:layer="layout" svg:width="0.209cm" svg:height="0.209cm" svg:x="14.116cm" svg:y="13.77cm" svg:viewBox="0 0 210 210" draw:points="0,0 210,0 210,210 0,210">
          <text:p/>
        </draw:polygon>
        <draw:polyline draw:style-name="gr93" draw:text-style-name="P8" draw:layer="layout" svg:width="0.209cm" svg:height="0.209cm" svg:x="14.116cm" svg:y="13.77cm" svg:viewBox="0 0 210 210" draw:points="105,210 0,210 0,0 210,0 210,210 105,210">
          <text:p/>
        </draw:polyline>
        <draw:polygon draw:style-name="gr95" draw:text-style-name="P8" draw:layer="layout" svg:width="0.209cm" svg:height="0.209cm" svg:x="14.116cm" svg:y="14.563cm" svg:viewBox="0 0 210 210" draw:points="0,0 210,0 210,210 0,210">
          <text:p/>
        </draw:polygon>
        <draw:polyline draw:style-name="gr93" draw:text-style-name="P8" draw:layer="layout" svg:width="0.209cm" svg:height="0.209cm" svg:x="14.116cm" svg:y="14.563cm" svg:viewBox="0 0 210 210" draw:points="105,210 0,210 0,0 210,0 210,210 105,210">
          <text:p/>
        </draw:polyline>
        <draw:polygon draw:style-name="gr106" draw:text-style-name="P8" draw:layer="layout" svg:width="0.209cm" svg:height="0.209cm" svg:x="14.116cm" svg:y="15.357cm" svg:viewBox="0 0 210 210" draw:points="0,0 210,0 210,210 0,210">
          <text:p/>
        </draw:polygon>
        <draw:polyline draw:style-name="gr93" draw:text-style-name="P8" draw:layer="layout" svg:width="0.209cm" svg:height="0.209cm" svg:x="14.116cm" svg:y="15.357cm" svg:viewBox="0 0 210 210" draw:points="105,210 0,210 0,0 210,0 210,210 105,210">
          <text:p/>
        </draw:polyline>
        <draw:frame draw:style-name="gr107" draw:text-style-name="P20" draw:layer="layout" svg:width="1.747cm" svg:height="0.569cm" svg:x="14.438cm" svg:y="13.769cm">
          <draw:text-box>
            <text:p><text:span text:style-name="T13">Zufälliger </text:span></text:p>
          </draw:text-box>
        </draw:frame>
        <draw:frame draw:style-name="gr108" draw:text-style-name="P20" draw:layer="layout" svg:width="2.005cm" svg:height="0.569cm" svg:x="14.438cm" svg:y="14.137cm">
          <draw:text-box>
            <text:p><text:span text:style-name="T13">Algorithmus</text:span></text:p>
          </draw:text-box>
        </draw:frame>
        <draw:frame draw:style-name="gr109" draw:text-style-name="P20" draw:layer="layout" svg:width="2.297cm" svg:height="0.569cm" svg:x="14.438cm" svg:y="14.56cm">
          <draw:text-box>
            <text:p><text:span text:style-name="T13">Einfache Heur</text:span></text:p>
          </draw:text-box>
        </draw:frame>
        <draw:frame draw:style-name="gr91" draw:text-style-name="P20" draw:layer="layout" svg:width="0.595cm" svg:height="0.569cm" svg:x="16.232cm" svg:y="14.56cm">
          <draw:text-box>
            <text:p><text:span text:style-name="T13">-</text:span></text:p>
          </draw:text-box>
        </draw:frame>
        <draw:frame draw:style-name="gr91" draw:text-style-name="P20" draw:layer="layout" svg:width="0.997cm" svg:height="0.569cm" svg:x="14.438cm" svg:y="14.928cm">
          <draw:text-box>
            <text:p><text:span text:style-name="T13">istik</text:span></text:p>
          </draw:text-box>
        </draw:frame>
        <draw:frame draw:style-name="gr110" draw:text-style-name="P20" draw:layer="layout" svg:width="1.954cm" svg:height="0.569cm" svg:x="14.438cm" svg:y="15.352cm">
          <draw:text-box>
            <text:p><text:span text:style-name="T13">Intelligente </text:span></text:p>
          </draw:text-box>
        </draw:frame>
        <draw:frame draw:style-name="gr111" draw:text-style-name="P20" draw:layer="layout" svg:width="1.607cm" svg:height="0.569cm" svg:x="14.438cm" svg:y="15.721cm">
          <draw:text-box>
            <text:p><text:span text:style-name="T13">Heuristik</text:span></text:p>
          </draw:text-box>
        </draw:frame>
        <draw:frame draw:style-name="gr112" draw:text-style-name="P21" draw:layer="layout" svg:width="1.692cm" svg:height="0.603cm" svg:x="9.981cm" svg:y="17.773cm">
          <draw:text-box>
            <text:p><text:span text:style-name="T14">Agenten</text:span></text:p>
          </draw:text-box>
        </draw:frame>
        <draw:frame draw:style-name="gr113"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frame draw:style-name="gr85" draw:text-style-name="P8"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4" draw:text-style-name="P5" draw:id="id3" draw:layer="layout" svg:width="3.81cm" svg:height="6.985cm" svg:x="7.937cm" svg:y="6.35cm">
          <text:p text:style-name="P1"><text:span text:style-name="T1">Regelmenge</text:span></text:p>
        </draw:rect>
        <draw:rect draw:style-name="gr114" draw:text-style-name="P5" draw:id="id4" draw:layer="layout" svg:width="4.445cm" svg:height="3.175cm" svg:x="13.335cm" svg:y="6.243cm">
          <text:p text:style-name="P1"><text:span text:style-name="T1">Passende Regeln</text:span></text:p>
        </draw:rect>
        <draw:rect draw:style-name="gr114"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7" draw:layer="layout" svg:width="3.81cm" svg:height="5.715cm" svg:x="19.05cm" svg:y="8.783cm">
          <text:p text:style-name="P1"><text:span text:style-name="T1">Aktionen-</text:span></text:p>
          <text:p text:style-name="P1"><text:span text:style-name="T1">Protokoll</text:span></text:p>
        </draw:rect>
        <draw:rect draw:style-name="gr114" draw:text-style-name="P5" draw:id="id6" draw:layer="layout" svg:width="3.81cm" svg:height="1.905cm" svg:x="19.05cm" svg:y="3.703cm">
          <text:p text:style-name="P1"><text:span text:style-name="T1">Umwelt</text:span></text:p>
        </draw:rect>
        <draw:connector draw:style-name="gr115"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5" draw:text-style-name="P5" draw:layer="layout" draw:type="curve" svg:x1="17.78cm" svg:y1="7.83cm" svg:x2="19.05cm" svg:y2="7.195cm" draw:start-shape="id4" draw:start-glue-point="1" draw:end-shape="id5" draw:end-glue-point="3" svg:d="m17780 7830c952 0 318-635 1270-635">
          <text:p/>
        </draw:connector>
        <draw:connector draw:style-name="gr115" draw:text-style-name="P5" draw:layer="layout" draw:type="curve" svg:x1="22.86cm" svg:y1="7.195cm" svg:x2="22.86cm" svg:y2="4.655cm" draw:start-shape="id5" draw:start-glue-point="1" draw:end-shape="id6" draw:end-glue-point="1" svg:d="m22860 7195c750 0 750-2540 0-2540">
          <text:p/>
        </draw:connector>
        <draw:connector draw:style-name="gr115" draw:text-style-name="P5" draw:layer="layout" draw:type="curve" svg:x1="22.86cm" svg:y1="7.195cm" svg:x2="22.86cm" svg:y2="11.64cm" draw:start-shape="id5" draw:start-glue-point="1" draw:end-shape="id7" draw:end-glue-point="1" svg:d="m22860 7195c750 0 750 4445 0 4445">
          <text:p/>
        </draw:connector>
        <draw:frame draw:style-name="gr116" draw:text-style-name="P5" draw:layer="layout" svg:width="2.615cm" svg:height="0.908cm" svg:x="12.625cm" svg:y="10.378cm">
          <draw:text-box>
            <text:p text:style-name="P1"><text:span text:style-name="T1">Matching</text:span></text:p>
          </draw:text-box>
        </draw:frame>
        <draw:connector draw:style-name="gr117" draw:text-style-name="P5" draw:layer="layout" draw:type="curve" svg:x1="19.05cm" svg:y1="11.64cm" svg:x2="9.842cm" svg:y2="13.335cm" draw:start-shape="id7" draw:start-glue-point="3" draw:end-shape="id3" draw:end-glue-point="2" svg:d="m19050 11640c-5476 0-4563 1098-5496 1709s-3712 736-3712-14">
          <text:p/>
        </draw:connector>
        <draw:frame draw:style-name="gr116" draw:text-style-name="P5" draw:layer="layout" svg:width="3.965cm" svg:height="0.908cm" svg:x="14.605cm" svg:y="12.593cm">
          <draw:text-box>
            <text:p text:style-name="P1"><text:span text:style-name="T1">Fitness-Update</text:span></text:p>
          </draw:text-box>
        </draw:frame>
        <draw:g>
          <draw:polygon draw:style-name="gr118"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rect draw:style-name="gr114" draw:text-style-name="P22" draw:id="id9" draw:layer="layout" svg:width="3.81cm" svg:height="6.985cm" svg:x="1.905cm" svg:y="6.986cm">
          <text:p text:style-name="P23"><text:span text:style-name="T1">Agent</text:span></text:p>
        </draw:rect>
        <draw:rect draw:style-name="gr114" draw:text-style-name="P5" draw:id="id10" draw:layer="layout" svg:width="3.81cm" svg:height="6.985cm" svg:x="6.985cm" svg:y="6.986cm">
          <text:p text:style-name="P1"><text:span text:style-name="T1">Regelmenge</text:span></text:p>
        </draw:rect>
        <draw:rect draw:style-name="gr114" draw:text-style-name="P5" draw:id="id11" draw:layer="layout" svg:width="4.445cm" svg:height="3.175cm" svg:x="12.065cm" svg:y="6.986cm">
          <text:p text:style-name="P1"><text:span text:style-name="T1">Passende Regeln</text:span></text:p>
        </draw:rect>
        <draw:rect draw:style-name="gr114"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13" draw:layer="layout" svg:width="3.81cm" svg:height="5.715cm" svg:x="17.78cm" svg:y="9.526cm">
          <text:p text:style-name="P1"><text:span text:style-name="T1">Aktionen-</text:span></text:p>
          <text:p text:style-name="P1"><text:span text:style-name="T1">Protokoll</text:span></text:p>
        </draw:rect>
        <draw:rect draw:style-name="gr114" draw:text-style-name="P5" draw:id="id8" draw:layer="layout" svg:width="3.81cm" svg:height="1.905cm" svg:x="17.78cm" svg:y="4.446cm">
          <text:p text:style-name="P1"><text:span text:style-name="T1">Umwelt</text:span></text:p>
        </draw:rect>
        <draw:connector draw:style-name="gr120"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5"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5" draw:text-style-name="P5" draw:layer="layout" draw:type="curve" svg:x1="16.51cm" svg:y1="8.573cm" svg:x2="17.78cm" svg:y2="7.938cm" draw:start-shape="id11" draw:start-glue-point="1" draw:end-shape="id12" draw:end-glue-point="3" svg:d="m16510 8573c952 0 318-635 1270-635">
          <text:p/>
        </draw:connector>
        <draw:connector draw:style-name="gr115" draw:text-style-name="P5" draw:layer="layout" draw:type="curve" svg:x1="21.59cm" svg:y1="7.938cm" svg:x2="21.59cm" svg:y2="5.398cm" draw:start-shape="id12" draw:start-glue-point="1" draw:end-shape="id8" draw:end-glue-point="1" svg:d="m21590 7938c750 0 750-2540 0-2540">
          <text:p/>
        </draw:connector>
        <draw:connector draw:style-name="gr115" draw:text-style-name="P5" draw:layer="layout" draw:type="curve" svg:x1="21.59cm" svg:y1="7.938cm" svg:x2="21.59cm" svg:y2="12.383cm" draw:start-shape="id12" draw:start-glue-point="1" draw:end-shape="id13" draw:end-glue-point="1" svg:d="m21590 7938c750 0 750 4445 0 4445">
          <text:p/>
        </draw:connector>
        <draw:connector draw:style-name="gr117" draw:text-style-name="P5" draw:layer="layout" draw:type="curve" svg:x1="3.81cm" svg:y1="13.971cm" svg:x2="19.685cm" svg:y2="15.241cm" draw:start-shape="id9" draw:start-glue-point="2" draw:end-shape="id13" draw:end-glue-point="2" svg:d="m3810 13971c0 2655 15875 2020 15875 1270">
          <text:p/>
        </draw:connector>
        <draw:frame draw:style-name="gr116" draw:text-style-name="P5" draw:layer="layout" svg:width="2.615cm" svg:height="0.908cm" svg:x="11.355cm" svg:y="11.121cm">
          <draw:text-box>
            <text:p text:style-name="P1"><text:span text:style-name="T1">Matching</text:span></text:p>
          </draw:text-box>
        </draw:frame>
        <draw:connector draw:style-name="gr117" draw:text-style-name="P5" draw:layer="layout" draw:type="curve" svg:x1="17.78cm" svg:y1="12.383cm" svg:x2="8.89cm" svg:y2="13.971cm" draw:start-shape="id13" draw:start-glue-point="3" draw:end-shape="id10" draw:end-glue-point="2" svg:d="m17780 12383c-5238 0-4365 1044-5278 1629s-3612 709-3612-41">
          <text:p/>
        </draw:connector>
        <draw:frame draw:style-name="gr116" draw:text-style-name="P5" draw:layer="layout" svg:width="4.041cm" svg:height="0.908cm" svg:x="9.929cm" svg:y="16.201cm">
          <draw:text-box>
            <text:p text:style-name="P1"><text:span text:style-name="T1">Rewardfunktion</text:span></text:p>
          </draw:text-box>
        </draw:frame>
        <draw:frame draw:style-name="gr116" draw:text-style-name="P5" draw:layer="layout" svg:width="3.965cm" svg:height="0.908cm" svg:x="13.335cm" svg:y="13.336cm">
          <draw:text-box>
            <text:p text:style-name="P1"><text:span text:style-name="T1">Fitness-Update</text:span></text:p>
          </draw:text-box>
        </draw:frame>
        <draw:connector draw:style-name="gr121" draw:text-style-name="P5" draw:layer="layout" draw:type="line" svg:x1="5.715cm" svg:y1="10.478cm" svg:x2="6.985cm" svg:y2="10.478cm" draw:start-shape="id9" draw:start-glue-point="1" draw:end-shape="id10" draw:end-glue-point="3" svg:d="m5715 10478h1270">
          <text:p/>
        </draw:connector>
        <draw:g>
          <draw:polygon draw:style-name="gr118"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7" draw:text-style-name="P8" draw:layer="layout" svg:width="12.667cm" svg:height="6.952cm" svg:x="6.018cm" svg:y="4.445cm" svg:viewBox="0 0 12668 6953" draw:points="0,0 12668,0 12668,6953 0,6953">
          <text:p/>
        </draw:polygon>
        <draw:polyline draw:style-name="gr88" draw:text-style-name="P8" draw:layer="layout" svg:width="8.193cm" svg:height="5.2cm" svg:x="7.489cm" svg:y="4.768cm" svg:viewBox="0 0 8194 5201" draw:points="4096,5201 0,5201 0,0 8194,0 8194,5201 4096,5201">
          <text:p/>
        </draw:polyline>
        <draw:line draw:style-name="gr88" draw:text-style-name="P8" draw:layer="layout" svg:x1="15.683cm" svg:y1="9.969cm" svg:x2="7.489cm" svg:y2="9.969cm">
          <text:p/>
        </draw:line>
        <draw:line draw:style-name="gr88" draw:text-style-name="P8" draw:layer="layout" svg:x1="15.683cm" svg:y1="9.391cm" svg:x2="7.489cm" svg:y2="9.391cm">
          <text:p/>
        </draw:line>
        <draw:line draw:style-name="gr88" draw:text-style-name="P8" draw:layer="layout" svg:x1="15.683cm" svg:y1="8.812cm" svg:x2="7.489cm" svg:y2="8.812cm">
          <text:p/>
        </draw:line>
        <draw:line draw:style-name="gr88" draw:text-style-name="P8" draw:layer="layout" svg:x1="15.683cm" svg:y1="8.235cm" svg:x2="7.489cm" svg:y2="8.235cm">
          <text:p/>
        </draw:line>
        <draw:line draw:style-name="gr88" draw:text-style-name="P8" draw:layer="layout" svg:x1="15.683cm" svg:y1="7.657cm" svg:x2="7.489cm" svg:y2="7.657cm">
          <text:p/>
        </draw:line>
        <draw:line draw:style-name="gr88" draw:text-style-name="P8" draw:layer="layout" svg:x1="15.683cm" svg:y1="7.079cm" svg:x2="7.489cm" svg:y2="7.079cm">
          <text:p/>
        </draw:line>
        <draw:line draw:style-name="gr88" draw:text-style-name="P8" draw:layer="layout" svg:x1="15.683cm" svg:y1="6.501cm" svg:x2="7.489cm" svg:y2="6.501cm">
          <text:p/>
        </draw:line>
        <draw:line draw:style-name="gr88" draw:text-style-name="P8" draw:layer="layout" svg:x1="15.683cm" svg:y1="5.923cm" svg:x2="7.489cm" svg:y2="5.923cm">
          <text:p/>
        </draw:line>
        <draw:line draw:style-name="gr88" draw:text-style-name="P8" draw:layer="layout" svg:x1="15.683cm" svg:y1="5.345cm" svg:x2="7.489cm" svg:y2="5.345cm">
          <text:p/>
        </draw:line>
        <draw:line draw:style-name="gr88" draw:text-style-name="P8" draw:layer="layout" svg:x1="15.683cm" svg:y1="4.767cm" svg:x2="7.489cm" svg:y2="4.767cm">
          <text:p/>
        </draw:line>
        <draw:frame draw:style-name="gr101" draw:text-style-name="P20" draw:layer="layout" svg:width="0.659cm" svg:height="0.569cm" svg:x="7.406cm" svg:y="10.248cm">
          <draw:text-box>
            <text:p><text:span text:style-name="T13">0</text:span></text:p>
          </draw:text-box>
        </draw:frame>
        <draw:frame draw:style-name="gr101" draw:text-style-name="P20" draw:layer="layout" svg:width="0.972cm" svg:height="0.569cm" svg:x="8.156cm" svg:y="10.248cm">
          <draw:text-box>
            <text:p><text:span text:style-name="T13">500</text:span></text:p>
          </draw:text-box>
        </draw:frame>
        <draw:frame draw:style-name="gr122" draw:text-style-name="P20" draw:layer="layout" svg:width="1.129cm" svg:height="0.569cm" svg:x="8.989cm" svg:y="10.248cm">
          <draw:text-box>
            <text:p><text:span text:style-name="T13">1000</text:span></text:p>
          </draw:text-box>
        </draw:frame>
        <draw:frame draw:style-name="gr122" draw:text-style-name="P20" draw:layer="layout" svg:width="1.129cm" svg:height="0.569cm" svg:x="9.905cm" svg:y="10.248cm">
          <draw:text-box>
            <text:p><text:span text:style-name="T13">1500</text:span></text:p>
          </draw:text-box>
        </draw:frame>
        <draw:frame draw:style-name="gr122" draw:text-style-name="P20" draw:layer="layout" svg:width="1.129cm" svg:height="0.569cm" svg:x="10.822cm" svg:y="10.248cm">
          <draw:text-box>
            <text:p><text:span text:style-name="T13">2000</text:span></text:p>
          </draw:text-box>
        </draw:frame>
        <draw:frame draw:style-name="gr122" draw:text-style-name="P20" draw:layer="layout" svg:width="1.129cm" svg:height="0.569cm" svg:x="11.738cm" svg:y="10.248cm">
          <draw:text-box>
            <text:p><text:span text:style-name="T13">2500</text:span></text:p>
          </draw:text-box>
        </draw:frame>
        <draw:frame draw:style-name="gr122" draw:text-style-name="P20" draw:layer="layout" svg:width="1.129cm" svg:height="0.569cm" svg:x="12.627cm" svg:y="10.248cm">
          <draw:text-box>
            <text:p><text:span text:style-name="T13">3000</text:span></text:p>
          </draw:text-box>
        </draw:frame>
        <draw:frame draw:style-name="gr122" draw:text-style-name="P20" draw:layer="layout" svg:width="1.129cm" svg:height="0.569cm" svg:x="13.542cm" svg:y="10.248cm">
          <draw:text-box>
            <text:p><text:span text:style-name="T13">3500</text:span></text:p>
          </draw:text-box>
        </draw:frame>
        <draw:frame draw:style-name="gr122" draw:text-style-name="P20" draw:layer="layout" svg:width="1.129cm" svg:height="0.569cm" svg:x="14.459cm" svg:y="10.248cm">
          <draw:text-box>
            <text:p><text:span text:style-name="T13">4000</text:span></text:p>
          </draw:text-box>
        </draw:frame>
        <draw:frame draw:style-name="gr122" draw:text-style-name="P20" draw:layer="layout" svg:width="1.129cm" svg:height="0.569cm" svg:x="15.376cm" svg:y="10.248cm">
          <draw:text-box>
            <text:p><text:span text:style-name="T13">4500</text:span></text:p>
          </draw:text-box>
        </draw:frame>
        <draw:line draw:style-name="gr88" draw:text-style-name="P8" draw:layer="layout" svg:x1="7.489cm" svg:y1="10.118cm" svg:x2="7.489cm" svg:y2="9.969cm">
          <text:p/>
        </draw:line>
        <draw:line draw:style-name="gr88" draw:text-style-name="P8" draw:layer="layout" svg:x1="8.399cm" svg:y1="10.118cm" svg:x2="8.399cm" svg:y2="9.969cm">
          <text:p/>
        </draw:line>
        <draw:line draw:style-name="gr88" draw:text-style-name="P8" draw:layer="layout" svg:x1="9.309cm" svg:y1="10.118cm" svg:x2="9.309cm" svg:y2="9.969cm">
          <text:p/>
        </draw:line>
        <draw:line draw:style-name="gr88" draw:text-style-name="P8" draw:layer="layout" svg:x1="10.22cm" svg:y1="10.118cm" svg:x2="10.22cm" svg:y2="9.969cm">
          <text:p/>
        </draw:line>
        <draw:line draw:style-name="gr88" draw:text-style-name="P8" draw:layer="layout" svg:x1="11.131cm" svg:y1="10.118cm" svg:x2="11.131cm" svg:y2="9.969cm">
          <text:p/>
        </draw:line>
        <draw:line draw:style-name="gr88" draw:text-style-name="P8" draw:layer="layout" svg:x1="12.04cm" svg:y1="10.118cm" svg:x2="12.04cm" svg:y2="9.969cm">
          <text:p/>
        </draw:line>
        <draw:line draw:style-name="gr88" draw:text-style-name="P8" draw:layer="layout" svg:x1="12.951cm" svg:y1="10.118cm" svg:x2="12.951cm" svg:y2="9.969cm">
          <text:p/>
        </draw:line>
        <draw:line draw:style-name="gr88" draw:text-style-name="P8" draw:layer="layout" svg:x1="13.862cm" svg:y1="10.118cm" svg:x2="13.862cm" svg:y2="9.969cm">
          <text:p/>
        </draw:line>
        <draw:line draw:style-name="gr88" draw:text-style-name="P8" draw:layer="layout" svg:x1="14.772cm" svg:y1="10.118cm" svg:x2="14.772cm" svg:y2="9.969cm">
          <text:p/>
        </draw:line>
        <draw:polyline draw:style-name="gr88" draw:text-style-name="P8" draw:layer="layout" svg:width="0.148cm" svg:height="8.193cm" draw:transform="rotate (1.5707963267946) translate (7.48917725594942cm 10.11819749218cm)" svg:viewBox="0 0 149 8194" draw:points="0,23172 149,23172 149,14978">
          <text:p/>
        </draw:polyline>
        <draw:frame draw:style-name="gr101" draw:text-style-name="P20" draw:layer="layout" svg:width="0.659cm" svg:height="0.569cm" svg:x="7.073cm" svg:y="9.827cm">
          <draw:text-box>
            <text:p><text:span text:style-name="T13">0</text:span></text:p>
          </draw:text-box>
        </draw:frame>
        <draw:frame draw:style-name="gr101" draw:text-style-name="P20" draw:layer="layout" svg:width="0.659cm" svg:height="0.569cm" svg:x="7.073cm" svg:y="9.248cm">
          <draw:text-box>
            <text:p><text:span text:style-name="T13">5</text:span></text:p>
          </draw:text-box>
        </draw:frame>
        <draw:frame draw:style-name="gr101" draw:text-style-name="P20" draw:layer="layout" svg:width="0.815cm" svg:height="0.569cm" svg:x="6.935cm" svg:y="8.668cm">
          <draw:text-box>
            <text:p><text:span text:style-name="T13">10</text:span></text:p>
          </draw:text-box>
        </draw:frame>
        <draw:frame draw:style-name="gr101" draw:text-style-name="P20" draw:layer="layout" svg:width="0.815cm" svg:height="0.569cm" svg:x="6.935cm" svg:y="8.089cm">
          <draw:text-box>
            <text:p><text:span text:style-name="T13">15</text:span></text:p>
          </draw:text-box>
        </draw:frame>
        <draw:frame draw:style-name="gr101" draw:text-style-name="P20" draw:layer="layout" svg:width="0.815cm" svg:height="0.569cm" svg:x="6.935cm" svg:y="7.509cm">
          <draw:text-box>
            <text:p><text:span text:style-name="T13">20</text:span></text:p>
          </draw:text-box>
        </draw:frame>
        <draw:frame draw:style-name="gr101" draw:text-style-name="P20" draw:layer="layout" svg:width="0.815cm" svg:height="0.569cm" svg:x="6.935cm" svg:y="6.93cm">
          <draw:text-box>
            <text:p><text:span text:style-name="T13">25</text:span></text:p>
          </draw:text-box>
        </draw:frame>
        <draw:frame draw:style-name="gr101" draw:text-style-name="P20" draw:layer="layout" svg:width="0.815cm" svg:height="0.569cm" svg:x="6.935cm" svg:y="6.351cm">
          <draw:text-box>
            <text:p><text:span text:style-name="T13">30</text:span></text:p>
          </draw:text-box>
        </draw:frame>
        <draw:frame draw:style-name="gr101" draw:text-style-name="P20" draw:layer="layout" svg:width="0.815cm" svg:height="0.569cm" svg:x="6.935cm" svg:y="5.772cm">
          <draw:text-box>
            <text:p><text:span text:style-name="T13">35</text:span></text:p>
          </draw:text-box>
        </draw:frame>
        <draw:frame draw:style-name="gr101" draw:text-style-name="P20" draw:layer="layout" svg:width="0.815cm" svg:height="0.569cm" svg:x="6.935cm" svg:y="5.191cm">
          <draw:text-box>
            <text:p><text:span text:style-name="T13">40</text:span></text:p>
          </draw:text-box>
        </draw:frame>
        <draw:frame draw:style-name="gr101" draw:text-style-name="P20" draw:layer="layout" svg:width="0.815cm" svg:height="0.569cm" svg:x="6.935cm" svg:y="4.612cm">
          <draw:text-box>
            <text:p><text:span text:style-name="T13">45</text:span></text:p>
          </draw:text-box>
        </draw:frame>
        <draw:line draw:style-name="gr88" draw:text-style-name="P8" draw:layer="layout" svg:x1="7.34cm" svg:y1="9.969cm" svg:x2="7.49cm" svg:y2="9.969cm">
          <text:p/>
        </draw:line>
        <draw:line draw:style-name="gr88" draw:text-style-name="P8" draw:layer="layout" svg:x1="7.34cm" svg:y1="9.391cm" svg:x2="7.49cm" svg:y2="9.391cm">
          <text:p/>
        </draw:line>
        <draw:line draw:style-name="gr88" draw:text-style-name="P8" draw:layer="layout" svg:x1="7.34cm" svg:y1="8.812cm" svg:x2="7.49cm" svg:y2="8.812cm">
          <text:p/>
        </draw:line>
        <draw:line draw:style-name="gr88" draw:text-style-name="P8" draw:layer="layout" svg:x1="7.34cm" svg:y1="8.235cm" svg:x2="7.49cm" svg:y2="8.235cm">
          <text:p/>
        </draw:line>
        <draw:line draw:style-name="gr88" draw:text-style-name="P8" draw:layer="layout" svg:x1="7.34cm" svg:y1="7.657cm" svg:x2="7.49cm" svg:y2="7.657cm">
          <text:p/>
        </draw:line>
        <draw:line draw:style-name="gr88" draw:text-style-name="P8" draw:layer="layout" svg:x1="7.34cm" svg:y1="7.079cm" svg:x2="7.49cm" svg:y2="7.079cm">
          <text:p/>
        </draw:line>
        <draw:line draw:style-name="gr88" draw:text-style-name="P8" draw:layer="layout" svg:x1="7.34cm" svg:y1="6.5cm" svg:x2="7.49cm" svg:y2="6.5cm">
          <text:p/>
        </draw:line>
        <draw:line draw:style-name="gr88" draw:text-style-name="P8" draw:layer="layout" svg:x1="7.34cm" svg:y1="5.923cm" svg:x2="7.49cm" svg:y2="5.923cm">
          <text:p/>
        </draw:line>
        <draw:line draw:style-name="gr88" draw:text-style-name="P8" draw:layer="layout" svg:x1="7.34cm" svg:y1="5.345cm" svg:x2="7.49cm" svg:y2="5.345cm">
          <text:p/>
        </draw:line>
        <draw:polyline draw:style-name="gr88" draw:text-style-name="P8" draw:layer="layout" svg:width="0.149cm" svg:height="5.2cm" svg:x="7.34cm" svg:y="4.767cm" svg:viewBox="0 0 150 5201" draw:points="0,0 150,0 150,5201">
          <text:p/>
        </draw:polyline>
        <draw:polygon draw:style-name="gr92" draw:text-style-name="P8" draw:layer="layout" svg:width="0.187cm" svg:height="0.155cm" svg:x="7.584cm" svg:y="8.093cm" svg:viewBox="0 0 188 156" draw:points="0,81 146,0 167,38 188,76 42,156 21,118">
          <text:p/>
        </draw:polygon>
        <draw:polygon draw:style-name="gr92" draw:text-style-name="P8" draw:layer="layout" svg:width="0.02cm" svg:height="0.043cm" svg:x="7.73cm" svg:y="8.087cm" svg:viewBox="0 0 21 44" draw:points="21,44 0,6 7,2 14,1 16,0">
          <text:p/>
        </draw:polygon>
        <draw:polygon draw:style-name="gr92" draw:text-style-name="P8" draw:layer="layout" svg:width="0.213cm" svg:height="0.109cm" svg:x="7.746cm" svg:y="8.064cm" svg:viewBox="0 0 214 110" draw:points="0,23 204,0 209,44 214,88 10,110 5,67">
          <text:p/>
        </draw:polygon>
        <draw:polygon draw:style-name="gr92" draw:text-style-name="P8" draw:layer="layout" svg:width="0.004cm" svg:height="0.043cm" svg:x="7.95cm" svg:y="8.064cm" svg:viewBox="0 0 5 44" draw:points="5,44 0,0 1,0">
          <text:p/>
        </draw:polygon>
        <draw:polygon draw:style-name="gr92" draw:text-style-name="P8" draw:layer="layout" svg:width="0.269cm" svg:height="0.109cm" svg:x="7.951cm" svg:y="8.041cm" svg:viewBox="0 0 270 110" draw:points="0,23 262,0 266,44 270,88 8,110 4,67">
          <text:p/>
        </draw:polygon>
        <draw:polygon draw:style-name="gr92" draw:text-style-name="P8" draw:layer="layout" svg:width="0.007cm" svg:height="0.043cm" svg:x="8.217cm" svg:y="8.085cm" svg:viewBox="0 0 8 44" draw:points="0,0 8,43 4,44">
          <text:p/>
        </draw:polygon>
        <draw:polygon draw:style-name="gr92" draw:text-style-name="P8" draw:layer="layout" svg:width="0.335cm" svg:height="0.143cm" svg:x="8.209cm" svg:y="7.983cm" svg:viewBox="0 0 336 144" draw:points="0,59 320,0 328,43 336,86 16,144 8,102">
          <text:p/>
        </draw:polygon>
        <draw:polygon draw:style-name="gr92" draw:text-style-name="P8" draw:layer="layout" svg:width="0.011cm" svg:height="0.042cm" svg:x="8.537cm" svg:y="8.026cm" svg:viewBox="0 0 12 43" draw:points="0,0 12,42 8,43">
          <text:p/>
        </draw:polygon>
        <draw:polygon draw:style-name="gr92" draw:text-style-name="P8" draw:layer="layout" svg:width="0.402cm" svg:height="0.186cm" svg:x="8.525cm" svg:y="7.881cm" svg:viewBox="0 0 403 187" draw:points="0,104 379,0 391,42 403,84 24,187 12,145">
          <text:p/>
        </draw:polygon>
        <draw:polygon draw:style-name="gr92" draw:text-style-name="P8" draw:layer="layout" svg:width="0.011cm" svg:height="0.042cm" svg:x="8.904cm" svg:y="7.88cm" svg:viewBox="0 0 12 43" draw:points="12,43 0,1 2,0">
          <text:p/>
        </draw:polygon>
        <draw:polygon draw:style-name="gr92" draw:text-style-name="P8" draw:layer="layout" svg:width="0.456cm" svg:height="0.189cm" svg:x="8.906cm" svg:y="7.775cm" svg:viewBox="0 0 457 190" draw:points="0,105 437,0 447,43 457,86 20,190 10,147">
          <text:p/>
        </draw:polygon>
        <draw:polygon draw:style-name="gr92" draw:text-style-name="P8" draw:layer="layout" svg:width="0.014cm" svg:height="0.042cm" svg:x="9.353cm" svg:y="7.818cm" svg:viewBox="0 0 15 43" draw:points="0,0 15,41 10,43">
          <text:p/>
        </draw:polygon>
        <draw:polygon draw:style-name="gr92" draw:text-style-name="P8" draw:layer="layout" svg:width="2.36cm" svg:height="0.935cm" svg:x="9.338cm" svg:y="6.923cm" svg:viewBox="0 0 2361 936" draw:points="0,854 2331,0 2346,41 2361,82 30,936 15,895">
          <text:p/>
        </draw:polygon>
        <draw:polygon draw:style-name="gr92" draw:text-style-name="P8" draw:layer="layout" svg:width="0.018cm" svg:height="0.04cm" svg:x="11.684cm" svg:y="6.964cm" svg:viewBox="0 0 19 41" draw:points="0,0 19,40 15,41">
          <text:p/>
        </draw:polygon>
        <draw:polygon draw:style-name="gr92" draw:text-style-name="P8" draw:layer="layout" svg:width="3.299cm" svg:height="1.605cm" svg:x="11.665cm" svg:y="5.398cm" svg:viewBox="0 0 3300 1606" draw:points="0,1527 3263,0 3281,40 3300,80 38,1606 19,1567">
          <text:p/>
        </draw:polygon>
        <draw:polygon draw:style-name="gr92" draw:text-style-name="P8" draw:layer="layout" svg:width="0.248cm" svg:height="0.248cm" svg:x="7.48cm" svg:y="8.087cm" svg:viewBox="0 0 249 249" draw:points="0,0 0,249 249,249 249,0">
          <text:p/>
        </draw:polygon>
        <draw:polyline draw:style-name="gr93" draw:text-style-name="P8" draw:layer="layout" svg:width="0.248cm" svg:height="0.248cm" svg:x="7.48cm" svg:y="8.087cm" svg:viewBox="0 0 249 249" draw:points="0,0 0,249 249,249 249,0 0,0">
          <text:p/>
        </draw:polyline>
        <draw:polygon draw:style-name="gr94" draw:text-style-name="P8" draw:layer="layout" svg:width="0.248cm" svg:height="0.248cm" svg:x="7.626cm" svg:y="8.006cm" svg:viewBox="0 0 249 249" draw:points="0,0 0,249 249,249 249,0">
          <text:p/>
        </draw:polygon>
        <draw:polyline draw:style-name="gr93" draw:text-style-name="P8" draw:layer="layout" svg:width="0.248cm" svg:height="0.248cm" svg:x="7.626cm" svg:y="8.006cm" svg:viewBox="0 0 249 249" draw:points="0,0 0,249 249,249 249,0 0,0">
          <text:p/>
        </draw:polyline>
        <draw:polygon draw:style-name="gr94" draw:text-style-name="P8" draw:layer="layout" svg:width="0.248cm" svg:height="0.248cm" svg:x="7.83cm" svg:y="7.983cm" svg:viewBox="0 0 249 249" draw:points="0,0 0,249 249,249 249,0">
          <text:p/>
        </draw:polygon>
        <draw:polyline draw:style-name="gr93" draw:text-style-name="P8" draw:layer="layout" svg:width="0.248cm" svg:height="0.248cm" svg:x="7.83cm" svg:y="7.983cm" svg:viewBox="0 0 249 249" draw:points="0,0 0,249 249,249 249,0 0,0">
          <text:p/>
        </draw:polyline>
        <draw:polygon draw:style-name="gr94" draw:text-style-name="P8" draw:layer="layout" svg:width="0.248cm" svg:height="0.248cm" svg:x="8.093cm" svg:y="7.96cm" svg:viewBox="0 0 249 249" draw:points="0,0 0,249 249,249 249,0">
          <text:p/>
        </draw:polygon>
        <draw:polyline draw:style-name="gr93" draw:text-style-name="P8" draw:layer="layout" svg:width="0.248cm" svg:height="0.248cm" svg:x="8.093cm" svg:y="7.96cm" svg:viewBox="0 0 249 249" draw:points="0,0 0,249 249,249 249,0 0,0">
          <text:p/>
        </draw:polyline>
        <draw:polygon draw:style-name="gr94" draw:text-style-name="P8" draw:layer="layout" svg:width="0.248cm" svg:height="0.248cm" svg:x="8.413cm" svg:y="7.902cm" svg:viewBox="0 0 249 249" draw:points="0,0 0,249 249,249 249,0">
          <text:p/>
        </draw:polygon>
        <draw:polyline draw:style-name="gr93" draw:text-style-name="P8" draw:layer="layout" svg:width="0.248cm" svg:height="0.248cm" svg:x="8.413cm" svg:y="7.902cm" svg:viewBox="0 0 249 249" draw:points="0,0 0,249 249,249 249,0 0,0">
          <text:p/>
        </draw:polyline>
        <draw:polygon draw:style-name="gr94" draw:text-style-name="P8" draw:layer="layout" svg:width="0.248cm" svg:height="0.248cm" svg:x="8.792cm" svg:y="7.798cm" svg:viewBox="0 0 249 249" draw:points="0,0 0,249 249,249 249,0">
          <text:p/>
        </draw:polygon>
        <draw:polyline draw:style-name="gr93" draw:text-style-name="P8" draw:layer="layout" svg:width="0.248cm" svg:height="0.248cm" svg:x="8.792cm" svg:y="7.798cm" svg:viewBox="0 0 249 249" draw:points="0,0 0,249 249,249 249,0 0,0">
          <text:p/>
        </draw:polyline>
        <draw:polygon draw:style-name="gr94" draw:text-style-name="P8" draw:layer="layout" svg:width="0.248cm" svg:height="0.248cm" svg:x="9.229cm" svg:y="7.694cm" svg:viewBox="0 0 249 249" draw:points="0,0 0,249 249,249 249,0">
          <text:p/>
        </draw:polygon>
        <draw:polyline draw:style-name="gr93" draw:text-style-name="P8" draw:layer="layout" svg:width="0.248cm" svg:height="0.248cm" svg:x="9.229cm" svg:y="7.694cm" svg:viewBox="0 0 249 249" draw:points="0,0 0,249 249,249 249,0 0,0">
          <text:p/>
        </draw:polyline>
        <draw:polygon draw:style-name="gr94" draw:text-style-name="P8" draw:layer="layout" svg:width="0.248cm" svg:height="0.248cm" svg:x="11.56cm" svg:y="6.84cm" svg:viewBox="0 0 249 249" draw:points="0,0 0,249 249,249 249,0">
          <text:p/>
        </draw:polygon>
        <draw:polyline draw:style-name="gr93" draw:text-style-name="P8" draw:layer="layout" svg:width="0.248cm" svg:height="0.248cm" svg:x="11.56cm" svg:y="6.84cm" svg:viewBox="0 0 249 249" draw:points="0,0 0,249 249,249 249,0 0,0">
          <text:p/>
        </draw:polyline>
        <draw:polygon draw:style-name="gr94" draw:text-style-name="P8" draw:layer="layout" svg:width="0.248cm" svg:height="0.248cm" svg:x="14.822cm" svg:y="5.313cm" svg:viewBox="0 0 249 249" draw:points="0,0 0,249 249,249 249,0">
          <text:p/>
        </draw:polygon>
        <draw:polyline draw:style-name="gr93" draw:text-style-name="P8" draw:layer="layout" svg:width="0.248cm" svg:height="0.248cm" svg:x="14.822cm" svg:y="5.313cm" svg:viewBox="0 0 249 249" draw:points="0,0 0,249 249,249 249,0 0,0">
          <text:p/>
        </draw:polyline>
        <draw:polygon draw:style-name="gr94" draw:text-style-name="P8" draw:layer="layout" svg:width="0.315cm" svg:height="0.087cm" svg:x="16.362cm" svg:y="7.805cm" svg:viewBox="0 0 316 88" draw:points="0,0 316,0 316,88 0,88">
          <text:p/>
        </draw:polygon>
        <draw:polygon draw:style-name="gr94" draw:text-style-name="P8" draw:layer="layout" svg:width="0.158cm" svg:height="0.157cm" svg:x="16.441cm" svg:y="7.769cm" svg:viewBox="0 0 159 158" draw:points="0,0 0,158 159,158 159,0">
          <text:p/>
        </draw:polygon>
        <draw:polyline draw:style-name="gr93" draw:text-style-name="P8" draw:layer="layout" svg:width="0.158cm" svg:height="0.157cm" svg:x="16.441cm" svg:y="7.769cm" svg:viewBox="0 0 159 158" draw:points="0,0 0,158 159,158 159,0 0,0">
          <text:p/>
        </draw:polyline>
        <draw:frame draw:style-name="gr102" draw:text-style-name="P20" draw:layer="layout" svg:width="2.018cm" svg:height="0.569cm" svg:x="16.736cm" svg:y="7.746cm">
          <draw:text-box>
            <text:p><text:span text:style-name="T13">500 Schritte</text:span></text:p>
          </draw:text-box>
        </draw:frame>
        <draw:frame draw:style-name="gr123" draw:text-style-name="P21" draw:layer="layout" svg:width="2.471cm" svg:height="0.603cm" svg:x="10.488cm" svg:y="10.769cm">
          <draw:text-box>
            <text:p><text:span text:style-name="T14">Anzahl Felder</text:span></text:p>
          </draw:text-box>
        </draw:frame>
        <draw:frame draw:style-name="gr124" draw:text-style-name="P21" draw:layer="layout" svg:width="2.902cm" svg:height="0.603cm" draw:transform="rotate (1.5707963267946) translate (6.591cm 8.503cm)">
          <draw:text-box>
            <text:p><text:span text:style-name="T14">Zeit in Sekunden</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polygon draw:style-name="gr87" draw:text-style-name="P8" draw:layer="layout" svg:width="10.127cm" svg:height="6.977cm" svg:x="5.94cm" svg:y="3.182cm" svg:viewBox="0 0 10128 6978" draw:points="0,0 10128,0 10128,6978 0,6978">
          <text:p/>
        </draw:polygon>
        <draw:polyline draw:style-name="gr88" draw:text-style-name="P8" draw:layer="layout" svg:width="5.57cm" svg:height="5.221cm" svg:x="7.466cm" svg:y="3.506cm" svg:viewBox="0 0 5571 5222" draw:points="2785,5222 0,5222 0,0 5571,0 5571,5222 2785,5222">
          <text:p/>
        </draw:polyline>
        <draw:line draw:style-name="gr88" draw:text-style-name="P8" draw:layer="layout" svg:x1="13.037cm" svg:y1="8.728cm" svg:x2="7.466cm" svg:y2="8.728cm">
          <text:p/>
        </draw:line>
        <draw:line draw:style-name="gr88" draw:text-style-name="P8" draw:layer="layout" svg:x1="13.037cm" svg:y1="8.205cm" svg:x2="7.466cm" svg:y2="8.205cm">
          <text:p/>
        </draw:line>
        <draw:line draw:style-name="gr88" draw:text-style-name="P8" draw:layer="layout" svg:x1="13.037cm" svg:y1="7.683cm" svg:x2="7.466cm" svg:y2="7.683cm">
          <text:p/>
        </draw:line>
        <draw:line draw:style-name="gr88" draw:text-style-name="P8" draw:layer="layout" svg:x1="13.037cm" svg:y1="7.16cm" svg:x2="7.466cm" svg:y2="7.16cm">
          <text:p/>
        </draw:line>
        <draw:line draw:style-name="gr88" draw:text-style-name="P8" draw:layer="layout" svg:x1="13.037cm" svg:y1="6.639cm" svg:x2="7.466cm" svg:y2="6.639cm">
          <text:p/>
        </draw:line>
        <draw:line draw:style-name="gr88" draw:text-style-name="P8" draw:layer="layout" svg:x1="13.037cm" svg:y1="6.116cm" svg:x2="7.466cm" svg:y2="6.116cm">
          <text:p/>
        </draw:line>
        <draw:line draw:style-name="gr88" draw:text-style-name="P8" draw:layer="layout" svg:x1="13.037cm" svg:y1="5.594cm" svg:x2="7.466cm" svg:y2="5.594cm">
          <text:p/>
        </draw:line>
        <draw:line draw:style-name="gr88" draw:text-style-name="P8" draw:layer="layout" svg:x1="13.037cm" svg:y1="5.072cm" svg:x2="7.466cm" svg:y2="5.072cm">
          <text:p/>
        </draw:line>
        <draw:line draw:style-name="gr88" draw:text-style-name="P8" draw:layer="layout" svg:x1="13.037cm" svg:y1="4.55cm" svg:x2="7.466cm" svg:y2="4.55cm">
          <text:p/>
        </draw:line>
        <draw:line draw:style-name="gr88" draw:text-style-name="P8" draw:layer="layout" svg:x1="13.037cm" svg:y1="4.027cm" svg:x2="7.466cm" svg:y2="4.027cm">
          <text:p/>
        </draw:line>
        <draw:line draw:style-name="gr88" draw:text-style-name="P8" draw:layer="layout" svg:x1="13.037cm" svg:y1="3.504cm" svg:x2="7.466cm" svg:y2="3.504cm">
          <text:p/>
        </draw:line>
        <draw:frame draw:style-name="gr91" draw:text-style-name="P20" draw:layer="layout" svg:width="0.659cm" svg:height="0.564cm" svg:x="7.379cm" svg:y="9.023cm">
          <draw:text-box>
            <text:p text:style-name="P20">1</text:p>
          </draw:text-box>
        </draw:frame>
        <draw:frame draw:style-name="gr91" draw:text-style-name="P20" draw:layer="layout" svg:width="0.891cm" svg:height="0.564cm" svg:x="7.823cm" svg:y="9.023cm">
          <draw:text-box>
            <text:p text:style-name="P20">1.1</text:p>
          </draw:text-box>
        </draw:frame>
        <draw:frame draw:style-name="gr91" draw:text-style-name="P20" draw:layer="layout" svg:width="0.891cm" svg:height="0.564cm" svg:x="8.376cm" svg:y="9.023cm">
          <draw:text-box>
            <text:p text:style-name="P20">1.2</text:p>
          </draw:text-box>
        </draw:frame>
        <draw:frame draw:style-name="gr91" draw:text-style-name="P20" draw:layer="layout" svg:width="0.891cm" svg:height="0.564cm" svg:x="8.93cm" svg:y="9.023cm">
          <draw:text-box>
            <text:p text:style-name="P20">1.3</text:p>
          </draw:text-box>
        </draw:frame>
        <draw:frame draw:style-name="gr91" draw:text-style-name="P20" draw:layer="layout" svg:width="0.891cm" svg:height="0.564cm" svg:x="9.484cm" svg:y="9.023cm">
          <draw:text-box>
            <text:p text:style-name="P20">1.4</text:p>
          </draw:text-box>
        </draw:frame>
        <draw:frame draw:style-name="gr91" draw:text-style-name="P20" draw:layer="layout" svg:width="0.891cm" svg:height="0.564cm" svg:x="10.066cm" svg:y="9.023cm">
          <draw:text-box>
            <text:p text:style-name="P20">1.5</text:p>
          </draw:text-box>
        </draw:frame>
        <draw:frame draw:style-name="gr91" draw:text-style-name="P20" draw:layer="layout" svg:width="0.891cm" svg:height="0.564cm" svg:x="10.619cm" svg:y="9.023cm">
          <draw:text-box>
            <text:p text:style-name="P20">1.6</text:p>
          </draw:text-box>
        </draw:frame>
        <draw:frame draw:style-name="gr91" draw:text-style-name="P20" draw:layer="layout" svg:width="0.891cm" svg:height="0.564cm" svg:x="11.173cm" svg:y="9.023cm">
          <draw:text-box>
            <text:p text:style-name="P20">1.7</text:p>
          </draw:text-box>
        </draw:frame>
        <draw:frame draw:style-name="gr91" draw:text-style-name="P20" draw:layer="layout" svg:width="0.891cm" svg:height="0.564cm" svg:x="11.727cm" svg:y="9.023cm">
          <draw:text-box>
            <text:p text:style-name="P20">1.8</text:p>
          </draw:text-box>
        </draw:frame>
        <draw:frame draw:style-name="gr91" draw:text-style-name="P20" draw:layer="layout" svg:width="0.891cm" svg:height="0.564cm" svg:x="12.28cm" svg:y="9.023cm">
          <draw:text-box>
            <text:p text:style-name="P20">1.9</text:p>
          </draw:text-box>
        </draw:frame>
        <draw:frame draw:style-name="gr91" draw:text-style-name="P20" draw:layer="layout" svg:width="0.659cm" svg:height="0.564cm" svg:x="12.945cm" svg:y="9.023cm">
          <draw:text-box>
            <text:p text:style-name="P20">2</text:p>
          </draw:text-box>
        </draw:frame>
        <draw:line draw:style-name="gr88" draw:text-style-name="P8" draw:layer="layout" svg:x1="7.466cm" svg:y1="8.877cm" svg:x2="7.466cm" svg:y2="8.728cm">
          <text:p/>
        </draw:line>
        <draw:line draw:style-name="gr88" draw:text-style-name="P8" draw:layer="layout" svg:x1="8.022cm" svg:y1="8.877cm" svg:x2="8.022cm" svg:y2="8.728cm">
          <text:p/>
        </draw:line>
        <draw:line draw:style-name="gr88" draw:text-style-name="P8" draw:layer="layout" svg:x1="8.579cm" svg:y1="8.877cm" svg:x2="8.579cm" svg:y2="8.728cm">
          <text:p/>
        </draw:line>
        <draw:line draw:style-name="gr88" draw:text-style-name="P8" draw:layer="layout" svg:x1="9.137cm" svg:y1="8.877cm" svg:x2="9.137cm" svg:y2="8.728cm">
          <text:p/>
        </draw:line>
        <draw:line draw:style-name="gr88" draw:text-style-name="P8" draw:layer="layout" svg:x1="9.694cm" svg:y1="8.877cm" svg:x2="9.694cm" svg:y2="8.728cm">
          <text:p/>
        </draw:line>
        <draw:line draw:style-name="gr88" draw:text-style-name="P8" draw:layer="layout" svg:x1="10.251cm" svg:y1="8.877cm" svg:x2="10.251cm" svg:y2="8.728cm">
          <text:p/>
        </draw:line>
        <draw:line draw:style-name="gr88" draw:text-style-name="P8" draw:layer="layout" svg:x1="10.808cm" svg:y1="8.877cm" svg:x2="10.808cm" svg:y2="8.728cm">
          <text:p/>
        </draw:line>
        <draw:line draw:style-name="gr88" draw:text-style-name="P8" draw:layer="layout" svg:x1="11.365cm" svg:y1="8.877cm" svg:x2="11.365cm" svg:y2="8.728cm">
          <text:p/>
        </draw:line>
        <draw:line draw:style-name="gr88" draw:text-style-name="P8" draw:layer="layout" svg:x1="11.923cm" svg:y1="8.877cm" svg:x2="11.923cm" svg:y2="8.728cm">
          <text:p/>
        </draw:line>
        <draw:line draw:style-name="gr88" draw:text-style-name="P8" draw:layer="layout" svg:x1="12.48cm" svg:y1="8.877cm" svg:x2="12.48cm" svg:y2="8.728cm">
          <text:p/>
        </draw:line>
        <draw:polyline draw:style-name="gr88" draw:text-style-name="P8" draw:layer="layout" svg:width="0.148cm" svg:height="5.57cm" draw:transform="rotate (1.5707963267946) translate (7.46604336309245cm 8.87718954991267cm)" svg:viewBox="0 0 149 5571" draw:points="0,20503 149,20503 149,14932">
          <text:p/>
        </draw:polyline>
        <draw:frame draw:style-name="gr91" draw:text-style-name="P20" draw:layer="layout" svg:width="0.659cm" svg:height="0.564cm" svg:x="7.047cm" svg:y="8.575cm">
          <draw:text-box>
            <text:p text:style-name="P20">0</text:p>
          </draw:text-box>
        </draw:frame>
        <draw:frame draw:style-name="gr91" draw:text-style-name="P20" draw:layer="layout" svg:width="0.815cm" svg:height="0.564cm" svg:x="6.909cm" svg:y="8.047cm">
          <draw:text-box>
            <text:p text:style-name="P20">10</text:p>
          </draw:text-box>
        </draw:frame>
        <draw:frame draw:style-name="gr91" draw:text-style-name="P20" draw:layer="layout" svg:width="0.815cm" svg:height="0.564cm" svg:x="6.909cm" svg:y="7.545cm">
          <draw:text-box>
            <text:p text:style-name="P20">20</text:p>
          </draw:text-box>
        </draw:frame>
        <draw:frame draw:style-name="gr91" draw:text-style-name="P20" draw:layer="layout" svg:width="0.815cm" svg:height="0.564cm" svg:x="6.909cm" svg:y="7.018cm">
          <draw:text-box>
            <text:p text:style-name="P20">30</text:p>
          </draw:text-box>
        </draw:frame>
        <draw:frame draw:style-name="gr91" draw:text-style-name="P20" draw:layer="layout" svg:width="0.815cm" svg:height="0.564cm" svg:x="6.909cm" svg:y="6.49cm">
          <draw:text-box>
            <text:p text:style-name="P20">40</text:p>
          </draw:text-box>
        </draw:frame>
        <draw:frame draw:style-name="gr91" draw:text-style-name="P20" draw:layer="layout" svg:width="0.815cm" svg:height="0.564cm" svg:x="6.909cm" svg:y="5.963cm">
          <draw:text-box>
            <text:p text:style-name="P20">50</text:p>
          </draw:text-box>
        </draw:frame>
        <draw:frame draw:style-name="gr91" draw:text-style-name="P20" draw:layer="layout" svg:width="0.815cm" svg:height="0.564cm" svg:x="6.909cm" svg:y="5.434cm">
          <draw:text-box>
            <text:p text:style-name="P20">60</text:p>
          </draw:text-box>
        </draw:frame>
        <draw:frame draw:style-name="gr91" draw:text-style-name="P20" draw:layer="layout" svg:width="0.815cm" svg:height="0.564cm" svg:x="6.909cm" svg:y="4.933cm">
          <draw:text-box>
            <text:p text:style-name="P20">70</text:p>
          </draw:text-box>
        </draw:frame>
        <draw:frame draw:style-name="gr91" draw:text-style-name="P20" draw:layer="layout" svg:width="0.815cm" svg:height="0.564cm" svg:x="6.909cm" svg:y="4.405cm">
          <draw:text-box>
            <text:p text:style-name="P20">80</text:p>
          </draw:text-box>
        </draw:frame>
        <draw:frame draw:style-name="gr91" draw:text-style-name="P20" draw:layer="layout" svg:width="0.815cm" svg:height="0.564cm" svg:x="6.909cm" svg:y="3.878cm">
          <draw:text-box>
            <text:p text:style-name="P20">90</text:p>
          </draw:text-box>
        </draw:frame>
        <draw:frame draw:style-name="gr91" draw:text-style-name="P20" draw:layer="layout" svg:width="0.972cm" svg:height="0.564cm" svg:x="6.743cm" svg:y="3.35cm">
          <draw:text-box>
            <text:p text:style-name="P20">100</text:p>
          </draw:text-box>
        </draw:frame>
        <draw:line draw:style-name="gr88" draw:text-style-name="P8" draw:layer="layout" svg:x1="7.317cm" svg:y1="8.728cm" svg:x2="7.467cm" svg:y2="8.728cm">
          <text:p/>
        </draw:line>
        <draw:line draw:style-name="gr88" draw:text-style-name="P8" draw:layer="layout" svg:x1="7.317cm" svg:y1="8.205cm" svg:x2="7.467cm" svg:y2="8.205cm">
          <text:p/>
        </draw:line>
        <draw:line draw:style-name="gr88" draw:text-style-name="P8" draw:layer="layout" svg:x1="7.317cm" svg:y1="7.683cm" svg:x2="7.467cm" svg:y2="7.683cm">
          <text:p/>
        </draw:line>
        <draw:line draw:style-name="gr88" draw:text-style-name="P8" draw:layer="layout" svg:x1="7.317cm" svg:y1="7.16cm" svg:x2="7.467cm" svg:y2="7.16cm">
          <text:p/>
        </draw:line>
        <draw:line draw:style-name="gr88" draw:text-style-name="P8" draw:layer="layout" svg:x1="7.317cm" svg:y1="6.639cm" svg:x2="7.467cm" svg:y2="6.639cm">
          <text:p/>
        </draw:line>
        <draw:line draw:style-name="gr88" draw:text-style-name="P8" draw:layer="layout" svg:x1="7.317cm" svg:y1="6.116cm" svg:x2="7.467cm" svg:y2="6.116cm">
          <text:p/>
        </draw:line>
        <draw:line draw:style-name="gr88" draw:text-style-name="P8" draw:layer="layout" svg:x1="7.317cm" svg:y1="5.594cm" svg:x2="7.467cm" svg:y2="5.594cm">
          <text:p/>
        </draw:line>
        <draw:line draw:style-name="gr88" draw:text-style-name="P8" draw:layer="layout" svg:x1="7.317cm" svg:y1="5.072cm" svg:x2="7.467cm" svg:y2="5.072cm">
          <text:p/>
        </draw:line>
        <draw:line draw:style-name="gr88" draw:text-style-name="P8" draw:layer="layout" svg:x1="7.317cm" svg:y1="4.55cm" svg:x2="7.467cm" svg:y2="4.55cm">
          <text:p/>
        </draw:line>
        <draw:line draw:style-name="gr88" draw:text-style-name="P8" draw:layer="layout" svg:x1="7.317cm" svg:y1="4.027cm" svg:x2="7.467cm" svg:y2="4.027cm">
          <text:p/>
        </draw:line>
        <draw:polyline draw:style-name="gr88" draw:text-style-name="P8" draw:layer="layout" svg:width="0.149cm" svg:height="5.222cm" svg:x="7.317cm" svg:y="3.504cm" svg:viewBox="0 0 150 5223" draw:points="0,0 150,0 150,5223">
          <text:p/>
        </draw:polyline>
        <draw:polygon draw:style-name="gr92" draw:text-style-name="P8" draw:layer="layout" svg:width="0.563cm" svg:height="0.131cm" svg:x="7.462cm" svg:y="6.919cm" svg:viewBox="0 0 564 132" draw:points="0,45 556,0 560,44 564,88 8,132 4,89">
          <text:p/>
        </draw:polygon>
        <draw:polygon draw:style-name="gr92" draw:text-style-name="P8" draw:layer="layout" svg:width="0.006cm" svg:height="0.043cm" svg:x="8.018cm" svg:y="6.919cm" svg:viewBox="0 0 7 44" draw:points="4,44 0,0 7,0">
          <text:p/>
        </draw:polygon>
        <draw:polygon draw:style-name="gr92" draw:text-style-name="P8" draw:layer="layout" svg:width="0.562cm" svg:height="0.12cm" svg:x="8.019cm" svg:y="6.919cm" svg:viewBox="0 0 563 121" draw:points="6,0 563,34 560,78 557,121 0,88 3,44">
          <text:p/>
        </draw:polygon>
        <draw:polygon draw:style-name="gr92" draw:text-style-name="P8" draw:layer="layout" svg:width="0.003cm" svg:height="0.043cm" svg:x="8.579cm" svg:y="6.953cm" svg:viewBox="0 0 4 44" draw:points="0,44 3,0 4,0">
          <text:p/>
        </draw:polygon>
        <draw:polygon draw:style-name="gr92" draw:text-style-name="P8" draw:layer="layout" svg:width="0.564cm" svg:height="0.141cm" svg:x="8.575cm" svg:y="6.953cm" svg:viewBox="0 0 565 142" draw:points="8,0 565,55 561,99 557,142 0,88 4,44">
          <text:p/>
        </draw:polygon>
        <draw:polygon draw:style-name="gr92" draw:text-style-name="P8" draw:layer="layout" svg:width="0.004cm" svg:height="0.043cm" svg:x="9.133cm" svg:y="7.052cm" svg:viewBox="0 0 5 44" draw:points="4,0 5,44 0,44">
          <text:p/>
        </draw:polygon>
        <draw:polygon draw:style-name="gr92" draw:text-style-name="P8" draw:layer="layout" svg:width="0.558cm" svg:height="0.095cm" svg:x="9.136cm" svg:y="7cm" svg:viewBox="0 0 559 96" draw:points="0,8 557,0 558,44 559,88 2,96 1,52">
          <text:p/>
        </draw:polygon>
        <draw:polygon draw:style-name="gr92" draw:text-style-name="P8" draw:layer="layout" svg:width="0.002cm" svg:height="0.043cm" svg:x="9.694cm" svg:y="7.044cm" svg:viewBox="0 0 3 44" draw:points="0,0 3,44 1,44">
          <text:p/>
        </draw:polygon>
        <draw:polygon draw:style-name="gr92" draw:text-style-name="P8" draw:layer="layout" svg:width="0.562cm" svg:height="0.125cm" svg:x="9.691cm" svg:y="6.961cm" svg:viewBox="0 0 563 126" draw:points="0,39 557,0 560,44 563,88 6,126 3,83">
          <text:p/>
        </draw:polygon>
        <draw:polygon draw:style-name="gr92" draw:text-style-name="P8" draw:layer="layout" svg:width="0.003cm" svg:height="0.043cm" svg:x="10.248cm" svg:y="6.961cm" svg:viewBox="0 0 4 44" draw:points="3,44 0,0 4,0">
          <text:p/>
        </draw:polygon>
        <draw:polygon draw:style-name="gr92" draw:text-style-name="P8" draw:layer="layout" svg:width="0.558cm" svg:height="0.096cm" svg:x="10.25cm" svg:y="6.961cm" svg:viewBox="0 0 559 97" draw:points="2,0 559,9 558,53 557,97 0,88 1,44">
          <text:p/>
        </draw:polygon>
        <draw:polygon draw:style-name="gr92" draw:text-style-name="P8" draw:layer="layout" svg:width="0cm" svg:height="0.043cm" svg:x="10.807cm" svg:y="7.014cm" svg:viewBox="0 0 1 44" draw:points="1,0 1,44 0,44">
          <text:p/>
        </draw:polygon>
        <draw:polygon draw:style-name="gr92" draw:text-style-name="P8" draw:layer="layout" svg:width="0.556cm" svg:height="0.09cm" svg:x="10.808cm" svg:y="6.967cm" svg:viewBox="0 0 557 91" draw:points="0,3 557,0 557,44 557,88 0,91 0,47">
          <text:p/>
        </draw:polygon>
        <draw:polygon draw:style-name="gr92" draw:text-style-name="P8" draw:layer="layout" svg:width="0.001cm" svg:height="0.043cm" svg:x="11.365cm" svg:y="7.011cm" svg:viewBox="0 0 2 44" draw:points="0,0 2,44 0,44">
          <text:p/>
        </draw:polygon>
        <draw:polygon draw:style-name="gr92" draw:text-style-name="P8" draw:layer="layout" svg:width="0.56cm" svg:height="0.107cm" svg:x="11.363cm" svg:y="6.946cm" svg:viewBox="0 0 561 108" draw:points="0,21 557,0 559,44 561,88 4,108 2,65">
          <text:p/>
        </draw:polygon>
        <draw:polygon draw:style-name="gr92" draw:text-style-name="P8" draw:layer="layout" svg:width="0.003cm" svg:height="0.043cm" svg:x="11.921cm" svg:y="6.946cm" svg:viewBox="0 0 4 44" draw:points="2,44 0,0 4,0">
          <text:p/>
        </draw:polygon>
        <draw:polygon draw:style-name="gr92" draw:text-style-name="P8" draw:layer="layout" svg:width="0.56cm" svg:height="0.115cm" svg:x="11.921cm" svg:y="6.946cm" svg:viewBox="0 0 561 116" draw:points="4,0 561,29 559,73 557,116 0,88 2,44">
          <text:p/>
        </draw:polygon>
        <draw:polygon draw:style-name="gr92" draw:text-style-name="P8" draw:layer="layout" svg:width="0.002cm" svg:height="0.043cm" svg:x="12.478cm" svg:y="7.019cm" svg:viewBox="0 0 3 44" draw:points="2,0 3,44 0,44">
          <text:p/>
        </draw:polygon>
        <draw:polygon draw:style-name="gr92" draw:text-style-name="P8" draw:layer="layout" svg:width="0.558cm" svg:height="0.105cm" svg:x="12.479cm" svg:y="6.956cm" svg:viewBox="0 0 559 106" draw:points="0,19 557,0 558,44 559,88 2,106 1,63">
          <text:p/>
        </draw:polygon>
        <draw:polygon draw:style-name="gr92" draw:text-style-name="P8" draw:layer="layout" svg:width="0.248cm" svg:height="0.248cm" svg:x="7.341cm" svg:y="6.884cm" svg:viewBox="0 0 249 249" draw:points="0,0 0,249 249,249 249,0">
          <text:p/>
        </draw:polygon>
        <draw:polyline draw:style-name="gr93" draw:text-style-name="P8" draw:layer="layout" svg:width="0.248cm" svg:height="0.248cm" svg:x="7.341cm" svg:y="6.884cm" svg:viewBox="0 0 249 249" draw:points="0,0 0,249 249,249 249,0 0,0">
          <text:p/>
        </draw:polyline>
        <draw:polygon draw:style-name="gr94" draw:text-style-name="P8" draw:layer="layout" svg:width="0.248cm" svg:height="0.248cm" svg:x="7.898cm" svg:y="6.839cm" svg:viewBox="0 0 249 249" draw:points="0,0 0,249 249,249 249,0">
          <text:p/>
        </draw:polygon>
        <draw:polyline draw:style-name="gr93" draw:text-style-name="P8" draw:layer="layout" svg:width="0.248cm" svg:height="0.248cm" svg:x="7.898cm" svg:y="6.839cm" svg:viewBox="0 0 249 249" draw:points="0,0 0,249 249,249 249,0 0,0">
          <text:p/>
        </draw:polyline>
        <draw:polygon draw:style-name="gr94" draw:text-style-name="P8" draw:layer="layout" svg:width="0.248cm" svg:height="0.248cm" svg:x="8.455cm" svg:y="6.873cm" svg:viewBox="0 0 249 249" draw:points="0,0 0,249 249,249 249,0">
          <text:p/>
        </draw:polygon>
        <draw:polyline draw:style-name="gr93" draw:text-style-name="P8" draw:layer="layout" svg:width="0.248cm" svg:height="0.248cm" svg:x="8.455cm" svg:y="6.873cm" svg:viewBox="0 0 249 249" draw:points="0,0 0,249 249,249 249,0 0,0">
          <text:p/>
        </draw:polyline>
        <draw:polygon draw:style-name="gr94" draw:text-style-name="P8" draw:layer="layout" svg:width="0.248cm" svg:height="0.248cm" svg:x="9.012cm" svg:y="6.927cm" svg:viewBox="0 0 249 249" draw:points="0,0 0,249 249,249 249,0">
          <text:p/>
        </draw:polygon>
        <draw:polyline draw:style-name="gr93" draw:text-style-name="P8" draw:layer="layout" svg:width="0.248cm" svg:height="0.248cm" svg:x="9.012cm" svg:y="6.927cm" svg:viewBox="0 0 249 249" draw:points="0,0 0,249 249,249 249,0 0,0">
          <text:p/>
        </draw:polyline>
        <draw:polygon draw:style-name="gr94" draw:text-style-name="P8" draw:layer="layout" svg:width="0.248cm" svg:height="0.248cm" svg:x="9.569cm" svg:y="6.919cm" svg:viewBox="0 0 249 249" draw:points="0,0 0,249 249,249 249,0">
          <text:p/>
        </draw:polygon>
        <draw:polyline draw:style-name="gr93" draw:text-style-name="P8" draw:layer="layout" svg:width="0.248cm" svg:height="0.248cm" svg:x="9.569cm" svg:y="6.919cm" svg:viewBox="0 0 249 249" draw:points="0,0 0,249 249,249 249,0 0,0">
          <text:p/>
        </draw:polyline>
        <draw:polygon draw:style-name="gr94" draw:text-style-name="P8" draw:layer="layout" svg:width="0.248cm" svg:height="0.248cm" svg:x="10.126cm" svg:y="6.881cm" svg:viewBox="0 0 249 249" draw:points="0,0 0,249 249,249 249,0">
          <text:p/>
        </draw:polygon>
        <draw:polyline draw:style-name="gr93" draw:text-style-name="P8" draw:layer="layout" svg:width="0.248cm" svg:height="0.248cm" svg:x="10.126cm" svg:y="6.881cm" svg:viewBox="0 0 249 249" draw:points="0,0 0,249 249,249 249,0 0,0">
          <text:p/>
        </draw:polyline>
        <draw:polygon draw:style-name="gr94" draw:text-style-name="P8" draw:layer="layout" svg:width="0.248cm" svg:height="0.248cm" svg:x="10.684cm" svg:y="6.89cm" svg:viewBox="0 0 249 249" draw:points="0,0 0,249 249,249 249,0">
          <text:p/>
        </draw:polygon>
        <draw:polyline draw:style-name="gr93" draw:text-style-name="P8" draw:layer="layout" svg:width="0.248cm" svg:height="0.248cm" svg:x="10.684cm" svg:y="6.89cm" svg:viewBox="0 0 249 249" draw:points="0,0 0,249 249,249 249,0 0,0">
          <text:p/>
        </draw:polyline>
        <draw:polygon draw:style-name="gr94" draw:text-style-name="P8" draw:layer="layout" svg:width="0.248cm" svg:height="0.248cm" svg:x="11.241cm" svg:y="6.887cm" svg:viewBox="0 0 249 249" draw:points="0,0 0,249 249,249 249,0">
          <text:p/>
        </draw:polygon>
        <draw:polyline draw:style-name="gr93" draw:text-style-name="P8" draw:layer="layout" svg:width="0.248cm" svg:height="0.248cm" svg:x="11.241cm" svg:y="6.887cm" svg:viewBox="0 0 249 249" draw:points="0,0 0,249 249,249 249,0 0,0">
          <text:p/>
        </draw:polyline>
        <draw:polygon draw:style-name="gr94" draw:text-style-name="P8" draw:layer="layout" svg:width="0.248cm" svg:height="0.248cm" svg:x="11.798cm" svg:y="6.866cm" svg:viewBox="0 0 249 249" draw:points="0,0 0,249 249,249 249,0">
          <text:p/>
        </draw:polygon>
        <draw:polyline draw:style-name="gr93" draw:text-style-name="P8" draw:layer="layout" svg:width="0.248cm" svg:height="0.248cm" svg:x="11.798cm" svg:y="6.866cm" svg:viewBox="0 0 249 249" draw:points="0,0 0,249 249,249 249,0 0,0">
          <text:p/>
        </draw:polyline>
        <draw:polygon draw:style-name="gr94" draw:text-style-name="P8" draw:layer="layout" svg:width="0.248cm" svg:height="0.248cm" svg:x="12.355cm" svg:y="6.895cm" svg:viewBox="0 0 249 249" draw:points="0,0 0,249 249,249 249,0">
          <text:p/>
        </draw:polygon>
        <draw:polyline draw:style-name="gr93" draw:text-style-name="P8" draw:layer="layout" svg:width="0.248cm" svg:height="0.248cm" svg:x="12.355cm" svg:y="6.895cm" svg:viewBox="0 0 249 249" draw:points="0,0 0,249 249,249 249,0 0,0">
          <text:p/>
        </draw:polyline>
        <draw:polygon draw:style-name="gr94" draw:text-style-name="P8" draw:layer="layout" svg:width="0.248cm" svg:height="0.248cm" svg:x="12.912cm" svg:y="6.876cm" svg:viewBox="0 0 249 249" draw:points="0,0 0,249 249,249 249,0">
          <text:p/>
        </draw:polygon>
        <draw:polyline draw:style-name="gr93" draw:text-style-name="P8" draw:layer="layout" svg:width="0.248cm" svg:height="0.248cm" svg:x="12.912cm" svg:y="6.876cm" svg:viewBox="0 0 249 249" draw:points="0,0 0,249 249,249 249,0 0,0">
          <text:p/>
        </draw:polyline>
        <draw:polygon draw:style-name="gr95" draw:text-style-name="P8" draw:layer="layout" svg:width="0.581cm" svg:height="0.255cm" svg:x="7.453cm" svg:y="3.929cm" svg:viewBox="0 0 582 256" draw:points="26,0 582,172 569,214 556,256 0,84 13,42">
          <text:p/>
        </draw:polygon>
        <draw:polygon draw:style-name="gr95" draw:text-style-name="P8" draw:layer="layout" svg:width="0.012cm" svg:height="0.041cm" svg:x="8.009cm" svg:y="4.143cm" svg:viewBox="0 0 13 42" draw:points="13,0 1,42 0,42">
          <text:p/>
        </draw:polygon>
        <draw:polygon draw:style-name="gr95" draw:text-style-name="P8" draw:layer="layout" svg:width="0.58cm" svg:height="0.235cm" svg:x="8.01cm" svg:y="4.102cm" svg:viewBox="0 0 581 236" draw:points="24,0 581,152 569,194 557,236 0,84 12,42">
          <text:p/>
        </draw:polygon>
        <draw:polygon draw:style-name="gr95" draw:text-style-name="P8" draw:layer="layout" svg:width="0.012cm" svg:height="0.041cm" svg:x="8.579cm" svg:y="4.254cm" svg:viewBox="0 0 13 42" draw:points="0,42 12,0 13,0">
          <text:p/>
        </draw:polygon>
        <draw:polygon draw:style-name="gr95" draw:text-style-name="P8" draw:layer="layout" svg:width="0.582cm" svg:height="0.257cm" svg:x="8.566cm" svg:y="4.254cm" svg:viewBox="0 0 583 258" draw:points="26,0 583,174 570,216 557,258 0,84 13,42">
          <text:p/>
        </draw:polygon>
        <draw:polygon draw:style-name="gr95" draw:text-style-name="P8" draw:layer="layout" svg:width="0.012cm" svg:height="0.042cm" svg:x="9.124cm" svg:y="4.47cm" svg:viewBox="0 0 13 43" draw:points="13,0 2,43 0,42">
          <text:p/>
        </draw:polygon>
        <draw:polygon draw:style-name="gr95" draw:text-style-name="P8" draw:layer="layout" svg:width="0.578cm" svg:height="0.225cm" svg:x="9.126cm" svg:y="4.427cm" svg:viewBox="0 0 579 226" draw:points="22,0 579,140 568,183 557,226 0,86 11,43">
          <text:p/>
        </draw:polygon>
        <draw:polygon draw:style-name="gr95" draw:text-style-name="P8" draw:layer="layout" svg:width="0.01cm" svg:height="0.042cm" svg:x="9.694cm" svg:y="4.567cm" svg:viewBox="0 0 11 43" draw:points="0,43 11,0 11,0">
          <text:p/>
        </draw:polygon>
        <draw:polygon draw:style-name="gr95" draw:text-style-name="P8" draw:layer="layout" svg:width="0.578cm" svg:height="0.229cm" svg:x="9.683cm" svg:y="4.567cm" svg:viewBox="0 0 579 230" draw:points="22,0 579,144 568,187 557,230 0,86 11,43">
          <text:p/>
        </draw:polygon>
        <draw:polygon draw:style-name="gr95" draw:text-style-name="P8" draw:layer="layout" svg:width="0.01cm" svg:height="0.042cm" svg:x="10.24cm" svg:y="4.755cm" svg:viewBox="0 0 11 43" draw:points="11,0 2,43 0,43">
          <text:p/>
        </draw:polygon>
        <draw:polygon draw:style-name="gr95" draw:text-style-name="P8" draw:layer="layout" svg:width="0.574cm" svg:height="0.197cm" svg:x="10.242cm" svg:y="4.712cm" svg:viewBox="0 0 575 198" draw:points="18,0 575,112 566,155 557,198 0,86 9,43">
          <text:p/>
        </draw:polygon>
        <draw:polygon draw:style-name="gr95" draw:text-style-name="P8" draw:layer="layout" svg:width="0.009cm" svg:height="0.042cm" svg:x="10.808cm" svg:y="4.824cm" svg:viewBox="0 0 10 43" draw:points="0,43 9,0 10,0">
          <text:p/>
        </draw:polygon>
        <draw:polygon draw:style-name="gr95" draw:text-style-name="P8" draw:layer="layout" svg:width="0.576cm" svg:height="0.219cm" svg:x="10.798cm" svg:y="4.824cm" svg:viewBox="0 0 577 220" draw:points="20,0 577,134 567,177 557,220 0,86 10,43">
          <text:p/>
        </draw:polygon>
        <draw:polygon draw:style-name="gr95" draw:text-style-name="P8" draw:layer="layout" svg:width="0.009cm" svg:height="0.042cm" svg:x="11.355cm" svg:y="5.001cm" svg:viewBox="0 0 10 43" draw:points="10,0 2,43 0,43">
          <text:p/>
        </draw:polygon>
        <draw:polygon draw:style-name="gr95" draw:text-style-name="P8" draw:layer="layout" svg:width="0.572cm" svg:height="0.181cm" svg:x="11.357cm" svg:y="4.959cm" svg:viewBox="0 0 573 182" draw:points="16,0 573,97 565,139 557,182 0,86 8,43">
          <text:p/>
        </draw:polygon>
        <draw:polygon draw:style-name="gr95" draw:text-style-name="P8" draw:layer="layout" svg:width="0.007cm" svg:height="0.042cm" svg:x="11.923cm" svg:y="5.055cm" svg:viewBox="0 0 8 43" draw:points="0,43 8,0 8,0">
          <text:p/>
        </draw:polygon>
        <draw:polygon draw:style-name="gr95" draw:text-style-name="P8" draw:layer="layout" svg:width="0.572cm" svg:height="0.185cm" svg:x="11.915cm" svg:y="5.055cm" svg:viewBox="0 0 573 186" draw:points="16,0 573,101 565,143 557,186 0,86 8,43">
          <text:p/>
        </draw:polygon>
        <draw:polygon draw:style-name="gr95" draw:text-style-name="P8" draw:layer="layout" svg:width="0.01cm" svg:height="0.042cm" svg:x="12.48cm" svg:y="5.156cm" svg:viewBox="0 0 11 43" draw:points="0,43 8,0 11,0">
          <text:p/>
        </draw:polygon>
        <draw:polygon draw:style-name="gr95" draw:text-style-name="P8" draw:layer="layout" svg:width="0.578cm" svg:height="0.231cm" svg:x="12.469cm" svg:y="5.156cm" svg:viewBox="0 0 579 232" draw:points="22,0 579,146 568,189 557,232 0,86 11,43">
          <text:p/>
        </draw:polygon>
        <draw:polygon draw:style-name="gr95" draw:text-style-name="P8" draw:layer="layout" svg:width="0.248cm" svg:height="0.248cm" svg:x="7.341cm" svg:y="3.847cm" svg:viewBox="0 0 249 249" draw:points="0,124 125,249 249,124 125,0">
          <text:p/>
        </draw:polygon>
        <draw:polyline draw:style-name="gr93" draw:text-style-name="P8" draw:layer="layout" svg:width="0.248cm" svg:height="0.248cm" svg:x="7.341cm" svg:y="3.847cm" svg:viewBox="0 0 249 249" draw:points="0,124 125,249 249,124 125,0 0,124">
          <text:p/>
        </draw:polyline>
        <draw:polygon draw:style-name="gr95" draw:text-style-name="P8" draw:layer="layout" svg:width="0.248cm" svg:height="0.248cm" svg:x="7.898cm" svg:y="4.019cm" svg:viewBox="0 0 249 249" draw:points="0,124 125,249 249,124 125,0">
          <text:p/>
        </draw:polygon>
        <draw:polyline draw:style-name="gr93" draw:text-style-name="P8" draw:layer="layout" svg:width="0.248cm" svg:height="0.248cm" svg:x="7.898cm" svg:y="4.019cm" svg:viewBox="0 0 249 249" draw:points="0,124 125,249 249,124 125,0 0,124">
          <text:p/>
        </draw:polyline>
        <draw:polygon draw:style-name="gr95" draw:text-style-name="P8" draw:layer="layout" svg:width="0.248cm" svg:height="0.248cm" svg:x="8.455cm" svg:y="4.171cm" svg:viewBox="0 0 249 249" draw:points="0,124 125,249 249,124 125,0">
          <text:p/>
        </draw:polygon>
        <draw:polyline draw:style-name="gr93" draw:text-style-name="P8" draw:layer="layout" svg:width="0.248cm" svg:height="0.248cm" svg:x="8.455cm" svg:y="4.171cm" svg:viewBox="0 0 249 249" draw:points="0,124 125,249 249,124 125,0 0,124">
          <text:p/>
        </draw:polyline>
        <draw:polygon draw:style-name="gr95" draw:text-style-name="P8" draw:layer="layout" svg:width="0.248cm" svg:height="0.248cm" svg:x="9.012cm" svg:y="4.346cm" svg:viewBox="0 0 249 249" draw:points="0,124 125,249 249,124 125,0">
          <text:p/>
        </draw:polygon>
        <draw:polyline draw:style-name="gr93" draw:text-style-name="P8" draw:layer="layout" svg:width="0.248cm" svg:height="0.248cm" svg:x="9.012cm" svg:y="4.346cm" svg:viewBox="0 0 249 249" draw:points="0,124 125,249 249,124 125,0 0,124">
          <text:p/>
        </draw:polyline>
        <draw:polygon draw:style-name="gr95" draw:text-style-name="P8" draw:layer="layout" svg:width="0.248cm" svg:height="0.248cm" svg:x="9.569cm" svg:y="4.486cm" svg:viewBox="0 0 249 249" draw:points="0,124 125,249 249,124 125,0">
          <text:p/>
        </draw:polygon>
        <draw:polyline draw:style-name="gr93" draw:text-style-name="P8" draw:layer="layout" svg:width="0.248cm" svg:height="0.248cm" svg:x="9.569cm" svg:y="4.486cm" svg:viewBox="0 0 249 249" draw:points="0,124 125,249 249,124 125,0 0,124">
          <text:p/>
        </draw:polyline>
        <draw:polygon draw:style-name="gr95" draw:text-style-name="P8" draw:layer="layout" svg:width="0.248cm" svg:height="0.248cm" svg:x="10.126cm" svg:y="4.63cm" svg:viewBox="0 0 249 249" draw:points="0,124 125,249 249,124 125,0">
          <text:p/>
        </draw:polygon>
        <draw:polyline draw:style-name="gr93" draw:text-style-name="P8" draw:layer="layout" svg:width="0.248cm" svg:height="0.248cm" svg:x="10.126cm" svg:y="4.63cm" svg:viewBox="0 0 249 249" draw:points="0,124 125,249 249,124 125,0 0,124">
          <text:p/>
        </draw:polyline>
        <draw:polygon draw:style-name="gr95" draw:text-style-name="P8" draw:layer="layout" svg:width="0.248cm" svg:height="0.248cm" svg:x="10.684cm" svg:y="4.743cm" svg:viewBox="0 0 249 249" draw:points="0,124 125,249 249,124 125,0">
          <text:p/>
        </draw:polygon>
        <draw:polyline draw:style-name="gr93" draw:text-style-name="P8" draw:layer="layout" svg:width="0.248cm" svg:height="0.248cm" svg:x="10.684cm" svg:y="4.743cm" svg:viewBox="0 0 249 249" draw:points="0,124 125,249 249,124 125,0 0,124">
          <text:p/>
        </draw:polyline>
        <draw:polygon draw:style-name="gr95" draw:text-style-name="P8" draw:layer="layout" svg:width="0.248cm" svg:height="0.248cm" svg:x="11.241cm" svg:y="4.877cm" svg:viewBox="0 0 249 249" draw:points="0,124 125,249 249,124 125,0">
          <text:p/>
        </draw:polygon>
        <draw:polyline draw:style-name="gr93" draw:text-style-name="P8" draw:layer="layout" svg:width="0.248cm" svg:height="0.248cm" svg:x="11.241cm" svg:y="4.877cm" svg:viewBox="0 0 249 249" draw:points="0,124 125,249 249,124 125,0 0,124">
          <text:p/>
        </draw:polyline>
        <draw:polygon draw:style-name="gr95" draw:text-style-name="P8" draw:layer="layout" svg:width="0.248cm" svg:height="0.248cm" svg:x="11.798cm" svg:y="4.974cm" svg:viewBox="0 0 249 249" draw:points="0,124 125,249 249,124 125,0">
          <text:p/>
        </draw:polygon>
        <draw:polyline draw:style-name="gr93" draw:text-style-name="P8" draw:layer="layout" svg:width="0.248cm" svg:height="0.248cm" svg:x="11.798cm" svg:y="4.974cm" svg:viewBox="0 0 249 249" draw:points="0,124 125,249 249,124 125,0 0,124">
          <text:p/>
        </draw:polyline>
        <draw:polygon draw:style-name="gr95" draw:text-style-name="P8" draw:layer="layout" svg:width="0.248cm" svg:height="0.248cm" svg:x="12.355cm" svg:y="5.074cm" svg:viewBox="0 0 249 249" draw:points="0,124 125,249 249,124 125,0">
          <text:p/>
        </draw:polygon>
        <draw:polyline draw:style-name="gr93" draw:text-style-name="P8" draw:layer="layout" svg:width="0.248cm" svg:height="0.248cm" svg:x="12.355cm" svg:y="5.074cm" svg:viewBox="0 0 249 249" draw:points="0,124 125,249 249,124 125,0 0,124">
          <text:p/>
        </draw:polyline>
        <draw:polygon draw:style-name="gr95" draw:text-style-name="P8" draw:layer="layout" svg:width="0.248cm" svg:height="0.248cm" svg:x="12.912cm" svg:y="5.22cm" svg:viewBox="0 0 249 249" draw:points="0,124 125,249 249,124 125,0">
          <text:p/>
        </draw:polygon>
        <draw:polyline draw:style-name="gr93" draw:text-style-name="P8" draw:layer="layout" svg:width="0.248cm" svg:height="0.248cm" svg:x="12.912cm" svg:y="5.22cm" svg:viewBox="0 0 249 249" draw:points="0,124 125,249 249,124 125,0 0,124">
          <text:p/>
        </draw:polyline>
        <draw:polygon draw:style-name="gr106" draw:text-style-name="P8" draw:layer="layout" svg:width="0.577cm" svg:height="0.226cm" svg:x="7.455cm" svg:y="3.875cm" svg:viewBox="0 0 578 227" draw:points="22,0 578,141 567,184 556,227 0,86 11,43">
          <text:p/>
        </draw:polygon>
        <draw:polygon draw:style-name="gr106" draw:text-style-name="P8" draw:layer="layout" svg:width="0.01cm" svg:height="0.042cm" svg:x="8.022cm" svg:y="4.016cm" svg:viewBox="0 0 11 43" draw:points="0,43 11,0 11,0">
          <text:p/>
        </draw:polygon>
        <draw:polygon draw:style-name="gr106" draw:text-style-name="P8" draw:layer="layout" svg:width="0.578cm" svg:height="0.228cm" svg:x="8.011cm" svg:y="4.016cm" svg:viewBox="0 0 579 229" draw:points="22,0 579,143 568,186 557,229 0,86 11,43">
          <text:p/>
        </draw:polygon>
        <draw:polygon draw:style-name="gr106" draw:text-style-name="P8" draw:layer="layout" svg:width="0.011cm" svg:height="0.042cm" svg:x="8.579cm" svg:y="4.159cm" svg:viewBox="0 0 12 43" draw:points="0,43 11,0 12,1">
          <text:p/>
        </draw:polygon>
        <draw:polygon draw:style-name="gr106" draw:text-style-name="P8" draw:layer="layout" svg:width="0.58cm" svg:height="0.243cm" svg:x="8.567cm" svg:y="4.16cm" svg:viewBox="0 0 581 244" draw:points="24,0 581,160 569,202 557,244 0,84 12,42">
          <text:p/>
        </draw:polygon>
        <draw:polygon draw:style-name="gr106" draw:text-style-name="P8" draw:layer="layout" svg:width="0.011cm" svg:height="0.042cm" svg:x="9.125cm" svg:y="4.362cm" svg:viewBox="0 0 12 43" draw:points="12,0 2,43 0,42">
          <text:p/>
        </draw:polygon>
        <draw:polygon draw:style-name="gr106" draw:text-style-name="P8" draw:layer="layout" svg:width="0.576cm" svg:height="0.22cm" svg:x="9.127cm" svg:y="4.32cm" svg:viewBox="0 0 577 221" draw:points="20,0 577,135 567,178 557,221 0,86 10,43">
          <text:p/>
        </draw:polygon>
        <draw:polygon draw:style-name="gr106" draw:text-style-name="P8" draw:layer="layout" svg:width="0.01cm" svg:height="0.042cm" svg:x="9.694cm" svg:y="4.455cm" svg:viewBox="0 0 11 43" draw:points="0,43 10,0 11,0">
          <text:p/>
        </draw:polygon>
        <draw:polygon draw:style-name="gr106" draw:text-style-name="P8" draw:layer="layout" svg:width="0.578cm" svg:height="0.227cm" svg:x="9.683cm" svg:y="4.455cm" svg:viewBox="0 0 579 228" draw:points="22,0 579,142 568,185 557,228 0,86 11,43">
          <text:p/>
        </draw:polygon>
        <draw:polygon draw:style-name="gr106" draw:text-style-name="P8" draw:layer="layout" svg:width="0.01cm" svg:height="0.043cm" svg:x="10.24cm" svg:y="4.64cm" svg:viewBox="0 0 11 44" draw:points="11,0 5,44 0,43">
          <text:p/>
        </draw:polygon>
        <draw:polygon draw:style-name="gr106" draw:text-style-name="P8" draw:layer="layout" svg:width="0.568cm" svg:height="0.164cm" svg:x="10.245cm" svg:y="4.596cm" svg:viewBox="0 0 569 165" draw:points="12,0 569,78 563,121 557,165 0,88 6,44">
          <text:p/>
        </draw:polygon>
        <draw:polygon draw:style-name="gr106" draw:text-style-name="P8" draw:layer="layout" svg:width="0.008cm" svg:height="0.043cm" svg:x="10.808cm" svg:y="4.674cm" svg:viewBox="0 0 9 44" draw:points="0,44 6,0 9,1">
          <text:p/>
        </draw:polygon>
        <draw:polygon draw:style-name="gr106" draw:text-style-name="P8" draw:layer="layout" svg:width="0.574cm" svg:height="0.204cm" svg:x="10.799cm" svg:y="4.675cm" svg:viewBox="0 0 575 205" draw:points="18,0 575,119 566,162 557,205 0,86 9,43">
          <text:p/>
        </draw:polygon>
        <draw:polygon draw:style-name="gr106" draw:text-style-name="P8" draw:layer="layout" svg:width="0.008cm" svg:height="0.042cm" svg:x="11.356cm" svg:y="4.837cm" svg:viewBox="0 0 9 43" draw:points="9,0 1,43 0,43">
          <text:p/>
        </draw:polygon>
        <draw:polygon draw:style-name="gr106" draw:text-style-name="P8" draw:layer="layout" svg:width="0.572cm" svg:height="0.182cm" svg:x="11.357cm" svg:y="4.794cm" svg:viewBox="0 0 573 183" draw:points="16,0 573,98 565,140 557,183 0,86 8,43">
          <text:p/>
        </draw:polygon>
        <draw:polygon draw:style-name="gr106" draw:text-style-name="P8" draw:layer="layout" svg:width="0.007cm" svg:height="0.042cm" svg:x="11.915cm" svg:y="4.935cm" svg:viewBox="0 0 8 43" draw:points="8,0 1,43 0,43">
          <text:p/>
        </draw:polygon>
        <draw:polygon draw:style-name="gr106" draw:text-style-name="P8" draw:layer="layout" svg:width="0.57cm" svg:height="0.173cm" svg:x="11.916cm" svg:y="4.892cm" svg:viewBox="0 0 571 174" draw:points="14,0 571,89 564,131 557,174 0,86 7,43">
          <text:p/>
        </draw:polygon>
        <draw:polygon draw:style-name="gr106" draw:text-style-name="P8" draw:layer="layout" svg:width="0.009cm" svg:height="0.042cm" svg:x="12.48cm" svg:y="4.981cm" svg:viewBox="0 0 10 43" draw:points="0,43 7,0 10,0">
          <text:p/>
        </draw:polygon>
        <draw:polygon draw:style-name="gr106" draw:text-style-name="P8" draw:layer="layout" svg:width="0.576cm" svg:height="0.209cm" svg:x="12.47cm" svg:y="4.981cm" svg:viewBox="0 0 577 210" draw:points="20,0 577,124 567,167 557,210 0,86 10,43">
          <text:p/>
        </draw:polygon>
        <draw:polygon draw:style-name="gr106" draw:text-style-name="P8" draw:layer="layout" svg:width="0.248cm" svg:height="0.248cm" svg:x="7.341cm" svg:y="3.793cm" svg:viewBox="0 0 249 249" draw:points="0,0 125,249 249,0">
          <text:p/>
        </draw:polygon>
        <draw:polyline draw:style-name="gr93" draw:text-style-name="P8" draw:layer="layout" svg:width="0.248cm" svg:height="0.248cm" svg:x="7.341cm" svg:y="3.793cm" svg:viewBox="0 0 249 249" draw:points="0,0 125,249 249,0 0,0">
          <text:p/>
        </draw:polyline>
        <draw:polygon draw:style-name="gr106" draw:text-style-name="P8" draw:layer="layout" svg:width="0.248cm" svg:height="0.248cm" svg:x="7.898cm" svg:y="3.934cm" svg:viewBox="0 0 249 249" draw:points="0,0 125,249 249,0">
          <text:p/>
        </draw:polygon>
        <draw:polyline draw:style-name="gr93" draw:text-style-name="P8" draw:layer="layout" svg:width="0.248cm" svg:height="0.248cm" svg:x="7.898cm" svg:y="3.934cm" svg:viewBox="0 0 249 249" draw:points="0,0 125,249 249,0 0,0">
          <text:p/>
        </draw:polyline>
        <draw:polygon draw:style-name="gr106" draw:text-style-name="P8" draw:layer="layout" svg:width="0.248cm" svg:height="0.248cm" svg:x="8.455cm" svg:y="4.078cm" svg:viewBox="0 0 249 249" draw:points="0,0 125,249 249,0">
          <text:p/>
        </draw:polygon>
        <draw:polyline draw:style-name="gr93" draw:text-style-name="P8" draw:layer="layout" svg:width="0.248cm" svg:height="0.248cm" svg:x="8.455cm" svg:y="4.078cm" svg:viewBox="0 0 249 249" draw:points="0,0 125,249 249,0 0,0">
          <text:p/>
        </draw:polyline>
        <draw:polygon draw:style-name="gr106" draw:text-style-name="P8" draw:layer="layout" svg:width="0.248cm" svg:height="0.248cm" svg:x="9.012cm" svg:y="4.238cm" svg:viewBox="0 0 249 249" draw:points="0,0 125,249 249,0">
          <text:p/>
        </draw:polygon>
        <draw:polyline draw:style-name="gr93" draw:text-style-name="P8" draw:layer="layout" svg:width="0.248cm" svg:height="0.248cm" svg:x="9.012cm" svg:y="4.238cm" svg:viewBox="0 0 249 249" draw:points="0,0 125,249 249,0 0,0">
          <text:p/>
        </draw:polyline>
        <draw:polygon draw:style-name="gr106" draw:text-style-name="P8" draw:layer="layout" svg:width="0.248cm" svg:height="0.248cm" svg:x="9.569cm" svg:y="4.373cm" svg:viewBox="0 0 249 249" draw:points="0,0 125,249 249,0">
          <text:p/>
        </draw:polygon>
        <draw:polyline draw:style-name="gr93" draw:text-style-name="P8" draw:layer="layout" svg:width="0.248cm" svg:height="0.248cm" svg:x="9.569cm" svg:y="4.373cm" svg:viewBox="0 0 249 249" draw:points="0,0 125,249 249,0 0,0">
          <text:p/>
        </draw:polyline>
        <draw:polygon draw:style-name="gr106" draw:text-style-name="P8" draw:layer="layout" svg:width="0.248cm" svg:height="0.248cm" svg:x="10.126cm" svg:y="4.516cm" svg:viewBox="0 0 249 249" draw:points="0,0 125,249 249,0">
          <text:p/>
        </draw:polygon>
        <draw:polyline draw:style-name="gr93" draw:text-style-name="P8" draw:layer="layout" svg:width="0.248cm" svg:height="0.248cm" svg:x="10.126cm" svg:y="4.516cm" svg:viewBox="0 0 249 249" draw:points="0,0 125,249 249,0 0,0">
          <text:p/>
        </draw:polyline>
        <draw:polygon draw:style-name="gr106" draw:text-style-name="P8" draw:layer="layout" svg:width="0.248cm" svg:height="0.248cm" svg:x="10.684cm" svg:y="4.593cm" svg:viewBox="0 0 249 249" draw:points="0,0 125,249 249,0">
          <text:p/>
        </draw:polygon>
        <draw:polyline draw:style-name="gr93" draw:text-style-name="P8" draw:layer="layout" svg:width="0.248cm" svg:height="0.248cm" svg:x="10.684cm" svg:y="4.593cm" svg:viewBox="0 0 249 249" draw:points="0,0 125,249 249,0 0,0">
          <text:p/>
        </draw:polyline>
        <draw:polygon draw:style-name="gr106" draw:text-style-name="P8" draw:layer="layout" svg:width="0.248cm" svg:height="0.248cm" svg:x="11.241cm" svg:y="4.713cm" svg:viewBox="0 0 249 249" draw:points="0,0 125,249 249,0">
          <text:p/>
        </draw:polygon>
        <draw:polyline draw:style-name="gr93" draw:text-style-name="P8" draw:layer="layout" svg:width="0.248cm" svg:height="0.248cm" svg:x="11.241cm" svg:y="4.713cm" svg:viewBox="0 0 249 249" draw:points="0,0 125,249 249,0 0,0">
          <text:p/>
        </draw:polyline>
        <draw:polygon draw:style-name="gr106" draw:text-style-name="P8" draw:layer="layout" svg:width="0.248cm" svg:height="0.248cm" svg:x="11.798cm" svg:y="4.81cm" svg:viewBox="0 0 249 249" draw:points="0,0 125,249 249,0">
          <text:p/>
        </draw:polygon>
        <draw:polyline draw:style-name="gr93" draw:text-style-name="P8" draw:layer="layout" svg:width="0.248cm" svg:height="0.248cm" svg:x="11.798cm" svg:y="4.81cm" svg:viewBox="0 0 249 249" draw:points="0,0 125,249 249,0 0,0">
          <text:p/>
        </draw:polyline>
        <draw:polygon draw:style-name="gr106" draw:text-style-name="P8" draw:layer="layout" svg:width="0.248cm" svg:height="0.248cm" svg:x="12.355cm" svg:y="4.899cm" svg:viewBox="0 0 249 249" draw:points="0,0 125,249 249,0">
          <text:p/>
        </draw:polygon>
        <draw:polyline draw:style-name="gr93" draw:text-style-name="P8" draw:layer="layout" svg:width="0.248cm" svg:height="0.248cm" svg:x="12.355cm" svg:y="4.899cm" svg:viewBox="0 0 249 249" draw:points="0,0 125,249 249,0 0,0">
          <text:p/>
        </draw:polyline>
        <draw:polygon draw:style-name="gr106" draw:text-style-name="P8" draw:layer="layout" svg:width="0.248cm" svg:height="0.248cm" svg:x="12.912cm" svg:y="5.023cm" svg:viewBox="0 0 249 249" draw:points="0,0 125,249 249,0">
          <text:p/>
        </draw:polygon>
        <draw:polyline draw:style-name="gr93" draw:text-style-name="P8" draw:layer="layout" svg:width="0.248cm" svg:height="0.248cm" svg:x="12.912cm" svg:y="5.023cm" svg:viewBox="0 0 249 249" draw:points="0,0 125,249 249,0 0,0">
          <text:p/>
        </draw:polyline>
        <draw:polygon draw:style-name="gr125" draw:text-style-name="P8" draw:layer="layout" svg:width="0.557cm" svg:height="0.102cm" svg:x="7.465cm" svg:y="6.976cm" svg:viewBox="0 0 558 103" draw:points="0,15 556,0 557,44 558,88 2,103 1,59">
          <text:p/>
        </draw:polygon>
        <draw:polygon draw:style-name="gr125" draw:text-style-name="P8" draw:layer="layout" svg:width="0.001cm" svg:height="0.043cm" svg:x="8.021cm" svg:y="6.976cm" svg:viewBox="0 0 2 44" draw:points="1,44 0,0 2,0">
          <text:p/>
        </draw:polygon>
        <draw:polygon draw:style-name="gr125" draw:text-style-name="P8" draw:layer="layout" svg:width="0.558cm" svg:height="0.095cm" svg:x="8.021cm" svg:y="6.976cm" svg:viewBox="0 0 559 96" draw:points="2,0 559,8 558,52 557,96 0,88 1,44">
          <text:p/>
        </draw:polygon>
        <draw:polygon draw:style-name="gr125" draw:text-style-name="P8" draw:layer="layout" svg:width="0.003cm" svg:height="0.043cm" svg:x="8.579cm" svg:y="6.984cm" svg:viewBox="0 0 4 44" draw:points="0,44 1,0 4,0">
          <text:p/>
        </draw:polygon>
        <draw:polygon draw:style-name="gr125" draw:text-style-name="P8" draw:layer="layout" svg:width="0.564cm" svg:height="0.131cm" svg:x="8.575cm" svg:y="6.984cm" svg:viewBox="0 0 565 132" draw:points="8,0 565,45 561,89 557,132 0,88 4,44">
          <text:p/>
        </draw:polygon>
        <draw:polygon draw:style-name="gr125" draw:text-style-name="P8" draw:layer="layout" svg:width="0.005cm" svg:height="0.043cm" svg:x="9.133cm" svg:y="7.073cm" svg:viewBox="0 0 6 44" draw:points="4,0 6,44 0,44">
          <text:p/>
        </draw:polygon>
        <draw:polygon draw:style-name="gr125" draw:text-style-name="P8" draw:layer="layout" svg:width="0.56cm" svg:height="0.111cm" svg:x="9.135cm" svg:y="7.004cm" svg:viewBox="0 0 561 112" draw:points="0,25 557,0 559,44 561,88 4,112 2,69">
          <text:p/>
        </draw:polygon>
        <draw:polygon draw:style-name="gr125" draw:text-style-name="P8" draw:layer="layout" svg:width="0.002cm" svg:height="0.043cm" svg:x="9.692cm" svg:y="7.004cm" svg:viewBox="0 0 3 44" draw:points="2,44 0,0 3,0">
          <text:p/>
        </draw:polygon>
        <draw:polygon draw:style-name="gr125" draw:text-style-name="P8" draw:layer="layout" svg:width="0.558cm" svg:height="0.105cm" svg:x="9.693cm" svg:y="7.004cm" svg:viewBox="0 0 559 106" draw:points="2,0 559,19 558,63 557,106 0,88 1,44">
          <text:p/>
        </draw:polygon>
        <draw:polygon draw:style-name="gr125" draw:text-style-name="P8" draw:layer="layout" svg:width="0.006cm" svg:height="0.043cm" svg:x="10.25cm" svg:y="7.067cm" svg:viewBox="0 0 7 44" draw:points="1,0 7,44 0,44">
          <text:p/>
        </draw:polygon>
        <draw:polygon draw:style-name="gr125" draw:text-style-name="P8" draw:layer="layout" svg:width="0.568cm" svg:height="0.159cm" svg:x="10.245cm" svg:y="6.95cm" svg:viewBox="0 0 569 160" draw:points="0,73 557,0 563,44 569,88 12,160 6,116">
          <text:p/>
        </draw:polygon>
        <draw:polygon draw:style-name="gr125" draw:text-style-name="P8" draw:layer="layout" svg:width="0.009cm" svg:height="0.043cm" svg:x="10.802cm" svg:y="6.95cm" svg:viewBox="0 0 10 44" draw:points="6,44 0,0 8,0 10,0">
          <text:p/>
        </draw:polygon>
        <draw:polygon draw:style-name="gr125" draw:text-style-name="P8" draw:layer="layout" svg:width="0.564cm" svg:height="0.134cm" svg:x="10.804cm" svg:y="6.95cm" svg:viewBox="0 0 565 135" draw:points="8,0 565,48 561,92 557,135 0,88 4,44">
          <text:p/>
        </draw:polygon>
        <draw:polygon draw:style-name="gr125" draw:text-style-name="P8" draw:layer="layout" svg:width="0.004cm" svg:height="0.043cm" svg:x="11.361cm" svg:y="7.042cm" svg:viewBox="0 0 5 44" draw:points="4,0 5,44 0,44">
          <text:p/>
        </draw:polygon>
        <draw:polygon draw:style-name="gr125" draw:text-style-name="P8" draw:layer="layout" svg:width="0.558cm" svg:height="0.105cm" svg:x="11.364cm" svg:y="6.98cm" svg:viewBox="0 0 559 106" draw:points="0,18 557,0 558,44 559,88 2,106 1,62">
          <text:p/>
        </draw:polygon>
        <draw:polygon draw:style-name="gr125" draw:text-style-name="P8" draw:layer="layout" svg:width="0.002cm" svg:height="0.043cm" svg:x="11.923cm" svg:y="7.024cm" svg:viewBox="0 0 3 44" draw:points="0,0 3,44 1,44">
          <text:p/>
        </draw:polygon>
        <draw:polygon draw:style-name="gr125" draw:text-style-name="P8" draw:layer="layout" svg:width="0.562cm" svg:height="0.127cm" svg:x="11.92cm" svg:y="6.939cm" svg:viewBox="0 0 563 128" draw:points="0,41 557,0 560,44 563,88 6,128 3,85">
          <text:p/>
        </draw:polygon>
        <draw:polygon draw:style-name="gr125" draw:text-style-name="P8" draw:layer="layout" svg:width="0.008cm" svg:height="0.043cm" svg:x="12.477cm" svg:y="6.939cm" svg:viewBox="0 0 9 44" draw:points="3,44 0,0 7,0 9,0">
          <text:p/>
        </draw:polygon>
        <draw:polygon draw:style-name="gr125" draw:text-style-name="P8" draw:layer="layout" svg:width="0.568cm" svg:height="0.163cm" svg:x="12.474cm" svg:y="6.939cm" svg:viewBox="0 0 569 164" draw:points="12,0 569,77 563,120 557,164 0,88 6,44">
          <text:p/>
        </draw:polygon>
        <draw:polygon draw:style-name="gr125" draw:text-style-name="P8" draw:layer="layout" svg:width="0.248cm" svg:height="0.248cm" svg:x="7.341cm" svg:y="6.91cm" svg:viewBox="0 0 249 249" draw:points="0,249 249,249 125,0">
          <text:p/>
        </draw:polygon>
        <draw:polyline draw:style-name="gr93" draw:text-style-name="P8" draw:layer="layout" svg:width="0.248cm" svg:height="0.248cm" svg:x="7.341cm" svg:y="6.91cm" svg:viewBox="0 0 249 249" draw:points="0,249 249,249 125,0 0,249">
          <text:p/>
        </draw:polyline>
        <draw:polygon draw:style-name="gr125" draw:text-style-name="P8" draw:layer="layout" svg:width="0.248cm" svg:height="0.248cm" svg:x="7.898cm" svg:y="6.896cm" svg:viewBox="0 0 249 249" draw:points="0,249 249,249 125,0">
          <text:p/>
        </draw:polygon>
        <draw:polyline draw:style-name="gr93" draw:text-style-name="P8" draw:layer="layout" svg:width="0.248cm" svg:height="0.248cm" svg:x="7.898cm" svg:y="6.896cm" svg:viewBox="0 0 249 249" draw:points="0,249 249,249 125,0 0,249">
          <text:p/>
        </draw:polyline>
        <draw:polygon draw:style-name="gr125" draw:text-style-name="P8" draw:layer="layout" svg:width="0.248cm" svg:height="0.248cm" svg:x="8.455cm" svg:y="6.903cm" svg:viewBox="0 0 249 249" draw:points="0,249 249,249 125,0">
          <text:p/>
        </draw:polygon>
        <draw:polyline draw:style-name="gr93" draw:text-style-name="P8" draw:layer="layout" svg:width="0.248cm" svg:height="0.248cm" svg:x="8.455cm" svg:y="6.903cm" svg:viewBox="0 0 249 249" draw:points="0,249 249,249 125,0 0,249">
          <text:p/>
        </draw:polyline>
        <draw:polygon draw:style-name="gr125" draw:text-style-name="P8" draw:layer="layout" svg:width="0.248cm" svg:height="0.248cm" svg:x="9.012cm" svg:y="6.948cm" svg:viewBox="0 0 249 249" draw:points="0,249 249,249 125,0">
          <text:p/>
        </draw:polygon>
        <draw:polyline draw:style-name="gr93" draw:text-style-name="P8" draw:layer="layout" svg:width="0.248cm" svg:height="0.248cm" svg:x="9.012cm" svg:y="6.948cm" svg:viewBox="0 0 249 249" draw:points="0,249 249,249 125,0 0,249">
          <text:p/>
        </draw:polyline>
        <draw:polygon draw:style-name="gr125" draw:text-style-name="P8" draw:layer="layout" svg:width="0.248cm" svg:height="0.248cm" svg:x="9.569cm" svg:y="6.923cm" svg:viewBox="0 0 249 249" draw:points="0,249 249,249 125,0">
          <text:p/>
        </draw:polygon>
        <draw:polyline draw:style-name="gr93" draw:text-style-name="P8" draw:layer="layout" svg:width="0.248cm" svg:height="0.248cm" svg:x="9.569cm" svg:y="6.923cm" svg:viewBox="0 0 249 249" draw:points="0,249 249,249 125,0 0,249">
          <text:p/>
        </draw:polyline>
        <draw:polygon draw:style-name="gr125" draw:text-style-name="P8" draw:layer="layout" svg:width="0.248cm" svg:height="0.248cm" svg:x="10.126cm" svg:y="6.942cm" svg:viewBox="0 0 249 249" draw:points="0,249 249,249 125,0">
          <text:p/>
        </draw:polygon>
        <draw:polyline draw:style-name="gr93" draw:text-style-name="P8" draw:layer="layout" svg:width="0.248cm" svg:height="0.248cm" svg:x="10.126cm" svg:y="6.942cm" svg:viewBox="0 0 249 249" draw:points="0,249 249,249 125,0 0,249">
          <text:p/>
        </draw:polyline>
        <draw:polygon draw:style-name="gr125" draw:text-style-name="P8" draw:layer="layout" svg:width="0.248cm" svg:height="0.248cm" svg:x="10.684cm" svg:y="6.87cm" svg:viewBox="0 0 249 249" draw:points="0,249 249,249 125,0">
          <text:p/>
        </draw:polygon>
        <draw:polyline draw:style-name="gr93" draw:text-style-name="P8" draw:layer="layout" svg:width="0.248cm" svg:height="0.248cm" svg:x="10.684cm" svg:y="6.87cm" svg:viewBox="0 0 249 249" draw:points="0,249 249,249 125,0 0,249">
          <text:p/>
        </draw:polyline>
        <draw:polygon draw:style-name="gr125" draw:text-style-name="P8" draw:layer="layout" svg:width="0.248cm" svg:height="0.248cm" svg:x="11.241cm" svg:y="6.917cm" svg:viewBox="0 0 249 249" draw:points="0,249 249,249 125,0">
          <text:p/>
        </draw:polygon>
        <draw:polyline draw:style-name="gr93" draw:text-style-name="P8" draw:layer="layout" svg:width="0.248cm" svg:height="0.248cm" svg:x="11.241cm" svg:y="6.917cm" svg:viewBox="0 0 249 249" draw:points="0,249 249,249 125,0 0,249">
          <text:p/>
        </draw:polyline>
        <draw:polygon draw:style-name="gr125" draw:text-style-name="P8" draw:layer="layout" svg:width="0.248cm" svg:height="0.248cm" svg:x="11.798cm" svg:y="6.899cm" svg:viewBox="0 0 249 249" draw:points="0,249 249,249 125,0">
          <text:p/>
        </draw:polygon>
        <draw:polyline draw:style-name="gr93" draw:text-style-name="P8" draw:layer="layout" svg:width="0.248cm" svg:height="0.248cm" svg:x="11.798cm" svg:y="6.899cm" svg:viewBox="0 0 249 249" draw:points="0,249 249,249 125,0 0,249">
          <text:p/>
        </draw:polyline>
        <draw:polygon draw:style-name="gr125" draw:text-style-name="P8" draw:layer="layout" svg:width="0.248cm" svg:height="0.248cm" svg:x="12.355cm" svg:y="6.859cm" svg:viewBox="0 0 249 249" draw:points="0,249 249,249 125,0">
          <text:p/>
        </draw:polygon>
        <draw:polyline draw:style-name="gr93" draw:text-style-name="P8" draw:layer="layout" svg:width="0.248cm" svg:height="0.248cm" svg:x="12.355cm" svg:y="6.859cm" svg:viewBox="0 0 249 249" draw:points="0,249 249,249 125,0 0,249">
          <text:p/>
        </draw:polyline>
        <draw:polygon draw:style-name="gr125" draw:text-style-name="P8" draw:layer="layout" svg:width="0.248cm" svg:height="0.248cm" svg:x="12.912cm" svg:y="6.935cm" svg:viewBox="0 0 249 249" draw:points="0,249 249,249 125,0">
          <text:p/>
        </draw:polygon>
        <draw:polyline draw:style-name="gr93" draw:text-style-name="P8" draw:layer="layout" svg:width="0.248cm" svg:height="0.248cm" svg:x="12.912cm" svg:y="6.935cm" svg:viewBox="0 0 249 249" draw:points="0,249 249,249 125,0 0,249">
          <text:p/>
        </draw:polyline>
        <draw:polygon draw:style-name="gr126" draw:text-style-name="P8" draw:layer="layout" svg:width="0.563cm" svg:height="0.136cm" svg:x="7.462cm" svg:y="6.614cm" svg:viewBox="0 0 564 137" draw:points="8,0 564,50 560,94 556,137 0,88 4,44">
          <text:p/>
        </draw:polygon>
        <draw:polygon draw:style-name="gr126" draw:text-style-name="P8" draw:layer="layout" svg:width="0.003cm" svg:height="0.043cm" svg:x="8.018cm" svg:y="6.707cm" svg:viewBox="0 0 4 44" draw:points="4,0 2,44 0,44">
          <text:p/>
        </draw:polygon>
        <draw:polygon draw:style-name="gr126" draw:text-style-name="P8" draw:layer="layout" svg:width="0.56cm" svg:height="0.11cm" svg:x="8.02cm" svg:y="6.664cm" svg:viewBox="0 0 561 111" draw:points="4,0 561,24 559,68 557,111 0,88 2,44">
          <text:p/>
        </draw:polygon>
        <draw:polygon draw:style-name="gr126" draw:text-style-name="P8" draw:layer="layout" svg:width="0.001cm" svg:height="0.043cm" svg:x="8.577cm" svg:y="6.731cm" svg:viewBox="0 0 2 44" draw:points="2,0 1,44 0,44">
          <text:p/>
        </draw:polygon>
        <draw:polygon draw:style-name="gr126" draw:text-style-name="P8" draw:layer="layout" svg:width="0.558cm" svg:height="0.094cm" svg:x="8.578cm" svg:y="6.687cm" svg:viewBox="0 0 559 95" draw:points="2,0 559,7 558,51 557,95 0,88 1,44">
          <text:p/>
        </draw:polygon>
        <draw:polygon draw:style-name="gr126" draw:text-style-name="P8" draw:layer="layout" svg:width="0.001cm" svg:height="0.043cm" svg:x="9.137cm" svg:y="6.694cm" svg:viewBox="0 0 2 44" draw:points="0,44 1,0 2,0">
          <text:p/>
        </draw:polygon>
        <draw:polygon draw:style-name="gr126" draw:text-style-name="P8" draw:layer="layout" svg:width="0.56cm" svg:height="0.107cm" svg:x="9.135cm" svg:y="6.694cm" svg:viewBox="0 0 561 108" draw:points="4,0 561,21 559,65 557,108 0,88 2,44">
          <text:p/>
        </draw:polygon>
        <draw:polygon draw:style-name="gr126" draw:text-style-name="P8" draw:layer="layout" svg:width="0.003cm" svg:height="0.043cm" svg:x="9.692cm" svg:y="6.759cm" svg:viewBox="0 0 4 44" draw:points="2,0 4,44 0,44">
          <text:p/>
        </draw:polygon>
        <draw:polygon draw:style-name="gr126" draw:text-style-name="P8" draw:layer="layout" svg:width="0.56cm" svg:height="0.107cm" svg:x="9.692cm" svg:y="6.694cm" svg:viewBox="0 0 561 108" draw:points="0,21 557,0 559,44 561,88 4,108 2,65">
          <text:p/>
        </draw:polygon>
        <draw:polygon draw:style-name="gr126" draw:text-style-name="P8" draw:layer="layout" svg:width="0.002cm" svg:height="0.043cm" svg:x="10.249cm" svg:y="6.694cm" svg:viewBox="0 0 3 44" draw:points="2,44 0,0 3,0">
          <text:p/>
        </draw:polygon>
        <draw:polygon draw:style-name="gr126" draw:text-style-name="P8" draw:layer="layout" svg:width="0.558cm" svg:height="0.104cm" svg:x="10.25cm" svg:y="6.694cm" svg:viewBox="0 0 559 105" draw:points="2,0 559,17 558,61 557,105 0,88 1,44">
          <text:p/>
        </draw:polygon>
        <draw:polygon draw:style-name="gr126" draw:text-style-name="P8" draw:layer="layout" svg:width="0.002cm" svg:height="0.043cm" svg:x="10.807cm" svg:y="6.755cm" svg:viewBox="0 0 3 44" draw:points="1,0 3,44 0,44">
          <text:p/>
        </draw:polygon>
        <draw:polygon draw:style-name="gr126" draw:text-style-name="P8" draw:layer="layout" svg:width="0.56cm" svg:height="0.107cm" svg:x="10.806cm" svg:y="6.69cm" svg:viewBox="0 0 561 108" draw:points="0,21 557,0 559,44 561,88 4,108 2,65">
          <text:p/>
        </draw:polygon>
        <draw:polygon draw:style-name="gr126" draw:text-style-name="P8" draw:layer="layout" svg:width="0.001cm" svg:height="0.043cm" svg:x="11.363cm" svg:y="6.69cm" svg:viewBox="0 0 2 44" draw:points="2,44 0,0 2,0">
          <text:p/>
        </draw:polygon>
        <draw:polygon draw:style-name="gr126" draw:text-style-name="P8" draw:layer="layout" svg:width="0.556cm" svg:height="0.089cm" svg:x="11.365cm" svg:y="6.69cm" svg:viewBox="0 0 557 90" draw:points="0,0 557,2 557,46 557,90 0,88 0,44">
          <text:p/>
        </draw:polygon>
        <draw:polygon draw:style-name="gr126" draw:text-style-name="P8" draw:layer="layout" svg:width="0.007cm" svg:height="0.043cm" svg:x="11.923cm" svg:y="6.692cm" svg:viewBox="0 0 8 44" draw:points="0,44 0,0 8,1 8,1">
          <text:p/>
        </draw:polygon>
        <draw:polygon draw:style-name="gr126" draw:text-style-name="P8" draw:layer="layout" svg:width="0.572cm" svg:height="0.188cm" svg:x="11.915cm" svg:y="6.693cm" svg:viewBox="0 0 573 189" draw:points="16,0 573,104 565,146 557,189 0,86 8,43">
          <text:p/>
        </draw:polygon>
        <draw:polygon draw:style-name="gr126" draw:text-style-name="P8" draw:layer="layout" svg:width="0.007cm" svg:height="0.043cm" svg:x="12.472cm" svg:y="6.84cm" svg:viewBox="0 0 8 44" draw:points="8,0 7,44 0,43">
          <text:p/>
        </draw:polygon>
        <draw:polygon draw:style-name="gr126" draw:text-style-name="P8" draw:layer="layout" svg:width="0.558cm" svg:height="0.097cm" svg:x="12.479cm" svg:y="6.796cm" svg:viewBox="0 0 559 98" draw:points="2,0 559,10 558,54 557,98 0,88 1,44">
          <text:p/>
        </draw:polygon>
        <draw:polygon draw:style-name="gr126" draw:text-style-name="P8" draw:layer="layout" svg:width="0.248cm" svg:height="0.248cm" svg:x="7.341cm" svg:y="6.533cm" svg:viewBox="0 0 249 249" draw:points="0,0 0,249 249,124">
          <text:p/>
        </draw:polygon>
        <draw:polyline draw:style-name="gr93" draw:text-style-name="P8" draw:layer="layout" svg:width="0.248cm" svg:height="0.248cm" svg:x="7.341cm" svg:y="6.533cm" svg:viewBox="0 0 249 249" draw:points="0,0 0,249 249,124 0,0">
          <text:p/>
        </draw:polyline>
        <draw:polygon draw:style-name="gr126" draw:text-style-name="P8" draw:layer="layout" svg:width="0.248cm" svg:height="0.248cm" svg:x="7.898cm" svg:y="6.583cm" svg:viewBox="0 0 249 249" draw:points="0,0 0,249 249,124">
          <text:p/>
        </draw:polygon>
        <draw:polyline draw:style-name="gr93" draw:text-style-name="P8" draw:layer="layout" svg:width="0.248cm" svg:height="0.248cm" svg:x="7.898cm" svg:y="6.583cm" svg:viewBox="0 0 249 249" draw:points="0,0 0,249 249,124 0,0">
          <text:p/>
        </draw:polyline>
        <draw:polygon draw:style-name="gr126" draw:text-style-name="P8" draw:layer="layout" svg:width="0.248cm" svg:height="0.248cm" svg:x="8.455cm" svg:y="6.607cm" svg:viewBox="0 0 249 249" draw:points="0,0 0,249 249,124">
          <text:p/>
        </draw:polygon>
        <draw:polyline draw:style-name="gr93" draw:text-style-name="P8" draw:layer="layout" svg:width="0.248cm" svg:height="0.248cm" svg:x="8.455cm" svg:y="6.607cm" svg:viewBox="0 0 249 249" draw:points="0,0 0,249 249,124 0,0">
          <text:p/>
        </draw:polyline>
        <draw:polygon draw:style-name="gr126" draw:text-style-name="P8" draw:layer="layout" svg:width="0.248cm" svg:height="0.248cm" svg:x="9.012cm" svg:y="6.614cm" svg:viewBox="0 0 249 249" draw:points="0,0 0,249 249,124">
          <text:p/>
        </draw:polygon>
        <draw:polyline draw:style-name="gr93" draw:text-style-name="P8" draw:layer="layout" svg:width="0.248cm" svg:height="0.248cm" svg:x="9.012cm" svg:y="6.614cm" svg:viewBox="0 0 249 249" draw:points="0,0 0,249 249,124 0,0">
          <text:p/>
        </draw:polyline>
        <draw:polygon draw:style-name="gr126" draw:text-style-name="P8" draw:layer="layout" svg:width="0.248cm" svg:height="0.248cm" svg:x="9.569cm" svg:y="6.635cm" svg:viewBox="0 0 249 249" draw:points="0,0 0,249 249,124">
          <text:p/>
        </draw:polygon>
        <draw:polyline draw:style-name="gr93" draw:text-style-name="P8" draw:layer="layout" svg:width="0.248cm" svg:height="0.248cm" svg:x="9.569cm" svg:y="6.635cm" svg:viewBox="0 0 249 249" draw:points="0,0 0,249 249,124 0,0">
          <text:p/>
        </draw:polyline>
        <draw:polygon draw:style-name="gr126" draw:text-style-name="P8" draw:layer="layout" svg:width="0.248cm" svg:height="0.248cm" svg:x="10.126cm" svg:y="6.614cm" svg:viewBox="0 0 249 249" draw:points="0,0 0,249 249,124">
          <text:p/>
        </draw:polygon>
        <draw:polyline draw:style-name="gr93" draw:text-style-name="P8" draw:layer="layout" svg:width="0.248cm" svg:height="0.248cm" svg:x="10.126cm" svg:y="6.614cm" svg:viewBox="0 0 249 249" draw:points="0,0 0,249 249,124 0,0">
          <text:p/>
        </draw:polyline>
        <draw:polygon draw:style-name="gr126" draw:text-style-name="P8" draw:layer="layout" svg:width="0.248cm" svg:height="0.248cm" svg:x="10.684cm" svg:y="6.631cm" svg:viewBox="0 0 249 249" draw:points="0,0 0,249 249,124">
          <text:p/>
        </draw:polygon>
        <draw:polyline draw:style-name="gr93" draw:text-style-name="P8" draw:layer="layout" svg:width="0.248cm" svg:height="0.248cm" svg:x="10.684cm" svg:y="6.631cm" svg:viewBox="0 0 249 249" draw:points="0,0 0,249 249,124 0,0">
          <text:p/>
        </draw:polyline>
        <draw:polygon draw:style-name="gr126" draw:text-style-name="P8" draw:layer="layout" svg:width="0.248cm" svg:height="0.248cm" svg:x="11.241cm" svg:y="6.61cm" svg:viewBox="0 0 249 249" draw:points="0,0 0,249 249,124">
          <text:p/>
        </draw:polygon>
        <draw:polyline draw:style-name="gr93" draw:text-style-name="P8" draw:layer="layout" svg:width="0.248cm" svg:height="0.248cm" svg:x="11.241cm" svg:y="6.61cm" svg:viewBox="0 0 249 249" draw:points="0,0 0,249 249,124 0,0">
          <text:p/>
        </draw:polyline>
        <draw:polygon draw:style-name="gr126" draw:text-style-name="P8" draw:layer="layout" svg:width="0.248cm" svg:height="0.248cm" svg:x="11.798cm" svg:y="6.612cm" svg:viewBox="0 0 249 249" draw:points="0,0 0,249 249,124">
          <text:p/>
        </draw:polygon>
        <draw:polyline draw:style-name="gr93" draw:text-style-name="P8" draw:layer="layout" svg:width="0.248cm" svg:height="0.248cm" svg:x="11.798cm" svg:y="6.612cm" svg:viewBox="0 0 249 249" draw:points="0,0 0,249 249,124 0,0">
          <text:p/>
        </draw:polyline>
        <draw:polygon draw:style-name="gr126" draw:text-style-name="P8" draw:layer="layout" svg:width="0.248cm" svg:height="0.248cm" svg:x="12.355cm" svg:y="6.715cm" svg:viewBox="0 0 249 249" draw:points="0,0 0,249 249,124">
          <text:p/>
        </draw:polygon>
        <draw:polyline draw:style-name="gr93" draw:text-style-name="P8" draw:layer="layout" svg:width="0.248cm" svg:height="0.248cm" svg:x="12.355cm" svg:y="6.715cm" svg:viewBox="0 0 249 249" draw:points="0,0 0,249 249,124 0,0">
          <text:p/>
        </draw:polyline>
        <draw:polygon draw:style-name="gr126" draw:text-style-name="P8" draw:layer="layout" svg:width="0.248cm" svg:height="0.248cm" svg:x="12.912cm" svg:y="6.725cm" svg:viewBox="0 0 249 249" draw:points="0,0 0,249 249,124">
          <text:p/>
        </draw:polygon>
        <draw:polyline draw:style-name="gr93" draw:text-style-name="P8" draw:layer="layout" svg:width="0.248cm" svg:height="0.248cm" svg:x="12.912cm" svg:y="6.725cm" svg:viewBox="0 0 249 249" draw:points="0,0 0,249 249,124 0,0">
          <text:p/>
        </draw:polyline>
        <draw:polygon draw:style-name="gr127" draw:text-style-name="P8" draw:layer="layout" svg:width="0.561cm" svg:height="0.13cm" svg:x="7.463cm" svg:y="6.587cm" svg:viewBox="0 0 562 131" draw:points="6,0 562,44 559,88 556,131 0,88 3,44">
          <text:p/>
        </draw:polygon>
        <draw:polygon draw:style-name="gr127" draw:text-style-name="P8" draw:layer="layout" svg:width="0.002cm" svg:height="0.043cm" svg:x="8.019cm" svg:y="6.675cm" svg:viewBox="0 0 3 44" draw:points="3,0 2,44 0,44">
          <text:p/>
        </draw:polygon>
        <draw:polygon draw:style-name="gr127" draw:text-style-name="P8" draw:layer="layout" svg:width="0.558cm" svg:height="0.095cm" svg:x="8.021cm" svg:y="6.631cm" svg:viewBox="0 0 559 96" draw:points="2,0 559,8 558,52 557,96 0,88 1,44">
          <text:p/>
        </draw:polygon>
        <draw:polygon draw:style-name="gr127" draw:text-style-name="P8" draw:layer="layout" svg:width="0.002cm" svg:height="0.043cm" svg:x="8.578cm" svg:y="6.683cm" svg:viewBox="0 0 3 44" draw:points="1,0 3,44 0,44">
          <text:p/>
        </draw:polygon>
        <draw:polygon draw:style-name="gr127" draw:text-style-name="P8" draw:layer="layout" svg:width="0.56cm" svg:height="0.11cm" svg:x="8.577cm" svg:y="6.615cm" svg:viewBox="0 0 561 111" draw:points="0,24 557,0 559,44 561,88 4,111 2,68">
          <text:p/>
        </draw:polygon>
        <draw:polygon draw:style-name="gr127" draw:text-style-name="P8" draw:layer="layout" svg:width="0.004cm" svg:height="0.043cm" svg:x="9.135cm" svg:y="6.615cm" svg:viewBox="0 0 5 44" draw:points="2,44 0,0 5,0">
          <text:p/>
        </draw:polygon>
        <draw:polygon draw:style-name="gr127" draw:text-style-name="P8" draw:layer="layout" svg:width="0.562cm" svg:height="0.128cm" svg:x="9.134cm" svg:y="6.615cm" svg:viewBox="0 0 563 129" draw:points="6,0 563,42 560,86 557,129 0,88 3,44">
          <text:p/>
        </draw:polygon>
        <draw:polygon draw:style-name="gr127" draw:text-style-name="P8" draw:layer="layout" svg:width="0.002cm" svg:height="0.043cm" svg:x="9.691cm" svg:y="6.7cm" svg:viewBox="0 0 3 44" draw:points="3,0 3,44 0,44">
          <text:p/>
        </draw:polygon>
        <draw:polygon draw:style-name="gr127" draw:text-style-name="P8" draw:layer="layout" svg:width="0.556cm" svg:height="0.091cm" svg:x="9.694cm" svg:y="6.653cm" svg:viewBox="0 0 557 92" draw:points="0,4 557,0 557,44 557,88 0,92 0,48">
          <text:p/>
        </draw:polygon>
        <draw:polygon draw:style-name="gr127" draw:text-style-name="P8" draw:layer="layout" svg:width="0.002cm" svg:height="0.043cm" svg:x="10.251cm" svg:y="6.653cm" svg:viewBox="0 0 3 44" draw:points="0,44 0,0 3,0">
          <text:p/>
        </draw:polygon>
        <draw:polygon draw:style-name="gr127" draw:text-style-name="P8" draw:layer="layout" svg:width="0.562cm" svg:height="0.123cm" svg:x="10.248cm" svg:y="6.653cm" svg:viewBox="0 0 563 124" draw:points="6,0 563,37 560,81 557,124 0,88 3,44">
          <text:p/>
        </draw:polygon>
        <draw:polygon draw:style-name="gr127" draw:text-style-name="P8" draw:layer="layout" svg:width="0.002cm" svg:height="0.043cm" svg:x="10.805cm" svg:y="6.733cm" svg:viewBox="0 0 3 44" draw:points="3,0 3,44 0,44">
          <text:p/>
        </draw:polygon>
        <draw:polygon draw:style-name="gr127" draw:text-style-name="P8" draw:layer="layout" svg:width="0.556cm" svg:height="0.088cm" svg:x="10.808cm" svg:y="6.688cm" svg:viewBox="0 0 557 89" draw:points="0,1 557,0 557,44 557,88 0,89 0,45">
          <text:p/>
        </draw:polygon>
        <draw:polygon draw:style-name="gr127" draw:text-style-name="P8" draw:layer="layout" svg:width="0cm" svg:height="0.043cm" svg:x="11.365cm" svg:y="6.732cm" svg:viewBox="0 0 0 44" draw:points="0,0 0,44 0,44">
          <text:p/>
        </draw:polygon>
        <draw:polygon draw:style-name="gr127" draw:text-style-name="P8" draw:layer="layout" svg:width="0.556cm" svg:height="0.093cm" svg:x="11.365cm" svg:y="6.683cm" svg:viewBox="0 0 557 94" draw:points="0,6 557,0 557,44 557,88 0,94 0,50">
          <text:p/>
        </draw:polygon>
        <draw:polygon draw:style-name="gr127" draw:text-style-name="P8" draw:layer="layout" svg:width="0.002cm" svg:height="0.043cm" svg:x="11.923cm" svg:y="6.683cm" svg:viewBox="0 0 3 44" draw:points="0,44 0,0 3,0">
          <text:p/>
        </draw:polygon>
        <draw:polygon draw:style-name="gr127" draw:text-style-name="P8" draw:layer="layout" svg:width="0.562cm" svg:height="0.118cm" svg:x="11.92cm" svg:y="6.683cm" svg:viewBox="0 0 563 119" draw:points="6,0 563,32 560,76 557,119 0,88 3,44">
          <text:p/>
        </draw:polygon>
        <draw:polygon draw:style-name="gr127" draw:text-style-name="P8" draw:layer="layout" svg:width="0.002cm" svg:height="0.043cm" svg:x="12.477cm" svg:y="6.758cm" svg:viewBox="0 0 3 44" draw:points="3,0 3,44 0,44">
          <text:p/>
        </draw:polygon>
        <draw:polygon draw:style-name="gr127" draw:text-style-name="P8" draw:layer="layout" svg:width="0.556cm" svg:height="0.087cm" svg:x="12.48cm" svg:y="6.714cm" svg:viewBox="0 0 557 88" draw:points="0,0 557,0 557,44 557,88 0,88 0,44">
          <text:p/>
        </draw:polygon>
        <draw:polygon draw:style-name="gr127" draw:text-style-name="P8" draw:layer="layout" svg:width="0.248cm" svg:height="0.248cm" svg:x="7.341cm" svg:y="6.506cm" svg:viewBox="0 0 249 249" draw:points="0,124 249,249 249,0">
          <text:p/>
        </draw:polygon>
        <draw:polyline draw:style-name="gr93" draw:text-style-name="P8" draw:layer="layout" svg:width="0.248cm" svg:height="0.248cm" svg:x="7.341cm" svg:y="6.506cm" svg:viewBox="0 0 249 249" draw:points="0,124 249,249 249,0 0,124">
          <text:p/>
        </draw:polyline>
        <draw:polygon draw:style-name="gr127" draw:text-style-name="P8" draw:layer="layout" svg:width="0.248cm" svg:height="0.248cm" svg:x="7.898cm" svg:y="6.55cm" svg:viewBox="0 0 249 249" draw:points="0,124 249,249 249,0">
          <text:p/>
        </draw:polygon>
        <draw:polyline draw:style-name="gr93" draw:text-style-name="P8" draw:layer="layout" svg:width="0.248cm" svg:height="0.248cm" svg:x="7.898cm" svg:y="6.55cm" svg:viewBox="0 0 249 249" draw:points="0,124 249,249 249,0 0,124">
          <text:p/>
        </draw:polyline>
        <draw:polygon draw:style-name="gr127" draw:text-style-name="P8" draw:layer="layout" svg:width="0.248cm" svg:height="0.248cm" svg:x="8.455cm" svg:y="6.558cm" svg:viewBox="0 0 249 249" draw:points="0,124 249,249 249,0">
          <text:p/>
        </draw:polygon>
        <draw:polyline draw:style-name="gr93" draw:text-style-name="P8" draw:layer="layout" svg:width="0.248cm" svg:height="0.248cm" svg:x="8.455cm" svg:y="6.558cm" svg:viewBox="0 0 249 249" draw:points="0,124 249,249 249,0 0,124">
          <text:p/>
        </draw:polyline>
        <draw:polygon draw:style-name="gr127" draw:text-style-name="P8" draw:layer="layout" svg:width="0.248cm" svg:height="0.248cm" svg:x="9.012cm" svg:y="6.534cm" svg:viewBox="0 0 249 249" draw:points="0,124 249,249 249,0">
          <text:p/>
        </draw:polygon>
        <draw:polyline draw:style-name="gr93" draw:text-style-name="P8" draw:layer="layout" svg:width="0.248cm" svg:height="0.248cm" svg:x="9.012cm" svg:y="6.534cm" svg:viewBox="0 0 249 249" draw:points="0,124 249,249 249,0 0,124">
          <text:p/>
        </draw:polyline>
        <draw:polygon draw:style-name="gr127" draw:text-style-name="P8" draw:layer="layout" svg:width="0.248cm" svg:height="0.248cm" svg:x="9.569cm" svg:y="6.576cm" svg:viewBox="0 0 249 249" draw:points="0,124 249,249 249,0">
          <text:p/>
        </draw:polygon>
        <draw:polyline draw:style-name="gr93" draw:text-style-name="P8" draw:layer="layout" svg:width="0.248cm" svg:height="0.248cm" svg:x="9.569cm" svg:y="6.576cm" svg:viewBox="0 0 249 249" draw:points="0,124 249,249 249,0 0,124">
          <text:p/>
        </draw:polyline>
        <draw:polygon draw:style-name="gr127" draw:text-style-name="P8" draw:layer="layout" svg:width="0.248cm" svg:height="0.248cm" svg:x="10.126cm" svg:y="6.572cm" svg:viewBox="0 0 249 249" draw:points="0,124 249,249 249,0">
          <text:p/>
        </draw:polygon>
        <draw:polyline draw:style-name="gr93" draw:text-style-name="P8" draw:layer="layout" svg:width="0.248cm" svg:height="0.248cm" svg:x="10.126cm" svg:y="6.572cm" svg:viewBox="0 0 249 249" draw:points="0,124 249,249 249,0 0,124">
          <text:p/>
        </draw:polyline>
        <draw:polygon draw:style-name="gr127" draw:text-style-name="P8" draw:layer="layout" svg:width="0.248cm" svg:height="0.248cm" svg:x="10.684cm" svg:y="6.609cm" svg:viewBox="0 0 249 249" draw:points="0,124 249,249 249,0">
          <text:p/>
        </draw:polygon>
        <draw:polyline draw:style-name="gr93" draw:text-style-name="P8" draw:layer="layout" svg:width="0.248cm" svg:height="0.248cm" svg:x="10.684cm" svg:y="6.609cm" svg:viewBox="0 0 249 249" draw:points="0,124 249,249 249,0 0,124">
          <text:p/>
        </draw:polyline>
        <draw:polygon draw:style-name="gr127" draw:text-style-name="P8" draw:layer="layout" svg:width="0.248cm" svg:height="0.248cm" svg:x="11.241cm" svg:y="6.608cm" svg:viewBox="0 0 249 249" draw:points="0,124 249,249 249,0">
          <text:p/>
        </draw:polygon>
        <draw:polyline draw:style-name="gr93" draw:text-style-name="P8" draw:layer="layout" svg:width="0.248cm" svg:height="0.248cm" svg:x="11.241cm" svg:y="6.608cm" svg:viewBox="0 0 249 249" draw:points="0,124 249,249 249,0 0,124">
          <text:p/>
        </draw:polyline>
        <draw:polygon draw:style-name="gr127" draw:text-style-name="P8" draw:layer="layout" svg:width="0.248cm" svg:height="0.248cm" svg:x="11.798cm" svg:y="6.602cm" svg:viewBox="0 0 249 249" draw:points="0,124 249,249 249,0">
          <text:p/>
        </draw:polygon>
        <draw:polyline draw:style-name="gr93" draw:text-style-name="P8" draw:layer="layout" svg:width="0.248cm" svg:height="0.248cm" svg:x="11.798cm" svg:y="6.602cm" svg:viewBox="0 0 249 249" draw:points="0,124 249,249 249,0 0,124">
          <text:p/>
        </draw:polyline>
        <draw:polygon draw:style-name="gr127" draw:text-style-name="P8" draw:layer="layout" svg:width="0.248cm" svg:height="0.248cm" svg:x="12.355cm" svg:y="6.634cm" svg:viewBox="0 0 249 249" draw:points="0,124 249,249 249,0">
          <text:p/>
        </draw:polygon>
        <draw:polyline draw:style-name="gr93" draw:text-style-name="P8" draw:layer="layout" svg:width="0.248cm" svg:height="0.248cm" svg:x="12.355cm" svg:y="6.634cm" svg:viewBox="0 0 249 249" draw:points="0,124 249,249 249,0 0,124">
          <text:p/>
        </draw:polyline>
        <draw:polygon draw:style-name="gr127" draw:text-style-name="P8" draw:layer="layout" svg:width="0.248cm" svg:height="0.248cm" svg:x="12.912cm" svg:y="6.634cm" svg:viewBox="0 0 249 249" draw:points="0,124 249,249 249,0">
          <text:p/>
        </draw:polygon>
        <draw:polyline draw:style-name="gr93" draw:text-style-name="P8" draw:layer="layout" svg:width="0.248cm" svg:height="0.248cm" svg:x="12.912cm" svg:y="6.634cm" svg:viewBox="0 0 249 249" draw:points="0,124 249,249 249,0 0,124">
          <text:p/>
        </draw:polyline>
        <draw:polygon draw:style-name="gr94" draw:text-style-name="P8" draw:layer="layout" svg:width="0.315cm" svg:height="0.087cm" svg:x="13.428cm" svg:y="5.124cm" svg:viewBox="0 0 316 88" draw:points="0,0 316,0 316,88 0,88">
          <text:p/>
        </draw:polygon>
        <draw:polygon draw:style-name="gr94" draw:text-style-name="P8" draw:layer="layout" svg:width="0.157cm" svg:height="0.157cm" svg:x="13.506cm" svg:y="5.088cm" svg:viewBox="0 0 158 158" draw:points="0,0 0,158 158,158 158,0">
          <text:p/>
        </draw:polygon>
        <draw:polyline draw:style-name="gr93" draw:text-style-name="P8" draw:layer="layout" svg:width="0.157cm" svg:height="0.157cm" svg:x="13.506cm" svg:y="5.088cm" svg:viewBox="0 0 158 158" draw:points="0,0 0,158 158,158 158,0 0,0">
          <text:p/>
        </draw:polyline>
        <draw:polygon draw:style-name="gr95" draw:text-style-name="P8" draw:layer="layout" svg:width="0.315cm" svg:height="0.087cm" svg:x="13.428cm" svg:y="5.549cm" svg:viewBox="0 0 316 88" draw:points="0,0 316,0 316,88 0,88">
          <text:p/>
        </draw:polygon>
        <draw:polygon draw:style-name="gr95" draw:text-style-name="P8" draw:layer="layout" svg:width="0.157cm" svg:height="0.157cm" svg:x="13.506cm" svg:y="5.513cm" svg:viewBox="0 0 158 158" draw:points="0,80 80,158 158,80 80,0">
          <text:p/>
        </draw:polygon>
        <draw:polyline draw:style-name="gr93" draw:text-style-name="P8" draw:layer="layout" svg:width="0.157cm" svg:height="0.157cm" svg:x="13.506cm" svg:y="5.513cm" svg:viewBox="0 0 158 158" draw:points="0,80 80,158 158,80 80,0 0,80">
          <text:p/>
        </draw:polyline>
        <draw:polygon draw:style-name="gr106" draw:text-style-name="P8" draw:layer="layout" svg:width="0.315cm" svg:height="0.087cm" svg:x="13.428cm" svg:y="6.342cm" svg:viewBox="0 0 316 88" draw:points="0,0 316,0 316,88 0,88">
          <text:p/>
        </draw:polygon>
        <draw:polygon draw:style-name="gr106" draw:text-style-name="P8" draw:layer="layout" svg:width="0.157cm" svg:height="0.157cm" svg:x="13.506cm" svg:y="6.306cm" svg:viewBox="0 0 158 158" draw:points="0,0 80,158 158,0">
          <text:p/>
        </draw:polygon>
        <draw:polyline draw:style-name="gr93" draw:text-style-name="P8" draw:layer="layout" svg:width="0.157cm" svg:height="0.157cm" svg:x="13.506cm" svg:y="6.306cm" svg:viewBox="0 0 158 158" draw:points="0,0 80,158 158,0 0,0">
          <text:p/>
        </draw:polyline>
        <draw:polygon draw:style-name="gr125" draw:text-style-name="P8" draw:layer="layout" svg:width="0.315cm" svg:height="0.087cm" svg:x="13.428cm" svg:y="7.135cm" svg:viewBox="0 0 316 88" draw:points="0,0 316,0 316,88 0,88">
          <text:p/>
        </draw:polygon>
        <draw:polygon draw:style-name="gr125" draw:text-style-name="P8" draw:layer="layout" svg:width="0.157cm" svg:height="0.157cm" svg:x="13.506cm" svg:y="7.1cm" svg:viewBox="0 0 158 158" draw:points="0,158 158,158 80,0">
          <text:p/>
        </draw:polygon>
        <draw:polyline draw:style-name="gr93" draw:text-style-name="P8" draw:layer="layout" svg:width="0.157cm" svg:height="0.157cm" svg:x="13.506cm" svg:y="7.1cm" svg:viewBox="0 0 158 158" draw:points="0,158 158,158 80,0 0,158">
          <text:p/>
        </draw:polyline>
        <draw:polygon draw:style-name="gr126" draw:text-style-name="P8" draw:layer="layout" svg:width="0.315cm" svg:height="0.087cm" svg:x="13.428cm" svg:y="7.56cm" svg:viewBox="0 0 316 88" draw:points="0,0 316,0 316,88 0,88">
          <text:p/>
        </draw:polygon>
        <draw:polygon draw:style-name="gr126" draw:text-style-name="P8" draw:layer="layout" svg:width="0.157cm" svg:height="0.157cm" svg:x="13.506cm" svg:y="7.525cm" svg:viewBox="0 0 158 158" draw:points="0,0 0,158 158,80">
          <text:p/>
        </draw:polygon>
        <draw:polyline draw:style-name="gr93" draw:text-style-name="P8" draw:layer="layout" svg:width="0.157cm" svg:height="0.157cm" svg:x="13.506cm" svg:y="7.525cm" svg:viewBox="0 0 158 158" draw:points="0,0 0,158 158,80 0,0">
          <text:p/>
        </draw:polyline>
        <draw:polygon draw:style-name="gr127" draw:text-style-name="P8" draw:layer="layout" svg:width="0.315cm" svg:height="0.087cm" svg:x="13.428cm" svg:y="7.985cm" svg:viewBox="0 0 316 88" draw:points="0,0 316,0 316,88 0,88">
          <text:p/>
        </draw:polygon>
        <draw:polygon draw:style-name="gr127" draw:text-style-name="P8" draw:layer="layout" svg:width="0.157cm" svg:height="0.157cm" svg:x="13.506cm" svg:y="7.95cm" svg:viewBox="0 0 158 158" draw:points="0,80 158,158 158,0">
          <text:p/>
        </draw:polygon>
        <draw:polyline draw:style-name="gr93" draw:text-style-name="P8" draw:layer="layout" svg:width="0.157cm" svg:height="0.157cm" svg:x="13.506cm" svg:y="7.95cm" svg:viewBox="0 0 158 158" draw:points="0,80 158,158 158,0 0,80">
          <text:p/>
        </draw:polyline>
        <draw:frame draw:style-name="gr128" draw:text-style-name="P20" draw:layer="layout" svg:width="2.077cm" svg:height="0.564cm" svg:x="13.803cm" svg:y="5.065cm">
          <draw:text-box>
            <text:p text:style-name="P20">Randomized</text:p>
          </draw:text-box>
        </draw:frame>
        <draw:frame draw:style-name="gr109" draw:text-style-name="P20" draw:layer="layout" svg:width="2.284cm" svg:height="0.564cm" svg:x="13.803cm" svg:y="5.487cm">
          <draw:text-box>
            <text:p text:style-name="P20">Einfache Heur</text:p>
          </draw:text-box>
        </draw:frame>
        <draw:frame draw:style-name="gr91" draw:text-style-name="P20" draw:layer="layout" svg:width="0.595cm" svg:height="0.564cm" svg:x="15.597cm" svg:y="5.487cm">
          <draw:text-box>
            <text:p text:style-name="P20">-</text:p>
          </draw:text-box>
        </draw:frame>
        <draw:frame draw:style-name="gr91" draw:text-style-name="P20" draw:layer="layout" svg:width="0.985cm" svg:height="0.564cm" svg:x="13.803cm" svg:y="5.855cm">
          <draw:text-box>
            <text:p text:style-name="P20">istik</text:p>
          </draw:text-box>
        </draw:frame>
        <draw:frame draw:style-name="gr110" draw:text-style-name="P20" draw:layer="layout" svg:width="1.937cm" svg:height="0.564cm" svg:x="13.803cm" svg:y="6.279cm">
          <draw:text-box>
            <text:p text:style-name="P20">Intelligente </text:p>
          </draw:text-box>
        </draw:frame>
        <draw:frame draw:style-name="gr111" draw:text-style-name="P20" draw:layer="layout" svg:width="1.594cm" svg:height="0.564cm" svg:x="13.803cm" svg:y="6.647cm">
          <draw:text-box>
            <text:p text:style-name="P20">Heuristik</text:p>
          </draw:text-box>
        </draw:frame>
        <draw:frame draw:style-name="gr129" draw:text-style-name="P20" draw:layer="layout" svg:width="1.806cm" svg:height="0.564cm" svg:x="13.803cm" svg:y="7.07cm">
          <draw:text-box>
            <text:p text:style-name="P20">XCS (500)</text:p>
          </draw:text-box>
        </draw:frame>
        <draw:frame draw:style-name="gr96" draw:text-style-name="P20" draw:layer="layout" svg:width="1.992cm" svg:height="0.564cm" svg:x="13.803cm" svg:y="7.493cm">
          <draw:text-box>
            <text:p text:style-name="P20">SXCS (500)</text:p>
          </draw:text-box>
        </draw:frame>
        <draw:frame draw:style-name="gr97" draw:text-style-name="P20" draw:layer="layout" svg:width="2.149cm" svg:height="0.564cm" svg:x="13.803cm" svg:y="7.916cm">
          <draw:text-box>
            <text:p text:style-name="P20">SXCS (2000)</text:p>
          </draw:text-box>
        </draw:frame>
        <draw:frame draw:style-name="gr130" draw:text-style-name="P21" draw:layer="layout" svg:width="4.287cm" svg:height="0.603cm" svg:x="7.989cm" svg:y="9.518cm">
          <draw:text-box>
            <text:p text:style-name="P21">Geschwindigkeit Zielobjekt</text:p>
          </draw:text-box>
        </draw:frame>
        <draw:frame draw:style-name="gr99" draw:text-style-name="P21" draw:layer="layout" svg:width="1.603cm" svg:height="0.603cm" draw:transform="rotate (1.5707963267946) translate (6.461cm 6.593cm)">
          <draw:text-box>
            <text:p text:style-name="P21">Qualität</text:p>
          </draw:text-box>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41H02M34S</meta:editing-duration>
    <meta:editing-cycles>20</meta:editing-cycles>
    <dc:date>2009-03-02T01:54:58.80</dc:date>
    <dc:creator>Clemens Lode</dc:creator>
    <meta:generator>OpenOffice.org/3.0$Win32 OpenOffice.org_project/300m9$Build-9358</meta:generator>
    <meta:document-statistic meta:object-count="425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